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2.3083in" style:rel-column-width="21845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C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2.3083in" style:rel-column-width="21845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C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2.3083in" style:rel-column-width="21845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C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2.3083in" style:rel-column-width="21845*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C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none" fo:border-top="none" fo:border-bottom="0.05pt solid #000000"/>
    </style:style>
    <style:style style:name="Table6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2.3083in" style:rel-column-width="21845*"/>
    </style:style>
    <style:style style:name="Table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8.C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none" fo:border-top="none" fo:border-bottom="0.05pt solid #000000"/>
    </style:style>
    <style:style style:name="Table6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2.3083in" style:rel-column-width="21845*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C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none" fo:border-top="none" fo:border-bottom="0.05pt solid #000000"/>
    </style:style>
    <style:style style:name="Table6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2.3083in" style:rel-column-width="21845*"/>
    </style:style>
    <style:style style:name="Table7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4.C1" style:family="table-cell">
      <style:table-cell-properties fo:padding="0.0382in" fo:border="0.05pt solid #000000"/>
    </style:style>
    <style:style style:name="Table74.A2" style:family="table-cell">
      <style:table-cell-properties fo:padding="0.0382in" fo:border-left="0.05pt solid #000000" fo:border-right="none" fo:border-top="none" fo:border-bottom="0.05pt solid #000000"/>
    </style:style>
    <style:style style:name="Table7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2.3083in" style:rel-column-width="21845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C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none" fo:border-top="none" fo:border-bottom="0.05pt solid #000000"/>
    </style:style>
    <style:style style:name="Table7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6" style:family="table">
      <style:table-properties style:width="6.925in" table:align="margins"/>
    </style:style>
    <style:style style:name="Table76.A" style:family="table-column">
      <style:table-column-properties style:column-width="2.3083in" style:rel-column-width="21845*"/>
    </style:style>
    <style:style style:name="Table7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6.C1" style:family="table-cell">
      <style:table-cell-properties fo:padding="0.0382in" fo:border="0.05pt solid #000000"/>
    </style:style>
    <style:style style:name="Table76.A2" style:family="table-cell">
      <style:table-cell-properties fo:padding="0.0382in" fo:border-left="0.05pt solid #000000" fo:border-right="none" fo:border-top="none" fo:border-bottom="0.05pt solid #000000"/>
    </style:style>
    <style:style style:name="Table7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7" style:family="table">
      <style:table-properties style:width="6.925in" table:align="margins"/>
    </style:style>
    <style:style style:name="Table77.A" style:family="table-column">
      <style:table-column-properties style:column-width="2.3083in" style:rel-column-width="21845*"/>
    </style:style>
    <style:style style:name="Table7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7.C1" style:family="table-cell">
      <style:table-cell-properties fo:padding="0.0382in" fo:border="0.05pt solid #000000"/>
    </style:style>
    <style:style style:name="Table77.A2" style:family="table-cell">
      <style:table-cell-properties fo:padding="0.0382in" fo:border-left="0.05pt solid #000000" fo:border-right="none" fo:border-top="none" fo:border-bottom="0.05pt solid #000000"/>
    </style:style>
    <style:style style:name="Table7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8" style:family="table">
      <style:table-properties style:width="6.925in" table:align="margins"/>
    </style:style>
    <style:style style:name="Table78.A" style:family="table-column">
      <style:table-column-properties style:column-width="2.3083in" style:rel-column-width="21845*"/>
    </style:style>
    <style:style style:name="Table7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8.C1" style:family="table-cell">
      <style:table-cell-properties fo:padding="0.0382in" fo:border="0.05pt solid #000000"/>
    </style:style>
    <style:style style:name="Table78.A2" style:family="table-cell">
      <style:table-cell-properties fo:padding="0.0382in" fo:border-left="0.05pt solid #000000" fo:border-right="none" fo:border-top="none" fo:border-bottom="0.05pt solid #000000"/>
    </style:style>
    <style:style style:name="Table7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2.3083in" style:rel-column-width="21845*"/>
    </style:style>
    <style:style style:name="Table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0.C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none" fo:border-top="none" fo:border-bottom="0.05pt solid #000000"/>
    </style:style>
    <style:style style:name="Table7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2.3083in" style:rel-column-width="21845*"/>
    </style:style>
    <style:style style:name="Table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1.C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none" fo:border-top="none" fo:border-bottom="0.05pt solid #000000"/>
    </style:style>
    <style:style style:name="Table7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2.3083in" style:rel-column-width="21845*"/>
    </style:style>
    <style:style style:name="Table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C1" style:family="table-cell">
      <style:table-cell-properties fo:padding="0.0382in" fo:border="0.05pt solid #000000"/>
    </style:style>
    <style:style style:name="Table72.A2" style:family="table-cell">
      <style:table-cell-properties fo:padding="0.0382in" fo:border-left="0.05pt solid #000000" fo:border-right="none" fo:border-top="none" fo:border-bottom="0.05pt solid #000000"/>
    </style:style>
    <style:style style:name="Table7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2.3083in" style:rel-column-width="21845*"/>
    </style:style>
    <style:style style:name="Table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3.C1" style:family="table-cell">
      <style:table-cell-properties fo:padding="0.0382in" fo:border="0.05pt solid #000000"/>
    </style:style>
    <style:style style:name="Table73.A2" style:family="table-cell">
      <style:table-cell-properties fo:padding="0.0382in" fo:border-left="0.05pt solid #000000" fo:border-right="none" fo:border-top="none" fo:border-bottom="0.05pt solid #000000"/>
    </style:style>
    <style:style style:name="Table7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9" style:family="table">
      <style:table-properties style:width="6.925in" table:align="margins"/>
    </style:style>
    <style:style style:name="Table79.A" style:family="table-column">
      <style:table-column-properties style:column-width="2.3083in" style:rel-column-width="21845*"/>
    </style:style>
    <style:style style:name="Table7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9.C1" style:family="table-cell">
      <style:table-cell-properties fo:padding="0.0382in" fo:border="0.05pt solid #000000"/>
    </style:style>
    <style:style style:name="Table79.A2" style:family="table-cell">
      <style:table-cell-properties fo:padding="0.0382in" fo:border-left="0.05pt solid #000000" fo:border-right="none" fo:border-top="none" fo:border-bottom="0.05pt solid #000000"/>
    </style:style>
    <style:style style:name="Table7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0" style:family="table">
      <style:table-properties style:width="6.925in" table:align="margins"/>
    </style:style>
    <style:style style:name="Table80.A" style:family="table-column">
      <style:table-column-properties style:column-width="2.3083in" style:rel-column-width="21845*"/>
    </style:style>
    <style:style style:name="Table8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0.C1" style:family="table-cell">
      <style:table-cell-properties fo:padding="0.0382in" fo:border="0.05pt solid #000000"/>
    </style:style>
    <style:style style:name="Table80.A2" style:family="table-cell">
      <style:table-cell-properties fo:padding="0.0382in" fo:border-left="0.05pt solid #000000" fo:border-right="none" fo:border-top="none" fo:border-bottom="0.05pt solid #000000"/>
    </style:style>
    <style:style style:name="Table8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1" style:family="table">
      <style:table-properties style:width="6.925in" table:align="margins"/>
    </style:style>
    <style:style style:name="Table81.A" style:family="table-column">
      <style:table-column-properties style:column-width="2.3083in" style:rel-column-width="21845*"/>
    </style:style>
    <style:style style:name="Table8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1.C1" style:family="table-cell">
      <style:table-cell-properties fo:padding="0.0382in" fo:border="0.05pt solid #000000"/>
    </style:style>
    <style:style style:name="Table81.A2" style:family="table-cell">
      <style:table-cell-properties fo:padding="0.0382in" fo:border-left="0.05pt solid #000000" fo:border-right="none" fo:border-top="none" fo:border-bottom="0.05pt solid #000000"/>
    </style:style>
    <style:style style:name="Table8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2" style:family="table">
      <style:table-properties style:width="6.925in" table:align="margins"/>
    </style:style>
    <style:style style:name="Table82.A" style:family="table-column">
      <style:table-column-properties style:column-width="2.3083in" style:rel-column-width="21845*"/>
    </style:style>
    <style:style style:name="Table8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2.C1" style:family="table-cell">
      <style:table-cell-properties fo:padding="0.0382in" fo:border="0.05pt solid #000000"/>
    </style:style>
    <style:style style:name="Table82.A2" style:family="table-cell">
      <style:table-cell-properties fo:padding="0.0382in" fo:border-left="0.05pt solid #000000" fo:border-right="none" fo:border-top="none" fo:border-bottom="0.05pt solid #000000"/>
    </style:style>
    <style:style style:name="Table8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3" style:family="table">
      <style:table-properties style:width="6.925in" table:align="margins"/>
    </style:style>
    <style:style style:name="Table83.A" style:family="table-column">
      <style:table-column-properties style:column-width="2.3083in" style:rel-column-width="21845*"/>
    </style:style>
    <style:style style:name="Table8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3.C1" style:family="table-cell">
      <style:table-cell-properties fo:padding="0.0382in" fo:border="0.05pt solid #000000"/>
    </style:style>
    <style:style style:name="Table83.A2" style:family="table-cell">
      <style:table-cell-properties fo:padding="0.0382in" fo:border-left="0.05pt solid #000000" fo:border-right="none" fo:border-top="none" fo:border-bottom="0.05pt solid #000000"/>
    </style:style>
    <style:style style:name="Table8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4" style:family="table">
      <style:table-properties style:width="6.925in" table:align="margins"/>
    </style:style>
    <style:style style:name="Table84.A" style:family="table-column">
      <style:table-column-properties style:column-width="2.3083in" style:rel-column-width="21845*"/>
    </style:style>
    <style:style style:name="Table8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4.C1" style:family="table-cell">
      <style:table-cell-properties fo:padding="0.0382in" fo:border="0.05pt solid #000000"/>
    </style:style>
    <style:style style:name="Table84.A2" style:family="table-cell">
      <style:table-cell-properties fo:padding="0.0382in" fo:border-left="0.05pt solid #000000" fo:border-right="none" fo:border-top="none" fo:border-bottom="0.05pt solid #000000"/>
    </style:style>
    <style:style style:name="Table8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5" style:family="table">
      <style:table-properties style:width="6.925in" table:align="margins"/>
    </style:style>
    <style:style style:name="Table85.A" style:family="table-column">
      <style:table-column-properties style:column-width="2.3083in" style:rel-column-width="21845*"/>
    </style:style>
    <style:style style:name="Table8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5.C1" style:family="table-cell">
      <style:table-cell-properties fo:padding="0.0382in" fo:border="0.05pt solid #000000"/>
    </style:style>
    <style:style style:name="Table85.A2" style:family="table-cell">
      <style:table-cell-properties fo:padding="0.0382in" fo:border-left="0.05pt solid #000000" fo:border-right="none" fo:border-top="none" fo:border-bottom="0.05pt solid #000000"/>
    </style:style>
    <style:style style:name="Table8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6" style:family="table">
      <style:table-properties style:width="6.925in" table:align="margins"/>
    </style:style>
    <style:style style:name="Table86.A" style:family="table-column">
      <style:table-column-properties style:column-width="2.3083in" style:rel-column-width="21845*"/>
    </style:style>
    <style:style style:name="Table8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6.C1" style:family="table-cell">
      <style:table-cell-properties fo:padding="0.0382in" fo:border="0.05pt solid #000000"/>
    </style:style>
    <style:style style:name="Table86.A2" style:family="table-cell">
      <style:table-cell-properties fo:padding="0.0382in" fo:border-left="0.05pt solid #000000" fo:border-right="none" fo:border-top="none" fo:border-bottom="0.05pt solid #000000"/>
    </style:style>
    <style:style style:name="Table8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7" style:family="table">
      <style:table-properties style:width="6.925in" table:align="margins"/>
    </style:style>
    <style:style style:name="Table87.A" style:family="table-column">
      <style:table-column-properties style:column-width="2.3083in" style:rel-column-width="21845*"/>
    </style:style>
    <style:style style:name="Table8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7.C1" style:family="table-cell">
      <style:table-cell-properties fo:padding="0.0382in" fo:border="0.05pt solid #000000"/>
    </style:style>
    <style:style style:name="Table87.A2" style:family="table-cell">
      <style:table-cell-properties fo:padding="0.0382in" fo:border-left="0.05pt solid #000000" fo:border-right="none" fo:border-top="none" fo:border-bottom="0.05pt solid #000000"/>
    </style:style>
    <style:style style:name="Table8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8" style:family="table">
      <style:table-properties style:width="6.925in" table:align="margins"/>
    </style:style>
    <style:style style:name="Table88.A" style:family="table-column">
      <style:table-column-properties style:column-width="2.3083in" style:rel-column-width="21845*"/>
    </style:style>
    <style:style style:name="Table8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8.C1" style:family="table-cell">
      <style:table-cell-properties fo:padding="0.0382in" fo:border="0.05pt solid #000000"/>
    </style:style>
    <style:style style:name="Table88.A2" style:family="table-cell">
      <style:table-cell-properties fo:padding="0.0382in" fo:border-left="0.05pt solid #000000" fo:border-right="none" fo:border-top="none" fo:border-bottom="0.05pt solid #000000"/>
    </style:style>
    <style:style style:name="Table8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9" style:family="table">
      <style:table-properties style:width="6.925in" table:align="margins"/>
    </style:style>
    <style:style style:name="Table89.A" style:family="table-column">
      <style:table-column-properties style:column-width="2.3083in" style:rel-column-width="21845*"/>
    </style:style>
    <style:style style:name="Table8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9.C1" style:family="table-cell">
      <style:table-cell-properties fo:padding="0.0382in" fo:border="0.05pt solid #000000"/>
    </style:style>
    <style:style style:name="Table89.A2" style:family="table-cell">
      <style:table-cell-properties fo:padding="0.0382in" fo:border-left="0.05pt solid #000000" fo:border-right="none" fo:border-top="none" fo:border-bottom="0.05pt solid #000000"/>
    </style:style>
    <style:style style:name="Table8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0" style:family="table">
      <style:table-properties style:width="6.925in" table:align="margins"/>
    </style:style>
    <style:style style:name="Table90.A" style:family="table-column">
      <style:table-column-properties style:column-width="2.3083in" style:rel-column-width="21845*"/>
    </style:style>
    <style:style style:name="Table9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0.C1" style:family="table-cell">
      <style:table-cell-properties fo:padding="0.0382in" fo:border="0.05pt solid #000000"/>
    </style:style>
    <style:style style:name="Table90.A2" style:family="table-cell">
      <style:table-cell-properties fo:padding="0.0382in" fo:border-left="0.05pt solid #000000" fo:border-right="none" fo:border-top="none" fo:border-bottom="0.05pt solid #000000"/>
    </style:style>
    <style:style style:name="Table9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1" style:family="table">
      <style:table-properties style:width="6.925in" table:align="margins"/>
    </style:style>
    <style:style style:name="Table91.A" style:family="table-column">
      <style:table-column-properties style:column-width="2.3083in" style:rel-column-width="21845*"/>
    </style:style>
    <style:style style:name="Table9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1.C1" style:family="table-cell">
      <style:table-cell-properties fo:padding="0.0382in" fo:border="0.05pt solid #000000"/>
    </style:style>
    <style:style style:name="Table91.A2" style:family="table-cell">
      <style:table-cell-properties fo:padding="0.0382in" fo:border-left="0.05pt solid #000000" fo:border-right="none" fo:border-top="none" fo:border-bottom="0.05pt solid #000000"/>
    </style:style>
    <style:style style:name="Table9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2" style:family="table">
      <style:table-properties style:width="6.925in" table:align="margins"/>
    </style:style>
    <style:style style:name="Table92.A" style:family="table-column">
      <style:table-column-properties style:column-width="2.3083in" style:rel-column-width="21845*"/>
    </style:style>
    <style:style style:name="Table9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2.C1" style:family="table-cell">
      <style:table-cell-properties fo:padding="0.0382in" fo:border="0.05pt solid #000000"/>
    </style:style>
    <style:style style:name="Table92.A2" style:family="table-cell">
      <style:table-cell-properties fo:padding="0.0382in" fo:border-left="0.05pt solid #000000" fo:border-right="none" fo:border-top="none" fo:border-bottom="0.05pt solid #000000"/>
    </style:style>
    <style:style style:name="Table9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3" style:family="table">
      <style:table-properties style:width="6.925in" table:align="margins"/>
    </style:style>
    <style:style style:name="Table93.A" style:family="table-column">
      <style:table-column-properties style:column-width="2.3083in" style:rel-column-width="21845*"/>
    </style:style>
    <style:style style:name="Table9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3.C1" style:family="table-cell">
      <style:table-cell-properties fo:padding="0.0382in" fo:border="0.05pt solid #000000"/>
    </style:style>
    <style:style style:name="Table93.A2" style:family="table-cell">
      <style:table-cell-properties fo:padding="0.0382in" fo:border-left="0.05pt solid #000000" fo:border-right="none" fo:border-top="none" fo:border-bottom="0.05pt solid #000000"/>
    </style:style>
    <style:style style:name="Table9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4" style:family="table">
      <style:table-properties style:width="6.925in" table:align="margins"/>
    </style:style>
    <style:style style:name="Table94.A" style:family="table-column">
      <style:table-column-properties style:column-width="2.3083in" style:rel-column-width="21845*"/>
    </style:style>
    <style:style style:name="Table9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4.C1" style:family="table-cell">
      <style:table-cell-properties fo:padding="0.0382in" fo:border="0.05pt solid #000000"/>
    </style:style>
    <style:style style:name="Table94.A2" style:family="table-cell">
      <style:table-cell-properties fo:padding="0.0382in" fo:border-left="0.05pt solid #000000" fo:border-right="none" fo:border-top="none" fo:border-bottom="0.05pt solid #000000"/>
    </style:style>
    <style:style style:name="Table9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5" style:family="table">
      <style:table-properties style:width="6.925in" table:align="margins"/>
    </style:style>
    <style:style style:name="Table95.A" style:family="table-column">
      <style:table-column-properties style:column-width="2.3083in" style:rel-column-width="21845*"/>
    </style:style>
    <style:style style:name="Table9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5.C1" style:family="table-cell">
      <style:table-cell-properties fo:padding="0.0382in" fo:border="0.05pt solid #000000"/>
    </style:style>
    <style:style style:name="Table95.A2" style:family="table-cell">
      <style:table-cell-properties fo:padding="0.0382in" fo:border-left="0.05pt solid #000000" fo:border-right="none" fo:border-top="none" fo:border-bottom="0.05pt solid #000000"/>
    </style:style>
    <style:style style:name="Table9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6" style:family="table">
      <style:table-properties style:width="6.925in" table:align="margins"/>
    </style:style>
    <style:style style:name="Table96.A" style:family="table-column">
      <style:table-column-properties style:column-width="2.3083in" style:rel-column-width="21845*"/>
    </style:style>
    <style:style style:name="Table9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6.C1" style:family="table-cell">
      <style:table-cell-properties fo:padding="0.0382in" fo:border="0.05pt solid #000000"/>
    </style:style>
    <style:style style:name="Table96.A2" style:family="table-cell">
      <style:table-cell-properties fo:padding="0.0382in" fo:border-left="0.05pt solid #000000" fo:border-right="none" fo:border-top="none" fo:border-bottom="0.05pt solid #000000"/>
    </style:style>
    <style:style style:name="Table9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7" style:family="table">
      <style:table-properties style:width="6.925in" table:align="margins"/>
    </style:style>
    <style:style style:name="Table97.A" style:family="table-column">
      <style:table-column-properties style:column-width="2.3083in" style:rel-column-width="21845*"/>
    </style:style>
    <style:style style:name="Table9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7.C1" style:family="table-cell">
      <style:table-cell-properties fo:padding="0.0382in" fo:border="0.05pt solid #000000"/>
    </style:style>
    <style:style style:name="Table97.A2" style:family="table-cell">
      <style:table-cell-properties fo:padding="0.0382in" fo:border-left="0.05pt solid #000000" fo:border-right="none" fo:border-top="none" fo:border-bottom="0.05pt solid #000000"/>
    </style:style>
    <style:style style:name="Table9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8" style:family="table">
      <style:table-properties style:width="6.925in" table:align="margins"/>
    </style:style>
    <style:style style:name="Table98.A" style:family="table-column">
      <style:table-column-properties style:column-width="2.3083in" style:rel-column-width="21845*"/>
    </style:style>
    <style:style style:name="Table9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8.C1" style:family="table-cell">
      <style:table-cell-properties fo:padding="0.0382in" fo:border="0.05pt solid #000000"/>
    </style:style>
    <style:style style:name="Table98.A2" style:family="table-cell">
      <style:table-cell-properties fo:padding="0.0382in" fo:border-left="0.05pt solid #000000" fo:border-right="none" fo:border-top="none" fo:border-bottom="0.05pt solid #000000"/>
    </style:style>
    <style:style style:name="Table9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9" style:family="table">
      <style:table-properties style:width="6.925in" table:align="margins"/>
    </style:style>
    <style:style style:name="Table99.A" style:family="table-column">
      <style:table-column-properties style:column-width="2.3083in" style:rel-column-width="21845*"/>
    </style:style>
    <style:style style:name="Table9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9.C1" style:family="table-cell">
      <style:table-cell-properties fo:padding="0.0382in" fo:border="0.05pt solid #000000"/>
    </style:style>
    <style:style style:name="Table99.A2" style:family="table-cell">
      <style:table-cell-properties fo:padding="0.0382in" fo:border-left="0.05pt solid #000000" fo:border-right="none" fo:border-top="none" fo:border-bottom="0.05pt solid #000000"/>
    </style:style>
    <style:style style:name="Table9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0" style:family="table">
      <style:table-properties style:width="6.925in" table:align="margins"/>
    </style:style>
    <style:style style:name="Table100.A" style:family="table-column">
      <style:table-column-properties style:column-width="2.3083in" style:rel-column-width="21845*"/>
    </style:style>
    <style:style style:name="Table10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0.C1" style:family="table-cell">
      <style:table-cell-properties fo:padding="0.0382in" fo:border="0.05pt solid #000000"/>
    </style:style>
    <style:style style:name="Table100.A2" style:family="table-cell">
      <style:table-cell-properties fo:padding="0.0382in" fo:border-left="0.05pt solid #000000" fo:border-right="none" fo:border-top="none" fo:border-bottom="0.05pt solid #000000"/>
    </style:style>
    <style:style style:name="Table10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1" style:family="table">
      <style:table-properties style:width="6.925in" table:align="margins"/>
    </style:style>
    <style:style style:name="Table101.A" style:family="table-column">
      <style:table-column-properties style:column-width="2.3083in" style:rel-column-width="21845*"/>
    </style:style>
    <style:style style:name="Table10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1.C1" style:family="table-cell">
      <style:table-cell-properties fo:padding="0.0382in" fo:border="0.05pt solid #000000"/>
    </style:style>
    <style:style style:name="Table101.A2" style:family="table-cell">
      <style:table-cell-properties fo:padding="0.0382in" fo:border-left="0.05pt solid #000000" fo:border-right="none" fo:border-top="none" fo:border-bottom="0.05pt solid #000000"/>
    </style:style>
    <style:style style:name="Table10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2" style:family="table">
      <style:table-properties style:width="6.925in" table:align="margins"/>
    </style:style>
    <style:style style:name="Table102.A" style:family="table-column">
      <style:table-column-properties style:column-width="2.3083in" style:rel-column-width="21845*"/>
    </style:style>
    <style:style style:name="Table10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2.C1" style:family="table-cell">
      <style:table-cell-properties fo:padding="0.0382in" fo:border="0.05pt solid #000000"/>
    </style:style>
    <style:style style:name="Table102.A2" style:family="table-cell">
      <style:table-cell-properties fo:padding="0.0382in" fo:border-left="0.05pt solid #000000" fo:border-right="none" fo:border-top="none" fo:border-bottom="0.05pt solid #000000"/>
    </style:style>
    <style:style style:name="Table10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3" style:family="table">
      <style:table-properties style:width="6.925in" table:align="margins"/>
    </style:style>
    <style:style style:name="Table103.A" style:family="table-column">
      <style:table-column-properties style:column-width="2.3083in" style:rel-column-width="21845*"/>
    </style:style>
    <style:style style:name="Table10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3.C1" style:family="table-cell">
      <style:table-cell-properties fo:padding="0.0382in" fo:border="0.05pt solid #000000"/>
    </style:style>
    <style:style style:name="Table103.A2" style:family="table-cell">
      <style:table-cell-properties fo:padding="0.0382in" fo:border-left="0.05pt solid #000000" fo:border-right="none" fo:border-top="none" fo:border-bottom="0.05pt solid #000000"/>
    </style:style>
    <style:style style:name="Table10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4" style:family="table">
      <style:table-properties style:width="6.925in" table:align="margins"/>
    </style:style>
    <style:style style:name="Table104.A" style:family="table-column">
      <style:table-column-properties style:column-width="2.3083in" style:rel-column-width="21845*"/>
    </style:style>
    <style:style style:name="Table10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4.C1" style:family="table-cell">
      <style:table-cell-properties fo:padding="0.0382in" fo:border="0.05pt solid #000000"/>
    </style:style>
    <style:style style:name="Table104.A2" style:family="table-cell">
      <style:table-cell-properties fo:padding="0.0382in" fo:border-left="0.05pt solid #000000" fo:border-right="none" fo:border-top="none" fo:border-bottom="0.05pt solid #000000"/>
    </style:style>
    <style:style style:name="Table10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5" style:family="table">
      <style:table-properties style:width="6.925in" table:align="margins"/>
    </style:style>
    <style:style style:name="Table105.A" style:family="table-column">
      <style:table-column-properties style:column-width="2.3083in" style:rel-column-width="21845*"/>
    </style:style>
    <style:style style:name="Table10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5.C1" style:family="table-cell">
      <style:table-cell-properties fo:padding="0.0382in" fo:border="0.05pt solid #000000"/>
    </style:style>
    <style:style style:name="Table105.A2" style:family="table-cell">
      <style:table-cell-properties fo:padding="0.0382in" fo:border-left="0.05pt solid #000000" fo:border-right="none" fo:border-top="none" fo:border-bottom="0.05pt solid #000000"/>
    </style:style>
    <style:style style:name="Table10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6" style:family="table">
      <style:table-properties style:width="6.925in" table:align="margins"/>
    </style:style>
    <style:style style:name="Table106.A" style:family="table-column">
      <style:table-column-properties style:column-width="2.3083in" style:rel-column-width="21845*"/>
    </style:style>
    <style:style style:name="Table10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6.C1" style:family="table-cell">
      <style:table-cell-properties fo:padding="0.0382in" fo:border="0.05pt solid #000000"/>
    </style:style>
    <style:style style:name="Table106.A2" style:family="table-cell">
      <style:table-cell-properties fo:padding="0.0382in" fo:border-left="0.05pt solid #000000" fo:border-right="none" fo:border-top="none" fo:border-bottom="0.05pt solid #000000"/>
    </style:style>
    <style:style style:name="Table10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7" style:family="table">
      <style:table-properties style:width="6.925in" table:align="margins"/>
    </style:style>
    <style:style style:name="Table107.A" style:family="table-column">
      <style:table-column-properties style:column-width="2.3083in" style:rel-column-width="21845*"/>
    </style:style>
    <style:style style:name="Table10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7.C1" style:family="table-cell">
      <style:table-cell-properties fo:padding="0.0382in" fo:border="0.05pt solid #000000"/>
    </style:style>
    <style:style style:name="Table107.A2" style:family="table-cell">
      <style:table-cell-properties fo:padding="0.0382in" fo:border-left="0.05pt solid #000000" fo:border-right="none" fo:border-top="none" fo:border-bottom="0.05pt solid #000000"/>
    </style:style>
    <style:style style:name="Table10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8" style:family="table">
      <style:table-properties style:width="6.925in" table:align="margins"/>
    </style:style>
    <style:style style:name="Table108.A" style:family="table-column">
      <style:table-column-properties style:column-width="2.3083in" style:rel-column-width="21845*"/>
    </style:style>
    <style:style style:name="Table10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8.C1" style:family="table-cell">
      <style:table-cell-properties fo:padding="0.0382in" fo:border="0.05pt solid #000000"/>
    </style:style>
    <style:style style:name="Table108.A2" style:family="table-cell">
      <style:table-cell-properties fo:padding="0.0382in" fo:border-left="0.05pt solid #000000" fo:border-right="none" fo:border-top="none" fo:border-bottom="0.05pt solid #000000"/>
    </style:style>
    <style:style style:name="Table10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9" style:family="table">
      <style:table-properties style:width="6.925in" table:align="margins"/>
    </style:style>
    <style:style style:name="Table109.A" style:family="table-column">
      <style:table-column-properties style:column-width="2.3083in" style:rel-column-width="21845*"/>
    </style:style>
    <style:style style:name="Table10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9.C1" style:family="table-cell">
      <style:table-cell-properties fo:padding="0.0382in" fo:border="0.05pt solid #000000"/>
    </style:style>
    <style:style style:name="Table109.A2" style:family="table-cell">
      <style:table-cell-properties fo:padding="0.0382in" fo:border-left="0.05pt solid #000000" fo:border-right="none" fo:border-top="none" fo:border-bottom="0.05pt solid #000000"/>
    </style:style>
    <style:style style:name="Table10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0" style:family="table">
      <style:table-properties style:width="6.925in" table:align="margins"/>
    </style:style>
    <style:style style:name="Table110.A" style:family="table-column">
      <style:table-column-properties style:column-width="2.3083in" style:rel-column-width="21845*"/>
    </style:style>
    <style:style style:name="Table1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0.C1" style:family="table-cell">
      <style:table-cell-properties fo:padding="0.0382in" fo:border="0.05pt solid #000000"/>
    </style:style>
    <style:style style:name="Table110.A2" style:family="table-cell">
      <style:table-cell-properties fo:padding="0.0382in" fo:border-left="0.05pt solid #000000" fo:border-right="none" fo:border-top="none" fo:border-bottom="0.05pt solid #000000"/>
    </style:style>
    <style:style style:name="Table1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1" style:family="table">
      <style:table-properties style:width="6.925in" table:align="margins"/>
    </style:style>
    <style:style style:name="Table111.A" style:family="table-column">
      <style:table-column-properties style:column-width="2.3083in" style:rel-column-width="21845*"/>
    </style:style>
    <style:style style:name="Table1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1.C1" style:family="table-cell">
      <style:table-cell-properties fo:padding="0.0382in" fo:border="0.05pt solid #000000"/>
    </style:style>
    <style:style style:name="Table111.A2" style:family="table-cell">
      <style:table-cell-properties fo:padding="0.0382in" fo:border-left="0.05pt solid #000000" fo:border-right="none" fo:border-top="none" fo:border-bottom="0.05pt solid #000000"/>
    </style:style>
    <style:style style:name="Table1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2" style:family="table">
      <style:table-properties style:width="6.925in" table:align="margins"/>
    </style:style>
    <style:style style:name="Table112.A" style:family="table-column">
      <style:table-column-properties style:column-width="2.3083in" style:rel-column-width="21845*"/>
    </style:style>
    <style:style style:name="Table1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2.C1" style:family="table-cell">
      <style:table-cell-properties fo:padding="0.0382in" fo:border="0.05pt solid #000000"/>
    </style:style>
    <style:style style:name="Table112.A2" style:family="table-cell">
      <style:table-cell-properties fo:padding="0.0382in" fo:border-left="0.05pt solid #000000" fo:border-right="none" fo:border-top="none" fo:border-bottom="0.05pt solid #000000"/>
    </style:style>
    <style:style style:name="Table1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3" style:family="table">
      <style:table-properties style:width="6.925in" table:align="margins"/>
    </style:style>
    <style:style style:name="Table113.A" style:family="table-column">
      <style:table-column-properties style:column-width="2.3083in" style:rel-column-width="21845*"/>
    </style:style>
    <style:style style:name="Table1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3.C1" style:family="table-cell">
      <style:table-cell-properties fo:padding="0.0382in" fo:border="0.05pt solid #000000"/>
    </style:style>
    <style:style style:name="Table113.A2" style:family="table-cell">
      <style:table-cell-properties fo:padding="0.0382in" fo:border-left="0.05pt solid #000000" fo:border-right="none" fo:border-top="none" fo:border-bottom="0.05pt solid #000000"/>
    </style:style>
    <style:style style:name="Table1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2.3083in" style:rel-column-width="21845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4" style:family="table">
      <style:table-properties style:width="6.925in" table:align="margins"/>
    </style:style>
    <style:style style:name="Table114.A" style:family="table-column">
      <style:table-column-properties style:column-width="2.3083in" style:rel-column-width="21845*"/>
    </style:style>
    <style:style style:name="Table1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4.C1" style:family="table-cell">
      <style:table-cell-properties fo:padding="0.0382in" fo:border="0.05pt solid #000000"/>
    </style:style>
    <style:style style:name="Table114.A2" style:family="table-cell">
      <style:table-cell-properties fo:padding="0.0382in" fo:border-left="0.05pt solid #000000" fo:border-right="none" fo:border-top="none" fo:border-bottom="0.05pt solid #000000"/>
    </style:style>
    <style:style style:name="Table1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5" style:family="table">
      <style:table-properties style:width="6.925in" table:align="margins"/>
    </style:style>
    <style:style style:name="Table115.A" style:family="table-column">
      <style:table-column-properties style:column-width="2.3083in" style:rel-column-width="21845*"/>
    </style:style>
    <style:style style:name="Table1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5.C1" style:family="table-cell">
      <style:table-cell-properties fo:padding="0.0382in" fo:border="0.05pt solid #000000"/>
    </style:style>
    <style:style style:name="Table115.A2" style:family="table-cell">
      <style:table-cell-properties fo:padding="0.0382in" fo:border-left="0.05pt solid #000000" fo:border-right="none" fo:border-top="none" fo:border-bottom="0.05pt solid #000000"/>
    </style:style>
    <style:style style:name="Table1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6" style:family="table">
      <style:table-properties style:width="6.925in" table:align="margins"/>
    </style:style>
    <style:style style:name="Table116.A" style:family="table-column">
      <style:table-column-properties style:column-width="2.3083in" style:rel-column-width="21845*"/>
    </style:style>
    <style:style style:name="Table1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6.C1" style:family="table-cell">
      <style:table-cell-properties fo:padding="0.0382in" fo:border="0.05pt solid #000000"/>
    </style:style>
    <style:style style:name="Table116.A2" style:family="table-cell">
      <style:table-cell-properties fo:padding="0.0382in" fo:border-left="0.05pt solid #000000" fo:border-right="none" fo:border-top="none" fo:border-bottom="0.05pt solid #000000"/>
    </style:style>
    <style:style style:name="Table1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7" style:family="table">
      <style:table-properties style:width="6.925in" table:align="margins"/>
    </style:style>
    <style:style style:name="Table117.A" style:family="table-column">
      <style:table-column-properties style:column-width="2.3083in" style:rel-column-width="21845*"/>
    </style:style>
    <style:style style:name="Table1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7.C1" style:family="table-cell">
      <style:table-cell-properties fo:padding="0.0382in" fo:border="0.05pt solid #000000"/>
    </style:style>
    <style:style style:name="Table117.A2" style:family="table-cell">
      <style:table-cell-properties fo:padding="0.0382in" fo:border-left="0.05pt solid #000000" fo:border-right="none" fo:border-top="none" fo:border-bottom="0.05pt solid #000000"/>
    </style:style>
    <style:style style:name="Table1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8" style:family="table">
      <style:table-properties style:width="6.925in" table:align="margins"/>
    </style:style>
    <style:style style:name="Table118.A" style:family="table-column">
      <style:table-column-properties style:column-width="2.3083in" style:rel-column-width="21845*"/>
    </style:style>
    <style:style style:name="Table1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8.C1" style:family="table-cell">
      <style:table-cell-properties fo:padding="0.0382in" fo:border="0.05pt solid #000000"/>
    </style:style>
    <style:style style:name="Table118.A2" style:family="table-cell">
      <style:table-cell-properties fo:padding="0.0382in" fo:border-left="0.05pt solid #000000" fo:border-right="none" fo:border-top="none" fo:border-bottom="0.05pt solid #000000"/>
    </style:style>
    <style:style style:name="Table1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9" style:family="table">
      <style:table-properties style:width="6.925in" table:align="margins"/>
    </style:style>
    <style:style style:name="Table119.A" style:family="table-column">
      <style:table-column-properties style:column-width="2.3083in" style:rel-column-width="21845*"/>
    </style:style>
    <style:style style:name="Table1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9.C1" style:family="table-cell">
      <style:table-cell-properties fo:padding="0.0382in" fo:border="0.05pt solid #000000"/>
    </style:style>
    <style:style style:name="Table119.A2" style:family="table-cell">
      <style:table-cell-properties fo:padding="0.0382in" fo:border-left="0.05pt solid #000000" fo:border-right="none" fo:border-top="none" fo:border-bottom="0.05pt solid #000000"/>
    </style:style>
    <style:style style:name="Table1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0" style:family="table">
      <style:table-properties style:width="6.925in" table:align="margins"/>
    </style:style>
    <style:style style:name="Table120.A" style:family="table-column">
      <style:table-column-properties style:column-width="2.3083in" style:rel-column-width="21845*"/>
    </style:style>
    <style:style style:name="Table1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0.C1" style:family="table-cell">
      <style:table-cell-properties fo:padding="0.0382in" fo:border="0.05pt solid #000000"/>
    </style:style>
    <style:style style:name="Table120.A2" style:family="table-cell">
      <style:table-cell-properties fo:padding="0.0382in" fo:border-left="0.05pt solid #000000" fo:border-right="none" fo:border-top="none" fo:border-bottom="0.05pt solid #000000"/>
    </style:style>
    <style:style style:name="Table1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1" style:family="table">
      <style:table-properties style:width="6.925in" table:align="margins"/>
    </style:style>
    <style:style style:name="Table121.A" style:family="table-column">
      <style:table-column-properties style:column-width="2.3083in" style:rel-column-width="21845*"/>
    </style:style>
    <style:style style:name="Table1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1.C1" style:family="table-cell">
      <style:table-cell-properties fo:padding="0.0382in" fo:border="0.05pt solid #000000"/>
    </style:style>
    <style:style style:name="Table121.A2" style:family="table-cell">
      <style:table-cell-properties fo:padding="0.0382in" fo:border-left="0.05pt solid #000000" fo:border-right="none" fo:border-top="none" fo:border-bottom="0.05pt solid #000000"/>
    </style:style>
    <style:style style:name="Table1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2" style:family="table">
      <style:table-properties style:width="6.925in" table:align="margins"/>
    </style:style>
    <style:style style:name="Table122.A" style:family="table-column">
      <style:table-column-properties style:column-width="2.3083in" style:rel-column-width="21845*"/>
    </style:style>
    <style:style style:name="Table1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2.C1" style:family="table-cell">
      <style:table-cell-properties fo:padding="0.0382in" fo:border="0.05pt solid #000000"/>
    </style:style>
    <style:style style:name="Table122.A2" style:family="table-cell">
      <style:table-cell-properties fo:padding="0.0382in" fo:border-left="0.05pt solid #000000" fo:border-right="none" fo:border-top="none" fo:border-bottom="0.05pt solid #000000"/>
    </style:style>
    <style:style style:name="Table1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3" style:family="table">
      <style:table-properties style:width="6.925in" table:align="margins"/>
    </style:style>
    <style:style style:name="Table123.A" style:family="table-column">
      <style:table-column-properties style:column-width="2.3083in" style:rel-column-width="21845*"/>
    </style:style>
    <style:style style:name="Table1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3.C1" style:family="table-cell">
      <style:table-cell-properties fo:padding="0.0382in" fo:border="0.05pt solid #000000"/>
    </style:style>
    <style:style style:name="Table123.A2" style:family="table-cell">
      <style:table-cell-properties fo:padding="0.0382in" fo:border-left="0.05pt solid #000000" fo:border-right="none" fo:border-top="none" fo:border-bottom="0.05pt solid #000000"/>
    </style:style>
    <style:style style:name="Table12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itle">
      <style:text-properties officeooo:rsid="000274d1" officeooo:paragraph-rsid="000274d1"/>
    </style:style>
    <style:style style:name="P3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6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763f3" officeooo:paragraph-rsid="006e00d3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763f3" officeooo:paragraph-rsid="0070927e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763f3" officeooo:paragraph-rsid="0070e7af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763f3" officeooo:paragraph-rsid="0072c664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763f3" officeooo:paragraph-rsid="007f1846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763f3" officeooo:paragraph-rsid="00837719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763f3" officeooo:paragraph-rsid="00873e2f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0763f3" officeooo:paragraph-rsid="008badea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0763f3" officeooo:paragraph-rsid="00919c10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0763f3" officeooo:paragraph-rsid="00927e9f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0763f3" officeooo:paragraph-rsid="0093feb5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0763f3" officeooo:paragraph-rsid="00956dc1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0763f3" officeooo:paragraph-rsid="009baa22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0763f3" officeooo:paragraph-rsid="009f659a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0763f3" officeooo:paragraph-rsid="00a0cc56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0763f3" officeooo:paragraph-rsid="00a15688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0763f3" officeooo:paragraph-rsid="00a33c07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0763f3" officeooo:paragraph-rsid="00a57f23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0763f3" officeooo:paragraph-rsid="00a7fdcd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0763f3" officeooo:paragraph-rsid="00a9b3c9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0763f3" officeooo:paragraph-rsid="00acd7a8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0763f3" officeooo:paragraph-rsid="00af17d9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weight="bold" officeooo:rsid="000763f3" officeooo:paragraph-rsid="00b40b00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0763f3" officeooo:paragraph-rsid="00b6c635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weight="bold" officeooo:rsid="000763f3" officeooo:paragraph-rsid="00ba6eaf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rsid="000763f3" officeooo:paragraph-rsid="00bc147f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weight="bold" officeooo:rsid="000763f3" officeooo:paragraph-rsid="00c1e732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weight="bold" officeooo:rsid="000763f3" officeooo:paragraph-rsid="00c52df9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0763f3" officeooo:paragraph-rsid="00c895f4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0763f3" officeooo:paragraph-rsid="00cd7be7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0763f3" officeooo:paragraph-rsid="00d102bd" style:font-weight-asian="bold" style:font-weight-complex="bold"/>
    </style:style>
    <style:style style:name="P73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74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7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7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7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7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7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8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8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82" style:family="paragraph" style:parent-style-name="Standard">
      <style:text-properties fo:font-weight="bold" officeooo:rsid="00cd7be7" officeooo:paragraph-rsid="00cd7be7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8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85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86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87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88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89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90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91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92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93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94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95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96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97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98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99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100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101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102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103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104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105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106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107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108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109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110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111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112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113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114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115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116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117" style:family="paragraph" style:parent-style-name="Table_20_Contents">
      <style:paragraph-properties fo:text-align="center" style:justify-single-word="false"/>
      <style:text-properties officeooo:rsid="000919d3" officeooo:paragraph-rsid="006e00d3"/>
    </style:style>
    <style:style style:name="P118" style:family="paragraph" style:parent-style-name="Table_20_Contents">
      <style:paragraph-properties fo:text-align="center" style:justify-single-word="false"/>
      <style:text-properties officeooo:rsid="000919d3" officeooo:paragraph-rsid="0070927e"/>
    </style:style>
    <style:style style:name="P119" style:family="paragraph" style:parent-style-name="Table_20_Contents">
      <style:paragraph-properties fo:text-align="center" style:justify-single-word="false"/>
      <style:text-properties officeooo:rsid="000919d3" officeooo:paragraph-rsid="0070e7af"/>
    </style:style>
    <style:style style:name="P120" style:family="paragraph" style:parent-style-name="Table_20_Contents">
      <style:paragraph-properties fo:text-align="center" style:justify-single-word="false"/>
      <style:text-properties officeooo:rsid="000919d3" officeooo:paragraph-rsid="0072c664"/>
    </style:style>
    <style:style style:name="P121" style:family="paragraph" style:parent-style-name="Table_20_Contents">
      <style:paragraph-properties fo:text-align="center" style:justify-single-word="false"/>
      <style:text-properties officeooo:rsid="000919d3" officeooo:paragraph-rsid="007f1846"/>
    </style:style>
    <style:style style:name="P122" style:family="paragraph" style:parent-style-name="Table_20_Contents">
      <style:paragraph-properties fo:text-align="center" style:justify-single-word="false"/>
      <style:text-properties officeooo:rsid="000919d3" officeooo:paragraph-rsid="00837719"/>
    </style:style>
    <style:style style:name="P123" style:family="paragraph" style:parent-style-name="Table_20_Contents">
      <style:paragraph-properties fo:text-align="center" style:justify-single-word="false"/>
      <style:text-properties officeooo:rsid="000919d3" officeooo:paragraph-rsid="00873e2f"/>
    </style:style>
    <style:style style:name="P124" style:family="paragraph" style:parent-style-name="Table_20_Contents">
      <style:paragraph-properties fo:text-align="center" style:justify-single-word="false"/>
      <style:text-properties officeooo:rsid="000919d3" officeooo:paragraph-rsid="008badea"/>
    </style:style>
    <style:style style:name="P125" style:family="paragraph" style:parent-style-name="Table_20_Contents">
      <style:paragraph-properties fo:text-align="center" style:justify-single-word="false"/>
      <style:text-properties officeooo:rsid="000919d3" officeooo:paragraph-rsid="00919c10"/>
    </style:style>
    <style:style style:name="P126" style:family="paragraph" style:parent-style-name="Table_20_Contents">
      <style:paragraph-properties fo:text-align="center" style:justify-single-word="false"/>
      <style:text-properties officeooo:rsid="000919d3" officeooo:paragraph-rsid="00927e9f"/>
    </style:style>
    <style:style style:name="P127" style:family="paragraph" style:parent-style-name="Table_20_Contents">
      <style:paragraph-properties fo:text-align="center" style:justify-single-word="false"/>
      <style:text-properties officeooo:rsid="000919d3" officeooo:paragraph-rsid="0093feb5"/>
    </style:style>
    <style:style style:name="P128" style:family="paragraph" style:parent-style-name="Table_20_Contents">
      <style:paragraph-properties fo:text-align="center" style:justify-single-word="false"/>
      <style:text-properties officeooo:rsid="000919d3" officeooo:paragraph-rsid="00956dc1"/>
    </style:style>
    <style:style style:name="P129" style:family="paragraph" style:parent-style-name="Table_20_Contents">
      <style:paragraph-properties fo:text-align="center" style:justify-single-word="false"/>
      <style:text-properties officeooo:rsid="000919d3" officeooo:paragraph-rsid="009baa22"/>
    </style:style>
    <style:style style:name="P130" style:family="paragraph" style:parent-style-name="Table_20_Contents">
      <style:paragraph-properties fo:text-align="center" style:justify-single-word="false"/>
      <style:text-properties officeooo:rsid="000919d3" officeooo:paragraph-rsid="009f659a"/>
    </style:style>
    <style:style style:name="P131" style:family="paragraph" style:parent-style-name="Table_20_Contents">
      <style:paragraph-properties fo:text-align="center" style:justify-single-word="false"/>
      <style:text-properties officeooo:rsid="000919d3" officeooo:paragraph-rsid="00a0cc56"/>
    </style:style>
    <style:style style:name="P132" style:family="paragraph" style:parent-style-name="Table_20_Contents">
      <style:paragraph-properties fo:text-align="center" style:justify-single-word="false"/>
      <style:text-properties officeooo:rsid="000919d3" officeooo:paragraph-rsid="00a15688"/>
    </style:style>
    <style:style style:name="P133" style:family="paragraph" style:parent-style-name="Table_20_Contents">
      <style:paragraph-properties fo:text-align="center" style:justify-single-word="false"/>
      <style:text-properties officeooo:rsid="000919d3" officeooo:paragraph-rsid="00a33c07"/>
    </style:style>
    <style:style style:name="P134" style:family="paragraph" style:parent-style-name="Table_20_Contents">
      <style:paragraph-properties fo:text-align="center" style:justify-single-word="false"/>
      <style:text-properties officeooo:rsid="000919d3" officeooo:paragraph-rsid="00a57f23"/>
    </style:style>
    <style:style style:name="P135" style:family="paragraph" style:parent-style-name="Table_20_Contents">
      <style:paragraph-properties fo:text-align="center" style:justify-single-word="false"/>
      <style:text-properties officeooo:rsid="000919d3" officeooo:paragraph-rsid="00a7fdcd"/>
    </style:style>
    <style:style style:name="P136" style:family="paragraph" style:parent-style-name="Table_20_Contents">
      <style:paragraph-properties fo:text-align="center" style:justify-single-word="false"/>
      <style:text-properties officeooo:rsid="000919d3" officeooo:paragraph-rsid="00a9b3c9"/>
    </style:style>
    <style:style style:name="P137" style:family="paragraph" style:parent-style-name="Table_20_Contents">
      <style:paragraph-properties fo:text-align="center" style:justify-single-word="false"/>
      <style:text-properties officeooo:rsid="000919d3" officeooo:paragraph-rsid="00acd7a8"/>
    </style:style>
    <style:style style:name="P138" style:family="paragraph" style:parent-style-name="Table_20_Contents">
      <style:paragraph-properties fo:text-align="center" style:justify-single-word="false"/>
      <style:text-properties officeooo:rsid="000919d3" officeooo:paragraph-rsid="00af17d9"/>
    </style:style>
    <style:style style:name="P139" style:family="paragraph" style:parent-style-name="Table_20_Contents">
      <style:paragraph-properties fo:text-align="center" style:justify-single-word="false"/>
      <style:text-properties officeooo:rsid="000919d3" officeooo:paragraph-rsid="00b40b00"/>
    </style:style>
    <style:style style:name="P140" style:family="paragraph" style:parent-style-name="Table_20_Contents">
      <style:paragraph-properties fo:text-align="center" style:justify-single-word="false"/>
      <style:text-properties officeooo:rsid="000919d3" officeooo:paragraph-rsid="00b6c635"/>
    </style:style>
    <style:style style:name="P141" style:family="paragraph" style:parent-style-name="Table_20_Contents">
      <style:paragraph-properties fo:text-align="center" style:justify-single-word="false"/>
      <style:text-properties officeooo:rsid="000919d3" officeooo:paragraph-rsid="00ba6eaf"/>
    </style:style>
    <style:style style:name="P142" style:family="paragraph" style:parent-style-name="Table_20_Contents">
      <style:paragraph-properties fo:text-align="center" style:justify-single-word="false"/>
      <style:text-properties officeooo:rsid="000919d3" officeooo:paragraph-rsid="00bc147f"/>
    </style:style>
    <style:style style:name="P143" style:family="paragraph" style:parent-style-name="Table_20_Contents">
      <style:paragraph-properties fo:text-align="center" style:justify-single-word="false"/>
      <style:text-properties officeooo:rsid="000919d3" officeooo:paragraph-rsid="00c1e732"/>
    </style:style>
    <style:style style:name="P144" style:family="paragraph" style:parent-style-name="Table_20_Contents">
      <style:paragraph-properties fo:text-align="center" style:justify-single-word="false"/>
      <style:text-properties officeooo:rsid="000919d3" officeooo:paragraph-rsid="00c52df9"/>
    </style:style>
    <style:style style:name="P145" style:family="paragraph" style:parent-style-name="Table_20_Contents">
      <style:paragraph-properties fo:text-align="center" style:justify-single-word="false"/>
      <style:text-properties officeooo:rsid="000919d3" officeooo:paragraph-rsid="00c895f4"/>
    </style:style>
    <style:style style:name="P146" style:family="paragraph" style:parent-style-name="Table_20_Contents">
      <style:paragraph-properties fo:text-align="center" style:justify-single-word="false"/>
      <style:text-properties officeooo:rsid="000919d3" officeooo:paragraph-rsid="00cd7be7"/>
    </style:style>
    <style:style style:name="P147" style:family="paragraph" style:parent-style-name="Table_20_Contents">
      <style:paragraph-properties fo:text-align="center" style:justify-single-word="false"/>
      <style:text-properties officeooo:rsid="000919d3" officeooo:paragraph-rsid="00d102bd"/>
    </style:style>
    <style:style style:name="P148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149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150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151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152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153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154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155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156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157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158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159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160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161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162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163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164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165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166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167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168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169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170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171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172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173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174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75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76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77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78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79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80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81" style:family="paragraph" style:parent-style-name="Table_20_Contents">
      <style:paragraph-properties fo:text-align="center" style:justify-single-word="false"/>
      <style:text-properties officeooo:rsid="000cf0bc" officeooo:paragraph-rsid="006e00d3"/>
    </style:style>
    <style:style style:name="P182" style:family="paragraph" style:parent-style-name="Table_20_Contents">
      <style:paragraph-properties fo:text-align="center" style:justify-single-word="false"/>
      <style:text-properties officeooo:rsid="000cf0bc" officeooo:paragraph-rsid="0070927e"/>
    </style:style>
    <style:style style:name="P183" style:family="paragraph" style:parent-style-name="Table_20_Contents">
      <style:paragraph-properties fo:text-align="center" style:justify-single-word="false"/>
      <style:text-properties officeooo:rsid="000cf0bc" officeooo:paragraph-rsid="0070e7af"/>
    </style:style>
    <style:style style:name="P184" style:family="paragraph" style:parent-style-name="Table_20_Contents">
      <style:paragraph-properties fo:text-align="center" style:justify-single-word="false"/>
      <style:text-properties officeooo:rsid="000cf0bc" officeooo:paragraph-rsid="0072c664"/>
    </style:style>
    <style:style style:name="P185" style:family="paragraph" style:parent-style-name="Table_20_Contents">
      <style:paragraph-properties fo:text-align="center" style:justify-single-word="false"/>
      <style:text-properties officeooo:rsid="000cf0bc" officeooo:paragraph-rsid="007f1846"/>
    </style:style>
    <style:style style:name="P186" style:family="paragraph" style:parent-style-name="Table_20_Contents">
      <style:paragraph-properties fo:text-align="center" style:justify-single-word="false"/>
      <style:text-properties officeooo:rsid="000cf0bc" officeooo:paragraph-rsid="00837719"/>
    </style:style>
    <style:style style:name="P187" style:family="paragraph" style:parent-style-name="Table_20_Contents">
      <style:paragraph-properties fo:text-align="center" style:justify-single-word="false"/>
      <style:text-properties officeooo:rsid="000cf0bc" officeooo:paragraph-rsid="00873e2f"/>
    </style:style>
    <style:style style:name="P188" style:family="paragraph" style:parent-style-name="Table_20_Contents">
      <style:paragraph-properties fo:text-align="center" style:justify-single-word="false"/>
      <style:text-properties officeooo:rsid="000cf0bc" officeooo:paragraph-rsid="008badea"/>
    </style:style>
    <style:style style:name="P189" style:family="paragraph" style:parent-style-name="Table_20_Contents">
      <style:paragraph-properties fo:text-align="center" style:justify-single-word="false"/>
      <style:text-properties officeooo:rsid="000cf0bc" officeooo:paragraph-rsid="00919c10"/>
    </style:style>
    <style:style style:name="P190" style:family="paragraph" style:parent-style-name="Table_20_Contents">
      <style:paragraph-properties fo:text-align="center" style:justify-single-word="false"/>
      <style:text-properties officeooo:rsid="000cf0bc" officeooo:paragraph-rsid="00927e9f"/>
    </style:style>
    <style:style style:name="P191" style:family="paragraph" style:parent-style-name="Table_20_Contents">
      <style:paragraph-properties fo:text-align="center" style:justify-single-word="false"/>
      <style:text-properties officeooo:rsid="000cf0bc" officeooo:paragraph-rsid="0093feb5"/>
    </style:style>
    <style:style style:name="P192" style:family="paragraph" style:parent-style-name="Table_20_Contents">
      <style:paragraph-properties fo:text-align="center" style:justify-single-word="false"/>
      <style:text-properties officeooo:rsid="000cf0bc" officeooo:paragraph-rsid="00956dc1"/>
    </style:style>
    <style:style style:name="P193" style:family="paragraph" style:parent-style-name="Table_20_Contents">
      <style:paragraph-properties fo:text-align="center" style:justify-single-word="false"/>
      <style:text-properties officeooo:rsid="000cf0bc" officeooo:paragraph-rsid="009baa22"/>
    </style:style>
    <style:style style:name="P194" style:family="paragraph" style:parent-style-name="Table_20_Contents">
      <style:paragraph-properties fo:text-align="center" style:justify-single-word="false"/>
      <style:text-properties officeooo:rsid="000cf0bc" officeooo:paragraph-rsid="009f659a"/>
    </style:style>
    <style:style style:name="P195" style:family="paragraph" style:parent-style-name="Table_20_Contents">
      <style:paragraph-properties fo:text-align="center" style:justify-single-word="false"/>
      <style:text-properties officeooo:rsid="000cf0bc" officeooo:paragraph-rsid="00a0cc56"/>
    </style:style>
    <style:style style:name="P196" style:family="paragraph" style:parent-style-name="Table_20_Contents">
      <style:paragraph-properties fo:text-align="center" style:justify-single-word="false"/>
      <style:text-properties officeooo:rsid="000cf0bc" officeooo:paragraph-rsid="00a15688"/>
    </style:style>
    <style:style style:name="P197" style:family="paragraph" style:parent-style-name="Table_20_Contents">
      <style:paragraph-properties fo:text-align="center" style:justify-single-word="false"/>
      <style:text-properties officeooo:rsid="000cf0bc" officeooo:paragraph-rsid="00a33c07"/>
    </style:style>
    <style:style style:name="P198" style:family="paragraph" style:parent-style-name="Table_20_Contents">
      <style:paragraph-properties fo:text-align="center" style:justify-single-word="false"/>
      <style:text-properties officeooo:rsid="000cf0bc" officeooo:paragraph-rsid="00a57f23"/>
    </style:style>
    <style:style style:name="P199" style:family="paragraph" style:parent-style-name="Table_20_Contents">
      <style:paragraph-properties fo:text-align="center" style:justify-single-word="false"/>
      <style:text-properties officeooo:rsid="000cf0bc" officeooo:paragraph-rsid="00a7fdcd"/>
    </style:style>
    <style:style style:name="P200" style:family="paragraph" style:parent-style-name="Table_20_Contents">
      <style:paragraph-properties fo:text-align="center" style:justify-single-word="false"/>
      <style:text-properties officeooo:rsid="000cf0bc" officeooo:paragraph-rsid="00a9b3c9"/>
    </style:style>
    <style:style style:name="P201" style:family="paragraph" style:parent-style-name="Table_20_Contents">
      <style:paragraph-properties fo:text-align="center" style:justify-single-word="false"/>
      <style:text-properties officeooo:rsid="000cf0bc" officeooo:paragraph-rsid="00acd7a8"/>
    </style:style>
    <style:style style:name="P202" style:family="paragraph" style:parent-style-name="Table_20_Contents">
      <style:paragraph-properties fo:text-align="center" style:justify-single-word="false"/>
      <style:text-properties officeooo:rsid="000cf0bc" officeooo:paragraph-rsid="00af17d9"/>
    </style:style>
    <style:style style:name="P203" style:family="paragraph" style:parent-style-name="Table_20_Contents">
      <style:paragraph-properties fo:text-align="center" style:justify-single-word="false"/>
      <style:text-properties officeooo:rsid="000cf0bc" officeooo:paragraph-rsid="00b40b00"/>
    </style:style>
    <style:style style:name="P204" style:family="paragraph" style:parent-style-name="Table_20_Contents">
      <style:paragraph-properties fo:text-align="center" style:justify-single-word="false"/>
      <style:text-properties officeooo:rsid="000cf0bc" officeooo:paragraph-rsid="00b6c635"/>
    </style:style>
    <style:style style:name="P205" style:family="paragraph" style:parent-style-name="Table_20_Contents">
      <style:paragraph-properties fo:text-align="center" style:justify-single-word="false"/>
      <style:text-properties officeooo:rsid="000cf0bc" officeooo:paragraph-rsid="00ba6eaf"/>
    </style:style>
    <style:style style:name="P206" style:family="paragraph" style:parent-style-name="Table_20_Contents">
      <style:paragraph-properties fo:text-align="center" style:justify-single-word="false"/>
      <style:text-properties officeooo:rsid="000cf0bc" officeooo:paragraph-rsid="00bc147f"/>
    </style:style>
    <style:style style:name="P207" style:family="paragraph" style:parent-style-name="Table_20_Contents">
      <style:paragraph-properties fo:text-align="center" style:justify-single-word="false"/>
      <style:text-properties officeooo:rsid="000cf0bc" officeooo:paragraph-rsid="00be41a0"/>
    </style:style>
    <style:style style:name="P208" style:family="paragraph" style:parent-style-name="Table_20_Contents">
      <style:paragraph-properties fo:text-align="center" style:justify-single-word="false"/>
      <style:text-properties officeooo:rsid="000cf0bc" officeooo:paragraph-rsid="00c1e732"/>
    </style:style>
    <style:style style:name="P209" style:family="paragraph" style:parent-style-name="Table_20_Contents">
      <style:paragraph-properties fo:text-align="center" style:justify-single-word="false"/>
      <style:text-properties officeooo:rsid="000cf0bc" officeooo:paragraph-rsid="00c52df9"/>
    </style:style>
    <style:style style:name="P210" style:family="paragraph" style:parent-style-name="Table_20_Contents">
      <style:paragraph-properties fo:text-align="center" style:justify-single-word="false"/>
      <style:text-properties officeooo:rsid="000cf0bc" officeooo:paragraph-rsid="00c895f4"/>
    </style:style>
    <style:style style:name="P211" style:family="paragraph" style:parent-style-name="Table_20_Contents">
      <style:paragraph-properties fo:text-align="center" style:justify-single-word="false"/>
      <style:text-properties officeooo:rsid="000cf0bc" officeooo:paragraph-rsid="00cd7be7"/>
    </style:style>
    <style:style style:name="P212" style:family="paragraph" style:parent-style-name="Table_20_Contents">
      <style:paragraph-properties fo:text-align="center" style:justify-single-word="false"/>
      <style:text-properties officeooo:rsid="000cf0bc" officeooo:paragraph-rsid="00ce6b2d"/>
    </style:style>
    <style:style style:name="P213" style:family="paragraph" style:parent-style-name="Table_20_Contents">
      <style:paragraph-properties fo:text-align="center" style:justify-single-word="false"/>
      <style:text-properties officeooo:rsid="000cf0bc" officeooo:paragraph-rsid="00d102bd"/>
    </style:style>
    <style:style style:name="P21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21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21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21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21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21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22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22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22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22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22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22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22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22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22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22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23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23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23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23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23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23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23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23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23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23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2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24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24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24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6e00d3"/>
    </style:style>
    <style:style style:name="P24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0927e"/>
    </style:style>
    <style:style style:name="P24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2c664"/>
    </style:style>
    <style:style style:name="P2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f1846"/>
    </style:style>
    <style:style style:name="P2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a7fdcd"/>
    </style:style>
    <style:style style:name="P2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af17d9"/>
    </style:style>
    <style:style style:name="P2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b40b00"/>
    </style:style>
    <style:style style:name="P2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b6c635"/>
    </style:style>
    <style:style style:name="P2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ba6eaf"/>
    </style:style>
    <style:style style:name="P2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bc147f"/>
    </style:style>
    <style:style style:name="P2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c1e732"/>
    </style:style>
    <style:style style:name="P2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2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37719"/>
    </style:style>
    <style:style style:name="P2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73e2f"/>
    </style:style>
    <style:style style:name="P2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badea"/>
    </style:style>
    <style:style style:name="P2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19c10"/>
    </style:style>
    <style:style style:name="P2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27e9f"/>
    </style:style>
    <style:style style:name="P2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3feb5"/>
    </style:style>
    <style:style style:name="P2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56dc1"/>
    </style:style>
    <style:style style:name="P2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baa22"/>
    </style:style>
    <style:style style:name="P2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f659a"/>
    </style:style>
    <style:style style:name="P2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0cc56"/>
    </style:style>
    <style:style style:name="P2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15688"/>
    </style:style>
    <style:style style:name="P2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33c07"/>
    </style:style>
    <style:style style:name="P2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57f23"/>
    </style:style>
    <style:style style:name="P2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9b3c9"/>
    </style:style>
    <style:style style:name="P2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cd7a8"/>
    </style:style>
    <style:style style:name="P27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c52df9"/>
    </style:style>
    <style:style style:name="P27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c895f4"/>
    </style:style>
    <style:style style:name="P27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cd7be7"/>
    </style:style>
    <style:style style:name="P27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d102bd"/>
    </style:style>
    <style:style style:name="P274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275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276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277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278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279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280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281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282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283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284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285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286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287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288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289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290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291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292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293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294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295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296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297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298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299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300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301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302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303" style:family="paragraph" style:parent-style-name="Table_20_Contents">
      <style:paragraph-properties fo:text-align="center" style:justify-single-word="false"/>
      <style:text-properties officeooo:rsid="001298d7" officeooo:paragraph-rsid="006e00d3"/>
    </style:style>
    <style:style style:name="P304" style:family="paragraph" style:parent-style-name="Table_20_Contents">
      <style:paragraph-properties fo:text-align="center" style:justify-single-word="false"/>
      <style:text-properties officeooo:rsid="001298d7" officeooo:paragraph-rsid="0070927e"/>
    </style:style>
    <style:style style:name="P305" style:family="paragraph" style:parent-style-name="Table_20_Contents">
      <style:paragraph-properties fo:text-align="center" style:justify-single-word="false"/>
      <style:text-properties officeooo:rsid="001298d7" officeooo:paragraph-rsid="0070e7af"/>
    </style:style>
    <style:style style:name="P306" style:family="paragraph" style:parent-style-name="Table_20_Contents">
      <style:paragraph-properties fo:text-align="center" style:justify-single-word="false"/>
      <style:text-properties officeooo:rsid="001298d7" officeooo:paragraph-rsid="0072c664"/>
    </style:style>
    <style:style style:name="P307" style:family="paragraph" style:parent-style-name="Table_20_Contents">
      <style:paragraph-properties fo:text-align="center" style:justify-single-word="false"/>
      <style:text-properties officeooo:rsid="001298d7" officeooo:paragraph-rsid="007f1846"/>
    </style:style>
    <style:style style:name="P308" style:family="paragraph" style:parent-style-name="Table_20_Contents">
      <style:paragraph-properties fo:text-align="center" style:justify-single-word="false"/>
      <style:text-properties officeooo:rsid="001298d7" officeooo:paragraph-rsid="00837719"/>
    </style:style>
    <style:style style:name="P309" style:family="paragraph" style:parent-style-name="Table_20_Contents">
      <style:paragraph-properties fo:text-align="center" style:justify-single-word="false"/>
      <style:text-properties officeooo:rsid="001298d7" officeooo:paragraph-rsid="00873e2f"/>
    </style:style>
    <style:style style:name="P310" style:family="paragraph" style:parent-style-name="Table_20_Contents">
      <style:paragraph-properties fo:text-align="center" style:justify-single-word="false"/>
      <style:text-properties officeooo:rsid="001298d7" officeooo:paragraph-rsid="008badea"/>
    </style:style>
    <style:style style:name="P311" style:family="paragraph" style:parent-style-name="Table_20_Contents">
      <style:paragraph-properties fo:text-align="center" style:justify-single-word="false"/>
      <style:text-properties officeooo:rsid="001298d7" officeooo:paragraph-rsid="00919c10"/>
    </style:style>
    <style:style style:name="P312" style:family="paragraph" style:parent-style-name="Table_20_Contents">
      <style:paragraph-properties fo:text-align="center" style:justify-single-word="false"/>
      <style:text-properties officeooo:rsid="001298d7" officeooo:paragraph-rsid="00927e9f"/>
    </style:style>
    <style:style style:name="P313" style:family="paragraph" style:parent-style-name="Table_20_Contents">
      <style:paragraph-properties fo:text-align="center" style:justify-single-word="false"/>
      <style:text-properties officeooo:rsid="001298d7" officeooo:paragraph-rsid="0093feb5"/>
    </style:style>
    <style:style style:name="P314" style:family="paragraph" style:parent-style-name="Table_20_Contents">
      <style:paragraph-properties fo:text-align="center" style:justify-single-word="false"/>
      <style:text-properties officeooo:rsid="001298d7" officeooo:paragraph-rsid="00956dc1"/>
    </style:style>
    <style:style style:name="P315" style:family="paragraph" style:parent-style-name="Table_20_Contents">
      <style:paragraph-properties fo:text-align="center" style:justify-single-word="false"/>
      <style:text-properties officeooo:rsid="001298d7" officeooo:paragraph-rsid="009baa22"/>
    </style:style>
    <style:style style:name="P316" style:family="paragraph" style:parent-style-name="Table_20_Contents">
      <style:paragraph-properties fo:text-align="center" style:justify-single-word="false"/>
      <style:text-properties officeooo:rsid="001298d7" officeooo:paragraph-rsid="009f659a"/>
    </style:style>
    <style:style style:name="P317" style:family="paragraph" style:parent-style-name="Table_20_Contents">
      <style:paragraph-properties fo:text-align="center" style:justify-single-word="false"/>
      <style:text-properties officeooo:rsid="001298d7" officeooo:paragraph-rsid="00a0cc56"/>
    </style:style>
    <style:style style:name="P318" style:family="paragraph" style:parent-style-name="Table_20_Contents">
      <style:paragraph-properties fo:text-align="center" style:justify-single-word="false"/>
      <style:text-properties officeooo:rsid="001298d7" officeooo:paragraph-rsid="00a15688"/>
    </style:style>
    <style:style style:name="P319" style:family="paragraph" style:parent-style-name="Table_20_Contents">
      <style:paragraph-properties fo:text-align="center" style:justify-single-word="false"/>
      <style:text-properties officeooo:rsid="001298d7" officeooo:paragraph-rsid="00a33c07"/>
    </style:style>
    <style:style style:name="P320" style:family="paragraph" style:parent-style-name="Table_20_Contents">
      <style:paragraph-properties fo:text-align="center" style:justify-single-word="false"/>
      <style:text-properties officeooo:rsid="001298d7" officeooo:paragraph-rsid="00a57f23"/>
    </style:style>
    <style:style style:name="P321" style:family="paragraph" style:parent-style-name="Table_20_Contents">
      <style:paragraph-properties fo:text-align="center" style:justify-single-word="false"/>
      <style:text-properties officeooo:rsid="001298d7" officeooo:paragraph-rsid="00a7fdcd"/>
    </style:style>
    <style:style style:name="P322" style:family="paragraph" style:parent-style-name="Table_20_Contents">
      <style:paragraph-properties fo:text-align="center" style:justify-single-word="false"/>
      <style:text-properties officeooo:rsid="001298d7" officeooo:paragraph-rsid="00a9b3c9"/>
    </style:style>
    <style:style style:name="P323" style:family="paragraph" style:parent-style-name="Table_20_Contents">
      <style:paragraph-properties fo:text-align="center" style:justify-single-word="false"/>
      <style:text-properties officeooo:rsid="001298d7" officeooo:paragraph-rsid="00acd7a8"/>
    </style:style>
    <style:style style:name="P324" style:family="paragraph" style:parent-style-name="Table_20_Contents">
      <style:paragraph-properties fo:text-align="center" style:justify-single-word="false"/>
      <style:text-properties officeooo:rsid="001298d7" officeooo:paragraph-rsid="00af17d9"/>
    </style:style>
    <style:style style:name="P325" style:family="paragraph" style:parent-style-name="Table_20_Contents">
      <style:paragraph-properties fo:text-align="center" style:justify-single-word="false"/>
      <style:text-properties officeooo:rsid="001298d7" officeooo:paragraph-rsid="00b40b00"/>
    </style:style>
    <style:style style:name="P326" style:family="paragraph" style:parent-style-name="Table_20_Contents">
      <style:paragraph-properties fo:text-align="center" style:justify-single-word="false"/>
      <style:text-properties officeooo:rsid="001298d7" officeooo:paragraph-rsid="00b6c635"/>
    </style:style>
    <style:style style:name="P327" style:family="paragraph" style:parent-style-name="Table_20_Contents">
      <style:paragraph-properties fo:text-align="center" style:justify-single-word="false"/>
      <style:text-properties officeooo:rsid="001298d7" officeooo:paragraph-rsid="00ba6eaf"/>
    </style:style>
    <style:style style:name="P328" style:family="paragraph" style:parent-style-name="Table_20_Contents">
      <style:paragraph-properties fo:text-align="center" style:justify-single-word="false"/>
      <style:text-properties officeooo:rsid="001298d7" officeooo:paragraph-rsid="00bc147f"/>
    </style:style>
    <style:style style:name="P329" style:family="paragraph" style:parent-style-name="Table_20_Contents">
      <style:paragraph-properties fo:text-align="center" style:justify-single-word="false"/>
      <style:text-properties officeooo:rsid="001298d7" officeooo:paragraph-rsid="00c1e732"/>
    </style:style>
    <style:style style:name="P330" style:family="paragraph" style:parent-style-name="Table_20_Contents">
      <style:paragraph-properties fo:text-align="center" style:justify-single-word="false"/>
      <style:text-properties officeooo:rsid="001298d7" officeooo:paragraph-rsid="00c52df9"/>
    </style:style>
    <style:style style:name="P331" style:family="paragraph" style:parent-style-name="Table_20_Contents">
      <style:paragraph-properties fo:text-align="center" style:justify-single-word="false"/>
      <style:text-properties officeooo:rsid="001298d7" officeooo:paragraph-rsid="00c895f4"/>
    </style:style>
    <style:style style:name="P332" style:family="paragraph" style:parent-style-name="Table_20_Contents">
      <style:paragraph-properties fo:text-align="center" style:justify-single-word="false"/>
      <style:text-properties officeooo:rsid="001298d7" officeooo:paragraph-rsid="00cd7be7"/>
    </style:style>
    <style:style style:name="P333" style:family="paragraph" style:parent-style-name="Table_20_Contents">
      <style:paragraph-properties fo:text-align="center" style:justify-single-word="false"/>
      <style:text-properties officeooo:rsid="001298d7" officeooo:paragraph-rsid="00d102bd"/>
    </style:style>
    <style:style style:name="P334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335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336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337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338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339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340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341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342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343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344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345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346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347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348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349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350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351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352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353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354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355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356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357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358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359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360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361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362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363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364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365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366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367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368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369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370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371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372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373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374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375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376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377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378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379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380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381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382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383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384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385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386" style:family="paragraph" style:parent-style-name="Table_20_Contents">
      <style:paragraph-properties fo:text-align="center" style:justify-single-word="false"/>
      <style:text-properties officeooo:rsid="002dbb9e" officeooo:paragraph-rsid="006e00d3"/>
    </style:style>
    <style:style style:name="P387" style:family="paragraph" style:parent-style-name="Table_20_Contents">
      <style:paragraph-properties fo:text-align="center" style:justify-single-word="false"/>
      <style:text-properties officeooo:rsid="002dbb9e" officeooo:paragraph-rsid="00a7fdcd"/>
    </style:style>
    <style:style style:name="P388" style:family="paragraph" style:parent-style-name="Table_20_Contents">
      <style:paragraph-properties fo:text-align="center" style:justify-single-word="false"/>
      <style:text-properties officeooo:rsid="002dbb9e" officeooo:paragraph-rsid="00af17d9"/>
    </style:style>
    <style:style style:name="P389" style:family="paragraph" style:parent-style-name="Table_20_Contents">
      <style:paragraph-properties fo:text-align="center" style:justify-single-word="false"/>
      <style:text-properties officeooo:rsid="002dbb9e" officeooo:paragraph-rsid="00b40b00"/>
    </style:style>
    <style:style style:name="P390" style:family="paragraph" style:parent-style-name="Table_20_Contents">
      <style:paragraph-properties fo:text-align="center" style:justify-single-word="false"/>
      <style:text-properties officeooo:rsid="002dbb9e" officeooo:paragraph-rsid="00b6c635"/>
    </style:style>
    <style:style style:name="P391" style:family="paragraph" style:parent-style-name="Table_20_Contents">
      <style:paragraph-properties fo:text-align="center" style:justify-single-word="false"/>
      <style:text-properties officeooo:rsid="002dbb9e" officeooo:paragraph-rsid="00ba6eaf"/>
    </style:style>
    <style:style style:name="P392" style:family="paragraph" style:parent-style-name="Table_20_Contents">
      <style:paragraph-properties fo:text-align="center" style:justify-single-word="false"/>
      <style:text-properties officeooo:rsid="002dbb9e" officeooo:paragraph-rsid="00bc147f"/>
    </style:style>
    <style:style style:name="P393" style:family="paragraph" style:parent-style-name="Table_20_Contents">
      <style:paragraph-properties fo:text-align="center" style:justify-single-word="false"/>
      <style:text-properties officeooo:rsid="002dbb9e" officeooo:paragraph-rsid="00c1e732"/>
    </style:style>
    <style:style style:name="P394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395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396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397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398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399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400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401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402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403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404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405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406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407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408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409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410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411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412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413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414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415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416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417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418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419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420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421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422" style:family="paragraph" style:parent-style-name="Table_20_Contents">
      <style:paragraph-properties fo:text-align="center" style:justify-single-word="false"/>
      <style:text-properties officeooo:rsid="0040f6c5" officeooo:paragraph-rsid="00a7fdcd"/>
    </style:style>
    <style:style style:name="P423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424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425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426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427" style:family="paragraph" style:parent-style-name="Table_20_Contents">
      <style:paragraph-properties fo:text-align="center" style:justify-single-word="false"/>
      <style:text-properties officeooo:rsid="00410bdb" officeooo:paragraph-rsid="00af17d9"/>
    </style:style>
    <style:style style:name="P428" style:family="paragraph" style:parent-style-name="Table_20_Contents">
      <style:paragraph-properties fo:text-align="center" style:justify-single-word="false"/>
      <style:text-properties officeooo:rsid="00410bdb" officeooo:paragraph-rsid="00b40b00"/>
    </style:style>
    <style:style style:name="P429" style:family="paragraph" style:parent-style-name="Table_20_Contents">
      <style:paragraph-properties fo:text-align="center" style:justify-single-word="false"/>
      <style:text-properties officeooo:rsid="00410bdb" officeooo:paragraph-rsid="00b6c635"/>
    </style:style>
    <style:style style:name="P430" style:family="paragraph" style:parent-style-name="Table_20_Contents">
      <style:paragraph-properties fo:text-align="center" style:justify-single-word="false"/>
      <style:text-properties officeooo:rsid="00410bdb" officeooo:paragraph-rsid="00ba6eaf"/>
    </style:style>
    <style:style style:name="P431" style:family="paragraph" style:parent-style-name="Table_20_Contents">
      <style:paragraph-properties fo:text-align="start" style:justify-single-word="false"/>
      <style:text-properties officeooo:rsid="00410bdb" officeooo:paragraph-rsid="004715c9"/>
    </style:style>
    <style:style style:name="P432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433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434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435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436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437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438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439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440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441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442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443" style:family="paragraph" style:parent-style-name="Table_20_Contents">
      <style:paragraph-properties fo:text-align="center" style:justify-single-word="false"/>
      <style:text-properties officeooo:rsid="00497034" officeooo:paragraph-rsid="006e00d3"/>
    </style:style>
    <style:style style:name="P444" style:family="paragraph" style:parent-style-name="Table_20_Contents">
      <style:paragraph-properties fo:text-align="center" style:justify-single-word="false"/>
      <style:text-properties officeooo:rsid="00497034" officeooo:paragraph-rsid="00a7fdcd"/>
    </style:style>
    <style:style style:name="P445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446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447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448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449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450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451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452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453" style:family="paragraph" style:parent-style-name="Table_20_Contents">
      <style:paragraph-properties fo:text-align="center" style:justify-single-word="false"/>
      <style:text-properties officeooo:rsid="00514245" officeooo:paragraph-rsid="00a7fdcd"/>
    </style:style>
    <style:style style:name="P454" style:family="paragraph" style:parent-style-name="Table_20_Contents">
      <style:paragraph-properties fo:text-align="center" style:justify-single-word="false"/>
      <style:text-properties officeooo:rsid="005d35be" officeooo:paragraph-rsid="0070e7af"/>
    </style:style>
    <style:style style:name="P455" style:family="paragraph" style:parent-style-name="Table_20_Contents">
      <style:paragraph-properties fo:text-align="center" style:justify-single-word="false"/>
      <style:text-properties officeooo:rsid="006f40a7" officeooo:paragraph-rsid="006f40a7"/>
    </style:style>
    <style:style style:name="P456" style:family="paragraph" style:parent-style-name="Table_20_Contents">
      <style:paragraph-properties fo:text-align="center" style:justify-single-word="false"/>
      <style:text-properties officeooo:rsid="0070927e" officeooo:paragraph-rsid="0070927e"/>
    </style:style>
    <style:style style:name="P457" style:family="paragraph" style:parent-style-name="Standard">
      <style:text-properties officeooo:rsid="0070927e" officeooo:paragraph-rsid="0070927e"/>
    </style:style>
    <style:style style:name="P458" style:family="paragraph" style:parent-style-name="Table_20_Contents">
      <style:paragraph-properties fo:text-align="center" style:justify-single-word="false"/>
      <style:text-properties officeooo:rsid="0070e7af" officeooo:paragraph-rsid="0070e7af"/>
    </style:style>
    <style:style style:name="P459" style:family="paragraph" style:parent-style-name="Standard">
      <style:text-properties officeooo:rsid="0070e7af" officeooo:paragraph-rsid="0070e7af"/>
    </style:style>
    <style:style style:name="P460" style:family="paragraph" style:parent-style-name="Table_20_Contents">
      <style:paragraph-properties fo:text-align="center" style:justify-single-word="false"/>
      <style:text-properties officeooo:rsid="0072c664" officeooo:paragraph-rsid="0072c664"/>
    </style:style>
    <style:style style:name="P461" style:family="paragraph" style:parent-style-name="Table_20_Contents">
      <style:paragraph-properties fo:text-align="center" style:justify-single-word="false"/>
      <style:text-properties officeooo:rsid="0072c664" officeooo:paragraph-rsid="007f1846"/>
    </style:style>
    <style:style style:name="P462" style:family="paragraph" style:parent-style-name="Table_20_Contents">
      <style:paragraph-properties fo:text-align="center" style:justify-single-word="false"/>
      <style:text-properties officeooo:rsid="0072c664" officeooo:paragraph-rsid="00837719"/>
    </style:style>
    <style:style style:name="P463" style:family="paragraph" style:parent-style-name="Table_20_Contents">
      <style:paragraph-properties fo:text-align="center" style:justify-single-word="false"/>
      <style:text-properties officeooo:rsid="0072c664" officeooo:paragraph-rsid="00c52df9"/>
    </style:style>
    <style:style style:name="P464" style:family="paragraph" style:parent-style-name="Table_20_Contents">
      <style:paragraph-properties fo:text-align="center" style:justify-single-word="false"/>
      <style:text-properties officeooo:rsid="00743333" officeooo:paragraph-rsid="00743333"/>
    </style:style>
    <style:style style:name="P465" style:family="paragraph" style:parent-style-name="Table_20_Contents">
      <style:paragraph-properties fo:text-align="center" style:justify-single-word="false"/>
      <style:text-properties officeooo:rsid="0074d015" officeooo:paragraph-rsid="0074d015"/>
    </style:style>
    <style:style style:name="P466" style:family="paragraph" style:parent-style-name="Table_20_Contents">
      <style:paragraph-properties fo:text-align="center" style:justify-single-word="false"/>
      <style:text-properties officeooo:rsid="0074d015" officeooo:paragraph-rsid="00c52df9"/>
    </style:style>
    <style:style style:name="P467" style:family="paragraph" style:parent-style-name="Table_20_Contents">
      <style:paragraph-properties fo:text-align="center" style:justify-single-word="false"/>
      <style:text-properties officeooo:rsid="007f1846" officeooo:paragraph-rsid="007f1846"/>
    </style:style>
    <style:style style:name="P468" style:family="paragraph" style:parent-style-name="Table_20_Contents">
      <style:paragraph-properties fo:text-align="start" style:justify-single-word="false"/>
      <style:text-properties officeooo:rsid="007f1846" officeooo:paragraph-rsid="007f1846"/>
    </style:style>
    <style:style style:name="P469" style:family="paragraph" style:parent-style-name="Table_20_Contents">
      <style:paragraph-properties fo:text-align="center" style:justify-single-word="false"/>
      <style:text-properties officeooo:rsid="008070b7" officeooo:paragraph-rsid="008070b7"/>
    </style:style>
    <style:style style:name="P470" style:family="paragraph" style:parent-style-name="Table_20_Contents">
      <style:paragraph-properties fo:text-align="center" style:justify-single-word="false"/>
      <style:text-properties officeooo:rsid="00837719" officeooo:paragraph-rsid="00837719"/>
    </style:style>
    <style:style style:name="P471" style:family="paragraph" style:parent-style-name="Table_20_Contents">
      <style:paragraph-properties fo:text-align="start" style:justify-single-word="false"/>
      <style:text-properties officeooo:rsid="00837719" officeooo:paragraph-rsid="00837719"/>
    </style:style>
    <style:style style:name="P472" style:family="paragraph" style:parent-style-name="Table_20_Contents">
      <style:paragraph-properties fo:text-align="center" style:justify-single-word="false"/>
      <style:text-properties officeooo:rsid="008678cc" officeooo:paragraph-rsid="008678cc"/>
    </style:style>
    <style:style style:name="P473" style:family="paragraph" style:parent-style-name="Table_20_Contents">
      <style:paragraph-properties fo:text-align="start" style:justify-single-word="false"/>
      <style:text-properties officeooo:rsid="008678cc" officeooo:paragraph-rsid="008678cc"/>
    </style:style>
    <style:style style:name="P474" style:family="paragraph" style:parent-style-name="Table_20_Contents">
      <style:paragraph-properties fo:text-align="center" style:justify-single-word="false"/>
      <style:text-properties officeooo:rsid="00873e2f" officeooo:paragraph-rsid="00873e2f"/>
    </style:style>
    <style:style style:name="P475" style:family="paragraph" style:parent-style-name="Table_20_Contents">
      <style:paragraph-properties fo:text-align="center" style:justify-single-word="false"/>
      <style:text-properties officeooo:rsid="0088b240" officeooo:paragraph-rsid="0088b240"/>
    </style:style>
    <style:style style:name="P476" style:family="paragraph" style:parent-style-name="Table_20_Contents">
      <style:paragraph-properties fo:text-align="center" style:justify-single-word="false"/>
      <style:text-properties officeooo:rsid="008cf0bf" officeooo:paragraph-rsid="008cf0bf"/>
    </style:style>
    <style:style style:name="P477" style:family="paragraph" style:parent-style-name="Table_20_Contents">
      <style:paragraph-properties fo:text-align="center" style:justify-single-word="false"/>
      <style:text-properties officeooo:rsid="008cf0bf" officeooo:paragraph-rsid="00956dc1"/>
    </style:style>
    <style:style style:name="P478" style:family="paragraph" style:parent-style-name="Table_20_Contents">
      <style:paragraph-properties fo:text-align="center" style:justify-single-word="false"/>
      <style:text-properties officeooo:rsid="008cf0bf" officeooo:paragraph-rsid="009f659a"/>
    </style:style>
    <style:style style:name="P479" style:family="paragraph" style:parent-style-name="Table_20_Contents">
      <style:paragraph-properties fo:text-align="center" style:justify-single-word="false"/>
      <style:text-properties officeooo:rsid="008cf0bf" officeooo:paragraph-rsid="00a15688"/>
    </style:style>
    <style:style style:name="P480" style:family="paragraph" style:parent-style-name="Table_20_Contents">
      <style:paragraph-properties fo:text-align="center" style:justify-single-word="false"/>
      <style:text-properties officeooo:rsid="008cf0bf" officeooo:paragraph-rsid="00a57f23"/>
    </style:style>
    <style:style style:name="P481" style:family="paragraph" style:parent-style-name="Table_20_Contents">
      <style:paragraph-properties fo:text-align="center" style:justify-single-word="false"/>
      <style:text-properties officeooo:rsid="008cf0bf" officeooo:paragraph-rsid="00acd7a8"/>
    </style:style>
    <style:style style:name="P482" style:family="paragraph" style:parent-style-name="Table_20_Contents">
      <style:paragraph-properties fo:text-align="start" style:justify-single-word="false"/>
      <style:text-properties officeooo:rsid="008cf0bf" officeooo:paragraph-rsid="008cf0bf"/>
    </style:style>
    <style:style style:name="P483" style:family="paragraph" style:parent-style-name="Table_20_Contents">
      <style:paragraph-properties fo:text-align="center" style:justify-single-word="false"/>
      <style:text-properties officeooo:rsid="009011d3" officeooo:paragraph-rsid="00919c10"/>
    </style:style>
    <style:style style:name="P484" style:family="paragraph" style:parent-style-name="Table_20_Contents">
      <style:paragraph-properties fo:text-align="center" style:justify-single-word="false"/>
      <style:text-properties officeooo:rsid="00927e9f" officeooo:paragraph-rsid="00927e9f"/>
    </style:style>
    <style:style style:name="P485" style:family="paragraph" style:parent-style-name="Table_20_Contents">
      <style:paragraph-properties fo:text-align="center" style:justify-single-word="false"/>
      <style:text-properties officeooo:rsid="00941f40" officeooo:paragraph-rsid="00941f40"/>
    </style:style>
    <style:style style:name="P486" style:family="paragraph" style:parent-style-name="Table_20_Contents">
      <style:paragraph-properties fo:text-align="center" style:justify-single-word="false"/>
      <style:text-properties officeooo:rsid="00941f40" officeooo:paragraph-rsid="00956dc1"/>
    </style:style>
    <style:style style:name="P487" style:family="paragraph" style:parent-style-name="Table_20_Contents">
      <style:paragraph-properties fo:text-align="center" style:justify-single-word="false"/>
      <style:text-properties officeooo:rsid="00941f40" officeooo:paragraph-rsid="009baa22"/>
    </style:style>
    <style:style style:name="P488" style:family="paragraph" style:parent-style-name="Table_20_Contents">
      <style:paragraph-properties fo:text-align="center" style:justify-single-word="false"/>
      <style:text-properties officeooo:rsid="00941f40" officeooo:paragraph-rsid="009d8fae"/>
    </style:style>
    <style:style style:name="P489" style:family="paragraph" style:parent-style-name="Table_20_Contents">
      <style:paragraph-properties fo:text-align="center" style:justify-single-word="false"/>
      <style:text-properties officeooo:rsid="00941f40" officeooo:paragraph-rsid="009f659a"/>
    </style:style>
    <style:style style:name="P490" style:family="paragraph" style:parent-style-name="Table_20_Contents">
      <style:paragraph-properties fo:text-align="center" style:justify-single-word="false"/>
      <style:text-properties officeooo:rsid="00941f40" officeooo:paragraph-rsid="00a0cc56"/>
    </style:style>
    <style:style style:name="P491" style:family="paragraph" style:parent-style-name="Table_20_Contents">
      <style:paragraph-properties fo:text-align="center" style:justify-single-word="false"/>
      <style:text-properties officeooo:rsid="00941f40" officeooo:paragraph-rsid="00a15688"/>
    </style:style>
    <style:style style:name="P492" style:family="paragraph" style:parent-style-name="Table_20_Contents">
      <style:paragraph-properties fo:text-align="center" style:justify-single-word="false"/>
      <style:text-properties officeooo:rsid="00941f40" officeooo:paragraph-rsid="00a33c07"/>
    </style:style>
    <style:style style:name="P493" style:family="paragraph" style:parent-style-name="Table_20_Contents">
      <style:paragraph-properties fo:text-align="center" style:justify-single-word="false"/>
      <style:text-properties officeooo:rsid="00941f40" officeooo:paragraph-rsid="00a4c9e2"/>
    </style:style>
    <style:style style:name="P494" style:family="paragraph" style:parent-style-name="Table_20_Contents">
      <style:paragraph-properties fo:text-align="center" style:justify-single-word="false"/>
      <style:text-properties officeooo:rsid="00941f40" officeooo:paragraph-rsid="00a57f23"/>
    </style:style>
    <style:style style:name="P495" style:family="paragraph" style:parent-style-name="Table_20_Contents">
      <style:paragraph-properties fo:text-align="center" style:justify-single-word="false"/>
      <style:text-properties officeooo:rsid="00941f40" officeooo:paragraph-rsid="00a9b3c9"/>
    </style:style>
    <style:style style:name="P496" style:family="paragraph" style:parent-style-name="Table_20_Contents">
      <style:paragraph-properties fo:text-align="center" style:justify-single-word="false"/>
      <style:text-properties officeooo:rsid="00941f40" officeooo:paragraph-rsid="00acd7a8"/>
    </style:style>
    <style:style style:name="P497" style:family="paragraph" style:parent-style-name="Table_20_Contents">
      <style:paragraph-properties fo:text-align="center" style:justify-single-word="false"/>
      <style:text-properties officeooo:rsid="00956dc1" officeooo:paragraph-rsid="00956dc1"/>
    </style:style>
    <style:style style:name="P498" style:family="paragraph" style:parent-style-name="Table_20_Contents">
      <style:paragraph-properties fo:text-align="center" style:justify-single-word="false"/>
      <style:text-properties officeooo:rsid="00956dc1" officeooo:paragraph-rsid="009f659a"/>
    </style:style>
    <style:style style:name="P499" style:family="paragraph" style:parent-style-name="Table_20_Contents">
      <style:paragraph-properties fo:text-align="center" style:justify-single-word="false"/>
      <style:text-properties officeooo:rsid="00956dc1" officeooo:paragraph-rsid="00a15688"/>
    </style:style>
    <style:style style:name="P500" style:family="paragraph" style:parent-style-name="Table_20_Contents">
      <style:paragraph-properties fo:text-align="center" style:justify-single-word="false"/>
      <style:text-properties officeooo:rsid="00956dc1" officeooo:paragraph-rsid="00a57f23"/>
    </style:style>
    <style:style style:name="P501" style:family="paragraph" style:parent-style-name="Table_20_Contents">
      <style:paragraph-properties fo:text-align="center" style:justify-single-word="false"/>
      <style:text-properties officeooo:rsid="00956dc1" officeooo:paragraph-rsid="00acd7a8"/>
    </style:style>
    <style:style style:name="P502" style:family="paragraph" style:parent-style-name="Table_20_Contents">
      <style:paragraph-properties fo:text-align="center" style:justify-single-word="false"/>
      <style:text-properties officeooo:rsid="00956dc1" officeooo:paragraph-rsid="00be41a0"/>
    </style:style>
    <style:style style:name="P503" style:family="paragraph" style:parent-style-name="Table_20_Contents">
      <style:paragraph-properties fo:text-align="start" style:justify-single-word="false"/>
      <style:text-properties officeooo:rsid="00956dc1" officeooo:paragraph-rsid="00956dc1"/>
    </style:style>
    <style:style style:name="P504" style:family="paragraph" style:parent-style-name="Table_20_Contents">
      <style:paragraph-properties fo:text-align="start" style:justify-single-word="false"/>
      <style:text-properties officeooo:rsid="00956dc1" officeooo:paragraph-rsid="009f659a"/>
    </style:style>
    <style:style style:name="P505" style:family="paragraph" style:parent-style-name="Table_20_Contents">
      <style:paragraph-properties fo:text-align="start" style:justify-single-word="false"/>
      <style:text-properties officeooo:rsid="00956dc1" officeooo:paragraph-rsid="00a15688"/>
    </style:style>
    <style:style style:name="P506" style:family="paragraph" style:parent-style-name="Table_20_Contents">
      <style:paragraph-properties fo:text-align="start" style:justify-single-word="false"/>
      <style:text-properties officeooo:rsid="00956dc1" officeooo:paragraph-rsid="00a57f23"/>
    </style:style>
    <style:style style:name="P507" style:family="paragraph" style:parent-style-name="Table_20_Contents">
      <style:paragraph-properties fo:text-align="start" style:justify-single-word="false"/>
      <style:text-properties officeooo:rsid="00956dc1" officeooo:paragraph-rsid="00acd7a8"/>
    </style:style>
    <style:style style:name="P508" style:family="paragraph" style:parent-style-name="Table_20_Contents">
      <style:paragraph-properties fo:text-align="center" style:justify-single-word="false"/>
      <style:text-properties officeooo:rsid="00964069" officeooo:paragraph-rsid="00964069"/>
    </style:style>
    <style:style style:name="P509" style:family="paragraph" style:parent-style-name="Table_20_Contents">
      <style:paragraph-properties fo:text-align="center" style:justify-single-word="false"/>
      <style:text-properties officeooo:rsid="00964069" officeooo:paragraph-rsid="009f659a"/>
    </style:style>
    <style:style style:name="P510" style:family="paragraph" style:parent-style-name="Table_20_Contents">
      <style:paragraph-properties fo:text-align="center" style:justify-single-word="false"/>
      <style:text-properties officeooo:rsid="00964069" officeooo:paragraph-rsid="00a15688"/>
    </style:style>
    <style:style style:name="P511" style:family="paragraph" style:parent-style-name="Table_20_Contents">
      <style:paragraph-properties fo:text-align="center" style:justify-single-word="false"/>
      <style:text-properties officeooo:rsid="00964069" officeooo:paragraph-rsid="00a57f23"/>
    </style:style>
    <style:style style:name="P512" style:family="paragraph" style:parent-style-name="Table_20_Contents">
      <style:paragraph-properties fo:text-align="center" style:justify-single-word="false"/>
      <style:text-properties officeooo:rsid="00964069" officeooo:paragraph-rsid="00acd7a8"/>
    </style:style>
    <style:style style:name="P513" style:family="paragraph" style:parent-style-name="Table_20_Contents">
      <style:paragraph-properties fo:text-align="center" style:justify-single-word="false"/>
      <style:text-properties officeooo:rsid="00981c9f" officeooo:paragraph-rsid="00981c9f"/>
    </style:style>
    <style:style style:name="P514" style:family="paragraph" style:parent-style-name="Table_20_Contents">
      <style:paragraph-properties fo:text-align="center" style:justify-single-word="false"/>
      <style:text-properties officeooo:rsid="00981c9f" officeooo:paragraph-rsid="009f659a"/>
    </style:style>
    <style:style style:name="P515" style:family="paragraph" style:parent-style-name="Table_20_Contents">
      <style:paragraph-properties fo:text-align="center" style:justify-single-word="false"/>
      <style:text-properties officeooo:rsid="00981c9f" officeooo:paragraph-rsid="00a15688"/>
    </style:style>
    <style:style style:name="P516" style:family="paragraph" style:parent-style-name="Table_20_Contents">
      <style:paragraph-properties fo:text-align="center" style:justify-single-word="false"/>
      <style:text-properties officeooo:rsid="00981c9f" officeooo:paragraph-rsid="00a57f23"/>
    </style:style>
    <style:style style:name="P517" style:family="paragraph" style:parent-style-name="Table_20_Contents">
      <style:paragraph-properties fo:text-align="center" style:justify-single-word="false"/>
      <style:text-properties officeooo:rsid="00981c9f" officeooo:paragraph-rsid="00acd7a8"/>
    </style:style>
    <style:style style:name="P518" style:family="paragraph" style:parent-style-name="Table_20_Contents">
      <style:paragraph-properties fo:text-align="center" style:justify-single-word="false"/>
      <style:text-properties officeooo:rsid="00b0f8d7" officeooo:paragraph-rsid="00b0f8d7"/>
    </style:style>
    <style:style style:name="P519" style:family="paragraph" style:parent-style-name="Table_20_Contents">
      <style:paragraph-properties fo:text-align="center" style:justify-single-word="false"/>
      <style:text-properties officeooo:rsid="00b40b00" officeooo:paragraph-rsid="00b40b00"/>
    </style:style>
    <style:style style:name="P520" style:family="paragraph" style:parent-style-name="Table_20_Contents">
      <style:paragraph-properties fo:text-align="center" style:justify-single-word="false"/>
      <style:text-properties officeooo:rsid="00b6c635" officeooo:paragraph-rsid="00b6c635"/>
    </style:style>
    <style:style style:name="P521" style:family="paragraph" style:parent-style-name="Table_20_Contents">
      <style:paragraph-properties fo:text-align="center" style:justify-single-word="false"/>
      <style:text-properties officeooo:rsid="00b6c635" officeooo:paragraph-rsid="00ba6eaf"/>
    </style:style>
    <style:style style:name="P522" style:family="paragraph" style:parent-style-name="Table_20_Contents">
      <style:paragraph-properties fo:text-align="center" style:justify-single-word="false"/>
      <style:text-properties officeooo:rsid="00b6c635" officeooo:paragraph-rsid="00bc147f"/>
    </style:style>
    <style:style style:name="P523" style:family="paragraph" style:parent-style-name="Table_20_Contents">
      <style:paragraph-properties fo:text-align="center" style:justify-single-word="false"/>
      <style:text-properties officeooo:rsid="00b6c635" officeooo:paragraph-rsid="00bdc4cd"/>
    </style:style>
    <style:style style:name="P524" style:family="paragraph" style:parent-style-name="Table_20_Contents">
      <style:paragraph-properties fo:text-align="start" style:justify-single-word="false"/>
      <style:text-properties officeooo:rsid="00b6c635" officeooo:paragraph-rsid="00b6c635"/>
    </style:style>
    <style:style style:name="P525" style:family="paragraph" style:parent-style-name="Table_20_Contents">
      <style:paragraph-properties fo:text-align="start" style:justify-single-word="false"/>
      <style:text-properties officeooo:rsid="00b6c635" officeooo:paragraph-rsid="00ba6eaf"/>
    </style:style>
    <style:style style:name="P526" style:family="paragraph" style:parent-style-name="Standard">
      <style:text-properties officeooo:rsid="00b6c635" officeooo:paragraph-rsid="00ba6eaf"/>
    </style:style>
    <style:style style:name="P527" style:family="paragraph" style:parent-style-name="Table_20_Contents">
      <style:paragraph-properties fo:text-align="center" style:justify-single-word="false"/>
      <style:text-properties officeooo:rsid="00ba6eaf" officeooo:paragraph-rsid="00ba6eaf"/>
    </style:style>
    <style:style style:name="P528" style:family="paragraph" style:parent-style-name="Table_20_Contents">
      <style:paragraph-properties fo:text-align="center" style:justify-single-word="false"/>
      <style:text-properties officeooo:rsid="00bc147f" officeooo:paragraph-rsid="00bc147f"/>
    </style:style>
    <style:style style:name="P529" style:family="paragraph" style:parent-style-name="Table_20_Contents">
      <style:paragraph-properties fo:text-align="center" style:justify-single-word="false"/>
      <style:text-properties officeooo:rsid="00bc4c35" officeooo:paragraph-rsid="00bc4c35"/>
    </style:style>
    <style:style style:name="P530" style:family="paragraph" style:parent-style-name="Table_20_Contents">
      <style:paragraph-properties fo:text-align="center" style:justify-single-word="false"/>
      <style:text-properties officeooo:rsid="00c1e732" officeooo:paragraph-rsid="00c1e732"/>
    </style:style>
    <style:style style:name="P53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6f9e95" officeooo:paragraph-rsid="006f9e95"/>
    </style:style>
    <style:style style:name="P532" style:family="paragraph" style:parent-style-name="Standard">
      <style:text-properties officeooo:paragraph-rsid="000cf0bc"/>
    </style:style>
    <style:style style:name="P533" style:family="paragraph" style:parent-style-name="Standard">
      <style:text-properties officeooo:rsid="00144438" officeooo:paragraph-rsid="00144438"/>
    </style:style>
    <style:style style:name="P534" style:family="paragraph" style:parent-style-name="Standard">
      <style:text-properties officeooo:rsid="00144438" officeooo:paragraph-rsid="0019ee0d"/>
    </style:style>
    <style:style style:name="P535" style:family="paragraph" style:parent-style-name="Standard">
      <style:text-properties officeooo:rsid="00144438" officeooo:paragraph-rsid="001be3ec"/>
    </style:style>
    <style:style style:name="P536" style:family="paragraph" style:parent-style-name="Standard">
      <style:text-properties officeooo:rsid="00144438" officeooo:paragraph-rsid="001f652f"/>
    </style:style>
    <style:style style:name="P537" style:family="paragraph" style:parent-style-name="Standard">
      <style:text-properties officeooo:rsid="00144438" officeooo:paragraph-rsid="0020f4d2"/>
    </style:style>
    <style:style style:name="P538" style:family="paragraph" style:parent-style-name="Standard">
      <style:text-properties officeooo:rsid="00144438" officeooo:paragraph-rsid="00210640"/>
    </style:style>
    <style:style style:name="P539" style:family="paragraph" style:parent-style-name="Standard">
      <style:text-properties officeooo:rsid="00144438" officeooo:paragraph-rsid="0025578c"/>
    </style:style>
    <style:style style:name="P540" style:family="paragraph" style:parent-style-name="Standard">
      <style:text-properties officeooo:rsid="00144438" officeooo:paragraph-rsid="0028bd5e"/>
    </style:style>
    <style:style style:name="P541" style:family="paragraph" style:parent-style-name="Standard">
      <style:text-properties officeooo:rsid="00144438" officeooo:paragraph-rsid="002a5c8c"/>
    </style:style>
    <style:style style:name="P542" style:family="paragraph" style:parent-style-name="Standard">
      <style:text-properties officeooo:rsid="00144438" officeooo:paragraph-rsid="002d6d99"/>
    </style:style>
    <style:style style:name="P543" style:family="paragraph" style:parent-style-name="Standard">
      <style:text-properties officeooo:rsid="00144438" officeooo:paragraph-rsid="002fc551"/>
    </style:style>
    <style:style style:name="P544" style:family="paragraph" style:parent-style-name="Standard">
      <style:text-properties officeooo:rsid="00144438" officeooo:paragraph-rsid="0031b2bf"/>
    </style:style>
    <style:style style:name="P545" style:family="paragraph" style:parent-style-name="Standard">
      <style:text-properties officeooo:rsid="00144438" officeooo:paragraph-rsid="0031fb80"/>
    </style:style>
    <style:style style:name="P546" style:family="paragraph" style:parent-style-name="Standard">
      <style:text-properties officeooo:rsid="00144438" officeooo:paragraph-rsid="0036ae72"/>
    </style:style>
    <style:style style:name="P547" style:family="paragraph" style:parent-style-name="Standard">
      <style:text-properties officeooo:rsid="00144438" officeooo:paragraph-rsid="0038c64c"/>
    </style:style>
    <style:style style:name="P548" style:family="paragraph" style:parent-style-name="Standard">
      <style:text-properties officeooo:rsid="00144438" officeooo:paragraph-rsid="003ad31e"/>
    </style:style>
    <style:style style:name="P549" style:family="paragraph" style:parent-style-name="Standard">
      <style:text-properties officeooo:rsid="00144438" officeooo:paragraph-rsid="003d4114"/>
    </style:style>
    <style:style style:name="P550" style:family="paragraph" style:parent-style-name="Standard">
      <style:text-properties officeooo:rsid="00144438" officeooo:paragraph-rsid="003f4537"/>
    </style:style>
    <style:style style:name="P551" style:family="paragraph" style:parent-style-name="Standard">
      <style:text-properties officeooo:rsid="00144438" officeooo:paragraph-rsid="0040f6c5"/>
    </style:style>
    <style:style style:name="P552" style:family="paragraph" style:parent-style-name="Standard">
      <style:text-properties officeooo:rsid="00144438" officeooo:paragraph-rsid="00410bdb"/>
    </style:style>
    <style:style style:name="P553" style:family="paragraph" style:parent-style-name="Standard">
      <style:text-properties officeooo:rsid="00144438" officeooo:paragraph-rsid="00421853"/>
    </style:style>
    <style:style style:name="P554" style:family="paragraph" style:parent-style-name="Standard">
      <style:text-properties officeooo:rsid="00144438" officeooo:paragraph-rsid="0043ddeb"/>
    </style:style>
    <style:style style:name="P555" style:family="paragraph" style:parent-style-name="Standard">
      <style:text-properties officeooo:rsid="00144438" officeooo:paragraph-rsid="004715c9"/>
    </style:style>
    <style:style style:name="P556" style:family="paragraph" style:parent-style-name="Standard">
      <style:text-properties officeooo:rsid="00144438" officeooo:paragraph-rsid="0047809a"/>
    </style:style>
    <style:style style:name="P557" style:family="paragraph" style:parent-style-name="Standard">
      <style:text-properties officeooo:rsid="00144438" officeooo:paragraph-rsid="004cdb56"/>
    </style:style>
    <style:style style:name="P558" style:family="paragraph" style:parent-style-name="Standard">
      <style:text-properties officeooo:rsid="00144438" officeooo:paragraph-rsid="004f88f9"/>
    </style:style>
    <style:style style:name="P559" style:family="paragraph" style:parent-style-name="Standard">
      <style:text-properties officeooo:rsid="00144438" officeooo:paragraph-rsid="00508d17"/>
    </style:style>
    <style:style style:name="P560" style:family="paragraph" style:parent-style-name="Standard">
      <style:text-properties officeooo:rsid="00144438" officeooo:paragraph-rsid="00532fb5"/>
    </style:style>
    <style:style style:name="P561" style:family="paragraph" style:parent-style-name="Standard">
      <style:text-properties officeooo:rsid="00144438" officeooo:paragraph-rsid="005538c6"/>
    </style:style>
    <style:style style:name="P562" style:family="paragraph" style:parent-style-name="Standard">
      <style:text-properties officeooo:rsid="00144438" officeooo:paragraph-rsid="006e00d3"/>
    </style:style>
    <style:style style:name="P563" style:family="paragraph" style:parent-style-name="Standard">
      <style:text-properties officeooo:rsid="00144438" officeooo:paragraph-rsid="0070927e"/>
    </style:style>
    <style:style style:name="P564" style:family="paragraph" style:parent-style-name="Standard">
      <style:text-properties officeooo:rsid="00144438" officeooo:paragraph-rsid="0072c664"/>
    </style:style>
    <style:style style:name="P565" style:family="paragraph" style:parent-style-name="Standard">
      <style:text-properties officeooo:rsid="00144438" officeooo:paragraph-rsid="007f1846"/>
    </style:style>
    <style:style style:name="P566" style:family="paragraph" style:parent-style-name="Standard">
      <style:text-properties officeooo:rsid="00144438" officeooo:paragraph-rsid="00837719"/>
    </style:style>
    <style:style style:name="P567" style:family="paragraph" style:parent-style-name="Standard">
      <style:text-properties officeooo:rsid="00144438" officeooo:paragraph-rsid="00873e2f"/>
    </style:style>
    <style:style style:name="P568" style:family="paragraph" style:parent-style-name="Standard">
      <style:text-properties officeooo:rsid="00144438" officeooo:paragraph-rsid="008badea"/>
    </style:style>
    <style:style style:name="P569" style:family="paragraph" style:parent-style-name="Standard">
      <style:text-properties officeooo:rsid="00144438" officeooo:paragraph-rsid="00919c10"/>
    </style:style>
    <style:style style:name="P570" style:family="paragraph" style:parent-style-name="Standard">
      <style:text-properties officeooo:rsid="00144438" officeooo:paragraph-rsid="00927e9f"/>
    </style:style>
    <style:style style:name="P571" style:family="paragraph" style:parent-style-name="Standard">
      <style:text-properties officeooo:rsid="00144438" officeooo:paragraph-rsid="0093feb5"/>
    </style:style>
    <style:style style:name="P572" style:family="paragraph" style:parent-style-name="Standard">
      <style:text-properties officeooo:rsid="00144438" officeooo:paragraph-rsid="00956dc1"/>
    </style:style>
    <style:style style:name="P573" style:family="paragraph" style:parent-style-name="Standard">
      <style:text-properties officeooo:rsid="00144438" officeooo:paragraph-rsid="009baa22"/>
    </style:style>
    <style:style style:name="P574" style:family="paragraph" style:parent-style-name="Standard">
      <style:text-properties officeooo:rsid="00144438" officeooo:paragraph-rsid="009f659a"/>
    </style:style>
    <style:style style:name="P575" style:family="paragraph" style:parent-style-name="Standard">
      <style:text-properties officeooo:rsid="00144438" officeooo:paragraph-rsid="00a0cc56"/>
    </style:style>
    <style:style style:name="P576" style:family="paragraph" style:parent-style-name="Standard">
      <style:text-properties officeooo:rsid="00144438" officeooo:paragraph-rsid="00a15688"/>
    </style:style>
    <style:style style:name="P577" style:family="paragraph" style:parent-style-name="Standard">
      <style:text-properties officeooo:rsid="00144438" officeooo:paragraph-rsid="00a33c07"/>
    </style:style>
    <style:style style:name="P578" style:family="paragraph" style:parent-style-name="Standard">
      <style:text-properties officeooo:rsid="00144438" officeooo:paragraph-rsid="00a57f23"/>
    </style:style>
    <style:style style:name="P579" style:family="paragraph" style:parent-style-name="Standard">
      <style:text-properties officeooo:rsid="00144438" officeooo:paragraph-rsid="00a7fdcd"/>
    </style:style>
    <style:style style:name="P580" style:family="paragraph" style:parent-style-name="Standard">
      <style:text-properties officeooo:rsid="00144438" officeooo:paragraph-rsid="00a9b3c9"/>
    </style:style>
    <style:style style:name="P581" style:family="paragraph" style:parent-style-name="Standard">
      <style:text-properties officeooo:rsid="00144438" officeooo:paragraph-rsid="00acd7a8"/>
    </style:style>
    <style:style style:name="P582" style:family="paragraph" style:parent-style-name="Standard">
      <style:text-properties officeooo:rsid="00144438" officeooo:paragraph-rsid="00af17d9"/>
    </style:style>
    <style:style style:name="P583" style:family="paragraph" style:parent-style-name="Standard">
      <style:text-properties officeooo:rsid="00144438" officeooo:paragraph-rsid="00b40b00"/>
    </style:style>
    <style:style style:name="P584" style:family="paragraph" style:parent-style-name="Standard">
      <style:text-properties officeooo:rsid="00144438" officeooo:paragraph-rsid="00b6c635"/>
    </style:style>
    <style:style style:name="P585" style:family="paragraph" style:parent-style-name="Standard">
      <style:text-properties officeooo:rsid="00144438" officeooo:paragraph-rsid="00ba6eaf"/>
    </style:style>
    <style:style style:name="P586" style:family="paragraph" style:parent-style-name="Standard">
      <style:text-properties officeooo:rsid="00144438" officeooo:paragraph-rsid="00bc147f"/>
    </style:style>
    <style:style style:name="P587" style:family="paragraph" style:parent-style-name="Standard">
      <style:text-properties officeooo:rsid="00144438" officeooo:paragraph-rsid="00c1e732"/>
    </style:style>
    <style:style style:name="P588" style:family="paragraph" style:parent-style-name="Standard">
      <style:text-properties officeooo:rsid="00144438" officeooo:paragraph-rsid="00c52df9"/>
    </style:style>
    <style:style style:name="P589" style:family="paragraph" style:parent-style-name="Standard">
      <style:text-properties officeooo:rsid="00144438" officeooo:paragraph-rsid="00c895f4"/>
    </style:style>
    <style:style style:name="P590" style:family="paragraph" style:parent-style-name="Standard">
      <style:text-properties officeooo:rsid="00144438" officeooo:paragraph-rsid="00cd7be7"/>
    </style:style>
    <style:style style:name="P591" style:family="paragraph" style:parent-style-name="Standard">
      <style:text-properties officeooo:rsid="00144438" officeooo:paragraph-rsid="00d102bd"/>
    </style:style>
    <style:style style:name="P592" style:family="paragraph" style:parent-style-name="Standard">
      <style:text-properties officeooo:paragraph-rsid="0014f2ea"/>
    </style:style>
    <style:style style:name="P593" style:family="paragraph" style:parent-style-name="Standard">
      <style:text-properties officeooo:paragraph-rsid="0017f99f"/>
    </style:style>
    <style:style style:name="P594" style:family="paragraph" style:parent-style-name="Standard">
      <style:text-properties officeooo:paragraph-rsid="0019ee0d"/>
    </style:style>
    <style:style style:name="P595" style:family="paragraph" style:parent-style-name="Standard">
      <style:text-properties officeooo:paragraph-rsid="001be3ec"/>
    </style:style>
    <style:style style:name="P596" style:family="paragraph" style:parent-style-name="Standard">
      <style:text-properties officeooo:paragraph-rsid="001f652f"/>
    </style:style>
    <style:style style:name="P597" style:family="paragraph" style:parent-style-name="Standard">
      <style:text-properties officeooo:paragraph-rsid="0020f4d2"/>
    </style:style>
    <style:style style:name="P598" style:family="paragraph" style:parent-style-name="Standard">
      <style:text-properties officeooo:paragraph-rsid="00210640"/>
    </style:style>
    <style:style style:name="P599" style:family="paragraph" style:parent-style-name="Standard">
      <style:text-properties officeooo:paragraph-rsid="0025578c"/>
    </style:style>
    <style:style style:name="P600" style:family="paragraph" style:parent-style-name="Standard">
      <style:text-properties officeooo:paragraph-rsid="0028bd5e"/>
    </style:style>
    <style:style style:name="P601" style:family="paragraph" style:parent-style-name="Standard">
      <style:text-properties officeooo:paragraph-rsid="002a5c8c"/>
    </style:style>
    <style:style style:name="P602" style:family="paragraph" style:parent-style-name="Standard">
      <style:text-properties officeooo:paragraph-rsid="002d6d99"/>
    </style:style>
    <style:style style:name="P603" style:family="paragraph" style:parent-style-name="Standard">
      <style:text-properties officeooo:rsid="002f6984" officeooo:paragraph-rsid="002f6984"/>
    </style:style>
    <style:style style:name="P604" style:family="paragraph" style:parent-style-name="Standard">
      <style:text-properties officeooo:paragraph-rsid="002fc551"/>
    </style:style>
    <style:style style:name="P605" style:family="paragraph" style:parent-style-name="Standard">
      <style:text-properties officeooo:paragraph-rsid="0031b2bf"/>
    </style:style>
    <style:style style:name="P606" style:family="paragraph" style:parent-style-name="Standard">
      <style:text-properties officeooo:paragraph-rsid="0031fb80"/>
    </style:style>
    <style:style style:name="P607" style:family="paragraph" style:parent-style-name="Standard">
      <style:text-properties officeooo:paragraph-rsid="0036ae72"/>
    </style:style>
    <style:style style:name="P608" style:family="paragraph" style:parent-style-name="Standard">
      <style:text-properties officeooo:paragraph-rsid="0038c64c"/>
    </style:style>
    <style:style style:name="P609" style:family="paragraph" style:parent-style-name="Standard">
      <style:text-properties officeooo:paragraph-rsid="003ad31e"/>
    </style:style>
    <style:style style:name="P610" style:family="paragraph" style:parent-style-name="Standard">
      <style:text-properties officeooo:paragraph-rsid="003d4114"/>
    </style:style>
    <style:style style:name="P611" style:family="paragraph" style:parent-style-name="Standard">
      <style:text-properties officeooo:paragraph-rsid="003f4537"/>
    </style:style>
    <style:style style:name="P612" style:family="paragraph" style:parent-style-name="Standard">
      <style:text-properties officeooo:paragraph-rsid="0040f6c5"/>
    </style:style>
    <style:style style:name="P613" style:family="paragraph" style:parent-style-name="Standard">
      <style:text-properties officeooo:paragraph-rsid="00410bdb"/>
    </style:style>
    <style:style style:name="P614" style:family="paragraph" style:parent-style-name="Standard">
      <style:text-properties officeooo:paragraph-rsid="00421853"/>
    </style:style>
    <style:style style:name="P615" style:family="paragraph" style:parent-style-name="Standard">
      <style:text-properties officeooo:paragraph-rsid="0043ddeb"/>
    </style:style>
    <style:style style:name="P616" style:family="paragraph" style:parent-style-name="Standard">
      <style:text-properties officeooo:paragraph-rsid="004715c9"/>
    </style:style>
    <style:style style:name="P617" style:family="paragraph" style:parent-style-name="Standard">
      <style:text-properties officeooo:paragraph-rsid="0047809a"/>
    </style:style>
    <style:style style:name="P618" style:family="paragraph" style:parent-style-name="Standard">
      <style:text-properties officeooo:paragraph-rsid="004cdb56"/>
    </style:style>
    <style:style style:name="P619" style:family="paragraph" style:parent-style-name="Standard">
      <style:text-properties officeooo:paragraph-rsid="004f88f9"/>
    </style:style>
    <style:style style:name="P620" style:family="paragraph" style:parent-style-name="Standard">
      <style:text-properties officeooo:paragraph-rsid="00508d17"/>
    </style:style>
    <style:style style:name="P621" style:family="paragraph" style:parent-style-name="Standard">
      <style:text-properties officeooo:rsid="00508d17" officeooo:paragraph-rsid="00508d17"/>
    </style:style>
    <style:style style:name="P622" style:family="paragraph" style:parent-style-name="Standard">
      <style:text-properties officeooo:rsid="00508d17" officeooo:paragraph-rsid="00532fb5"/>
    </style:style>
    <style:style style:name="P623" style:family="paragraph" style:parent-style-name="Standard">
      <style:text-properties officeooo:rsid="00508d17" officeooo:paragraph-rsid="005538c6"/>
    </style:style>
    <style:style style:name="P624" style:family="paragraph" style:parent-style-name="Standard">
      <style:text-properties officeooo:rsid="00508d17" officeooo:paragraph-rsid="006e00d3"/>
    </style:style>
    <style:style style:name="P625" style:family="paragraph" style:parent-style-name="Standard">
      <style:text-properties officeooo:rsid="00508d17" officeooo:paragraph-rsid="00a7fdcd"/>
    </style:style>
    <style:style style:name="P626" style:family="paragraph" style:parent-style-name="Standard">
      <style:text-properties officeooo:paragraph-rsid="00532fb5"/>
    </style:style>
    <style:style style:name="P627" style:family="paragraph" style:parent-style-name="Standard">
      <style:text-properties officeooo:paragraph-rsid="005538c6"/>
    </style:style>
    <style:style style:name="P628" style:family="paragraph" style:parent-style-name="Standard">
      <style:text-properties officeooo:paragraph-rsid="006e00d3"/>
    </style:style>
    <style:style style:name="P629" style:family="paragraph" style:parent-style-name="Standard">
      <style:text-properties officeooo:paragraph-rsid="0070927e"/>
    </style:style>
    <style:style style:name="P630" style:family="paragraph" style:parent-style-name="Standard">
      <style:text-properties officeooo:paragraph-rsid="0070e7af"/>
    </style:style>
    <style:style style:name="P631" style:family="paragraph" style:parent-style-name="Standard">
      <style:text-properties fo:font-weight="normal" officeooo:rsid="0072c664" officeooo:paragraph-rsid="0072c664" style:font-weight-asian="normal" style:font-weight-complex="normal"/>
    </style:style>
    <style:style style:name="P632" style:family="paragraph" style:parent-style-name="Standard">
      <style:text-properties fo:font-weight="normal" officeooo:rsid="0072c664" officeooo:paragraph-rsid="007f1846" style:font-weight-asian="normal" style:font-weight-complex="normal"/>
    </style:style>
    <style:style style:name="P633" style:family="paragraph" style:parent-style-name="Standard">
      <style:text-properties fo:font-weight="normal" officeooo:rsid="0072c664" officeooo:paragraph-rsid="00837719" style:font-weight-asian="normal" style:font-weight-complex="normal"/>
    </style:style>
    <style:style style:name="P634" style:family="paragraph" style:parent-style-name="Standard">
      <style:text-properties fo:font-weight="normal" officeooo:rsid="0072c664" officeooo:paragraph-rsid="00873e2f" style:font-weight-asian="normal" style:font-weight-complex="normal"/>
    </style:style>
    <style:style style:name="P635" style:family="paragraph" style:parent-style-name="Standard">
      <style:text-properties fo:font-weight="normal" officeooo:rsid="0072c664" officeooo:paragraph-rsid="00919c10" style:font-weight-asian="normal" style:font-weight-complex="normal"/>
    </style:style>
    <style:style style:name="P636" style:family="paragraph" style:parent-style-name="Standard">
      <style:text-properties fo:font-weight="normal" officeooo:rsid="0072c664" officeooo:paragraph-rsid="00c52df9" style:font-weight-asian="normal" style:font-weight-complex="normal"/>
    </style:style>
    <style:style style:name="P637" style:family="paragraph" style:parent-style-name="Standard">
      <style:text-properties fo:font-weight="normal" officeooo:rsid="0072c664" officeooo:paragraph-rsid="00c895f4" style:font-weight-asian="normal" style:font-weight-complex="normal"/>
    </style:style>
    <style:style style:name="P638" style:family="paragraph" style:parent-style-name="Standard">
      <style:text-properties fo:font-weight="normal" officeooo:rsid="008badea" officeooo:paragraph-rsid="008badea" style:font-weight-asian="normal" style:font-weight-complex="normal"/>
    </style:style>
    <style:style style:name="P639" style:family="paragraph" style:parent-style-name="Standard">
      <style:text-properties fo:font-weight="normal" officeooo:rsid="00927e9f" officeooo:paragraph-rsid="00927e9f" style:font-weight-asian="normal" style:font-weight-complex="normal"/>
    </style:style>
    <style:style style:name="P640" style:family="paragraph" style:parent-style-name="Standard">
      <style:text-properties fo:font-weight="normal" officeooo:rsid="00927e9f" officeooo:paragraph-rsid="0093feb5" style:font-weight-asian="normal" style:font-weight-complex="normal"/>
    </style:style>
    <style:style style:name="P641" style:family="paragraph" style:parent-style-name="Standard">
      <style:text-properties fo:font-weight="normal" officeooo:rsid="00927e9f" officeooo:paragraph-rsid="00956dc1" style:font-weight-asian="normal" style:font-weight-complex="normal"/>
    </style:style>
    <style:style style:name="P642" style:family="paragraph" style:parent-style-name="Standard">
      <style:text-properties fo:font-weight="normal" officeooo:rsid="00927e9f" officeooo:paragraph-rsid="009baa22" style:font-weight-asian="normal" style:font-weight-complex="normal"/>
    </style:style>
    <style:style style:name="P643" style:family="paragraph" style:parent-style-name="Standard">
      <style:text-properties fo:font-weight="normal" officeooo:rsid="00927e9f" officeooo:paragraph-rsid="009f659a" style:font-weight-asian="normal" style:font-weight-complex="normal"/>
    </style:style>
    <style:style style:name="P644" style:family="paragraph" style:parent-style-name="Standard">
      <style:text-properties fo:font-weight="normal" officeooo:rsid="00927e9f" officeooo:paragraph-rsid="00a0cc56" style:font-weight-asian="normal" style:font-weight-complex="normal"/>
    </style:style>
    <style:style style:name="P645" style:family="paragraph" style:parent-style-name="Standard">
      <style:text-properties fo:font-weight="normal" officeooo:rsid="00927e9f" officeooo:paragraph-rsid="00a15688" style:font-weight-asian="normal" style:font-weight-complex="normal"/>
    </style:style>
    <style:style style:name="P646" style:family="paragraph" style:parent-style-name="Standard">
      <style:text-properties fo:font-weight="normal" officeooo:rsid="00927e9f" officeooo:paragraph-rsid="00a4c9e2" style:font-weight-asian="normal" style:font-weight-complex="normal"/>
    </style:style>
    <style:style style:name="P647" style:family="paragraph" style:parent-style-name="Standard">
      <style:text-properties fo:font-weight="normal" officeooo:rsid="00927e9f" officeooo:paragraph-rsid="00a57f23" style:font-weight-asian="normal" style:font-weight-complex="normal"/>
    </style:style>
    <style:style style:name="P648" style:family="paragraph" style:parent-style-name="Standard">
      <style:text-properties fo:font-weight="normal" officeooo:rsid="00927e9f" officeooo:paragraph-rsid="00a9b3c9" style:font-weight-asian="normal" style:font-weight-complex="normal"/>
    </style:style>
    <style:style style:name="P649" style:family="paragraph" style:parent-style-name="Standard">
      <style:text-properties fo:font-weight="normal" officeooo:rsid="00927e9f" officeooo:paragraph-rsid="00acd7a8" style:font-weight-asian="normal" style:font-weight-complex="normal"/>
    </style:style>
    <style:style style:name="P650" style:family="paragraph" style:parent-style-name="Standard">
      <style:text-properties fo:font-weight="normal" officeooo:rsid="00b40b00" officeooo:paragraph-rsid="00b40b00" style:font-weight-asian="normal" style:font-weight-complex="normal"/>
    </style:style>
    <style:style style:name="P651" style:family="paragraph" style:parent-style-name="Standard">
      <style:text-properties fo:font-weight="normal" officeooo:rsid="00b6c635" officeooo:paragraph-rsid="00b6c635" style:font-weight-asian="normal" style:font-weight-complex="normal"/>
    </style:style>
    <style:style style:name="P652" style:family="paragraph" style:parent-style-name="Standard">
      <style:text-properties fo:font-weight="normal" officeooo:rsid="00bc147f" officeooo:paragraph-rsid="00bc147f" style:font-weight-asian="normal" style:font-weight-complex="normal"/>
    </style:style>
    <style:style style:name="P653" style:family="paragraph" style:parent-style-name="Standard">
      <style:text-properties fo:font-weight="normal" officeooo:rsid="00bc147f" officeooo:paragraph-rsid="00c1e732" style:font-weight-asian="normal" style:font-weight-complex="normal"/>
    </style:style>
    <style:style style:name="P654" style:family="paragraph" style:parent-style-name="Standard">
      <style:text-properties fo:font-weight="normal" officeooo:rsid="00cd7be7" officeooo:paragraph-rsid="00cd7be7" style:font-weight-asian="normal" style:font-weight-complex="normal"/>
    </style:style>
    <style:style style:name="P655" style:family="paragraph" style:parent-style-name="Standard">
      <style:text-properties fo:font-weight="normal" officeooo:rsid="00cd7be7" officeooo:paragraph-rsid="00d102bd" style:font-weight-asian="normal" style:font-weight-complex="normal"/>
    </style:style>
    <style:style style:name="P656" style:family="paragraph" style:parent-style-name="Standard">
      <style:text-properties fo:font-weight="normal" officeooo:rsid="00ce6b2d" officeooo:paragraph-rsid="00ce6b2d" style:font-weight-asian="normal" style:font-weight-complex="normal"/>
    </style:style>
    <style:style style:name="P657" style:family="paragraph" style:parent-style-name="Standard">
      <style:text-properties officeooo:paragraph-rsid="0072c664"/>
    </style:style>
    <style:style style:name="P658" style:family="paragraph" style:parent-style-name="Standard">
      <style:text-properties officeooo:paragraph-rsid="007f1846"/>
    </style:style>
    <style:style style:name="P659" style:family="paragraph" style:parent-style-name="Standard">
      <style:text-properties officeooo:paragraph-rsid="00837719"/>
    </style:style>
    <style:style style:name="P660" style:family="paragraph" style:parent-style-name="Standard">
      <style:text-properties officeooo:paragraph-rsid="008badea"/>
    </style:style>
    <style:style style:name="P661" style:family="paragraph" style:parent-style-name="Standard">
      <style:text-properties officeooo:paragraph-rsid="00873e2f"/>
    </style:style>
    <style:style style:name="P662" style:family="paragraph" style:parent-style-name="Standard">
      <style:text-properties officeooo:paragraph-rsid="00919c10"/>
    </style:style>
    <style:style style:name="P663" style:family="paragraph" style:parent-style-name="Standard">
      <style:text-properties officeooo:paragraph-rsid="00927e9f"/>
    </style:style>
    <style:style style:name="P664" style:family="paragraph" style:parent-style-name="Standard">
      <style:text-properties officeooo:paragraph-rsid="0093feb5"/>
    </style:style>
    <style:style style:name="P665" style:family="paragraph" style:parent-style-name="Standard">
      <style:text-properties officeooo:paragraph-rsid="00956dc1"/>
    </style:style>
    <style:style style:name="P666" style:family="paragraph" style:parent-style-name="Standard">
      <style:text-properties officeooo:paragraph-rsid="009baa22"/>
    </style:style>
    <style:style style:name="P667" style:family="paragraph" style:parent-style-name="Standard">
      <style:text-properties officeooo:paragraph-rsid="009f659a"/>
    </style:style>
    <style:style style:name="P668" style:family="paragraph" style:parent-style-name="Standard">
      <style:text-properties officeooo:paragraph-rsid="00a0cc56"/>
    </style:style>
    <style:style style:name="P669" style:family="paragraph" style:parent-style-name="Standard">
      <style:text-properties officeooo:paragraph-rsid="00a15688"/>
    </style:style>
    <style:style style:name="P670" style:family="paragraph" style:parent-style-name="Standard">
      <style:text-properties officeooo:paragraph-rsid="00a33c07"/>
    </style:style>
    <style:style style:name="P671" style:family="paragraph" style:parent-style-name="Standard">
      <style:text-properties officeooo:paragraph-rsid="00a57f23"/>
    </style:style>
    <style:style style:name="P672" style:family="paragraph" style:parent-style-name="Standard">
      <style:text-properties officeooo:paragraph-rsid="00a7fdcd"/>
    </style:style>
    <style:style style:name="P673" style:family="paragraph" style:parent-style-name="Standard">
      <style:text-properties officeooo:paragraph-rsid="00a9b3c9"/>
    </style:style>
    <style:style style:name="P674" style:family="paragraph" style:parent-style-name="Standard">
      <style:text-properties officeooo:paragraph-rsid="00acd7a8"/>
    </style:style>
    <style:style style:name="P675" style:family="paragraph" style:parent-style-name="Standard">
      <style:text-properties officeooo:paragraph-rsid="00af17d9"/>
    </style:style>
    <style:style style:name="P676" style:family="paragraph" style:parent-style-name="Standard">
      <style:text-properties officeooo:rsid="00af17d9" officeooo:paragraph-rsid="00af17d9"/>
    </style:style>
    <style:style style:name="P677" style:family="paragraph" style:parent-style-name="Standard">
      <style:text-properties officeooo:paragraph-rsid="00b40b00"/>
    </style:style>
    <style:style style:name="P678" style:family="paragraph" style:parent-style-name="Standard">
      <style:text-properties officeooo:paragraph-rsid="00b6c635"/>
    </style:style>
    <style:style style:name="P679" style:family="paragraph" style:parent-style-name="Standard">
      <style:text-properties officeooo:paragraph-rsid="00ba6eaf"/>
    </style:style>
    <style:style style:name="P680" style:family="paragraph" style:parent-style-name="Standard">
      <style:text-properties officeooo:paragraph-rsid="00bc147f"/>
    </style:style>
    <style:style style:name="P681" style:family="paragraph" style:parent-style-name="Standard">
      <style:text-properties officeooo:paragraph-rsid="00c1e732"/>
    </style:style>
    <style:style style:name="P68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68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68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68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d649"/>
    </style:style>
    <style:style style:name="P686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687" style:family="paragraph" style:parent-style-name="Standard">
      <style:text-properties officeooo:rsid="00c52df9" officeooo:paragraph-rsid="00c52df9"/>
    </style:style>
    <style:style style:name="P688" style:family="paragraph" style:parent-style-name="Standard">
      <style:text-properties officeooo:paragraph-rsid="00c52df9"/>
    </style:style>
    <style:style style:name="P689" style:family="paragraph" style:parent-style-name="Standard">
      <style:text-properties officeooo:paragraph-rsid="00c895f4"/>
    </style:style>
    <style:style style:name="P690" style:family="paragraph" style:parent-style-name="Table_20_Contents">
      <style:paragraph-properties fo:text-align="center" style:justify-single-word="false"/>
      <style:text-properties officeooo:rsid="00c895f4" officeooo:paragraph-rsid="00c895f4"/>
    </style:style>
    <style:style style:name="P691" style:family="paragraph" style:parent-style-name="Table_20_Contents">
      <style:paragraph-properties fo:text-align="center" style:justify-single-word="false"/>
      <style:text-properties officeooo:rsid="00c895f4" officeooo:paragraph-rsid="00ca0635"/>
    </style:style>
    <style:style style:name="P692" style:family="paragraph" style:parent-style-name="Table_20_Contents">
      <style:paragraph-properties fo:text-align="center" style:justify-single-word="false"/>
      <style:text-properties officeooo:rsid="00ca65e3" officeooo:paragraph-rsid="00ca65e3"/>
    </style:style>
    <style:style style:name="P693" style:family="paragraph" style:parent-style-name="Standard">
      <style:text-properties officeooo:paragraph-rsid="00cd7be7"/>
    </style:style>
    <style:style style:name="P694" style:family="paragraph" style:parent-style-name="Table_20_Contents">
      <style:paragraph-properties fo:text-align="center" style:justify-single-word="false"/>
      <style:text-properties officeooo:rsid="00cd7be7" officeooo:paragraph-rsid="00cd7be7"/>
    </style:style>
    <style:style style:name="P695" style:family="paragraph" style:parent-style-name="Table_20_Contents">
      <style:paragraph-properties fo:text-align="center" style:justify-single-word="false"/>
      <style:text-properties officeooo:rsid="00cd7be7" officeooo:paragraph-rsid="00d102bd"/>
    </style:style>
    <style:style style:name="P696" style:family="paragraph" style:parent-style-name="Table_20_Contents">
      <style:paragraph-properties fo:text-align="center" style:justify-single-word="false"/>
      <style:text-properties officeooo:rsid="00ce6b2d" officeooo:paragraph-rsid="00ce6b2d"/>
    </style:style>
    <style:style style:name="P697" style:family="paragraph" style:parent-style-name="Table_20_Contents">
      <style:paragraph-properties fo:text-align="center" style:justify-single-word="false"/>
      <style:text-properties officeooo:rsid="00ce6b2d" officeooo:paragraph-rsid="00d102bd"/>
    </style:style>
    <style:style style:name="P698" style:family="paragraph" style:parent-style-name="Table_20_Contents">
      <style:paragraph-properties fo:text-align="center" style:justify-single-word="false"/>
      <style:text-properties officeooo:rsid="00cf9e64" officeooo:paragraph-rsid="00cf9e64"/>
    </style:style>
    <style:style style:name="P699" style:family="paragraph" style:parent-style-name="Table_20_Contents">
      <style:paragraph-properties fo:text-align="center" style:justify-single-word="false"/>
      <style:text-properties officeooo:rsid="00cf9e64" officeooo:paragraph-rsid="00d102bd"/>
    </style:style>
    <style:style style:name="P700" style:family="paragraph" style:parent-style-name="Standard">
      <style:text-properties officeooo:paragraph-rsid="00d102bd"/>
    </style:style>
    <style:style style:name="P701" style:family="paragraph" style:parent-style-name="Table_20_Contents">
      <style:paragraph-properties fo:text-align="center" style:justify-single-word="false"/>
      <style:text-properties officeooo:rsid="00d26d8c" officeooo:paragraph-rsid="00d26d8c"/>
    </style:style>
    <style:style style:name="P702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703" style:family="paragraph" style:parent-style-name="Heading_20_1">
      <style:paragraph-properties fo:text-align="center" style:justify-single-word="false"/>
      <style:text-properties officeooo:paragraph-rsid="00058bb0"/>
    </style:style>
    <style:style style:name="P704" style:family="paragraph" style:parent-style-name="Heading_20_1">
      <style:paragraph-properties fo:text-align="center" style:justify-single-word="false"/>
    </style:style>
    <style:style style:name="P705" style:family="paragraph" style:parent-style-name="Heading_20_1">
      <style:paragraph-properties fo:text-align="center" style:justify-single-word="false"/>
      <style:text-properties officeooo:paragraph-rsid="0019ee0d"/>
    </style:style>
    <style:style style:name="P706" style:family="paragraph" style:parent-style-name="Heading_20_1">
      <style:paragraph-properties fo:text-align="center" style:justify-single-word="false"/>
      <style:text-properties officeooo:paragraph-rsid="001be3ec"/>
    </style:style>
    <style:style style:name="P707" style:family="paragraph" style:parent-style-name="Heading_20_1">
      <style:paragraph-properties fo:text-align="center" style:justify-single-word="false"/>
      <style:text-properties officeooo:paragraph-rsid="001f652f"/>
    </style:style>
    <style:style style:name="P708" style:family="paragraph" style:parent-style-name="Heading_20_1">
      <style:paragraph-properties fo:text-align="center" style:justify-single-word="false"/>
      <style:text-properties officeooo:paragraph-rsid="0070e7af"/>
    </style:style>
    <style:style style:name="P709" style:family="paragraph" style:parent-style-name="Heading_20_1">
      <style:paragraph-properties fo:text-align="center" style:justify-single-word="false"/>
      <style:text-properties officeooo:rsid="006f9e95" officeooo:paragraph-rsid="006f9e95"/>
    </style:style>
    <style:style style:name="P71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3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3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3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3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3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3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6e00d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3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a7fdc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3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0927e" officeooo:paragraph-rsid="0070927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3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2c66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3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f184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4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83771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4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c52d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4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73e2f" officeooo:paragraph-rsid="00873e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4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badea" officeooo:paragraph-rsid="008bade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4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011d3" officeooo:paragraph-rsid="00919c1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4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27e9f" officeooo:paragraph-rsid="00927e9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4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3fe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4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56dc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4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baa2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4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f65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5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0cc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5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15688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5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33c0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5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57f2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5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9b3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5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cd7a8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5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af17d9" officeooo:paragraph-rsid="00af17d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5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b40b00" officeooo:paragraph-rsid="00b40b0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5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b6c635" officeooo:paragraph-rsid="00b6c63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5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b6c635" officeooo:paragraph-rsid="00ba6e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6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b6c635" officeooo:paragraph-rsid="00bc147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6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c1e732" officeooo:paragraph-rsid="00c1e73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6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c895f4" officeooo:paragraph-rsid="00c895f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6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cd7be7" officeooo:paragraph-rsid="00cd7be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6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cd7be7" officeooo:paragraph-rsid="00d102b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65" style:family="paragraph" style:parent-style-name="Heading_20_1">
      <style:paragraph-properties fo:text-align="center" style:justify-single-word="false"/>
      <style:text-properties officeooo:rsid="00c52df9" officeooo:paragraph-rsid="00c52df9"/>
    </style:style>
    <style:style style:name="P766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767" style:family="paragraph" style:parent-style-name="Standard" style:list-style-name="L1">
      <style:text-properties officeooo:rsid="002f6984" officeooo:paragraph-rsid="002f698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fo:font-weight="bold" officeooo:rsid="00956dc1" style:font-weight-asian="bold" style:font-weight-complex="bold"/>
    </style:style>
    <style:style style:name="T5" style:family="text">
      <style:text-properties officeooo:rsid="000cf0bc"/>
    </style:style>
    <style:style style:name="T6" style:family="text">
      <style:text-properties officeooo:rsid="000f1b79"/>
    </style:style>
    <style:style style:name="T7" style:family="text">
      <style:text-properties officeooo:rsid="000fe27f"/>
    </style:style>
    <style:style style:name="T8" style:family="text">
      <style:text-properties officeooo:rsid="0014f2ea"/>
    </style:style>
    <style:style style:name="T9" style:family="text">
      <style:text-properties officeooo:rsid="0017f99f"/>
    </style:style>
    <style:style style:name="T10" style:family="text">
      <style:text-properties officeooo:rsid="0019ee0d"/>
    </style:style>
    <style:style style:name="T11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style:font-name="Liberation Sans" fo:font-size="18.2000007629395pt" fo:font-weight="bold" officeooo:rsid="0070e7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5" style:family="text">
      <style:text-properties officeooo:rsid="001aed5e"/>
    </style:style>
    <style:style style:name="T16" style:family="text">
      <style:text-properties officeooo:rsid="001be3ec"/>
    </style:style>
    <style:style style:name="T17" style:family="text">
      <style:text-properties officeooo:rsid="001c9f21"/>
    </style:style>
    <style:style style:name="T18" style:family="text">
      <style:text-properties officeooo:rsid="001db4e7"/>
    </style:style>
    <style:style style:name="T19" style:family="text">
      <style:text-properties officeooo:rsid="001f652f"/>
    </style:style>
    <style:style style:name="T20" style:family="text">
      <style:text-properties officeooo:rsid="0020c3b4"/>
    </style:style>
    <style:style style:name="T21" style:family="text">
      <style:text-properties officeooo:rsid="0020f4d2"/>
    </style:style>
    <style:style style:name="T22" style:family="text">
      <style:text-properties officeooo:rsid="00210640"/>
    </style:style>
    <style:style style:name="T23" style:family="text">
      <style:text-properties officeooo:rsid="00228da5"/>
    </style:style>
    <style:style style:name="T24" style:family="text">
      <style:text-properties officeooo:rsid="0022bd92"/>
    </style:style>
    <style:style style:name="T25" style:family="text">
      <style:text-properties officeooo:rsid="0025578c"/>
    </style:style>
    <style:style style:name="T26" style:family="text">
      <style:text-properties officeooo:rsid="0025acfd"/>
    </style:style>
    <style:style style:name="T27" style:family="text">
      <style:text-properties officeooo:rsid="00261459"/>
    </style:style>
    <style:style style:name="T28" style:family="text">
      <style:text-properties officeooo:rsid="0028bd5e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28bd5e" style:font-weight-asian="normal" style:font-weight-complex="normal"/>
    </style:style>
    <style:style style:name="T31" style:family="text">
      <style:text-properties fo:font-weight="normal" officeooo:rsid="002a5c8c" style:font-weight-asian="normal" style:font-weight-complex="normal"/>
    </style:style>
    <style:style style:name="T32" style:family="text">
      <style:text-properties fo:font-weight="normal" officeooo:rsid="002d6d99" style:font-weight-asian="normal" style:font-weight-complex="normal"/>
    </style:style>
    <style:style style:name="T33" style:family="text">
      <style:text-properties fo:font-weight="normal" officeooo:rsid="002f6984" style:font-weight-asian="normal" style:font-weight-complex="normal"/>
    </style:style>
    <style:style style:name="T34" style:family="text">
      <style:text-properties fo:font-weight="normal" officeooo:rsid="002fc551" style:font-weight-asian="normal" style:font-weight-complex="normal"/>
    </style:style>
    <style:style style:name="T35" style:family="text">
      <style:text-properties fo:font-weight="normal" officeooo:rsid="0031fb80" style:font-weight-asian="normal" style:font-weight-complex="normal"/>
    </style:style>
    <style:style style:name="T36" style:family="text">
      <style:text-properties fo:font-weight="normal" officeooo:rsid="0038c64c" style:font-weight-asian="normal" style:font-weight-complex="normal"/>
    </style:style>
    <style:style style:name="T37" style:family="text">
      <style:text-properties fo:font-weight="normal" officeooo:rsid="003d4114" style:font-weight-asian="normal" style:font-weight-complex="normal"/>
    </style:style>
    <style:style style:name="T38" style:family="text">
      <style:text-properties fo:font-weight="normal" officeooo:rsid="0050a661" style:font-weight-asian="normal" style:font-weight-complex="normal"/>
    </style:style>
    <style:style style:name="T39" style:family="text">
      <style:text-properties fo:font-weight="normal" officeooo:rsid="00514245" style:font-weight-asian="normal" style:font-weight-complex="normal"/>
    </style:style>
    <style:style style:name="T40" style:family="text">
      <style:text-properties fo:font-weight="normal" officeooo:rsid="00532fb5" style:font-weight-asian="normal" style:font-weight-complex="normal"/>
    </style:style>
    <style:style style:name="T41" style:family="text">
      <style:text-properties fo:font-weight="normal" officeooo:rsid="005538c6" style:font-weight-asian="normal" style:font-weight-complex="normal"/>
    </style:style>
    <style:style style:name="T42" style:family="text">
      <style:text-properties fo:font-weight="normal" officeooo:rsid="006e00d3" style:font-weight-asian="normal" style:font-weight-complex="normal"/>
    </style:style>
    <style:style style:name="T43" style:family="text">
      <style:text-properties fo:font-weight="normal" officeooo:rsid="00a7fdcd" style:font-weight-asian="normal" style:font-weight-complex="normal"/>
    </style:style>
    <style:style style:name="T44" style:family="text">
      <style:text-properties fo:font-weight="normal" officeooo:rsid="00ba6eaf" style:font-weight-asian="normal" style:font-weight-complex="normal"/>
    </style:style>
    <style:style style:name="T45" style:family="text">
      <style:text-properties officeooo:rsid="002a4e68"/>
    </style:style>
    <style:style style:name="T46" style:family="text">
      <style:text-properties officeooo:rsid="002a5c8c"/>
    </style:style>
    <style:style style:name="T47" style:family="text">
      <style:text-properties officeooo:rsid="002c9326"/>
    </style:style>
    <style:style style:name="T48" style:family="text">
      <style:text-properties officeooo:rsid="002d6d99"/>
    </style:style>
    <style:style style:name="T49" style:family="text">
      <style:text-properties officeooo:rsid="002dbb9e"/>
    </style:style>
    <style:style style:name="T50" style:family="text">
      <style:text-properties officeooo:rsid="002fc551"/>
    </style:style>
    <style:style style:name="T51" style:family="text">
      <style:text-properties officeooo:rsid="0031b2bf"/>
    </style:style>
    <style:style style:name="T52" style:family="text">
      <style:text-properties officeooo:rsid="0031fb80"/>
    </style:style>
    <style:style style:name="T53" style:family="text">
      <style:text-properties officeooo:rsid="0032ed09"/>
    </style:style>
    <style:style style:name="T54" style:family="text">
      <style:text-properties officeooo:rsid="0036ae72"/>
    </style:style>
    <style:style style:name="T55" style:family="text">
      <style:text-properties officeooo:rsid="0038c64c"/>
    </style:style>
    <style:style style:name="T56" style:family="text">
      <style:text-properties officeooo:rsid="003ad31e"/>
    </style:style>
    <style:style style:name="T57" style:family="text">
      <style:text-properties officeooo:rsid="003d4114"/>
    </style:style>
    <style:style style:name="T58" style:family="text">
      <style:text-properties officeooo:rsid="003f4537"/>
    </style:style>
    <style:style style:name="T59" style:family="text">
      <style:text-properties officeooo:rsid="00406f12"/>
    </style:style>
    <style:style style:name="T60" style:family="text">
      <style:text-properties officeooo:rsid="0040f6c5"/>
    </style:style>
    <style:style style:name="T61" style:family="text">
      <style:text-properties officeooo:rsid="00410bdb"/>
    </style:style>
    <style:style style:name="T62" style:family="text">
      <style:text-properties officeooo:rsid="00421853"/>
    </style:style>
    <style:style style:name="T63" style:family="text">
      <style:text-properties officeooo:rsid="0043ddeb"/>
    </style:style>
    <style:style style:name="T64" style:family="text">
      <style:text-properties officeooo:rsid="00453937"/>
    </style:style>
    <style:style style:name="T65" style:family="text">
      <style:text-properties officeooo:rsid="004715c9"/>
    </style:style>
    <style:style style:name="T66" style:family="text">
      <style:text-properties officeooo:rsid="0047809a"/>
    </style:style>
    <style:style style:name="T67" style:family="text">
      <style:text-properties officeooo:rsid="00497034"/>
    </style:style>
    <style:style style:name="T68" style:family="text">
      <style:text-properties officeooo:rsid="004ab94a"/>
    </style:style>
    <style:style style:name="T69" style:family="text">
      <style:text-properties officeooo:rsid="004b6a30"/>
    </style:style>
    <style:style style:name="T70" style:family="text">
      <style:text-properties officeooo:rsid="004cdb56"/>
    </style:style>
    <style:style style:name="T71" style:family="text">
      <style:text-properties officeooo:rsid="004de3f3"/>
    </style:style>
    <style:style style:name="T72" style:family="text">
      <style:text-properties officeooo:rsid="004f88f9"/>
    </style:style>
    <style:style style:name="T73" style:family="text">
      <style:text-properties officeooo:rsid="00508d17"/>
    </style:style>
    <style:style style:name="T74" style:family="text">
      <style:text-properties officeooo:rsid="0050a661"/>
    </style:style>
    <style:style style:name="T75" style:family="text">
      <style:text-properties officeooo:rsid="00514245"/>
    </style:style>
    <style:style style:name="T76" style:family="text">
      <style:text-properties officeooo:rsid="00532fb5"/>
    </style:style>
    <style:style style:name="T77" style:family="text">
      <style:text-properties officeooo:rsid="00538e75"/>
    </style:style>
    <style:style style:name="T78" style:family="text">
      <style:text-properties officeooo:rsid="005538c6"/>
    </style:style>
    <style:style style:name="T79" style:family="text">
      <style:text-properties officeooo:rsid="00564692"/>
    </style:style>
    <style:style style:name="T80" style:family="text">
      <style:text-properties officeooo:rsid="005d35be"/>
    </style:style>
    <style:style style:name="T81" style:family="text">
      <style:text-properties officeooo:rsid="005e5e33"/>
    </style:style>
    <style:style style:name="T82" style:family="text">
      <style:text-properties officeooo:rsid="005ef8ea"/>
    </style:style>
    <style:style style:name="T83" style:family="text">
      <style:text-properties officeooo:rsid="006ad649"/>
    </style:style>
    <style:style style:name="T84" style:family="text">
      <style:text-properties officeooo:rsid="006e00d3"/>
    </style:style>
    <style:style style:name="T85" style:family="text">
      <style:text-properties officeooo:rsid="006f40a7"/>
    </style:style>
    <style:style style:name="T86" style:family="text">
      <style:text-properties officeooo:rsid="0070927e"/>
    </style:style>
    <style:style style:name="T87" style:family="text">
      <style:text-properties officeooo:rsid="0072c664"/>
    </style:style>
    <style:style style:name="T88" style:family="text">
      <style:text-properties officeooo:rsid="0074d015"/>
    </style:style>
    <style:style style:name="T89" style:family="text">
      <style:text-properties officeooo:rsid="007f1846"/>
    </style:style>
    <style:style style:name="T90" style:family="text">
      <style:text-properties officeooo:rsid="008203af"/>
    </style:style>
    <style:style style:name="T91" style:family="text">
      <style:text-properties officeooo:rsid="00837719"/>
    </style:style>
    <style:style style:name="T92" style:family="text">
      <style:text-properties officeooo:rsid="00853f98"/>
    </style:style>
    <style:style style:name="T93" style:family="text">
      <style:text-properties officeooo:rsid="00873e2f"/>
    </style:style>
    <style:style style:name="T94" style:family="text">
      <style:text-properties officeooo:rsid="008741f6"/>
    </style:style>
    <style:style style:name="T95" style:family="text">
      <style:text-properties officeooo:rsid="0088e887"/>
    </style:style>
    <style:style style:name="T96" style:family="text">
      <style:text-properties officeooo:rsid="008a4a4c"/>
    </style:style>
    <style:style style:name="T97" style:family="text">
      <style:text-properties officeooo:rsid="008cf0bf"/>
    </style:style>
    <style:style style:name="T98" style:family="text">
      <style:text-properties officeooo:rsid="008d6c7f"/>
    </style:style>
    <style:style style:name="T99" style:family="text">
      <style:text-properties officeooo:rsid="008d7dd5"/>
    </style:style>
    <style:style style:name="T100" style:family="text">
      <style:text-properties officeooo:rsid="008f9406"/>
    </style:style>
    <style:style style:name="T101" style:family="text">
      <style:text-properties officeooo:rsid="009011d3"/>
    </style:style>
    <style:style style:name="T102" style:family="text">
      <style:text-properties officeooo:rsid="00919c10"/>
    </style:style>
    <style:style style:name="T103" style:family="text">
      <style:text-properties officeooo:rsid="00927e9f"/>
    </style:style>
    <style:style style:name="T104" style:family="text">
      <style:text-properties officeooo:rsid="0093feb5"/>
    </style:style>
    <style:style style:name="T105" style:family="text">
      <style:text-properties officeooo:rsid="00941f40"/>
    </style:style>
    <style:style style:name="T106" style:family="text">
      <style:text-properties officeooo:rsid="00956dc1"/>
    </style:style>
    <style:style style:name="T107" style:family="text">
      <style:text-properties officeooo:rsid="009baa22"/>
    </style:style>
    <style:style style:name="T108" style:family="text">
      <style:text-properties officeooo:rsid="009f659a"/>
    </style:style>
    <style:style style:name="T109" style:family="text">
      <style:text-properties officeooo:rsid="00a0cc56"/>
    </style:style>
    <style:style style:name="T110" style:family="text">
      <style:text-properties officeooo:rsid="00a15688"/>
    </style:style>
    <style:style style:name="T111" style:family="text">
      <style:text-properties officeooo:rsid="00a33c07"/>
    </style:style>
    <style:style style:name="T112" style:family="text">
      <style:text-properties officeooo:rsid="00a379e6"/>
    </style:style>
    <style:style style:name="T113" style:family="text">
      <style:text-properties officeooo:rsid="00a4c9e2"/>
    </style:style>
    <style:style style:name="T114" style:family="text">
      <style:text-properties officeooo:rsid="00a57f23"/>
    </style:style>
    <style:style style:name="T115" style:family="text">
      <style:text-properties officeooo:rsid="00a7fdcd"/>
    </style:style>
    <style:style style:name="T116" style:family="text">
      <style:text-properties officeooo:rsid="00a9b3c9"/>
    </style:style>
    <style:style style:name="T117" style:family="text">
      <style:text-properties officeooo:rsid="00ab99b3"/>
    </style:style>
    <style:style style:name="T118" style:family="text">
      <style:text-properties officeooo:rsid="00acd7a8"/>
    </style:style>
    <style:style style:name="T119" style:family="text">
      <style:text-properties officeooo:rsid="00b0f8d7"/>
    </style:style>
    <style:style style:name="T120" style:family="text">
      <style:text-properties officeooo:rsid="00b26d48"/>
    </style:style>
    <style:style style:name="T121" style:family="text">
      <style:text-properties officeooo:rsid="00b40b00"/>
    </style:style>
    <style:style style:name="T122" style:family="text">
      <style:text-properties officeooo:rsid="00b6c635"/>
    </style:style>
    <style:style style:name="T123" style:family="text">
      <style:text-properties officeooo:rsid="00ba6eaf"/>
    </style:style>
    <style:style style:name="T124" style:family="text">
      <style:text-properties officeooo:rsid="00bc147f"/>
    </style:style>
    <style:style style:name="T125" style:family="text">
      <style:text-properties officeooo:rsid="00bdc4cd"/>
    </style:style>
    <style:style style:name="T126" style:family="text">
      <style:text-properties officeooo:rsid="00c1e732"/>
    </style:style>
    <style:style style:name="T127" style:family="text">
      <style:text-properties officeooo:rsid="00c52df9"/>
    </style:style>
    <style:style style:name="T128" style:family="text">
      <style:text-properties officeooo:rsid="00c5e9aa"/>
    </style:style>
    <style:style style:name="T129" style:family="text">
      <style:text-properties officeooo:rsid="00c784e1"/>
    </style:style>
    <style:style style:name="T130" style:family="text">
      <style:text-properties officeooo:rsid="00c895f4"/>
    </style:style>
    <style:style style:name="T131" style:family="text">
      <style:text-properties officeooo:rsid="00ca0635"/>
    </style:style>
    <style:style style:name="T132" style:family="text">
      <style:text-properties officeooo:rsid="00cd7be7"/>
    </style:style>
    <style:style style:name="T133" style:family="text">
      <style:text-properties officeooo:rsid="00ca65e3"/>
    </style:style>
    <style:style style:name="T134" style:family="text">
      <style:text-properties officeooo:rsid="00ce6b2d"/>
    </style:style>
    <style:style style:name="T135" style:family="text">
      <style:text-properties officeooo:rsid="00cf9e64"/>
    </style:style>
    <style:style style:name="T136" style:family="text">
      <style:text-properties officeooo:rsid="00d102bd"/>
    </style:style>
    <style:style style:name="T137" style:family="text">
      <style:text-properties style:font-name="Liberation Serif" fo:font-size="12pt" officeooo:rsid="00d102bd" style:font-size-asian="12pt" style:font-size-complex="12pt"/>
    </style:style>
    <style:style style:name="T138" style:family="text">
      <style:text-properties style:font-name="Liberation Serif" fo:font-size="12pt" fo:font-weight="bold" officeooo:rsid="00c52df9" style:font-name-asian="Noto Sans CJK SC" style:font-size-asian="12pt" style:font-weight-asian="bold" style:font-name-complex="Droid Sans Devanagari" style:font-size-complex="12pt" style:font-weight-complex="bold"/>
    </style:style>
    <style:style style:name="T139" style:family="text">
      <style:text-properties style:font-name="Liberation Serif" fo:font-size="12pt" officeooo:rsid="00c52df9" style:font-name-asian="Noto Sans CJK SC" style:font-size-asian="12pt" style:font-name-complex="Droid Sans Devanagari" style:font-size-complex="12pt"/>
    </style:style>
    <style:style style:name="T140" style:family="text">
      <style:text-properties style:font-name="Liberation Serif" fo:font-size="12pt" officeooo:rsid="00d1a815" style:font-name-asian="Noto Sans CJK SC" style:font-size-asian="12pt" style:font-name-complex="Droid Sans Devanagari" style:font-size-complex="12pt"/>
    </style:style>
    <style:style style:name="T141" style:family="text">
      <style:text-properties officeooo:rsid="00d26d8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artphone to Fox communication protocol description</text:p>
      <text:p text:style-name="P1">by White Fossa aka Artyom Vetrov.</text:p>
      <text:p text:style-name="P1">License: AGPLv3+</text:p>
      <text:h text:style-name="P702" text:outline-level="1">Common packet format</text:h>
      <text:p text:style-name="P4">Exchange between smartphone and fox is made via Bluetooth-RFCOMM (i.e. via virtual UART).</text:p>
      <text:p text:style-name="P5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386679990384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Full packet length</text:p>
          </table:table-cell>
          <table:table-cell table:style-name="Table1.A1" office:value-type="string">
            <text:p text:style-name="P8">Payload</text:p>
          </table:table-cell>
          <table:table-cell table:style-name="Table1.D1" office:value-type="string">
            <text:p text:style-name="P8">CRC</text:p>
          </table:table-cell>
        </table:table-row>
        <table:table-row table:style-name="TableLine93866799927648">
          <table:table-cell table:style-name="Table1.A2" office:value-type="string">
            <text:p text:style-name="P8">Size</text:p>
          </table:table-cell>
          <table:table-cell table:style-name="Table1.A2" office:value-type="string">
            <text:p text:style-name="P3">1 byte</text:p>
          </table:table-cell>
          <table:table-cell table:style-name="Table1.A2" office:value-type="string">
            <text:p text:style-name="P3">1-59 bytes</text:p>
          </table:table-cell>
          <table:table-cell table:style-name="Table1.D2" office:value-type="string">
            <text:p text:style-name="P3">4 bytes</text:p>
          </table:table-cell>
        </table:table-row>
        <table:table-row table:style-name="TableLine93866799970480">
          <table:table-cell table:style-name="Table1.A2" office:value-type="string">
            <text:p text:style-name="P8">Description</text:p>
          </table:table-cell>
          <table:table-cell table:style-name="Table1.A2" office:value-type="string">
            <text:p text:style-name="P3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6">Just a payload, here can be anything.</text:p>
          </table:table-cell>
          <table:table-cell table:style-name="Table1.D2" office:value-type="string">
            <text:p text:style-name="P6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5"/>
      <text:p text:style-name="P7">Packets with wrong full length (i.e. not from [6-64] range) is discarded immediately.</text:p>
      <text:p text:style-name="P7">CRC32 is re-calculated on the receiving side after packet reception, packets with incorrect CRC is discarded too.</text:p>
      <text:h text:style-name="P703" text:outline-level="1">Payload type</text:h>
      <text:p text:style-name="P84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866799907216">
          <table:table-cell table:style-name="Table2.A1" office:value-type="string">
            <text:p text:style-name="P9">Payload type</text:p>
          </table:table-cell>
          <table:table-cell table:style-name="Table2.A1" office:value-type="string">
            <text:p text:style-name="P9">Description</text:p>
          </table:table-cell>
          <table:table-cell table:style-name="Table2.C1" office:value-type="string">
            <text:p text:style-name="P9">First byte value</text:p>
          </table:table-cell>
        </table:table-row>
        <table:table-row table:style-name="TableLine93866799989952">
          <table:table-cell table:style-name="Table2.A2" office:value-type="string">
            <text:p text:style-name="P83">Command to fox</text:p>
          </table:table-cell>
          <table:table-cell table:style-name="Table2.A2" office:value-type="string">
            <text:p text:style-name="P83">Command, issued by smartphone. This type of packet is always sen<text:span text:style-name="T7">t</text:span> by smartphone and never by the fox.</text:p>
          </table:table-cell>
          <table:table-cell table:style-name="Table2.C2" office:value-type="string">
            <text:p text:style-name="P83">0x00</text:p>
          </table:table-cell>
        </table:table-row>
        <table:table-row table:style-name="TableLine93866799992144">
          <table:table-cell table:style-name="Table2.A2" office:value-type="string">
            <text:p text:style-name="P83">Response to command</text:p>
          </table:table-cell>
          <table:table-cell table:style-name="Table2.A2" office:value-type="string">
            <text:p text:style-name="P83">Response to the command from smartphone. Can be sent only by the fox and only as a response to command.</text:p>
          </table:table-cell>
          <table:table-cell table:style-name="Table2.C2" office:value-type="string">
            <text:p text:style-name="P83">0x01</text:p>
          </table:table-cell>
        </table:table-row>
        <table:table-row table:style-name="TableLine93866799992960">
          <table:table-cell table:style-name="Table2.A2" office:value-type="string">
            <text:p text:style-name="P83">Event from fox</text:p>
          </table:table-cell>
          <table:table-cell table:style-name="Table2.A2" office:value-type="string">
            <text:p text:style-name="P83">Issued by fox when something is happened. Always issued without <text:s/><text:soft-page-break/>previous command.</text:p>
          </table:table-cell>
          <table:table-cell table:style-name="Table2.C2" office:value-type="string">
            <text:p text:style-name="P83">0x02</text:p>
          </table:table-cell>
        </table:table-row>
      </table:table>
      <text:p text:style-name="P84"/>
      <text:h text:style-name="P709" text:outline-level="1">Sleepmodes</text:h>
      <text:p text:style-name="P531">All commands with correct CRC reset sleepmodes timer, causing fox to remain active with display turned on. To avoid sleeping it is recommended to use “No operation” command.</text:p>
      <text:h text:style-name="P704" text:outline-level="1">Set date and time</text:h>
      <text:p text:style-name="P684">Issue this command to set <text:span text:style-name="T5">fox</text:span> date and time.</text:p>
      <text:p text:style-name="P75">This command will fail if fox is armed!</text:p>
      <text:p text:style-name="P682">Payload format:</text:p>
      <table:table table:name="Table3" table:style-name="Table3">
        <table:table-column table:style-name="Table3.A" table:number-columns-repeated="3"/>
        <table:table-row table:style-name="TableLine93866799977456">
          <table:table-cell table:style-name="Table3.A1" office:value-type="string">
            <text:p text:style-name="P10">Payload byte</text:p>
          </table:table-cell>
          <table:table-cell table:style-name="Table3.A1" office:value-type="string">
            <text:p text:style-name="P10">Value</text:p>
          </table:table-cell>
          <table:table-cell table:style-name="Table3.C1" office:value-type="string">
            <text:p text:style-name="P10">Description</text:p>
          </table:table-cell>
        </table:table-row>
        <table:table-row table:style-name="TableLine93866800030128">
          <table:table-cell table:style-name="Table3.A2" office:value-type="string">
            <text:p text:style-name="P85">0</text:p>
          </table:table-cell>
          <table:table-cell table:style-name="Table3.A2" office:value-type="string">
            <text:p text:style-name="P85">0x00</text:p>
          </table:table-cell>
          <table:table-cell table:style-name="Table3.C2" office:value-type="string">
            <text:p text:style-name="P85">Command to fox</text:p>
          </table:table-cell>
        </table:table-row>
        <table:table-row table:style-name="TableLine93866800031760">
          <table:table-cell table:style-name="Table3.A2" office:value-type="string">
            <text:p text:style-name="P85">1</text:p>
          </table:table-cell>
          <table:table-cell table:style-name="Table3.A2" office:value-type="string">
            <text:p text:style-name="P85">0x00</text:p>
          </table:table-cell>
          <table:table-cell table:style-name="Table3.C2" office:value-type="string">
            <text:p text:style-name="P85">Set date and time</text:p>
          </table:table-cell>
        </table:table-row>
        <table:table-row table:style-name="TableLine93866800032576">
          <table:table-cell table:style-name="Table3.A2" office:value-type="string">
            <text:p text:style-name="P148">2</text:p>
          </table:table-cell>
          <table:table-cell table:style-name="Table3.A2" office:value-type="string">
            <text:p text:style-name="P148">0-99</text:p>
          </table:table-cell>
          <table:table-cell table:style-name="Table3.C2" office:value-type="string">
            <text:p text:style-name="P148">Year of XXI century</text:p>
          </table:table-cell>
        </table:table-row>
        <table:table-row table:style-name="TableLine93866800033520">
          <table:table-cell table:style-name="Table3.A2" office:value-type="string">
            <text:p text:style-name="P148">3</text:p>
          </table:table-cell>
          <table:table-cell table:style-name="Table3.A2" office:value-type="string">
            <text:p text:style-name="P148">1-12</text:p>
          </table:table-cell>
          <table:table-cell table:style-name="Table3.C2" office:value-type="string">
            <text:p text:style-name="P148">Month (1 is January)</text:p>
          </table:table-cell>
        </table:table-row>
        <table:table-row table:style-name="TableLine93866800034576">
          <table:table-cell table:style-name="Table3.A2" office:value-type="string">
            <text:p text:style-name="P148">4</text:p>
          </table:table-cell>
          <table:table-cell table:style-name="Table3.A2" office:value-type="string">
            <text:p text:style-name="P148">1-31</text:p>
          </table:table-cell>
          <table:table-cell table:style-name="Table3.C2" office:value-type="string">
            <text:p text:style-name="P148">Day of month</text:p>
          </table:table-cell>
        </table:table-row>
        <table:table-row table:style-name="TableLine93866800035776">
          <table:table-cell table:style-name="Table3.A2" office:value-type="string">
            <text:p text:style-name="P148">5</text:p>
          </table:table-cell>
          <table:table-cell table:style-name="Table3.A2" office:value-type="string">
            <text:p text:style-name="P148">1-7</text:p>
          </table:table-cell>
          <table:table-cell table:style-name="Table3.C2" office:value-type="string">
            <text:p text:style-name="P148">Day of week (1 is Monday)</text:p>
          </table:table-cell>
        </table:table-row>
        <table:table-row table:style-name="TableLine93866800036752">
          <table:table-cell table:style-name="Table3.A2" office:value-type="string">
            <text:p text:style-name="P149">6</text:p>
          </table:table-cell>
          <table:table-cell table:style-name="Table3.A2" office:value-type="string">
            <text:p text:style-name="P149">0-23</text:p>
          </table:table-cell>
          <table:table-cell table:style-name="Table3.C2" office:value-type="string">
            <text:p text:style-name="P149">Hour</text:p>
          </table:table-cell>
        </table:table-row>
        <table:table-row table:style-name="TableLine93866800037728">
          <table:table-cell table:style-name="Table3.A2" office:value-type="string">
            <text:p text:style-name="P149">7</text:p>
          </table:table-cell>
          <table:table-cell table:style-name="Table3.A2" office:value-type="string">
            <text:p text:style-name="P149">0-59</text:p>
          </table:table-cell>
          <table:table-cell table:style-name="Table3.C2" office:value-type="string">
            <text:p text:style-name="P149">Minute</text:p>
          </table:table-cell>
        </table:table-row>
        <table:table-row table:style-name="TableLine93866800038624">
          <table:table-cell table:style-name="Table3.A2" office:value-type="string">
            <text:p text:style-name="P149">8</text:p>
          </table:table-cell>
          <table:table-cell table:style-name="Table3.A2" office:value-type="string">
            <text:p text:style-name="P149">0-59</text:p>
          </table:table-cell>
          <table:table-cell table:style-name="Table3.C2" office:value-type="string">
            <text:p text:style-name="P149">Second</text:p>
          </table:table-cell>
        </table:table-row>
      </table:table>
      <text:p text:style-name="P686">Total payload length: 9 bytes.</text:p>
      <text:p text:style-name="P683"/>
      <text:p text:style-name="P254">Fox will answer:</text:p>
      <table:table table:name="Table4" table:style-name="Table4">
        <table:table-column table:style-name="Table4.A" table:number-columns-repeated="3"/>
        <table:table-row table:style-name="TableLine93866800003120">
          <table:table-cell table:style-name="Table4.A1" office:value-type="string">
            <text:p text:style-name="P11">Payload byte</text:p>
          </table:table-cell>
          <table:table-cell table:style-name="Table4.A1" office:value-type="string">
            <text:p text:style-name="P11">Value</text:p>
          </table:table-cell>
          <table:table-cell table:style-name="Table4.C1" office:value-type="string">
            <text:p text:style-name="P11">Description</text:p>
          </table:table-cell>
        </table:table-row>
        <table:table-row table:style-name="TableLine93866800052192">
          <table:table-cell table:style-name="Table4.A2" office:value-type="string">
            <text:p text:style-name="P86">0</text:p>
          </table:table-cell>
          <table:table-cell table:style-name="Table4.A2" office:value-type="string">
            <text:p text:style-name="P150">0x01</text:p>
          </table:table-cell>
          <table:table-cell table:style-name="Table4.C2" office:value-type="string">
            <text:p text:style-name="P150">Response to command</text:p>
          </table:table-cell>
        </table:table-row>
        <table:table-row table:style-name="TableLine93866800053600">
          <table:table-cell table:style-name="Table4.A2" office:value-type="string">
            <text:p text:style-name="P274">1</text:p>
          </table:table-cell>
          <table:table-cell table:style-name="Table4.A2" office:value-type="string">
            <text:p text:style-name="P274">0x00</text:p>
          </table:table-cell>
          <table:table-cell table:style-name="Table4.C2" office:value-type="string">
            <text:p text:style-name="P274">Set date and time</text:p>
          </table:table-cell>
        </table:table-row>
        <table:table-row table:style-name="TableLine93866800054416">
          <table:table-cell table:style-name="Table4.A2" office:value-type="string">
            <text:p text:style-name="P274">2</text:p>
          </table:table-cell>
          <table:table-cell table:style-name="Table4.A2" office:value-type="string">
            <text:p text:style-name="P150">0x00 or 0x01</text:p>
          </table:table-cell>
          <table:table-cell table:style-name="Table4.C2" office:value-type="string">
            <text:p text:style-name="P151">Is successful?</text:p>
            <text:p text:style-name="P151">0x00 if successful,</text:p>
            <text:p text:style-name="P151">0x01 if not (for example <text:span text:style-name="T6">if time is incorrect</text:span>).</text:p>
          </table:table-cell>
        </table:table-row>
      </table:table>
      <text:p text:style-name="P532"/>
      <text:h text:style-name="P704" text:outline-level="1"><text:soft-page-break/>Set fox name</text:h>
      <text:p text:style-name="P533">Issue this command to set fox name. <text:span text:style-name="T1">Note, that setting name also update the bluetooth device name, so it is possible that new pairing will be required.</text:span></text:p>
      <text:p text:style-name="P76">This command will fail if fox is armed!</text:p>
      <text:p text:style-name="P73"/>
      <text:p text:style-name="P533">Payload format:</text:p>
      <table:table table:name="Таблица1" table:style-name="Таблица1">
        <table:table-column table:style-name="Таблица1.A" table:number-columns-repeated="3"/>
        <table:table-row table:style-name="TableLine93866800041216">
          <table:table-cell table:style-name="Таблица1.A1" office:value-type="string">
            <text:p text:style-name="P12">Payload byte</text:p>
          </table:table-cell>
          <table:table-cell table:style-name="Таблица1.A1" office:value-type="string">
            <text:p text:style-name="P12">Value</text:p>
          </table:table-cell>
          <table:table-cell table:style-name="Таблица1.C1" office:value-type="string">
            <text:p text:style-name="P12">Description</text:p>
          </table:table-cell>
        </table:table-row>
        <table:table-row table:style-name="TableLine93866800073616">
          <table:table-cell table:style-name="Таблица1.A2" office:value-type="string">
            <text:p text:style-name="P87">0</text:p>
          </table:table-cell>
          <table:table-cell table:style-name="Таблица1.A2" office:value-type="string">
            <text:p text:style-name="P87">0x00</text:p>
          </table:table-cell>
          <table:table-cell table:style-name="Таблица1.C2" office:value-type="string">
            <text:p text:style-name="P87">Command to fox</text:p>
          </table:table-cell>
        </table:table-row>
        <table:table-row table:style-name="TableLine93866800075120">
          <table:table-cell table:style-name="Таблица1.A2" office:value-type="string">
            <text:p text:style-name="P87">1</text:p>
          </table:table-cell>
          <table:table-cell table:style-name="Таблица1.A2" office:value-type="string">
            <text:p text:style-name="P87">0x0<text:span text:style-name="T8">1</text:span></text:p>
          </table:table-cell>
          <table:table-cell table:style-name="Таблица1.C2" office:value-type="string">
            <text:p text:style-name="P334">Set fox name</text:p>
          </table:table-cell>
        </table:table-row>
        <table:table-row table:style-name="TableLine93866800075936">
          <table:table-cell table:style-name="Таблица1.A2" office:value-type="string">
            <text:p text:style-name="P334">2</text:p>
          </table:table-cell>
          <table:table-cell table:style-name="Таблица1.A2" office:value-type="string">
            <text:p text:style-name="P334">1-32</text:p>
          </table:table-cell>
          <table:table-cell table:style-name="Таблица1.C2" office:value-type="string">
            <text:p text:style-name="P334">Name length</text:p>
          </table:table-cell>
        </table:table-row>
        <table:table-row table:style-name="TableLine93866800076880">
          <table:table-cell table:style-name="Таблица1.A2" office:value-type="string">
            <text:p text:style-name="P334">3-35</text:p>
          </table:table-cell>
          <table:table-cell table:style-name="Таблица1.A2" office:value-type="string">
            <text:p text:style-name="P334">Name bytes</text:p>
          </table:table-cell>
          <table:table-cell table:style-name="Таблица1.C2" office:value-type="string">
            <text:p text:style-name="P334">Fox name (without null termination)</text:p>
          </table:table-cell>
        </table:table-row>
      </table:table>
      <text:p text:style-name="P592"/>
      <text:p text:style-name="P214">Fox will answer:</text:p>
      <table:table table:name="Таблица2" table:style-name="Таблица2">
        <table:table-column table:style-name="Таблица2.A" table:number-columns-repeated="3"/>
        <table:table-row table:style-name="TableLine93866800059760">
          <table:table-cell table:style-name="Таблица2.A1" office:value-type="string">
            <text:p text:style-name="P13">Payload byte</text:p>
          </table:table-cell>
          <table:table-cell table:style-name="Таблица2.A1" office:value-type="string">
            <text:p text:style-name="P13">Value</text:p>
          </table:table-cell>
          <table:table-cell table:style-name="Таблица2.C1" office:value-type="string">
            <text:p text:style-name="P13">Description</text:p>
          </table:table-cell>
        </table:table-row>
        <table:table-row table:style-name="TableLine93866800093808">
          <table:table-cell table:style-name="Таблица2.A2" office:value-type="string">
            <text:p text:style-name="P88">0</text:p>
          </table:table-cell>
          <table:table-cell table:style-name="Таблица2.A2" office:value-type="string">
            <text:p text:style-name="P152">0x01</text:p>
          </table:table-cell>
          <table:table-cell table:style-name="Таблица2.C2" office:value-type="string">
            <text:p text:style-name="P152">Response to command</text:p>
          </table:table-cell>
        </table:table-row>
        <table:table-row table:style-name="TableLine93866800095376">
          <table:table-cell table:style-name="Таблица2.A2" office:value-type="string">
            <text:p text:style-name="P275">1</text:p>
          </table:table-cell>
          <table:table-cell table:style-name="Таблица2.A2" office:value-type="string">
            <text:p text:style-name="P275">0x0<text:span text:style-name="T9">1</text:span></text:p>
          </table:table-cell>
          <table:table-cell table:style-name="Таблица2.C2" office:value-type="string">
            <text:p text:style-name="P338">Set fox name</text:p>
          </table:table-cell>
        </table:table-row>
        <table:table-row table:style-name="TableLine93866800096192">
          <table:table-cell table:style-name="Таблица2.A2" office:value-type="string">
            <text:p text:style-name="P275">2</text:p>
          </table:table-cell>
          <table:table-cell table:style-name="Таблица2.A2" office:value-type="string">
            <text:p text:style-name="P152">0x00 or 0x01</text:p>
          </table:table-cell>
          <table:table-cell table:style-name="Таблица2.C2" office:value-type="string">
            <text:p text:style-name="P152">Is successful?</text:p>
            <text:p text:style-name="P152">0x00 if successful,</text:p>
            <text:p text:style-name="P152">0x01 if not (for example <text:span text:style-name="T6">if </text:span><text:span text:style-name="T9">name is too long</text:span>).</text:p>
          </table:table-cell>
        </table:table-row>
      </table:table>
      <text:p text:style-name="P593"/>
      <text:h text:style-name="P705" text:outline-level="1"><text:span text:style-name="T11">Get</text:span> fox name</text:h>
      <text:p text:style-name="P534">Issue this command to <text:span text:style-name="T10">g</text:span>et fox name.</text:p>
      <text:p text:style-name="P534"/>
      <text:p text:style-name="P534">Payload format:</text:p>
      <table:table table:name="Table5" table:style-name="Table5">
        <table:table-column table:style-name="Table5.A" table:number-columns-repeated="3"/>
        <table:table-row table:style-name="TableLine93866800080256">
          <table:table-cell table:style-name="Table5.A1" office:value-type="string">
            <text:p text:style-name="P14">Payload byte</text:p>
          </table:table-cell>
          <table:table-cell table:style-name="Table5.A1" office:value-type="string">
            <text:p text:style-name="P14">Value</text:p>
          </table:table-cell>
          <table:table-cell table:style-name="Table5.C1" office:value-type="string">
            <text:p text:style-name="P14">Description</text:p>
          </table:table-cell>
        </table:table-row>
        <table:table-row table:style-name="TableLine93866800111664">
          <table:table-cell table:style-name="Table5.A2" office:value-type="string">
            <text:p text:style-name="P89">0</text:p>
          </table:table-cell>
          <table:table-cell table:style-name="Table5.A2" office:value-type="string">
            <text:p text:style-name="P89">0x00</text:p>
          </table:table-cell>
          <table:table-cell table:style-name="Table5.C2" office:value-type="string">
            <text:p text:style-name="P89">Command to fox</text:p>
          </table:table-cell>
        </table:table-row>
        <table:table-row table:style-name="TableLine93866800113168"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89">0x0<text:span text:style-name="T10">2</text:span></text:p>
          </table:table-cell>
          <table:table-cell table:style-name="Table5.C2" office:value-type="string">
            <text:p text:style-name="P335"><text:span text:style-name="T10">G</text:span>et fox name</text:p>
          </table:table-cell>
        </table:table-row>
      </table:table>
      <text:p text:style-name="P594"/>
      <text:p text:style-name="P215">Fox will answer:</text:p>
      <table:table table:name="Table6" table:style-name="Table6">
        <table:table-column table:style-name="Table6.A" table:number-columns-repeated="3"/>
        <table:table-row table:style-name="TableLine93866800101760">
          <table:table-cell table:style-name="Table6.A1" office:value-type="string">
            <text:p text:style-name="P14">Payload byte</text:p>
          </table:table-cell>
          <table:table-cell table:style-name="Table6.A1" office:value-type="string">
            <text:p text:style-name="P14">Value</text:p>
          </table:table-cell>
          <table:table-cell table:style-name="Table6.C1" office:value-type="string">
            <text:p text:style-name="P14">Description</text:p>
          </table:table-cell>
        </table:table-row>
        <table:table-row table:style-name="TableLine93866800129728">
          <table:table-cell table:style-name="Table6.A2" office:value-type="string">
            <text:p text:style-name="P89">0</text:p>
          </table:table-cell>
          <table:table-cell table:style-name="Table6.A2" office:value-type="string">
            <text:p text:style-name="P153">0x01</text:p>
          </table:table-cell>
          <table:table-cell table:style-name="Table6.C2" office:value-type="string">
            <text:p text:style-name="P153">Response to command</text:p>
          </table:table-cell>
        </table:table-row>
        <table:table-row table:style-name="TableLine93866800131232">
          <table:table-cell table:style-name="Table6.A2" office:value-type="string">
            <text:p text:style-name="P276">1</text:p>
          </table:table-cell>
          <table:table-cell table:style-name="Table6.A2" office:value-type="string">
            <text:p text:style-name="P276">0x0<text:span text:style-name="T15">2</text:span></text:p>
          </table:table-cell>
          <table:table-cell table:style-name="Table6.C2" office:value-type="string">
            <text:p text:style-name="P339"><text:span text:style-name="T15">G</text:span>et fox name</text:p>
          </table:table-cell>
        </table:table-row>
        <table:table-row table:style-name="TableLine93866800132048">
          <table:table-cell table:style-name="Table6.A2" office:value-type="string">
            <text:p text:style-name="P276">2</text:p>
          </table:table-cell>
          <table:table-cell table:style-name="Table6.A2" office:value-type="string">
            <text:p text:style-name="P341">1-32</text:p>
          </table:table-cell>
          <table:table-cell table:style-name="Table6.C2" office:value-type="string">
            <text:p text:style-name="P341">Fox name length</text:p>
          </table:table-cell>
        </table:table-row>
        <table:table-row table:style-name="TableLine93866800132992">
          <table:table-cell table:style-name="Table6.A2" office:value-type="string">
            <text:p text:style-name="P343">3-35</text:p>
          </table:table-cell>
          <table:table-cell table:style-name="Table6.A2" office:value-type="string">
            <text:p text:style-name="P343">Name bytes</text:p>
          </table:table-cell>
          <table:table-cell table:style-name="Table6.C2" office:value-type="string">
            <text:p text:style-name="P336">Fox name (without null termination)</text:p>
          </table:table-cell>
        </table:table-row>
      </table:table>
      <text:p text:style-name="P594"><text:soft-page-break/></text:p>
      <text:h text:style-name="P706" text:outline-level="1"><text:span text:style-name="T11">Get</text:span> <text:span text:style-name="T12">profiles count</text:span></text:h>
      <text:p text:style-name="P535">Issue this command to <text:span text:style-name="T10">g</text:span>et <text:span text:style-name="T16">count of profiles inside a fox</text:span>.</text:p>
      <text:p text:style-name="P535"/>
      <text:p text:style-name="P535">Payload format:</text:p>
      <table:table table:name="Table7" table:style-name="Table7">
        <table:table-column table:style-name="Table7.A" table:number-columns-repeated="3"/>
        <table:table-row table:style-name="TableLine93866800115968">
          <table:table-cell table:style-name="Table7.A1" office:value-type="string">
            <text:p text:style-name="P15">Payload byte</text:p>
          </table:table-cell>
          <table:table-cell table:style-name="Table7.A1" office:value-type="string">
            <text:p text:style-name="P15">Value</text:p>
          </table:table-cell>
          <table:table-cell table:style-name="Table7.C1" office:value-type="string">
            <text:p text:style-name="P15">Description</text:p>
          </table:table-cell>
        </table:table-row>
        <table:table-row table:style-name="TableLine93866800149312">
          <table:table-cell table:style-name="Table7.A2" office:value-type="string">
            <text:p text:style-name="P90">0</text:p>
          </table:table-cell>
          <table:table-cell table:style-name="Table7.A2" office:value-type="string">
            <text:p text:style-name="P90">0x00</text:p>
          </table:table-cell>
          <table:table-cell table:style-name="Table7.C2" office:value-type="string">
            <text:p text:style-name="P90">Command to fox</text:p>
          </table:table-cell>
        </table:table-row>
        <table:table-row table:style-name="TableLine93866800150816">
          <table:table-cell table:style-name="Table7.A2" office:value-type="string">
            <text:p text:style-name="P90">1</text:p>
          </table:table-cell>
          <table:table-cell table:style-name="Table7.A2" office:value-type="string">
            <text:p text:style-name="P90">0x0<text:span text:style-name="T17">3</text:span></text:p>
          </table:table-cell>
          <table:table-cell table:style-name="Table7.C2" office:value-type="string">
            <text:p text:style-name="P345">Get profiles count</text:p>
          </table:table-cell>
        </table:table-row>
      </table:table>
      <text:p text:style-name="P595"/>
      <text:p text:style-name="P216">Fox will answer:</text:p>
      <table:table table:name="Table8" table:style-name="Table8">
        <table:table-column table:style-name="Table8.A" table:number-columns-repeated="3"/>
        <table:table-row table:style-name="TableLine93866800140928">
          <table:table-cell table:style-name="Table8.A1" office:value-type="string">
            <text:p text:style-name="P15">Payload byte</text:p>
          </table:table-cell>
          <table:table-cell table:style-name="Table8.A1" office:value-type="string">
            <text:p text:style-name="P15">Value</text:p>
          </table:table-cell>
          <table:table-cell table:style-name="Table8.C1" office:value-type="string">
            <text:p text:style-name="P15">Description</text:p>
          </table:table-cell>
        </table:table-row>
        <table:table-row table:style-name="TableLine93866800164944">
          <table:table-cell table:style-name="Table8.A2" office:value-type="string">
            <text:p text:style-name="P90">0</text:p>
          </table:table-cell>
          <table:table-cell table:style-name="Table8.A2" office:value-type="string">
            <text:p text:style-name="P154">0x01</text:p>
          </table:table-cell>
          <table:table-cell table:style-name="Table8.C2" office:value-type="string">
            <text:p text:style-name="P154">Response to command</text:p>
          </table:table-cell>
        </table:table-row>
        <table:table-row table:style-name="TableLine93866800166448">
          <table:table-cell table:style-name="Table8.A2" office:value-type="string">
            <text:p text:style-name="P277">1</text:p>
          </table:table-cell>
          <table:table-cell table:style-name="Table8.A2" office:value-type="string">
            <text:p text:style-name="P277">0x0<text:span text:style-name="T18">3</text:span></text:p>
          </table:table-cell>
          <table:table-cell table:style-name="Table8.C2" office:value-type="string">
            <text:p text:style-name="P346">Get profiles count</text:p>
          </table:table-cell>
        </table:table-row>
        <table:table-row table:style-name="TableLine93866800167264">
          <table:table-cell table:style-name="Table8.A2" office:value-type="string">
            <text:p text:style-name="P277">2</text:p>
          </table:table-cell>
          <table:table-cell table:style-name="Table8.A2" office:value-type="string">
            <text:p text:style-name="P346">1-255</text:p>
          </table:table-cell>
          <table:table-cell table:style-name="Table8.C2" office:value-type="string">
            <text:p text:style-name="P346">Profiles count</text:p>
          </table:table-cell>
        </table:table-row>
      </table:table>
      <text:p text:style-name="P595"/>
      <text:p text:style-name="P595"/>
      <text:h text:style-name="P707" text:outline-level="1"><text:span text:style-name="T11">Get</text:span> <text:span text:style-name="T13">profile</text:span> name</text:h>
      <text:p text:style-name="P536">Issue this command to <text:span text:style-name="T19">given profile</text:span> name.</text:p>
      <text:p text:style-name="P536"/>
      <text:p text:style-name="P536">Payload format:</text:p>
      <table:table table:name="Table9" table:style-name="Table9">
        <table:table-column table:style-name="Table9.A" table:number-columns-repeated="3"/>
        <table:table-row table:style-name="TableLine93866800153936">
          <table:table-cell table:style-name="Table9.A1" office:value-type="string">
            <text:p text:style-name="P16">Payload byte</text:p>
          </table:table-cell>
          <table:table-cell table:style-name="Table9.A1" office:value-type="string">
            <text:p text:style-name="P16">Value</text:p>
          </table:table-cell>
          <table:table-cell table:style-name="Table9.C1" office:value-type="string">
            <text:p text:style-name="P16">Description</text:p>
          </table:table-cell>
        </table:table-row>
        <table:table-row table:style-name="TableLine93866800188400">
          <table:table-cell table:style-name="Table9.A2" office:value-type="string">
            <text:p text:style-name="P91">0</text:p>
          </table:table-cell>
          <table:table-cell table:style-name="Table9.A2" office:value-type="string">
            <text:p text:style-name="P91">0x00</text:p>
          </table:table-cell>
          <table:table-cell table:style-name="Table9.C2" office:value-type="string">
            <text:p text:style-name="P91">Command to fox</text:p>
          </table:table-cell>
        </table:table-row>
        <table:table-row table:style-name="TableLine93866800189904">
          <table:table-cell table:style-name="Table9.A2" office:value-type="string">
            <text:p text:style-name="P91">1</text:p>
          </table:table-cell>
          <table:table-cell table:style-name="Table9.A2" office:value-type="string">
            <text:p text:style-name="P91">0x0<text:span text:style-name="T19">4</text:span></text:p>
          </table:table-cell>
          <table:table-cell table:style-name="Table9.C2" office:value-type="string">
            <text:p text:style-name="P337"><text:span text:style-name="T10">G</text:span>et <text:span text:style-name="T19">profile</text:span> name</text:p>
          </table:table-cell>
        </table:table-row>
        <table:table-row table:style-name="TableLine93866800190720">
          <table:table-cell table:style-name="Table9.A2" office:value-type="string">
            <text:p text:style-name="P347">2</text:p>
          </table:table-cell>
          <table:table-cell table:style-name="Table9.A2" office:value-type="string">
            <text:p text:style-name="P347">0-255</text:p>
          </table:table-cell>
          <table:table-cell table:style-name="Table9.C2" office:value-type="string">
            <text:p text:style-name="P347">Profile ID</text:p>
          </table:table-cell>
        </table:table-row>
      </table:table>
      <text:p text:style-name="P596"/>
      <text:p text:style-name="P217">Fox will answer:</text:p>
      <table:table table:name="Table10" table:style-name="Table10">
        <table:table-column table:style-name="Table10.A" table:number-columns-repeated="3"/>
        <table:table-row table:style-name="TableLine93866800176720">
          <table:table-cell table:style-name="Table10.A1" office:value-type="string">
            <text:p text:style-name="P16">Payload byte</text:p>
          </table:table-cell>
          <table:table-cell table:style-name="Table10.A1" office:value-type="string">
            <text:p text:style-name="P16">Value</text:p>
          </table:table-cell>
          <table:table-cell table:style-name="Table10.C1" office:value-type="string">
            <text:p text:style-name="P16">Description</text:p>
          </table:table-cell>
        </table:table-row>
        <table:table-row table:style-name="TableLine93866800219440">
          <table:table-cell table:style-name="Table10.A2" office:value-type="string">
            <text:p text:style-name="P91">0</text:p>
          </table:table-cell>
          <table:table-cell table:style-name="Table10.A2" office:value-type="string">
            <text:p text:style-name="P155">0x01</text:p>
          </table:table-cell>
          <table:table-cell table:style-name="Table10.C2" office:value-type="string">
            <text:p text:style-name="P155">Response to command</text:p>
          </table:table-cell>
        </table:table-row>
        <table:table-row table:style-name="TableLine93866800220944">
          <table:table-cell table:style-name="Table10.A2" office:value-type="string">
            <text:p text:style-name="P278">1</text:p>
          </table:table-cell>
          <table:table-cell table:style-name="Table10.A2" office:value-type="string">
            <text:p text:style-name="P278">0x0<text:span text:style-name="T19">4</text:span></text:p>
          </table:table-cell>
          <table:table-cell table:style-name="Table10.C2" office:value-type="string">
            <text:p text:style-name="P340"><text:span text:style-name="T15">G</text:span>et <text:span text:style-name="T19">profile name</text:span></text:p>
          </table:table-cell>
        </table:table-row>
        <table:table-row table:style-name="TableLine93866800221760">
          <table:table-cell table:style-name="Table10.A2" office:value-type="string">
            <text:p text:style-name="P347">2</text:p>
          </table:table-cell>
          <table:table-cell table:style-name="Table10.A2" office:value-type="string">
            <text:p text:style-name="P347">0x00 or 0x01</text:p>
          </table:table-cell>
          <table:table-cell table:style-name="Table10.C2" office:value-type="string">
            <text:p text:style-name="P155">Is successful?</text:p>
            <text:p text:style-name="P155">0x00 if successful,</text:p>
            <text:p text:style-name="P155">0x01 if not (<text:span text:style-name="T19">when profile ID is wrong</text:span>).</text:p>
          </table:table-cell>
        </table:table-row>
        <table:table-row table:style-name="TableLine93866800222624">
          <table:table-cell table:style-name="Table10.A2" office:value-type="string">
            <text:p text:style-name="P353">3</text:p>
          </table:table-cell>
          <table:table-cell table:style-name="Table10.A2" office:value-type="string">
            <text:p text:style-name="P353">0-255</text:p>
          </table:table-cell>
          <table:table-cell table:style-name="Table10.C2" office:value-type="string">
            <text:p text:style-name="P353">Profile ID</text:p>
          </table:table-cell>
        </table:table-row>
        <table:table-row table:style-name="TableLine93866800223440">
          <table:table-cell table:style-name="Table10.A2" office:value-type="string">
            <text:p text:style-name="P353">4</text:p>
          </table:table-cell>
          <table:table-cell table:style-name="Table10.A2" office:value-type="string">
            <text:p text:style-name="P347">1-16</text:p>
          </table:table-cell>
          <table:table-cell table:style-name="Table10.C2" office:value-type="string">
            <text:p text:style-name="P342"><text:span text:style-name="T19">Profile</text:span> name length <text:span text:style-name="T19">(have no meaning if not successful)</text:span></text:p>
          </table:table-cell>
        </table:table-row>
        <text:soft-page-break/>
        <table:table-row table:style-name="TableLine93866800224480">
          <table:table-cell table:style-name="Table10.A2" office:value-type="string">
            <text:p text:style-name="P344"><text:span text:style-name="T20">5</text:span>-<text:span text:style-name="T19">2</text:span><text:span text:style-name="T20">1</text:span></text:p>
          </table:table-cell>
          <table:table-cell table:style-name="Table10.A2" office:value-type="string">
            <text:p text:style-name="P344">Name bytes</text:p>
          </table:table-cell>
          <table:table-cell table:style-name="Table10.C2" office:value-type="string">
            <text:p text:style-name="P337"><text:span text:style-name="T19">Profile</text:span> name (without null termination)</text:p>
          </table:table-cell>
        </table:table-row>
      </table:table>
      <text:p text:style-name="P596"/>
      <text:h text:style-name="P710" text:outline-level="1">Add new profile</text:h>
      <text:p text:style-name="P537">Issue this command to <text:span text:style-name="T21">add a new profile</text:span>.</text:p>
      <text:p text:style-name="P77">This command will fail if fox is armed!</text:p>
      <text:p text:style-name="P537">Payload format:</text:p>
      <table:table table:name="Таблица3" table:style-name="Таблица3">
        <table:table-column table:style-name="Таблица3.A" table:number-columns-repeated="3"/>
        <table:table-row table:style-name="TableLine93866800226256">
          <table:table-cell table:style-name="Таблица3.A1" office:value-type="string">
            <text:p text:style-name="P17">Payload byte</text:p>
          </table:table-cell>
          <table:table-cell table:style-name="Таблица3.A1" office:value-type="string">
            <text:p text:style-name="P17">Value</text:p>
          </table:table-cell>
          <table:table-cell table:style-name="Таблица3.C1" office:value-type="string">
            <text:p text:style-name="P17">Description</text:p>
          </table:table-cell>
        </table:table-row>
        <table:table-row table:style-name="TableLine93866800239712">
          <table:table-cell table:style-name="Таблица3.A2" office:value-type="string">
            <text:p text:style-name="P92">0</text:p>
          </table:table-cell>
          <table:table-cell table:style-name="Таблица3.A2" office:value-type="string">
            <text:p text:style-name="P92">0x00</text:p>
          </table:table-cell>
          <table:table-cell table:style-name="Таблица3.C2" office:value-type="string">
            <text:p text:style-name="P92">Command to fox</text:p>
          </table:table-cell>
        </table:table-row>
        <table:table-row table:style-name="TableLine93866800241216">
          <table:table-cell table:style-name="Таблица3.A2" office:value-type="string">
            <text:p text:style-name="P92">1</text:p>
          </table:table-cell>
          <table:table-cell table:style-name="Таблица3.A2" office:value-type="string">
            <text:p text:style-name="P92">0x0<text:span text:style-name="T21">5</text:span></text:p>
          </table:table-cell>
          <table:table-cell table:style-name="Таблица3.C2" office:value-type="string">
            <text:p text:style-name="P354">Add profile</text:p>
          </table:table-cell>
        </table:table-row>
      </table:table>
      <text:p text:style-name="P597"/>
      <text:p text:style-name="P218">Fox will answer:</text:p>
      <table:table table:name="Таблица4" table:style-name="Таблица4">
        <table:table-column table:style-name="Таблица4.A" table:number-columns-repeated="3"/>
        <table:table-row table:style-name="TableLine93866800230016">
          <table:table-cell table:style-name="Таблица4.A1" office:value-type="string">
            <text:p text:style-name="P17">Payload byte</text:p>
          </table:table-cell>
          <table:table-cell table:style-name="Таблица4.A1" office:value-type="string">
            <text:p text:style-name="P17">Value</text:p>
          </table:table-cell>
          <table:table-cell table:style-name="Таблица4.C1" office:value-type="string">
            <text:p text:style-name="P17">Description</text:p>
          </table:table-cell>
        </table:table-row>
        <table:table-row table:style-name="TableLine93866800257632">
          <table:table-cell table:style-name="Таблица4.A2" office:value-type="string">
            <text:p text:style-name="P92">0</text:p>
          </table:table-cell>
          <table:table-cell table:style-name="Таблица4.A2" office:value-type="string">
            <text:p text:style-name="P156">0x01</text:p>
          </table:table-cell>
          <table:table-cell table:style-name="Таблица4.C2" office:value-type="string">
            <text:p text:style-name="P156">Response to command</text:p>
          </table:table-cell>
        </table:table-row>
        <table:table-row table:style-name="TableLine93866800259136">
          <table:table-cell table:style-name="Таблица4.A2" office:value-type="string">
            <text:p text:style-name="P279">1</text:p>
          </table:table-cell>
          <table:table-cell table:style-name="Таблица4.A2" office:value-type="string">
            <text:p text:style-name="P279">0x0<text:span text:style-name="T21">5</text:span></text:p>
          </table:table-cell>
          <table:table-cell table:style-name="Таблица4.C2" office:value-type="string">
            <text:p text:style-name="P354">Add profile</text:p>
          </table:table-cell>
        </table:table-row>
        <table:table-row table:style-name="TableLine93866800259952">
          <table:table-cell table:style-name="Таблица4.A2" office:value-type="string">
            <text:p text:style-name="P348">2</text:p>
          </table:table-cell>
          <table:table-cell table:style-name="Таблица4.A2" office:value-type="string">
            <text:p text:style-name="P348">0x00 or 0x01</text:p>
          </table:table-cell>
          <table:table-cell table:style-name="Таблица4.C2" office:value-type="string">
            <text:p text:style-name="P156">Is successful?</text:p>
            <text:p text:style-name="P156">0x00 if successful,</text:p>
            <text:p text:style-name="P156">0x01 if not (<text:span text:style-name="T21">when there is too much profiles</text:span>).</text:p>
          </table:table-cell>
        </table:table-row>
      </table:table>
      <text:p text:style-name="P597"/>
      <text:h text:style-name="P711" text:outline-level="1">Get current profile ID</text:h>
      <text:p text:style-name="P538">Issue this command to <text:span text:style-name="T22">get current profile ID</text:span></text:p>
      <text:p text:style-name="P538"/>
      <text:p text:style-name="P538">Payload format:</text:p>
      <table:table table:name="Table11" table:style-name="Table11">
        <table:table-column table:style-name="Table11.A" table:number-columns-repeated="3"/>
        <table:table-row table:style-name="TableLine93866800244336">
          <table:table-cell table:style-name="Table11.A1" office:value-type="string">
            <text:p text:style-name="P18">Payload byte</text:p>
          </table:table-cell>
          <table:table-cell table:style-name="Table11.A1" office:value-type="string">
            <text:p text:style-name="P18">Value</text:p>
          </table:table-cell>
          <table:table-cell table:style-name="Table11.C1" office:value-type="string">
            <text:p text:style-name="P18">Description</text:p>
          </table:table-cell>
        </table:table-row>
        <table:table-row table:style-name="TableLine93866800275712">
          <table:table-cell table:style-name="Table11.A2" office:value-type="string">
            <text:p text:style-name="P93">0</text:p>
          </table:table-cell>
          <table:table-cell table:style-name="Table11.A2" office:value-type="string">
            <text:p text:style-name="P93">0x00</text:p>
          </table:table-cell>
          <table:table-cell table:style-name="Table11.C2" office:value-type="string">
            <text:p text:style-name="P93">Command to fox</text:p>
          </table:table-cell>
        </table:table-row>
        <table:table-row table:style-name="TableLine93866800277216">
          <table:table-cell table:style-name="Table11.A2" office:value-type="string">
            <text:p text:style-name="P93">1</text:p>
          </table:table-cell>
          <table:table-cell table:style-name="Table11.A2" office:value-type="string">
            <text:p text:style-name="P93">0x0<text:span text:style-name="T23">6</text:span></text:p>
          </table:table-cell>
          <table:table-cell table:style-name="Table11.C2" office:value-type="string">
            <text:p text:style-name="P355">Get current profile ID</text:p>
          </table:table-cell>
        </table:table-row>
      </table:table>
      <text:p text:style-name="P598"/>
      <text:p text:style-name="P219">Fox will answer:</text:p>
      <table:table table:name="Table12" table:style-name="Table12">
        <table:table-column table:style-name="Table12.A" table:number-columns-repeated="3"/>
        <table:table-row table:style-name="TableLine93866800265904">
          <table:table-cell table:style-name="Table12.A1" office:value-type="string">
            <text:p text:style-name="P18">Payload byte</text:p>
          </table:table-cell>
          <table:table-cell table:style-name="Table12.A1" office:value-type="string">
            <text:p text:style-name="P18">Value</text:p>
          </table:table-cell>
          <table:table-cell table:style-name="Table12.C1" office:value-type="string">
            <text:p text:style-name="P18">Description</text:p>
          </table:table-cell>
        </table:table-row>
        <table:table-row table:style-name="TableLine93866800292112">
          <table:table-cell table:style-name="Table12.A2" office:value-type="string">
            <text:p text:style-name="P93">0</text:p>
          </table:table-cell>
          <table:table-cell table:style-name="Table12.A2" office:value-type="string">
            <text:p text:style-name="P157">0x01</text:p>
          </table:table-cell>
          <table:table-cell table:style-name="Table12.C2" office:value-type="string">
            <text:p text:style-name="P157">Response to command</text:p>
          </table:table-cell>
        </table:table-row>
        <table:table-row table:style-name="TableLine93866800293616">
          <table:table-cell table:style-name="Table12.A2" office:value-type="string">
            <text:p text:style-name="P280">1</text:p>
          </table:table-cell>
          <table:table-cell table:style-name="Table12.A2" office:value-type="string">
            <text:p text:style-name="P280">0x0<text:span text:style-name="T24">6</text:span></text:p>
          </table:table-cell>
          <table:table-cell table:style-name="Table12.C2" office:value-type="string">
            <text:p text:style-name="P356">Get current profile ID</text:p>
          </table:table-cell>
        </table:table-row>
        <table:table-row table:style-name="TableLine93866800294432">
          <table:table-cell table:style-name="Table12.A2" office:value-type="string">
            <text:p text:style-name="P349">2</text:p>
          </table:table-cell>
          <table:table-cell table:style-name="Table12.A2" office:value-type="string">
            <text:p text:style-name="P349">0-<text:span text:style-name="T24">255</text:span></text:p>
          </table:table-cell>
          <table:table-cell table:style-name="Table12.C2" office:value-type="string">
            <text:p text:style-name="P356">Current profile ID</text:p>
          </table:table-cell>
        </table:table-row>
      </table:table>
      <text:p text:style-name="P598"/>
      <text:h text:style-name="P712" text:outline-level="1"><text:soft-page-break/>Switch to profile</text:h>
      <text:p text:style-name="P539">Issue this command to <text:span text:style-name="T25">switch to given profile and load fox settings from it.</text:span></text:p>
      <text:p text:style-name="P78">This command will fail if fox is armed!</text:p>
      <text:p text:style-name="P539">Payload format:</text:p>
      <table:table table:name="Table13" table:style-name="Table13">
        <table:table-column table:style-name="Table13.A" table:number-columns-repeated="3"/>
        <table:table-row table:style-name="TableLine93866800280192">
          <table:table-cell table:style-name="Table13.A1" office:value-type="string">
            <text:p text:style-name="P19">Payload byte</text:p>
          </table:table-cell>
          <table:table-cell table:style-name="Table13.A1" office:value-type="string">
            <text:p text:style-name="P19">Value</text:p>
          </table:table-cell>
          <table:table-cell table:style-name="Table13.C1" office:value-type="string">
            <text:p text:style-name="P19">Description</text:p>
          </table:table-cell>
        </table:table-row>
        <table:table-row table:style-name="TableLine93866800312848">
          <table:table-cell table:style-name="Table13.A2" office:value-type="string">
            <text:p text:style-name="P94">0</text:p>
          </table:table-cell>
          <table:table-cell table:style-name="Table13.A2" office:value-type="string">
            <text:p text:style-name="P94">0x00</text:p>
          </table:table-cell>
          <table:table-cell table:style-name="Table13.C2" office:value-type="string">
            <text:p text:style-name="P94">Command to fox</text:p>
          </table:table-cell>
        </table:table-row>
        <table:table-row table:style-name="TableLine93866800314352">
          <table:table-cell table:style-name="Table13.A2" office:value-type="string">
            <text:p text:style-name="P94">1</text:p>
          </table:table-cell>
          <table:table-cell table:style-name="Table13.A2" office:value-type="string">
            <text:p text:style-name="P94">0x0<text:span text:style-name="T25">7</text:span></text:p>
          </table:table-cell>
          <table:table-cell table:style-name="Table13.C2" office:value-type="string">
            <text:p text:style-name="P357">Switch to profile</text:p>
          </table:table-cell>
        </table:table-row>
        <table:table-row table:style-name="TableLine93866800315168">
          <table:table-cell table:style-name="Table13.A2" office:value-type="string">
            <text:p text:style-name="P357">2</text:p>
          </table:table-cell>
          <table:table-cell table:style-name="Table13.A2" office:value-type="string">
            <text:p text:style-name="P357">0-255</text:p>
          </table:table-cell>
          <table:table-cell table:style-name="Table13.C2" office:value-type="string">
            <text:p text:style-name="P357">Profile ID to switch</text:p>
          </table:table-cell>
        </table:table-row>
      </table:table>
      <text:p text:style-name="P599"/>
      <text:p text:style-name="P220">Fox will answer:</text:p>
      <table:table table:name="Table14" table:style-name="Table14">
        <table:table-column table:style-name="Table14.A" table:number-columns-repeated="3"/>
        <table:table-row table:style-name="TableLine93866800301312">
          <table:table-cell table:style-name="Table14.A1" office:value-type="string">
            <text:p text:style-name="P17">Payload byte</text:p>
          </table:table-cell>
          <table:table-cell table:style-name="Table14.A1" office:value-type="string">
            <text:p text:style-name="P17">Value</text:p>
          </table:table-cell>
          <table:table-cell table:style-name="Table14.C1" office:value-type="string">
            <text:p text:style-name="P17">Description</text:p>
          </table:table-cell>
        </table:table-row>
        <table:table-row table:style-name="TableLine93866800331744">
          <table:table-cell table:style-name="Table14.A2" office:value-type="string">
            <text:p text:style-name="P92">0</text:p>
          </table:table-cell>
          <table:table-cell table:style-name="Table14.A2" office:value-type="string">
            <text:p text:style-name="P156">0x01</text:p>
          </table:table-cell>
          <table:table-cell table:style-name="Table14.C2" office:value-type="string">
            <text:p text:style-name="P156">Response to command</text:p>
          </table:table-cell>
        </table:table-row>
        <table:table-row table:style-name="TableLine93866800333248">
          <table:table-cell table:style-name="Table14.A2" office:value-type="string">
            <text:p text:style-name="P279">1</text:p>
          </table:table-cell>
          <table:table-cell table:style-name="Table14.A2" office:value-type="string">
            <text:p text:style-name="P279">0x0<text:span text:style-name="T26">7</text:span></text:p>
          </table:table-cell>
          <table:table-cell table:style-name="Table14.C2" office:value-type="string">
            <text:p text:style-name="P359">Switch to profile</text:p>
          </table:table-cell>
        </table:table-row>
        <table:table-row table:style-name="TableLine93866800334064">
          <table:table-cell table:style-name="Table14.A2" office:value-type="string">
            <text:p text:style-name="P348">2</text:p>
          </table:table-cell>
          <table:table-cell table:style-name="Table14.A2" office:value-type="string">
            <text:p text:style-name="P348">0x00 or 0x01</text:p>
          </table:table-cell>
          <table:table-cell table:style-name="Table14.C2" office:value-type="string">
            <text:p text:style-name="P156">Is successful?</text:p>
            <text:p text:style-name="P156">0x00 if successful,</text:p>
            <text:p text:style-name="P156">0x01 if not (<text:span text:style-name="T27">when profile ID is incorrect</text:span>).</text:p>
          </table:table-cell>
        </table:table-row>
      </table:table>
      <text:p text:style-name="P599"/>
      <text:h text:style-name="P713" text:outline-level="1">Set profile name</text:h>
      <text:p text:style-name="P540">Issue this command to <text:span text:style-name="T30">set current profile name.</text:span></text:p>
      <text:p text:style-name="P78">This command will fail if fox is armed!</text:p>
      <text:p text:style-name="P540">Payload format:</text:p>
      <table:table table:name="Table15" table:style-name="Table15">
        <table:table-column table:style-name="Table15.A" table:number-columns-repeated="3"/>
        <table:table-row table:style-name="TableLine93866800318432">
          <table:table-cell table:style-name="Table15.A1" office:value-type="string">
            <text:p text:style-name="P20">Payload byte</text:p>
          </table:table-cell>
          <table:table-cell table:style-name="Table15.A1" office:value-type="string">
            <text:p text:style-name="P20">Value</text:p>
          </table:table-cell>
          <table:table-cell table:style-name="Table15.C1" office:value-type="string">
            <text:p text:style-name="P20">Description</text:p>
          </table:table-cell>
        </table:table-row>
        <table:table-row table:style-name="TableLine93866800354800">
          <table:table-cell table:style-name="Table15.A2" office:value-type="string">
            <text:p text:style-name="P95">0</text:p>
          </table:table-cell>
          <table:table-cell table:style-name="Table15.A2" office:value-type="string">
            <text:p text:style-name="P95">0x00</text:p>
          </table:table-cell>
          <table:table-cell table:style-name="Table15.C2" office:value-type="string">
            <text:p text:style-name="P95">Command to fox</text:p>
          </table:table-cell>
        </table:table-row>
        <table:table-row table:style-name="TableLine93866800356304">
          <table:table-cell table:style-name="Table15.A2" office:value-type="string">
            <text:p text:style-name="P95">1</text:p>
          </table:table-cell>
          <table:table-cell table:style-name="Table15.A2" office:value-type="string">
            <text:p text:style-name="P95">0x0<text:span text:style-name="T28">8</text:span></text:p>
          </table:table-cell>
          <table:table-cell table:style-name="Table15.C2" office:value-type="string">
            <text:p text:style-name="P360">Set profile name</text:p>
          </table:table-cell>
        </table:table-row>
        <table:table-row table:style-name="TableLine93866800357120">
          <table:table-cell table:style-name="Table15.A2" office:value-type="string">
            <text:p text:style-name="P358">2</text:p>
          </table:table-cell>
          <table:table-cell table:style-name="Table15.A2" office:value-type="string">
            <text:p text:style-name="P360">1-16</text:p>
          </table:table-cell>
          <table:table-cell table:style-name="Table15.C2" office:value-type="string">
            <text:p text:style-name="P360">Profile name length</text:p>
          </table:table-cell>
        </table:table-row>
        <table:table-row table:style-name="TableLine93866800358064">
          <table:table-cell table:style-name="Table15.A2" office:value-type="string">
            <text:p text:style-name="P360">3-18</text:p>
          </table:table-cell>
          <table:table-cell table:style-name="Table15.A2" office:value-type="string">
            <text:p text:style-name="P360">Name bytes</text:p>
          </table:table-cell>
          <table:table-cell table:style-name="Table15.C2" office:value-type="string">
            <text:p text:style-name="P360">Profile name</text:p>
          </table:table-cell>
        </table:table-row>
      </table:table>
      <text:p text:style-name="P600"/>
      <text:p text:style-name="P221">Fox will answer:</text:p>
      <table:table table:name="Table16" table:style-name="Table16">
        <table:table-column table:style-name="Table16.A" table:number-columns-repeated="3"/>
        <table:table-row table:style-name="TableLine93866800340128">
          <table:table-cell table:style-name="Table16.A1" office:value-type="string">
            <text:p text:style-name="P20">Payload byte</text:p>
          </table:table-cell>
          <table:table-cell table:style-name="Table16.A1" office:value-type="string">
            <text:p text:style-name="P20">Value</text:p>
          </table:table-cell>
          <table:table-cell table:style-name="Table16.C1" office:value-type="string">
            <text:p text:style-name="P20">Description</text:p>
          </table:table-cell>
        </table:table-row>
        <table:table-row table:style-name="TableLine93866800374064">
          <table:table-cell table:style-name="Table16.A2" office:value-type="string">
            <text:p text:style-name="P95">0</text:p>
          </table:table-cell>
          <table:table-cell table:style-name="Table16.A2" office:value-type="string">
            <text:p text:style-name="P158">0x01</text:p>
          </table:table-cell>
          <table:table-cell table:style-name="Table16.C2" office:value-type="string">
            <text:p text:style-name="P158">Response to command</text:p>
          </table:table-cell>
        </table:table-row>
        <table:table-row table:style-name="TableLine93866800375568">
          <table:table-cell table:style-name="Table16.A2" office:value-type="string">
            <text:p text:style-name="P281">1</text:p>
          </table:table-cell>
          <table:table-cell table:style-name="Table16.A2" office:value-type="string">
            <text:p text:style-name="P281">0x0<text:span text:style-name="T45">8</text:span></text:p>
          </table:table-cell>
          <table:table-cell table:style-name="Table16.C2" office:value-type="string">
            <text:p text:style-name="P361">Set profile name</text:p>
          </table:table-cell>
        </table:table-row>
        <table:table-row table:style-name="TableLine93866800376384">
          <table:table-cell table:style-name="Table16.A2" office:value-type="string">
            <text:p text:style-name="P350">2</text:p>
          </table:table-cell>
          <table:table-cell table:style-name="Table16.A2" office:value-type="string">
            <text:p text:style-name="P350">0x00 or 0x01</text:p>
          </table:table-cell>
          <table:table-cell table:style-name="Table16.C2" office:value-type="string">
            <text:p text:style-name="P158">Is successful?</text:p>
            <text:p text:style-name="P158">0x00 if successful,</text:p>
            <text:p text:style-name="P158">0x01 if not (<text:span text:style-name="T45">if name length is incorrect</text:span>).</text:p>
          </table:table-cell>
        </table:table-row>
      </table:table>
      <text:p text:style-name="P600"><text:soft-page-break/></text:p>
      <text:h text:style-name="P714" text:outline-level="1">Get frequency</text:h>
      <text:p text:style-name="P541">Issue this command to <text:span text:style-name="T31">get fox frequency</text:span></text:p>
      <text:p text:style-name="P541"/>
      <text:p text:style-name="P541">Payload format:</text:p>
      <table:table table:name="Table17" table:style-name="Table17">
        <table:table-column table:style-name="Table17.A" table:number-columns-repeated="3"/>
        <table:table-row table:style-name="TableLine93866800361344">
          <table:table-cell table:style-name="Table17.A1" office:value-type="string">
            <text:p text:style-name="P21">Payload byte</text:p>
          </table:table-cell>
          <table:table-cell table:style-name="Table17.A1" office:value-type="string">
            <text:p text:style-name="P21">Value</text:p>
          </table:table-cell>
          <table:table-cell table:style-name="Table17.C1" office:value-type="string">
            <text:p text:style-name="P21">Description</text:p>
          </table:table-cell>
        </table:table-row>
        <table:table-row table:style-name="TableLine93866800392128">
          <table:table-cell table:style-name="Table17.A2" office:value-type="string">
            <text:p text:style-name="P96">0</text:p>
          </table:table-cell>
          <table:table-cell table:style-name="Table17.A2" office:value-type="string">
            <text:p text:style-name="P96">0x00</text:p>
          </table:table-cell>
          <table:table-cell table:style-name="Table17.C2" office:value-type="string">
            <text:p text:style-name="P96">Command to fox</text:p>
          </table:table-cell>
        </table:table-row>
        <table:table-row table:style-name="TableLine93866800393632">
          <table:table-cell table:style-name="Table17.A2" office:value-type="string">
            <text:p text:style-name="P96">1</text:p>
          </table:table-cell>
          <table:table-cell table:style-name="Table17.A2" office:value-type="string">
            <text:p text:style-name="P96">0x0<text:span text:style-name="T46">9</text:span></text:p>
          </table:table-cell>
          <table:table-cell table:style-name="Table17.C2" office:value-type="string">
            <text:p text:style-name="P362">Get frequency</text:p>
          </table:table-cell>
        </table:table-row>
      </table:table>
      <text:p text:style-name="P601"/>
      <text:p text:style-name="P222">Fox will answer:</text:p>
      <table:table table:name="Table18" table:style-name="Table18">
        <table:table-column table:style-name="Table18.A" table:number-columns-repeated="3"/>
        <table:table-row table:style-name="TableLine93866800382176">
          <table:table-cell table:style-name="Table18.A1" office:value-type="string">
            <text:p text:style-name="P21">Payload byte</text:p>
          </table:table-cell>
          <table:table-cell table:style-name="Table18.A1" office:value-type="string">
            <text:p text:style-name="P21">Value</text:p>
          </table:table-cell>
          <table:table-cell table:style-name="Table18.C1" office:value-type="string">
            <text:p text:style-name="P21">Description</text:p>
          </table:table-cell>
        </table:table-row>
        <table:table-row table:style-name="TableLine93866800419712">
          <table:table-cell table:style-name="Table18.A2" office:value-type="string">
            <text:p text:style-name="P96">0</text:p>
          </table:table-cell>
          <table:table-cell table:style-name="Table18.A2" office:value-type="string">
            <text:p text:style-name="P159">0x01</text:p>
          </table:table-cell>
          <table:table-cell table:style-name="Table18.C2" office:value-type="string">
            <text:p text:style-name="P159">Response to command</text:p>
          </table:table-cell>
        </table:table-row>
        <table:table-row table:style-name="TableLine93866800421216">
          <table:table-cell table:style-name="Table18.A2" office:value-type="string">
            <text:p text:style-name="P282">1</text:p>
          </table:table-cell>
          <table:table-cell table:style-name="Table18.A2" office:value-type="string">
            <text:p text:style-name="P282">0x0<text:span text:style-name="T46">9</text:span></text:p>
          </table:table-cell>
          <table:table-cell table:style-name="Table18.C2" office:value-type="string">
            <text:p text:style-name="P362">Get frequency</text:p>
          </table:table-cell>
        </table:table-row>
        <table:table-row table:style-name="TableLine93866800422032">
          <table:table-cell table:style-name="Table18.A2" office:value-type="string">
            <text:p text:style-name="P351">2</text:p>
          </table:table-cell>
          <table:table-cell table:style-name="Table18.A2" office:value-type="string">
            <text:p text:style-name="P351">0x00 or 0x01</text:p>
          </table:table-cell>
          <table:table-cell table:style-name="Table18.C2" office:value-type="string">
            <text:p text:style-name="P362">Is 144MHz?</text:p>
            <text:p text:style-name="P362">If 0x00 then fox in 3.5MHz range (80m), if 0x01 – then in 144MHz range (2m)</text:p>
          </table:table-cell>
        </table:table-row>
        <table:table-row table:style-name="TableLine93866800422896">
          <table:table-cell table:style-name="Table18.A2" office:value-type="string">
            <text:p text:style-name="P365">3-6</text:p>
          </table:table-cell>
          <table:table-cell table:style-name="Table18.A2" office:value-type="string">
            <text:p text:style-name="P365">uint32_t with frequency, <text:span text:style-name="T47">least</text:span> significant byte first</text:p>
          </table:table-cell>
          <table:table-cell table:style-name="Table18.C2" office:value-type="string">
            <text:p text:style-name="P365">Fox frequency in Hz</text:p>
          </table:table-cell>
        </table:table-row>
      </table:table>
      <text:p text:style-name="P601"/>
      <text:h text:style-name="P715" text:outline-level="1"><text:span text:style-name="T48">Set</text:span> frequency</text:h>
      <text:p text:style-name="P542">Issue this command to <text:span text:style-name="T32">set</text:span><text:span text:style-name="T31"> fox frequency.</text:span></text:p>
      <text:p text:style-name="P603"><text:span text:style-name="T31">A</text:span><text:span text:style-name="T29">llowed frequency ranges:</text:span></text:p>
      <text:list xml:id="list3797817761" text:style-name="L1">
        <text:list-item>
          <text:p text:style-name="P766">3500000 – 3650000 Hz for 3.5MHz range</text:p>
        </text:list-item>
        <text:list-item>
          <text:p text:style-name="P767"><text:span text:style-name="T33">1</text:span><text:span text:style-name="T29">44000000 – 146000000 Hz for 144MHz range</text:span></text:p>
        </text:list-item>
      </text:list>
      <text:p text:style-name="P78">This command will fail if fox is armed!</text:p>
      <text:p text:style-name="P542">Payload format:</text:p>
      <table:table table:name="Table19" table:style-name="Table19">
        <table:table-column table:style-name="Table19.A" table:number-columns-repeated="3"/>
        <table:table-row table:style-name="TableLine93866800193632">
          <table:table-cell table:style-name="Table19.A1" office:value-type="string">
            <text:p text:style-name="P22">Payload byte</text:p>
          </table:table-cell>
          <table:table-cell table:style-name="Table19.A1" office:value-type="string">
            <text:p text:style-name="P22">Value</text:p>
          </table:table-cell>
          <table:table-cell table:style-name="Table19.C1" office:value-type="string">
            <text:p text:style-name="P22">Description</text:p>
          </table:table-cell>
        </table:table-row>
        <table:table-row table:style-name="TableLine93866800466592">
          <table:table-cell table:style-name="Table19.A2" office:value-type="string">
            <text:p text:style-name="P97">0</text:p>
          </table:table-cell>
          <table:table-cell table:style-name="Table19.A2" office:value-type="string">
            <text:p text:style-name="P97">0x00</text:p>
          </table:table-cell>
          <table:table-cell table:style-name="Table19.C2" office:value-type="string">
            <text:p text:style-name="P97">Command to fox</text:p>
          </table:table-cell>
        </table:table-row>
        <table:table-row table:style-name="TableLine93866800468096">
          <table:table-cell table:style-name="Table19.A2" office:value-type="string">
            <text:p text:style-name="P97">1</text:p>
          </table:table-cell>
          <table:table-cell table:style-name="Table19.A2" office:value-type="string">
            <text:p text:style-name="P97">0x0<text:span text:style-name="T49">A</text:span></text:p>
          </table:table-cell>
          <table:table-cell table:style-name="Table19.C2" office:value-type="string">
            <text:p text:style-name="P363"><text:span text:style-name="T49">S</text:span>et frequency</text:p>
          </table:table-cell>
        </table:table-row>
        <table:table-row table:style-name="TableLine93866800468912">
          <table:table-cell table:style-name="Table19.A2" office:value-type="string">
            <text:p text:style-name="P367">2</text:p>
          </table:table-cell>
          <table:table-cell table:style-name="Table19.A2" office:value-type="string">
            <text:p text:style-name="P367">0x00 or 0x01</text:p>
          </table:table-cell>
          <table:table-cell table:style-name="Table19.C2" office:value-type="string">
            <text:p text:style-name="P364">Is 144MHz?</text:p>
            <text:p text:style-name="P364">If 0x00 then fox in 3.5MHz range (80m), if 0x01 – then in 144MHz range (2m)</text:p>
          </table:table-cell>
        </table:table-row>
        <table:table-row table:style-name="TableLine93866800469776">
          <table:table-cell table:style-name="Table19.A2" office:value-type="string">
            <text:p text:style-name="P367">3-6</text:p>
          </table:table-cell>
          <table:table-cell table:style-name="Table19.A2" office:value-type="string">
            <text:p text:style-name="P366">uint32_t with frequency, <text:span text:style-name="T47">least</text:span> significant byte first</text:p>
          </table:table-cell>
          <table:table-cell table:style-name="Table19.C2" office:value-type="string">
            <text:p text:style-name="P366">Fox frequency in Hz</text:p>
          </table:table-cell>
        </table:table-row>
      </table:table>
      <text:p text:style-name="P602"/>
      <text:p text:style-name="P223">Fox will answer:</text:p>
      <table:table table:name="Table20" table:style-name="Table20">
        <table:table-column table:style-name="Table20.A" table:number-columns-repeated="3"/>
        <text:soft-page-break/>
        <table:table-row table:style-name="TableLine93866800450880">
          <table:table-cell table:style-name="Table20.A1" office:value-type="string">
            <text:p text:style-name="P22">Payload byte</text:p>
          </table:table-cell>
          <table:table-cell table:style-name="Table20.A1" office:value-type="string">
            <text:p text:style-name="P22">Value</text:p>
          </table:table-cell>
          <table:table-cell table:style-name="Table20.C1" office:value-type="string">
            <text:p text:style-name="P22">Description</text:p>
          </table:table-cell>
        </table:table-row>
        <table:table-row table:style-name="TableLine93866800486976">
          <table:table-cell table:style-name="Table20.A2" office:value-type="string">
            <text:p text:style-name="P97">0</text:p>
          </table:table-cell>
          <table:table-cell table:style-name="Table20.A2" office:value-type="string">
            <text:p text:style-name="P160">0x01</text:p>
          </table:table-cell>
          <table:table-cell table:style-name="Table20.C2" office:value-type="string">
            <text:p text:style-name="P160">Response to command</text:p>
          </table:table-cell>
        </table:table-row>
        <table:table-row table:style-name="TableLine93866800488544">
          <table:table-cell table:style-name="Table20.A2" office:value-type="string">
            <text:p text:style-name="P283">1</text:p>
          </table:table-cell>
          <table:table-cell table:style-name="Table20.A2" office:value-type="string">
            <text:p text:style-name="P283">0x0<text:span text:style-name="T49">A</text:span></text:p>
          </table:table-cell>
          <table:table-cell table:style-name="Table20.C2" office:value-type="string">
            <text:p text:style-name="P363"><text:span text:style-name="T49">S</text:span>et frequency</text:p>
          </table:table-cell>
        </table:table-row>
        <table:table-row table:style-name="TableLine93866800489360">
          <table:table-cell table:style-name="Table20.A2" office:value-type="string">
            <text:p text:style-name="P367">2</text:p>
          </table:table-cell>
          <table:table-cell table:style-name="Table20.A2" office:value-type="string">
            <text:p text:style-name="P352">0x00 or 0x01</text:p>
          </table:table-cell>
          <table:table-cell table:style-name="Table20.C2" office:value-type="string">
            <text:p text:style-name="P161">Is successful?</text:p>
            <text:p text:style-name="P161">0x00 if successful,</text:p>
            <text:p text:style-name="P161">0x01 if not (<text:span text:style-name="T45">if </text:span><text:span text:style-name="T49">frequency outside allowed ranges</text:span>).</text:p>
          </table:table-cell>
        </table:table-row>
      </table:table>
      <text:p text:style-name="P602"/>
      <text:h text:style-name="P716" text:outline-level="1">Get code</text:h>
      <text:p text:style-name="P543">Issue this command to <text:span text:style-name="T34">get fox code</text:span><text:span text:style-name="T31">.</text:span></text:p>
      <text:p text:style-name="P543"/>
      <text:p text:style-name="P543">Payload format:</text:p>
      <table:table table:name="Table21" table:style-name="Table21">
        <table:table-column table:style-name="Table21.A" table:number-columns-repeated="3"/>
        <table:table-row table:style-name="TableLine93866800473200">
          <table:table-cell table:style-name="Table21.A1" office:value-type="string">
            <text:p text:style-name="P23">Payload byte</text:p>
          </table:table-cell>
          <table:table-cell table:style-name="Table21.A1" office:value-type="string">
            <text:p text:style-name="P23">Value</text:p>
          </table:table-cell>
          <table:table-cell table:style-name="Table21.C1" office:value-type="string">
            <text:p text:style-name="P23">Description</text:p>
          </table:table-cell>
        </table:table-row>
        <table:table-row table:style-name="TableLine93866800505616">
          <table:table-cell table:style-name="Table21.A2" office:value-type="string">
            <text:p text:style-name="P98">0</text:p>
          </table:table-cell>
          <table:table-cell table:style-name="Table21.A2" office:value-type="string">
            <text:p text:style-name="P98">0x00</text:p>
          </table:table-cell>
          <table:table-cell table:style-name="Table21.C2" office:value-type="string">
            <text:p text:style-name="P98">Command to fox</text:p>
          </table:table-cell>
        </table:table-row>
        <table:table-row table:style-name="TableLine93866800507120">
          <table:table-cell table:style-name="Table21.A2" office:value-type="string">
            <text:p text:style-name="P98">1</text:p>
          </table:table-cell>
          <table:table-cell table:style-name="Table21.A2" office:value-type="string">
            <text:p text:style-name="P98">0x0<text:span text:style-name="T50">B</text:span></text:p>
          </table:table-cell>
          <table:table-cell table:style-name="Table21.C2" office:value-type="string">
            <text:p text:style-name="P394">Get fox code</text:p>
          </table:table-cell>
        </table:table-row>
      </table:table>
      <text:p text:style-name="P604"/>
      <text:p text:style-name="P224">Fox will answer:</text:p>
      <table:table table:name="Table22" table:style-name="Table22">
        <table:table-column table:style-name="Table22.A" table:number-columns-repeated="3"/>
        <table:table-row table:style-name="TableLine93866800496752">
          <table:table-cell table:style-name="Table22.A1" office:value-type="string">
            <text:p text:style-name="P23">Payload byte</text:p>
          </table:table-cell>
          <table:table-cell table:style-name="Table22.A1" office:value-type="string">
            <text:p text:style-name="P23">Value</text:p>
          </table:table-cell>
          <table:table-cell table:style-name="Table22.C1" office:value-type="string">
            <text:p text:style-name="P23">Description</text:p>
          </table:table-cell>
        </table:table-row>
        <table:table-row table:style-name="TableLine93866800524736">
          <table:table-cell table:style-name="Table22.A2" office:value-type="string">
            <text:p text:style-name="P98">0</text:p>
          </table:table-cell>
          <table:table-cell table:style-name="Table22.A2" office:value-type="string">
            <text:p text:style-name="P162">0x01</text:p>
          </table:table-cell>
          <table:table-cell table:style-name="Table22.C2" office:value-type="string">
            <text:p text:style-name="P162">Response to command</text:p>
          </table:table-cell>
        </table:table-row>
        <table:table-row table:style-name="TableLine93866800526576">
          <table:table-cell table:style-name="Table22.A2" office:value-type="string">
            <text:p text:style-name="P284">1</text:p>
          </table:table-cell>
          <table:table-cell table:style-name="Table22.A2" office:value-type="string">
            <text:p text:style-name="P284">0x0<text:span text:style-name="T50">B</text:span></text:p>
          </table:table-cell>
          <table:table-cell table:style-name="Table22.C2" office:value-type="string">
            <text:p text:style-name="P394">Get fox code</text:p>
          </table:table-cell>
        </table:table-row>
        <table:table-row table:style-name="TableLine93866800527392">
          <table:table-cell table:style-name="Table22.A2" office:value-type="string">
            <text:p text:style-name="P368">2</text:p>
          </table:table-cell>
          <table:table-cell table:style-name="Table22.A2" office:value-type="string">
            <text:p text:style-name="P394">0-6</text:p>
          </table:table-cell>
          <table:table-cell table:style-name="Table22.C2" office:value-type="string">
            <text:p text:style-name="P402">Fox code:</text:p>
            <text:p text:style-name="P394">0 – Finish (MO)</text:p>
            <text:p text:style-name="P394">1- Fox #1 (MOE)</text:p>
            <text:p text:style-name="P394">2 – Fox #2 (MOI)</text:p>
            <text:p text:style-name="P394">3 – Fox #3 (MOS)</text:p>
            <text:p text:style-name="P394">4 – Fox #4 (MOH)</text:p>
            <text:p text:style-name="P394">5 – Fox #5 (MO5)</text:p>
            <text:p text:style-name="P394">6 – Beacon (S)</text:p>
          </table:table-cell>
        </table:table-row>
      </table:table>
      <text:p text:style-name="P604"/>
      <text:h text:style-name="P717" text:outline-level="1"><text:span text:style-name="T51">S</text:span>et code</text:h>
      <text:p text:style-name="P544">Issue this command to <text:span text:style-name="T51">s</text:span><text:span text:style-name="T34">et fox code</text:span><text:span text:style-name="T31">.</text:span></text:p>
      <text:p text:style-name="P79">This command will fail if fox is armed!</text:p>
      <text:p text:style-name="P544">Payload format:</text:p>
      <table:table table:name="Table23" table:style-name="Table23">
        <table:table-column table:style-name="Table23.A" table:number-columns-repeated="3"/>
        <table:table-row table:style-name="TableLine93866800510240">
          <table:table-cell table:style-name="Table23.A1" office:value-type="string">
            <text:p text:style-name="P24">Payload byte</text:p>
          </table:table-cell>
          <table:table-cell table:style-name="Table23.A1" office:value-type="string">
            <text:p text:style-name="P24">Value</text:p>
          </table:table-cell>
          <table:table-cell table:style-name="Table23.C1" office:value-type="string">
            <text:p text:style-name="P24">Description</text:p>
          </table:table-cell>
        </table:table-row>
        <table:table-row table:style-name="TableLine93866800550624">
          <table:table-cell table:style-name="Table23.A2" office:value-type="string">
            <text:p text:style-name="P99">0</text:p>
          </table:table-cell>
          <table:table-cell table:style-name="Table23.A2" office:value-type="string">
            <text:p text:style-name="P99">0x00</text:p>
          </table:table-cell>
          <table:table-cell table:style-name="Table23.C2" office:value-type="string">
            <text:p text:style-name="P99">Command to fox</text:p>
          </table:table-cell>
        </table:table-row>
        <table:table-row table:style-name="TableLine93866800552528">
          <table:table-cell table:style-name="Table23.A2" office:value-type="string">
            <text:p text:style-name="P99">1</text:p>
          </table:table-cell>
          <table:table-cell table:style-name="Table23.A2" office:value-type="string">
            <text:p text:style-name="P99">0x0<text:span text:style-name="T51">C</text:span></text:p>
          </table:table-cell>
          <table:table-cell table:style-name="Table23.C2" office:value-type="string">
            <text:p text:style-name="P395"><text:span text:style-name="T51">S</text:span>et fox code</text:p>
          </table:table-cell>
        </table:table-row>
        <table:table-row table:style-name="TableLine93866800553344">
          <table:table-cell table:style-name="Table23.A2" office:value-type="string">
            <text:p text:style-name="P402">2</text:p>
          </table:table-cell>
          <table:table-cell table:style-name="Table23.A2" office:value-type="string">
            <text:p text:style-name="P402">0-6</text:p>
          </table:table-cell>
          <table:table-cell table:style-name="Table23.C2" office:value-type="string">
            <text:p text:style-name="P402">Fox code:</text:p>
            <text:p text:style-name="P395">0 – Finish (MO)</text:p>
            <text:p text:style-name="P395"><text:soft-page-break/>1- Fox #1 (MOE)</text:p>
            <text:p text:style-name="P395">2 – Fox #2 (MOI)</text:p>
            <text:p text:style-name="P395">3 – Fox #3 (MOS)</text:p>
            <text:p text:style-name="P395">4 – Fox #4 (MOH)</text:p>
            <text:p text:style-name="P395">5 – Fox #5 (MO5)</text:p>
            <text:p text:style-name="P395">6 – Beacon (S)</text:p>
          </table:table-cell>
        </table:table-row>
      </table:table>
      <text:p text:style-name="P605"/>
      <text:p text:style-name="P225">Fox will answer:</text:p>
      <table:table table:name="Table24" table:style-name="Table24">
        <table:table-column table:style-name="Table24.A" table:number-columns-repeated="3"/>
        <table:table-row table:style-name="TableLine93866800535936">
          <table:table-cell table:style-name="Table24.A1" office:value-type="string">
            <text:p text:style-name="P24">Payload byte</text:p>
          </table:table-cell>
          <table:table-cell table:style-name="Table24.A1" office:value-type="string">
            <text:p text:style-name="P24">Value</text:p>
          </table:table-cell>
          <table:table-cell table:style-name="Table24.C1" office:value-type="string">
            <text:p text:style-name="P24">Description</text:p>
          </table:table-cell>
        </table:table-row>
        <table:table-row table:style-name="TableLine93866800570640">
          <table:table-cell table:style-name="Table24.A2" office:value-type="string">
            <text:p text:style-name="P99">0</text:p>
          </table:table-cell>
          <table:table-cell table:style-name="Table24.A2" office:value-type="string">
            <text:p text:style-name="P163">0x01</text:p>
          </table:table-cell>
          <table:table-cell table:style-name="Table24.C2" office:value-type="string">
            <text:p text:style-name="P163">Response to command</text:p>
          </table:table-cell>
        </table:table-row>
        <table:table-row table:style-name="TableLine93866800572208">
          <table:table-cell table:style-name="Table24.A2" office:value-type="string">
            <text:p text:style-name="P285">1</text:p>
          </table:table-cell>
          <table:table-cell table:style-name="Table24.A2" office:value-type="string">
            <text:p text:style-name="P285">0x0<text:span text:style-name="T51">C</text:span></text:p>
          </table:table-cell>
          <table:table-cell table:style-name="Table24.C2" office:value-type="string">
            <text:p text:style-name="P395"><text:span text:style-name="T51">S</text:span>et fox code</text:p>
          </table:table-cell>
        </table:table-row>
        <table:table-row table:style-name="TableLine93866800573024">
          <table:table-cell table:style-name="Table24.A2" office:value-type="string">
            <text:p text:style-name="P369">2</text:p>
          </table:table-cell>
          <table:table-cell table:style-name="Table24.A2" office:value-type="string">
            <text:p text:style-name="P395">0<text:span text:style-name="T51">x00 or 0x01</text:span></text:p>
          </table:table-cell>
          <table:table-cell table:style-name="Table24.C2" office:value-type="string">
            <text:p text:style-name="P163">Is successful?</text:p>
            <text:p text:style-name="P163">0x00 if successful,</text:p>
            <text:p text:style-name="P163">0x01 if not (<text:span text:style-name="T45">if </text:span><text:span text:style-name="T51">requested invalid code</text:span>).</text:p>
          </table:table-cell>
        </table:table-row>
      </table:table>
      <text:p text:style-name="P605"/>
      <text:h text:style-name="P718" text:outline-level="1">Get <text:span text:style-name="T52">speed</text:span></text:h>
      <text:p text:style-name="P545">Issue this command to <text:span text:style-name="T34">get fox </text:span><text:span text:style-name="T35">speed</text:span><text:span text:style-name="T31">.</text:span></text:p>
      <text:p text:style-name="P545"/>
      <text:p text:style-name="P545">Payload format:</text:p>
      <table:table table:name="Table25" table:style-name="Table25">
        <table:table-column table:style-name="Table25.A" table:number-columns-repeated="3"/>
        <table:table-row table:style-name="TableLine93866800578704">
          <table:table-cell table:style-name="Table25.A1" office:value-type="string">
            <text:p text:style-name="P25">Payload byte</text:p>
          </table:table-cell>
          <table:table-cell table:style-name="Table25.A1" office:value-type="string">
            <text:p text:style-name="P25">Value</text:p>
          </table:table-cell>
          <table:table-cell table:style-name="Table25.C1" office:value-type="string">
            <text:p text:style-name="P25">Description</text:p>
          </table:table-cell>
        </table:table-row>
        <table:table-row table:style-name="TableLine93866800589088">
          <table:table-cell table:style-name="Table25.A2" office:value-type="string">
            <text:p text:style-name="P100">0</text:p>
          </table:table-cell>
          <table:table-cell table:style-name="Table25.A2" office:value-type="string">
            <text:p text:style-name="P100">0x00</text:p>
          </table:table-cell>
          <table:table-cell table:style-name="Table25.C2" office:value-type="string">
            <text:p text:style-name="P100">Command to fox</text:p>
          </table:table-cell>
        </table:table-row>
        <table:table-row table:style-name="TableLine93866800590592">
          <table:table-cell table:style-name="Table25.A2" office:value-type="string">
            <text:p text:style-name="P100">1</text:p>
          </table:table-cell>
          <table:table-cell table:style-name="Table25.A2" office:value-type="string">
            <text:p text:style-name="P100">0x0<text:span text:style-name="T52">D</text:span></text:p>
          </table:table-cell>
          <table:table-cell table:style-name="Table25.C2" office:value-type="string">
            <text:p text:style-name="P396">Get fox <text:span text:style-name="T52">speed</text:span></text:p>
          </table:table-cell>
        </table:table-row>
      </table:table>
      <text:p text:style-name="P606"/>
      <text:p text:style-name="P226">Fox will answer:</text:p>
      <table:table table:name="Table26" table:style-name="Table26">
        <table:table-column table:style-name="Table26.A" table:number-columns-repeated="3"/>
        <table:table-row table:style-name="TableLine93866800579968">
          <table:table-cell table:style-name="Table26.A1" office:value-type="string">
            <text:p text:style-name="P25">Payload byte</text:p>
          </table:table-cell>
          <table:table-cell table:style-name="Table26.A1" office:value-type="string">
            <text:p text:style-name="P25">Value</text:p>
          </table:table-cell>
          <table:table-cell table:style-name="Table26.C1" office:value-type="string">
            <text:p text:style-name="P25">Description</text:p>
          </table:table-cell>
        </table:table-row>
        <table:table-row table:style-name="TableLine93866800605360">
          <table:table-cell table:style-name="Table26.A2" office:value-type="string">
            <text:p text:style-name="P100">0</text:p>
          </table:table-cell>
          <table:table-cell table:style-name="Table26.A2" office:value-type="string">
            <text:p text:style-name="P164">0x01</text:p>
          </table:table-cell>
          <table:table-cell table:style-name="Table26.C2" office:value-type="string">
            <text:p text:style-name="P164">Response to command</text:p>
          </table:table-cell>
        </table:table-row>
        <table:table-row table:style-name="TableLine93866800606864">
          <table:table-cell table:style-name="Table26.A2" office:value-type="string">
            <text:p text:style-name="P286">1</text:p>
          </table:table-cell>
          <table:table-cell table:style-name="Table26.A2" office:value-type="string">
            <text:p text:style-name="P286">0x0<text:span text:style-name="T53">D</text:span></text:p>
          </table:table-cell>
          <table:table-cell table:style-name="Table26.C2" office:value-type="string">
            <text:p text:style-name="P396">Get fox <text:span text:style-name="T53">speed</text:span></text:p>
          </table:table-cell>
        </table:table-row>
        <table:table-row table:style-name="TableLine93866800607680">
          <table:table-cell table:style-name="Table26.A2" office:value-type="string">
            <text:p text:style-name="P370">2</text:p>
          </table:table-cell>
          <table:table-cell table:style-name="Table26.A2" office:value-type="string">
            <text:p text:style-name="P403">0x00 or 0x01</text:p>
          </table:table-cell>
          <table:table-cell table:style-name="Table26.C2" office:value-type="string">
            <text:p text:style-name="P403">Fox speed:</text:p>
            <text:p text:style-name="P403">0x00 – slow,</text:p>
            <text:p text:style-name="P404">0x01 – fast</text:p>
          </table:table-cell>
        </table:table-row>
      </table:table>
      <text:p text:style-name="P606"/>
      <text:h text:style-name="P719" text:outline-level="1"><text:span text:style-name="T54">S</text:span>et <text:span text:style-name="T52">speed</text:span></text:h>
      <text:p text:style-name="P546">Issue this command to <text:span text:style-name="T54">s</text:span><text:span text:style-name="T34">et fox </text:span><text:span text:style-name="T35">speed</text:span><text:span text:style-name="T31">.</text:span></text:p>
      <text:p text:style-name="P79">This command will fail if fox is armed!</text:p>
      <text:p text:style-name="P546">Payload format:</text:p>
      <table:table table:name="Table27" table:style-name="Table27">
        <table:table-column table:style-name="Table27.A" table:number-columns-repeated="3"/>
        <table:table-row table:style-name="TableLine93866800593264">
          <table:table-cell table:style-name="Table27.A1" office:value-type="string">
            <text:p text:style-name="P26">Payload byte</text:p>
          </table:table-cell>
          <table:table-cell table:style-name="Table27.A1" office:value-type="string">
            <text:p text:style-name="P26">Value</text:p>
          </table:table-cell>
          <table:table-cell table:style-name="Table27.C1" office:value-type="string">
            <text:p text:style-name="P26">Description</text:p>
          </table:table-cell>
        </table:table-row>
        <text:soft-page-break/>
        <table:table-row table:style-name="TableLine93866800628880">
          <table:table-cell table:style-name="Table27.A2" office:value-type="string">
            <text:p text:style-name="P101">0</text:p>
          </table:table-cell>
          <table:table-cell table:style-name="Table27.A2" office:value-type="string">
            <text:p text:style-name="P101">0x00</text:p>
          </table:table-cell>
          <table:table-cell table:style-name="Table27.C2" office:value-type="string">
            <text:p text:style-name="P101">Command to fox</text:p>
          </table:table-cell>
        </table:table-row>
        <table:table-row table:style-name="TableLine93866800630384">
          <table:table-cell table:style-name="Table27.A2" office:value-type="string">
            <text:p text:style-name="P101">1</text:p>
          </table:table-cell>
          <table:table-cell table:style-name="Table27.A2" office:value-type="string">
            <text:p text:style-name="P101">0x0<text:span text:style-name="T54">E</text:span></text:p>
          </table:table-cell>
          <table:table-cell table:style-name="Table27.C2" office:value-type="string">
            <text:p text:style-name="P397"><text:span text:style-name="T54">S</text:span>et fox <text:span text:style-name="T52">speed</text:span></text:p>
          </table:table-cell>
        </table:table-row>
        <table:table-row table:style-name="TableLine93866800631200">
          <table:table-cell table:style-name="Table27.A2" office:value-type="string">
            <text:p text:style-name="P408">2</text:p>
          </table:table-cell>
          <table:table-cell table:style-name="Table27.A2" office:value-type="string">
            <text:p text:style-name="P405">0x00 or 0x01</text:p>
          </table:table-cell>
          <table:table-cell table:style-name="Table27.C2" office:value-type="string">
            <text:p text:style-name="P405">Fox speed:</text:p>
            <text:p text:style-name="P405">0x00 – slow,</text:p>
            <text:p text:style-name="P405">0x01 – fast</text:p>
          </table:table-cell>
        </table:table-row>
      </table:table>
      <text:p text:style-name="P607"/>
      <text:p text:style-name="P227">Fox will answer:</text:p>
      <table:table table:name="Table28" table:style-name="Table28">
        <table:table-column table:style-name="Table28.A" table:number-columns-repeated="3"/>
        <table:table-row table:style-name="TableLine93866800617744">
          <table:table-cell table:style-name="Table28.A1" office:value-type="string">
            <text:p text:style-name="P26">Payload byte</text:p>
          </table:table-cell>
          <table:table-cell table:style-name="Table28.A1" office:value-type="string">
            <text:p text:style-name="P26">Value</text:p>
          </table:table-cell>
          <table:table-cell table:style-name="Table28.C1" office:value-type="string">
            <text:p text:style-name="P26">Description</text:p>
          </table:table-cell>
        </table:table-row>
        <table:table-row table:style-name="TableLine93866800649424">
          <table:table-cell table:style-name="Table28.A2" office:value-type="string">
            <text:p text:style-name="P101">0</text:p>
          </table:table-cell>
          <table:table-cell table:style-name="Table28.A2" office:value-type="string">
            <text:p text:style-name="P165">0x01</text:p>
          </table:table-cell>
          <table:table-cell table:style-name="Table28.C2" office:value-type="string">
            <text:p text:style-name="P165">Response to command</text:p>
          </table:table-cell>
        </table:table-row>
        <table:table-row table:style-name="TableLine93866800650992">
          <table:table-cell table:style-name="Table28.A2" office:value-type="string">
            <text:p text:style-name="P287">1</text:p>
          </table:table-cell>
          <table:table-cell table:style-name="Table28.A2" office:value-type="string">
            <text:p text:style-name="P287">0x0<text:span text:style-name="T54">E</text:span></text:p>
          </table:table-cell>
          <table:table-cell table:style-name="Table28.C2" office:value-type="string">
            <text:p text:style-name="P397"><text:span text:style-name="T54">S</text:span>et fox <text:span text:style-name="T53">speed</text:span></text:p>
          </table:table-cell>
        </table:table-row>
        <table:table-row table:style-name="TableLine93866800651808">
          <table:table-cell table:style-name="Table28.A2" office:value-type="string">
            <text:p text:style-name="P371">2</text:p>
          </table:table-cell>
          <table:table-cell table:style-name="Table28.A2" office:value-type="string">
            <text:p text:style-name="P405">0x00 or 0x01</text:p>
          </table:table-cell>
          <table:table-cell table:style-name="Table28.C2" office:value-type="string">
            <text:p text:style-name="P165">Is successful?</text:p>
            <text:p text:style-name="P165">0x00 if successful,</text:p>
            <text:p text:style-name="P165">0x01 if not (<text:span text:style-name="T45">if </text:span><text:span text:style-name="T51">requested invalid </text:span><text:span text:style-name="T54">speed</text:span>).</text:p>
          </table:table-cell>
        </table:table-row>
      </table:table>
      <text:p text:style-name="P607"/>
      <text:h text:style-name="P720" text:outline-level="1">Get <text:span text:style-name="T55">cycle</text:span></text:h>
      <text:p text:style-name="P547">Issue this command to <text:span text:style-name="T34">get fox </text:span><text:span text:style-name="T36">cycle parameters</text:span><text:span text:style-name="T31">.</text:span></text:p>
      <text:p text:style-name="P547"/>
      <text:p text:style-name="P547">Payload format:</text:p>
      <table:table table:name="Table29" table:style-name="Table29">
        <table:table-column table:style-name="Table29.A" table:number-columns-repeated="3"/>
        <table:table-row table:style-name="TableLine93866800634112">
          <table:table-cell table:style-name="Table29.A1" office:value-type="string">
            <text:p text:style-name="P27">Payload byte</text:p>
          </table:table-cell>
          <table:table-cell table:style-name="Table29.A1" office:value-type="string">
            <text:p text:style-name="P27">Value</text:p>
          </table:table-cell>
          <table:table-cell table:style-name="Table29.C1" office:value-type="string">
            <text:p text:style-name="P27">Description</text:p>
          </table:table-cell>
        </table:table-row>
        <table:table-row table:style-name="TableLine93866800667072">
          <table:table-cell table:style-name="Table29.A2" office:value-type="string">
            <text:p text:style-name="P102">0</text:p>
          </table:table-cell>
          <table:table-cell table:style-name="Table29.A2" office:value-type="string">
            <text:p text:style-name="P102">0x00</text:p>
          </table:table-cell>
          <table:table-cell table:style-name="Table29.C2" office:value-type="string">
            <text:p text:style-name="P102">Command to fox</text:p>
          </table:table-cell>
        </table:table-row>
        <table:table-row table:style-name="TableLine93866800668576">
          <table:table-cell table:style-name="Table29.A2" office:value-type="string">
            <text:p text:style-name="P102">1</text:p>
          </table:table-cell>
          <table:table-cell table:style-name="Table29.A2" office:value-type="string">
            <text:p text:style-name="P102">0x0<text:span text:style-name="T55">F</text:span></text:p>
          </table:table-cell>
          <table:table-cell table:style-name="Table29.C2" office:value-type="string">
            <text:p text:style-name="P398">Get fox <text:span text:style-name="T55">cycle parameters</text:span></text:p>
          </table:table-cell>
        </table:table-row>
      </table:table>
      <text:p text:style-name="P608"/>
      <text:p text:style-name="P228">Fox will answer:</text:p>
      <table:table table:name="Table30" table:style-name="Table30">
        <table:table-column table:style-name="Table30.A" table:number-columns-repeated="3"/>
        <table:table-row table:style-name="TableLine93866800657984">
          <table:table-cell table:style-name="Table30.A1" office:value-type="string">
            <text:p text:style-name="P27">Payload byte</text:p>
          </table:table-cell>
          <table:table-cell table:style-name="Table30.A1" office:value-type="string">
            <text:p text:style-name="P27">Value</text:p>
          </table:table-cell>
          <table:table-cell table:style-name="Table30.C1" office:value-type="string">
            <text:p text:style-name="P27">Description</text:p>
          </table:table-cell>
        </table:table-row>
        <table:table-row table:style-name="TableLine93866800688928">
          <table:table-cell table:style-name="Table30.A2" office:value-type="string">
            <text:p text:style-name="P102">0</text:p>
          </table:table-cell>
          <table:table-cell table:style-name="Table30.A2" office:value-type="string">
            <text:p text:style-name="P166">0x01</text:p>
          </table:table-cell>
          <table:table-cell table:style-name="Table30.C2" office:value-type="string">
            <text:p text:style-name="P166">Response to command</text:p>
          </table:table-cell>
        </table:table-row>
        <table:table-row table:style-name="TableLine93866800690432">
          <table:table-cell table:style-name="Table30.A2" office:value-type="string">
            <text:p text:style-name="P288">1</text:p>
          </table:table-cell>
          <table:table-cell table:style-name="Table30.A2" office:value-type="string">
            <text:p text:style-name="P288">0x0<text:span text:style-name="T55">F</text:span></text:p>
          </table:table-cell>
          <table:table-cell table:style-name="Table30.C2" office:value-type="string">
            <text:p text:style-name="P398">Get fox <text:span text:style-name="T55">cycle parameters</text:span></text:p>
          </table:table-cell>
        </table:table-row>
        <table:table-row table:style-name="TableLine93866800691248">
          <table:table-cell table:style-name="Table30.A2" office:value-type="string">
            <text:p text:style-name="P372">2</text:p>
          </table:table-cell>
          <table:table-cell table:style-name="Table30.A2" office:value-type="string">
            <text:p text:style-name="P406">0x00 or 0x01</text:p>
          </table:table-cell>
          <table:table-cell table:style-name="Table30.C2" office:value-type="string">
            <text:p text:style-name="P409">Is continuous transmission?</text:p>
            <text:p text:style-name="P409">0x00 – cyclic transmission,</text:p>
            <text:p text:style-name="P409">0x01 – continuous transmission</text:p>
          </table:table-cell>
        </table:table-row>
        <table:table-row table:style-name="TableLine93866800692192">
          <table:table-cell table:style-name="Table30.A2" office:value-type="string">
            <text:p text:style-name="P411">3-4</text:p>
          </table:table-cell>
          <table:table-cell table:style-name="Table30.A2" office:value-type="string">
            <text:p text:style-name="P411">uint16_t, least significant byte first</text:p>
          </table:table-cell>
          <table:table-cell table:style-name="Table30.C2" office:value-type="string">
            <text:p text:style-name="P411">Transmission time (in seconds), applicable only for cyclic transmission</text:p>
          </table:table-cell>
        </table:table-row>
        <table:table-row table:style-name="TableLine93866800693248">
          <table:table-cell table:style-name="Table30.A2" office:value-type="string">
            <text:p text:style-name="P411">5-6</text:p>
          </table:table-cell>
          <table:table-cell table:style-name="Table30.A2" office:value-type="string">
            <text:p text:style-name="P411">uint16_t, least significant byte first</text:p>
          </table:table-cell>
          <table:table-cell table:style-name="Table30.C2" office:value-type="string">
            <text:p text:style-name="P411">Pause time (in seconds), applicable only for cyclic transmission</text:p>
          </table:table-cell>
        </table:table-row>
      </table:table>
      <text:p text:style-name="P608"/>
      <text:h text:style-name="P721" text:outline-level="1"><text:soft-page-break/><text:span text:style-name="T56">S</text:span>et <text:span text:style-name="T55">cycle</text:span></text:h>
      <text:p text:style-name="P548">Issue this command to <text:span text:style-name="T56">s</text:span><text:span text:style-name="T34">et fox </text:span><text:span text:style-name="T36">cycle parameters</text:span><text:span text:style-name="T31">.</text:span></text:p>
      <text:p text:style-name="P79">This command will fail if fox is armed!</text:p>
      <text:p text:style-name="P548">Payload format:</text:p>
      <table:table table:name="Table31" table:style-name="Table31">
        <table:table-column table:style-name="Table31.A" table:number-columns-repeated="3"/>
        <table:table-row table:style-name="TableLine93866800671536">
          <table:table-cell table:style-name="Table31.A1" office:value-type="string">
            <text:p text:style-name="P28">Payload byte</text:p>
          </table:table-cell>
          <table:table-cell table:style-name="Table31.A1" office:value-type="string">
            <text:p text:style-name="P28">Value</text:p>
          </table:table-cell>
          <table:table-cell table:style-name="Table31.C1" office:value-type="string">
            <text:p text:style-name="P28">Description</text:p>
          </table:table-cell>
        </table:table-row>
        <table:table-row table:style-name="TableLine93866800720192">
          <table:table-cell table:style-name="Table31.A2" office:value-type="string">
            <text:p text:style-name="P103">0</text:p>
          </table:table-cell>
          <table:table-cell table:style-name="Table31.A2" office:value-type="string">
            <text:p text:style-name="P103">0x00</text:p>
          </table:table-cell>
          <table:table-cell table:style-name="Table31.C2" office:value-type="string">
            <text:p text:style-name="P103">Command to fox</text:p>
          </table:table-cell>
        </table:table-row>
        <table:table-row table:style-name="TableLine93866800721696">
          <table:table-cell table:style-name="Table31.A2" office:value-type="string">
            <text:p text:style-name="P103">1</text:p>
          </table:table-cell>
          <table:table-cell table:style-name="Table31.A2" office:value-type="string">
            <text:p text:style-name="P103">0x<text:span text:style-name="T56">10</text:span></text:p>
          </table:table-cell>
          <table:table-cell table:style-name="Table31.C2" office:value-type="string">
            <text:p text:style-name="P399"><text:span text:style-name="T56">S</text:span>et fox <text:span text:style-name="T55">cycle parameters</text:span></text:p>
          </table:table-cell>
        </table:table-row>
        <table:table-row table:style-name="TableLine93866800722512">
          <table:table-cell table:style-name="Table31.A2" office:value-type="string">
            <text:p text:style-name="P373">2</text:p>
          </table:table-cell>
          <table:table-cell table:style-name="Table31.A2" office:value-type="string">
            <text:p text:style-name="P407">0x00 or 0x01</text:p>
          </table:table-cell>
          <table:table-cell table:style-name="Table31.C2" office:value-type="string">
            <text:p text:style-name="P410">Is continuous transmission?</text:p>
            <text:p text:style-name="P410">0x00 – cyclic transmission,</text:p>
            <text:p text:style-name="P410">0x01 – continuous transmission</text:p>
          </table:table-cell>
        </table:table-row>
        <table:table-row table:style-name="TableLine93866800723376">
          <table:table-cell table:style-name="Table31.A2" office:value-type="string">
            <text:p text:style-name="P412">3-4</text:p>
          </table:table-cell>
          <table:table-cell table:style-name="Table31.A2" office:value-type="string">
            <text:p text:style-name="P412">uint16_t, least significant byte first</text:p>
          </table:table-cell>
          <table:table-cell table:style-name="Table31.C2" office:value-type="string">
            <text:p text:style-name="P412">Transmission time (in seconds), applicable only for cyclic transmission, <text:span text:style-name="T56">but you must send it in any cases</text:span></text:p>
          </table:table-cell>
        </table:table-row>
        <table:table-row table:style-name="TableLine93866800724192">
          <table:table-cell table:style-name="Table31.A2" office:value-type="string">
            <text:p text:style-name="P412">5-6</text:p>
          </table:table-cell>
          <table:table-cell table:style-name="Table31.A2" office:value-type="string">
            <text:p text:style-name="P412">uint16_t, least significant byte first</text:p>
          </table:table-cell>
          <table:table-cell table:style-name="Table31.C2" office:value-type="string">
            <text:p text:style-name="P412">Pause time (in seconds), applicable only for cyclic transmission, <text:span text:style-name="T56">but you must send it in any cases</text:span></text:p>
          </table:table-cell>
        </table:table-row>
      </table:table>
      <text:p text:style-name="P609"/>
      <text:p text:style-name="P229">Fox will answer:</text:p>
      <table:table table:name="Table32" table:style-name="Table32">
        <table:table-column table:style-name="Table32.A" table:number-columns-repeated="3"/>
        <table:table-row table:style-name="TableLine93866800702384">
          <table:table-cell table:style-name="Table32.A1" office:value-type="string">
            <text:p text:style-name="P28">Payload byte</text:p>
          </table:table-cell>
          <table:table-cell table:style-name="Table32.A1" office:value-type="string">
            <text:p text:style-name="P28">Value</text:p>
          </table:table-cell>
          <table:table-cell table:style-name="Table32.C1" office:value-type="string">
            <text:p text:style-name="P28">Description</text:p>
          </table:table-cell>
        </table:table-row>
        <table:table-row table:style-name="TableLine93866800739328">
          <table:table-cell table:style-name="Table32.A2" office:value-type="string">
            <text:p text:style-name="P103">0</text:p>
          </table:table-cell>
          <table:table-cell table:style-name="Table32.A2" office:value-type="string">
            <text:p text:style-name="P167">0x01</text:p>
          </table:table-cell>
          <table:table-cell table:style-name="Table32.C2" office:value-type="string">
            <text:p text:style-name="P167">Response to command</text:p>
          </table:table-cell>
        </table:table-row>
        <table:table-row table:style-name="TableLine93866800740832">
          <table:table-cell table:style-name="Table32.A2" office:value-type="string">
            <text:p text:style-name="P289">1</text:p>
          </table:table-cell>
          <table:table-cell table:style-name="Table32.A2" office:value-type="string">
            <text:p text:style-name="P289">0x<text:span text:style-name="T56">10</text:span></text:p>
          </table:table-cell>
          <table:table-cell table:style-name="Table32.C2" office:value-type="string">
            <text:p text:style-name="P399"><text:span text:style-name="T56">S</text:span>et fox <text:span text:style-name="T55">cycle parameters</text:span></text:p>
          </table:table-cell>
        </table:table-row>
        <table:table-row table:style-name="TableLine93866800741648">
          <table:table-cell table:style-name="Table32.A2" office:value-type="string">
            <text:p text:style-name="P373">2</text:p>
          </table:table-cell>
          <table:table-cell table:style-name="Table32.A2" office:value-type="string">
            <text:p text:style-name="P407">0x00 or 0x01</text:p>
          </table:table-cell>
          <table:table-cell table:style-name="Table32.C2" office:value-type="string">
            <text:p text:style-name="P167">Is successful?</text:p>
            <text:p text:style-name="P167">0x00 if successful,</text:p>
            <text:p text:style-name="P167">0x01 if not (<text:span text:style-name="T59">too short durations</text:span>).</text:p>
          </table:table-cell>
        </table:table-row>
      </table:table>
      <text:p text:style-name="P609"/>
      <text:h text:style-name="P722" text:outline-level="1">Get <text:span text:style-name="T57">ending tone duration</text:span></text:h>
      <text:p text:style-name="P549">Issue this command to <text:span text:style-name="T34">get </text:span><text:span text:style-name="T37">ending tone duration</text:span><text:span text:style-name="T31">.</text:span></text:p>
      <text:p text:style-name="P549"/>
      <text:p text:style-name="P549">Payload format:</text:p>
      <table:table table:name="Table33" table:style-name="Table33">
        <table:table-column table:style-name="Table33.A" table:number-columns-repeated="3"/>
        <table:table-row table:style-name="TableLine93866800726832">
          <table:table-cell table:style-name="Table33.A1" office:value-type="string">
            <text:p text:style-name="P29">Payload byte</text:p>
          </table:table-cell>
          <table:table-cell table:style-name="Table33.A1" office:value-type="string">
            <text:p text:style-name="P29">Value</text:p>
          </table:table-cell>
          <table:table-cell table:style-name="Table33.C1" office:value-type="string">
            <text:p text:style-name="P29">Description</text:p>
          </table:table-cell>
        </table:table-row>
        <table:table-row table:style-name="TableLine93866800758416">
          <table:table-cell table:style-name="Table33.A2" office:value-type="string">
            <text:p text:style-name="P104">0</text:p>
          </table:table-cell>
          <table:table-cell table:style-name="Table33.A2" office:value-type="string">
            <text:p text:style-name="P104">0x00</text:p>
          </table:table-cell>
          <table:table-cell table:style-name="Table33.C2" office:value-type="string">
            <text:p text:style-name="P104">Command to fox</text:p>
          </table:table-cell>
        </table:table-row>
        <table:table-row table:style-name="TableLine93866800759920">
          <table:table-cell table:style-name="Table33.A2" office:value-type="string">
            <text:p text:style-name="P104">1</text:p>
          </table:table-cell>
          <table:table-cell table:style-name="Table33.A2" office:value-type="string">
            <text:p text:style-name="P104">0x<text:span text:style-name="T57">11</text:span></text:p>
          </table:table-cell>
          <table:table-cell table:style-name="Table33.C2" office:value-type="string">
            <text:p text:style-name="P400">Get <text:span text:style-name="T57">ending tone duration</text:span></text:p>
          </table:table-cell>
        </table:table-row>
      </table:table>
      <text:p text:style-name="P610"/>
      <text:p text:style-name="P230">Fox will answer:</text:p>
      <table:table table:name="Table34" table:style-name="Table34">
        <table:table-column table:style-name="Table34.A" table:number-columns-repeated="3"/>
        <table:table-row table:style-name="TableLine93866800749216">
          <table:table-cell table:style-name="Table34.A1" office:value-type="string">
            <text:p text:style-name="P29">Payload byte</text:p>
          </table:table-cell>
          <table:table-cell table:style-name="Table34.A1" office:value-type="string">
            <text:p text:style-name="P29">Value</text:p>
          </table:table-cell>
          <table:table-cell table:style-name="Table34.C1" office:value-type="string">
            <text:p text:style-name="P29">Description</text:p>
          </table:table-cell>
        </table:table-row>
        <table:table-row table:style-name="TableLine93866800773696">
          <table:table-cell table:style-name="Table34.A2" office:value-type="string">
            <text:p text:style-name="P104">0</text:p>
          </table:table-cell>
          <table:table-cell table:style-name="Table34.A2" office:value-type="string">
            <text:p text:style-name="P168">0x01</text:p>
          </table:table-cell>
          <table:table-cell table:style-name="Table34.C2" office:value-type="string">
            <text:p text:style-name="P168">Response to command</text:p>
          </table:table-cell>
        </table:table-row>
        <text:soft-page-break/>
        <table:table-row table:style-name="TableLine93866800775200">
          <table:table-cell table:style-name="Table34.A2" office:value-type="string">
            <text:p text:style-name="P290">1</text:p>
          </table:table-cell>
          <table:table-cell table:style-name="Table34.A2" office:value-type="string">
            <text:p text:style-name="P290">0x<text:span text:style-name="T57">11</text:span></text:p>
          </table:table-cell>
          <table:table-cell table:style-name="Table34.C2" office:value-type="string">
            <text:p text:style-name="P400">Get <text:span text:style-name="T57">ending tone duration</text:span></text:p>
          </table:table-cell>
        </table:table-row>
        <table:table-row table:style-name="TableLine93866800776016">
          <table:table-cell table:style-name="Table34.A2" office:value-type="string">
            <text:p text:style-name="P374">2</text:p>
          </table:table-cell>
          <table:table-cell table:style-name="Table34.A2" office:value-type="string">
            <text:p text:style-name="P413">uint8_t</text:p>
          </table:table-cell>
          <table:table-cell table:style-name="Table34.C2" office:value-type="string">
            <text:p text:style-name="P413">Ending tone duration in seconds</text:p>
          </table:table-cell>
        </table:table-row>
      </table:table>
      <text:p text:style-name="P610"/>
      <text:h text:style-name="P723" text:outline-level="1"><text:span text:style-name="T58">S</text:span>et <text:span text:style-name="T57">ending tone duration</text:span></text:h>
      <text:p text:style-name="P550">Issue this command to <text:span text:style-name="T58">s</text:span><text:span text:style-name="T34">et </text:span><text:span text:style-name="T37">ending tone duration</text:span><text:span text:style-name="T31">.</text:span></text:p>
      <text:p text:style-name="P79">This command will fail if fox is armed!</text:p>
      <text:p text:style-name="P550">Payload format:</text:p>
      <table:table table:name="Table35" table:style-name="Table35">
        <table:table-column table:style-name="Table35.A" table:number-columns-repeated="3"/>
        <table:table-row table:style-name="TableLine93866800762592">
          <table:table-cell table:style-name="Table35.A1" office:value-type="string">
            <text:p text:style-name="P30">Payload byte</text:p>
          </table:table-cell>
          <table:table-cell table:style-name="Table35.A1" office:value-type="string">
            <text:p text:style-name="P30">Value</text:p>
          </table:table-cell>
          <table:table-cell table:style-name="Table35.C1" office:value-type="string">
            <text:p text:style-name="P30">Description</text:p>
          </table:table-cell>
        </table:table-row>
        <table:table-row table:style-name="TableLine93866800796496">
          <table:table-cell table:style-name="Table35.A2" office:value-type="string">
            <text:p text:style-name="P105">0</text:p>
          </table:table-cell>
          <table:table-cell table:style-name="Table35.A2" office:value-type="string">
            <text:p text:style-name="P105">0x00</text:p>
          </table:table-cell>
          <table:table-cell table:style-name="Table35.C2" office:value-type="string">
            <text:p text:style-name="P105">Command to fox</text:p>
          </table:table-cell>
        </table:table-row>
        <table:table-row table:style-name="TableLine93866800798000">
          <table:table-cell table:style-name="Table35.A2" office:value-type="string">
            <text:p text:style-name="P105">1</text:p>
          </table:table-cell>
          <table:table-cell table:style-name="Table35.A2" office:value-type="string">
            <text:p text:style-name="P105">0x<text:span text:style-name="T57">1</text:span><text:span text:style-name="T58">2</text:span></text:p>
          </table:table-cell>
          <table:table-cell table:style-name="Table35.C2" office:value-type="string">
            <text:p text:style-name="P401"><text:span text:style-name="T58">S</text:span>et <text:span text:style-name="T57">ending tone duration</text:span></text:p>
          </table:table-cell>
        </table:table-row>
        <table:table-row table:style-name="TableLine93866800798816">
          <table:table-cell table:style-name="Table35.A2" office:value-type="string">
            <text:p text:style-name="P414">2</text:p>
          </table:table-cell>
          <table:table-cell table:style-name="Table35.A2" office:value-type="string">
            <text:p text:style-name="P414">uin8_t</text:p>
          </table:table-cell>
          <table:table-cell table:style-name="Table35.C2" office:value-type="string">
            <text:p text:style-name="P414">Ending tone duration in seconds</text:p>
          </table:table-cell>
        </table:table-row>
      </table:table>
      <text:p text:style-name="P611"/>
      <text:p text:style-name="P231">Fox will answer:</text:p>
      <table:table table:name="Table36" table:style-name="Table36">
        <table:table-column table:style-name="Table36.A" table:number-columns-repeated="3"/>
        <table:table-row table:style-name="TableLine93866800785888">
          <table:table-cell table:style-name="Table36.A1" office:value-type="string">
            <text:p text:style-name="P30">Payload byte</text:p>
          </table:table-cell>
          <table:table-cell table:style-name="Table36.A1" office:value-type="string">
            <text:p text:style-name="P30">Value</text:p>
          </table:table-cell>
          <table:table-cell table:style-name="Table36.C1" office:value-type="string">
            <text:p text:style-name="P30">Description</text:p>
          </table:table-cell>
        </table:table-row>
        <table:table-row table:style-name="TableLine93866800815216">
          <table:table-cell table:style-name="Table36.A2" office:value-type="string">
            <text:p text:style-name="P105">0</text:p>
          </table:table-cell>
          <table:table-cell table:style-name="Table36.A2" office:value-type="string">
            <text:p text:style-name="P169">0x01</text:p>
          </table:table-cell>
          <table:table-cell table:style-name="Table36.C2" office:value-type="string">
            <text:p text:style-name="P169">Response to command</text:p>
          </table:table-cell>
        </table:table-row>
        <table:table-row table:style-name="TableLine93866800816720">
          <table:table-cell table:style-name="Table36.A2" office:value-type="string">
            <text:p text:style-name="P291">1</text:p>
          </table:table-cell>
          <table:table-cell table:style-name="Table36.A2" office:value-type="string">
            <text:p text:style-name="P291">0x<text:span text:style-name="T57">1</text:span><text:span text:style-name="T58">2</text:span></text:p>
          </table:table-cell>
          <table:table-cell table:style-name="Table36.C2" office:value-type="string">
            <text:p text:style-name="P401"><text:span text:style-name="T58">S</text:span>et <text:span text:style-name="T57">ending tone duration</text:span></text:p>
          </table:table-cell>
        </table:table-row>
        <table:table-row table:style-name="TableLine93866800817536">
          <table:table-cell table:style-name="Table36.A2" office:value-type="string">
            <text:p text:style-name="P375">2</text:p>
          </table:table-cell>
          <table:table-cell table:style-name="Table36.A2" office:value-type="string">
            <text:p text:style-name="P414">0x00 or 0x01</text:p>
          </table:table-cell>
          <table:table-cell table:style-name="Table36.C2" office:value-type="string">
            <text:p text:style-name="P169">Is successful?</text:p>
            <text:p text:style-name="P169">0x00 if successful,</text:p>
            <text:p text:style-name="P169">0x01 if not (<text:span text:style-name="T58">too long ending tone</text:span>).</text:p>
          </table:table-cell>
        </table:table-row>
      </table:table>
      <text:p text:style-name="P611"/>
      <text:h text:style-name="P724" text:outline-level="1">Get begin and end times</text:h>
      <text:p text:style-name="P551">Issue this command to <text:span text:style-name="T60">get times when fox will turn on and off.</text:span></text:p>
      <text:p text:style-name="P551"/>
      <text:p text:style-name="P551">Payload format:</text:p>
      <table:table table:name="Table37" table:style-name="Table37">
        <table:table-column table:style-name="Table37.A" table:number-columns-repeated="3"/>
        <table:table-row table:style-name="TableLine93866800801728">
          <table:table-cell table:style-name="Table37.A1" office:value-type="string">
            <text:p text:style-name="P31">Payload byte</text:p>
          </table:table-cell>
          <table:table-cell table:style-name="Table37.A1" office:value-type="string">
            <text:p text:style-name="P31">Value</text:p>
          </table:table-cell>
          <table:table-cell table:style-name="Table37.C1" office:value-type="string">
            <text:p text:style-name="P31">Description</text:p>
          </table:table-cell>
        </table:table-row>
        <table:table-row table:style-name="TableLine93866800833920">
          <table:table-cell table:style-name="Table37.A2" office:value-type="string">
            <text:p text:style-name="P106">0</text:p>
          </table:table-cell>
          <table:table-cell table:style-name="Table37.A2" office:value-type="string">
            <text:p text:style-name="P106">0x00</text:p>
          </table:table-cell>
          <table:table-cell table:style-name="Table37.C2" office:value-type="string">
            <text:p text:style-name="P106">Command to fox</text:p>
          </table:table-cell>
        </table:table-row>
        <table:table-row table:style-name="TableLine93866800835424">
          <table:table-cell table:style-name="Table37.A2" office:value-type="string">
            <text:p text:style-name="P106">1</text:p>
          </table:table-cell>
          <table:table-cell table:style-name="Table37.A2" office:value-type="string">
            <text:p text:style-name="P106">0x<text:span text:style-name="T57">1</text:span><text:span text:style-name="T60">3</text:span></text:p>
          </table:table-cell>
          <table:table-cell table:style-name="Table37.C2" office:value-type="string">
            <text:p text:style-name="P415">Get begin and end times</text:p>
          </table:table-cell>
        </table:table-row>
      </table:table>
      <text:p text:style-name="P612"/>
      <text:p text:style-name="P232">Fox will answer:</text:p>
      <table:table table:name="Table38" table:style-name="Table38">
        <table:table-column table:style-name="Table38.A" table:number-columns-repeated="3"/>
        <table:table-row table:style-name="TableLine93866800823360">
          <table:table-cell table:style-name="Table38.A1" office:value-type="string">
            <text:p text:style-name="P31">Payload byte</text:p>
          </table:table-cell>
          <table:table-cell table:style-name="Table38.A1" office:value-type="string">
            <text:p text:style-name="P31">Value</text:p>
          </table:table-cell>
          <table:table-cell table:style-name="Table38.C1" office:value-type="string">
            <text:p text:style-name="P31">Description</text:p>
          </table:table-cell>
        </table:table-row>
        <table:table-row table:style-name="TableLine93866800852608">
          <table:table-cell table:style-name="Table38.A2" office:value-type="string">
            <text:p text:style-name="P106">0</text:p>
          </table:table-cell>
          <table:table-cell table:style-name="Table38.A2" office:value-type="string">
            <text:p text:style-name="P170">0x01</text:p>
          </table:table-cell>
          <table:table-cell table:style-name="Table38.C2" office:value-type="string">
            <text:p text:style-name="P170">Response to command</text:p>
          </table:table-cell>
        </table:table-row>
        <table:table-row table:style-name="TableLine93866800854112">
          <table:table-cell table:style-name="Table38.A2" office:value-type="string">
            <text:p text:style-name="P292">1</text:p>
          </table:table-cell>
          <table:table-cell table:style-name="Table38.A2" office:value-type="string">
            <text:p text:style-name="P292">0x<text:span text:style-name="T57">1</text:span><text:span text:style-name="T60">3</text:span></text:p>
          </table:table-cell>
          <table:table-cell table:style-name="Table38.C2" office:value-type="string">
            <text:p text:style-name="P415">Get begin and end times</text:p>
          </table:table-cell>
        </table:table-row>
        <table:table-row table:style-name="TableLine93866800854928">
          <table:table-cell table:style-name="Table38.A2" office:value-type="string">
            <text:p text:style-name="P376">2-<text:span text:style-name="T60">5</text:span></text:p>
          </table:table-cell>
          <table:table-cell table:style-name="Table38.A2" office:value-type="string">
            <text:p text:style-name="P415">uint32_t, least significant byte first</text:p>
          </table:table-cell>
          <table:table-cell table:style-name="Table38.C2" office:value-type="string">
            <text:p text:style-name="P415">Begin time (seconds since midnight)</text:p>
          </table:table-cell>
        </table:table-row>
        <table:table-row table:style-name="TableLine93866800855792">
          <table:table-cell table:style-name="Table38.A2" office:value-type="string">
            <text:p text:style-name="P415">6-9</text:p>
          </table:table-cell>
          <table:table-cell table:style-name="Table38.A2" office:value-type="string">
            <text:p text:style-name="P415">uin32_t, least significant byte <text:soft-page-break/>first</text:p>
          </table:table-cell>
          <table:table-cell table:style-name="Table38.C2" office:value-type="string">
            <text:p text:style-name="P415">End time (seconds since <text:soft-page-break/>midnight)</text:p>
          </table:table-cell>
        </table:table-row>
      </table:table>
      <text:p text:style-name="P612"/>
      <text:h text:style-name="P728" text:outline-level="1">Is fox armed?</text:h>
      <text:p text:style-name="P552">Issue this command to <text:span text:style-name="T61">check is fox armed or not. If armed, then it will start to transmit at Begin Time and end at End Time (see “</text:span><text:span text:style-name="T2">Get begin and end times</text:span><text:span text:style-name="T61">” command). If fox not armed, it will be in standby forever.</text:span></text:p>
      <text:p text:style-name="P552"/>
      <text:p text:style-name="P552">Payload format:</text:p>
      <table:table table:name="Table39" table:style-name="Table39">
        <table:table-column table:style-name="Table39.A" table:number-columns-repeated="3"/>
        <table:table-row table:style-name="TableLine93866800837280">
          <table:table-cell table:style-name="Table39.A1" office:value-type="string">
            <text:p text:style-name="P32">Payload byte</text:p>
          </table:table-cell>
          <table:table-cell table:style-name="Table39.A1" office:value-type="string">
            <text:p text:style-name="P32">Value</text:p>
          </table:table-cell>
          <table:table-cell table:style-name="Table39.C1" office:value-type="string">
            <text:p text:style-name="P32">Description</text:p>
          </table:table-cell>
        </table:table-row>
        <table:table-row table:style-name="TableLine93866800872320">
          <table:table-cell table:style-name="Table39.A2" office:value-type="string">
            <text:p text:style-name="P107">0</text:p>
          </table:table-cell>
          <table:table-cell table:style-name="Table39.A2" office:value-type="string">
            <text:p text:style-name="P107">0x00</text:p>
          </table:table-cell>
          <table:table-cell table:style-name="Table39.C2" office:value-type="string">
            <text:p text:style-name="P107">Command to fox</text:p>
          </table:table-cell>
        </table:table-row>
        <table:table-row table:style-name="TableLine93866800873824">
          <table:table-cell table:style-name="Table39.A2" office:value-type="string">
            <text:p text:style-name="P107">1</text:p>
          </table:table-cell>
          <table:table-cell table:style-name="Table39.A2" office:value-type="string">
            <text:p text:style-name="P107">0x<text:span text:style-name="T57">1</text:span><text:span text:style-name="T61">4</text:span></text:p>
          </table:table-cell>
          <table:table-cell table:style-name="Table39.C2" office:value-type="string">
            <text:p text:style-name="P423">Is fox armed?</text:p>
          </table:table-cell>
        </table:table-row>
      </table:table>
      <text:p text:style-name="P613"/>
      <text:p text:style-name="P233">Fox will answer:</text:p>
      <table:table table:name="Table40" table:style-name="Table40">
        <table:table-column table:style-name="Table40.A" table:number-columns-repeated="3"/>
        <table:table-row table:style-name="TableLine93866800862992">
          <table:table-cell table:style-name="Table40.A1" office:value-type="string">
            <text:p text:style-name="P32">Payload byte</text:p>
          </table:table-cell>
          <table:table-cell table:style-name="Table40.A1" office:value-type="string">
            <text:p text:style-name="P32">Value</text:p>
          </table:table-cell>
          <table:table-cell table:style-name="Table40.C1" office:value-type="string">
            <text:p text:style-name="P32">Description</text:p>
          </table:table-cell>
        </table:table-row>
        <table:table-row table:style-name="TableLine93866800888128">
          <table:table-cell table:style-name="Table40.A2" office:value-type="string">
            <text:p text:style-name="P107">0</text:p>
          </table:table-cell>
          <table:table-cell table:style-name="Table40.A2" office:value-type="string">
            <text:p text:style-name="P171">0x01</text:p>
          </table:table-cell>
          <table:table-cell table:style-name="Table40.C2" office:value-type="string">
            <text:p text:style-name="P171">Response to command</text:p>
          </table:table-cell>
        </table:table-row>
        <table:table-row table:style-name="TableLine93866800889632">
          <table:table-cell table:style-name="Table40.A2" office:value-type="string">
            <text:p text:style-name="P293">1</text:p>
          </table:table-cell>
          <table:table-cell table:style-name="Table40.A2" office:value-type="string">
            <text:p text:style-name="P293">0x<text:span text:style-name="T57">1</text:span><text:span text:style-name="T61">4</text:span></text:p>
          </table:table-cell>
          <table:table-cell table:style-name="Table40.C2" office:value-type="string">
            <text:p text:style-name="P423">Is fox armed?</text:p>
          </table:table-cell>
        </table:table-row>
        <table:table-row table:style-name="TableLine93866800890448">
          <table:table-cell table:style-name="Table40.A2" office:value-type="string">
            <text:p text:style-name="P377">2</text:p>
          </table:table-cell>
          <table:table-cell table:style-name="Table40.A2" office:value-type="string">
            <text:p text:style-name="P423">0x00 or 0x01</text:p>
          </table:table-cell>
          <table:table-cell table:style-name="Table40.C2" office:value-type="string">
            <text:p text:style-name="P423">0x00 if not armed,</text:p>
            <text:p text:style-name="P423">0x01 if armed</text:p>
          </table:table-cell>
        </table:table-row>
      </table:table>
      <text:p text:style-name="P613"/>
      <text:h text:style-name="P729" text:outline-level="1">Arm fox</text:h>
      <text:p text:style-name="P553">Issue this command to <text:span text:style-name="T62">arm fox. Armed fox will start to transmit at previously set time.</text:span></text:p>
      <text:p text:style-name="P553"/>
      <text:p text:style-name="P553">Payload format:</text:p>
      <table:table table:name="Table41" table:style-name="Table41">
        <table:table-column table:style-name="Table41.A" table:number-columns-repeated="3"/>
        <table:table-row table:style-name="TableLine93866800876688">
          <table:table-cell table:style-name="Table41.A1" office:value-type="string">
            <text:p text:style-name="P33">Payload byte</text:p>
          </table:table-cell>
          <table:table-cell table:style-name="Table41.A1" office:value-type="string">
            <text:p text:style-name="P33">Value</text:p>
          </table:table-cell>
          <table:table-cell table:style-name="Table41.C1" office:value-type="string">
            <text:p text:style-name="P33">Description</text:p>
          </table:table-cell>
        </table:table-row>
        <table:table-row table:style-name="TableLine93866800915504">
          <table:table-cell table:style-name="Table41.A2" office:value-type="string">
            <text:p text:style-name="P108">0</text:p>
          </table:table-cell>
          <table:table-cell table:style-name="Table41.A2" office:value-type="string">
            <text:p text:style-name="P108">0x00</text:p>
          </table:table-cell>
          <table:table-cell table:style-name="Table41.C2" office:value-type="string">
            <text:p text:style-name="P108">Command to fox</text:p>
          </table:table-cell>
        </table:table-row>
        <table:table-row table:style-name="TableLine93866800917008">
          <table:table-cell table:style-name="Table41.A2" office:value-type="string">
            <text:p text:style-name="P108">1</text:p>
          </table:table-cell>
          <table:table-cell table:style-name="Table41.A2" office:value-type="string">
            <text:p text:style-name="P108">0x<text:span text:style-name="T57">1</text:span><text:span text:style-name="T62">5</text:span></text:p>
          </table:table-cell>
          <table:table-cell table:style-name="Table41.C2" office:value-type="string">
            <text:p text:style-name="P432">Arm fox</text:p>
          </table:table-cell>
        </table:table-row>
      </table:table>
      <text:p text:style-name="P614"/>
      <text:p text:style-name="P234">Fox will answer:</text:p>
      <table:table table:name="Table42" table:style-name="Table42">
        <table:table-column table:style-name="Table42.A" table:number-columns-repeated="3"/>
        <table:table-row table:style-name="TableLine93866800896672">
          <table:table-cell table:style-name="Table42.A1" office:value-type="string">
            <text:p text:style-name="P33">Payload byte</text:p>
          </table:table-cell>
          <table:table-cell table:style-name="Table42.A1" office:value-type="string">
            <text:p text:style-name="P33">Value</text:p>
          </table:table-cell>
          <table:table-cell table:style-name="Table42.C1" office:value-type="string">
            <text:p text:style-name="P33">Description</text:p>
          </table:table-cell>
        </table:table-row>
        <table:table-row table:style-name="TableLine93866800934768">
          <table:table-cell table:style-name="Table42.A2" office:value-type="string">
            <text:p text:style-name="P108">0</text:p>
          </table:table-cell>
          <table:table-cell table:style-name="Table42.A2" office:value-type="string">
            <text:p text:style-name="P172">0x01</text:p>
          </table:table-cell>
          <table:table-cell table:style-name="Table42.C2" office:value-type="string">
            <text:p text:style-name="P172">Response to command</text:p>
          </table:table-cell>
        </table:table-row>
        <table:table-row table:style-name="TableLine93866800936336">
          <table:table-cell table:style-name="Table42.A2" office:value-type="string">
            <text:p text:style-name="P294">1</text:p>
          </table:table-cell>
          <table:table-cell table:style-name="Table42.A2" office:value-type="string">
            <text:p text:style-name="P294">0x<text:span text:style-name="T57">1</text:span><text:span text:style-name="T62">5</text:span></text:p>
          </table:table-cell>
          <table:table-cell table:style-name="Table42.C2" office:value-type="string">
            <text:p text:style-name="P432">Arm fox</text:p>
          </table:table-cell>
        </table:table-row>
        <table:table-row table:style-name="TableLine93866800937152">
          <table:table-cell table:style-name="Table42.A2" office:value-type="string">
            <text:p text:style-name="P378">2</text:p>
          </table:table-cell>
          <table:table-cell table:style-name="Table42.A2" office:value-type="string">
            <text:p text:style-name="P424">0x00 or 0x01</text:p>
          </table:table-cell>
          <table:table-cell table:style-name="Table42.C2" office:value-type="string">
            <text:p text:style-name="P172">Is successful?</text:p>
            <text:p text:style-name="P172">0x00 if successful,</text:p>
            <text:p text:style-name="P172">0x01 if not (<text:span text:style-name="T82">fox already armed, fo</text:span><text:span text:style-name="T120">r</text:span><text:span text:style-name="T82"> example</text:span>)</text:p>
          </table:table-cell>
        </table:table-row>
      </table:table>
      <text:p text:style-name="P614"/>
      <text:p text:style-name="P74">Note, that successful answer doesn’t mean that fox is armed, it just signalizing that arming process is started.</text:p>
      <text:p text:style-name="P614"><text:soft-page-break/></text:p>
      <text:h text:style-name="P730" text:outline-level="1"><text:span text:style-name="T63">Disa</text:span>rm fox</text:h>
      <text:p text:style-name="P554">Issue this command to <text:span text:style-name="T63">dis</text:span><text:span text:style-name="T62">arm fox. </text:span><text:span text:style-name="T63">If fox in countdown before start, then countdown will be aborted and fox will switch to standby mode, if fox already transmitting – transmission will be cancelled.</text:span></text:p>
      <text:p text:style-name="P554"/>
      <text:p text:style-name="P81">This command will fail if fox is <text:span text:style-name="T83">NOT</text:span> armed!</text:p>
      <text:p text:style-name="P685"><text:span text:style-name="T1">This command will fail if </text:span><text:span text:style-name="T3">antenna matching in progress!</text:span></text:p>
      <text:p text:style-name="P554">Payload format:</text:p>
      <table:table table:name="Table43" table:style-name="Table43">
        <table:table-column table:style-name="Table43.A" table:number-columns-repeated="3"/>
        <table:table-row table:style-name="TableLine93866800919872">
          <table:table-cell table:style-name="Table43.A1" office:value-type="string">
            <text:p text:style-name="P34">Payload byte</text:p>
          </table:table-cell>
          <table:table-cell table:style-name="Table43.A1" office:value-type="string">
            <text:p text:style-name="P34">Value</text:p>
          </table:table-cell>
          <table:table-cell table:style-name="Table43.C1" office:value-type="string">
            <text:p text:style-name="P34">Description</text:p>
          </table:table-cell>
        </table:table-row>
        <table:table-row table:style-name="TableLine93866800955584">
          <table:table-cell table:style-name="Table43.A2" office:value-type="string">
            <text:p text:style-name="P109">0</text:p>
          </table:table-cell>
          <table:table-cell table:style-name="Table43.A2" office:value-type="string">
            <text:p text:style-name="P109">0x00</text:p>
          </table:table-cell>
          <table:table-cell table:style-name="Table43.C2" office:value-type="string">
            <text:p text:style-name="P109">Command to fox</text:p>
          </table:table-cell>
        </table:table-row>
        <table:table-row table:style-name="TableLine93866800957088">
          <table:table-cell table:style-name="Table43.A2" office:value-type="string">
            <text:p text:style-name="P109">1</text:p>
          </table:table-cell>
          <table:table-cell table:style-name="Table43.A2" office:value-type="string">
            <text:p text:style-name="P109">0x<text:span text:style-name="T57">1</text:span><text:span text:style-name="T64">6</text:span></text:p>
          </table:table-cell>
          <table:table-cell table:style-name="Table43.C2" office:value-type="string">
            <text:p text:style-name="P433"><text:span text:style-name="T64">Disa</text:span>rm fox</text:p>
          </table:table-cell>
        </table:table-row>
      </table:table>
      <text:p text:style-name="P615"/>
      <text:p text:style-name="P235">Fox will answer:</text:p>
      <table:table table:name="Table44" table:style-name="Table44">
        <table:table-column table:style-name="Table44.A" table:number-columns-repeated="3"/>
        <table:table-row table:style-name="TableLine93866800946112">
          <table:table-cell table:style-name="Table44.A1" office:value-type="string">
            <text:p text:style-name="P34">Payload byte</text:p>
          </table:table-cell>
          <table:table-cell table:style-name="Table44.A1" office:value-type="string">
            <text:p text:style-name="P34">Value</text:p>
          </table:table-cell>
          <table:table-cell table:style-name="Table44.C1" office:value-type="string">
            <text:p text:style-name="P34">Description</text:p>
          </table:table-cell>
        </table:table-row>
        <table:table-row table:style-name="TableLine93866800974800">
          <table:table-cell table:style-name="Table44.A2" office:value-type="string">
            <text:p text:style-name="P109">0</text:p>
          </table:table-cell>
          <table:table-cell table:style-name="Table44.A2" office:value-type="string">
            <text:p text:style-name="P173">0x01</text:p>
          </table:table-cell>
          <table:table-cell table:style-name="Table44.C2" office:value-type="string">
            <text:p text:style-name="P173">Response to command</text:p>
          </table:table-cell>
        </table:table-row>
        <table:table-row table:style-name="TableLine93866800976368">
          <table:table-cell table:style-name="Table44.A2" office:value-type="string">
            <text:p text:style-name="P295">1</text:p>
          </table:table-cell>
          <table:table-cell table:style-name="Table44.A2" office:value-type="string">
            <text:p text:style-name="P295">0x<text:span text:style-name="T57">1</text:span><text:span text:style-name="T64">6</text:span></text:p>
          </table:table-cell>
          <table:table-cell table:style-name="Table44.C2" office:value-type="string">
            <text:p text:style-name="P433"><text:span text:style-name="T64">Disa</text:span>rm fox</text:p>
          </table:table-cell>
        </table:table-row>
        <table:table-row table:style-name="TableLine93866800977184">
          <table:table-cell table:style-name="Table44.A2" office:value-type="string">
            <text:p text:style-name="P379">2</text:p>
          </table:table-cell>
          <table:table-cell table:style-name="Table44.A2" office:value-type="string">
            <text:p text:style-name="P425">0x00 or 0x01</text:p>
          </table:table-cell>
          <table:table-cell table:style-name="Table44.C2" office:value-type="string">
            <text:p text:style-name="P173">Is successful?</text:p>
            <text:p text:style-name="P173">0x00 if successful,</text:p>
            <text:p text:style-name="P173">0x01 if not (<text:span text:style-name="T62">internal error during </text:span><text:span text:style-name="T64">dis</text:span><text:span text:style-name="T62">arming</text:span>)</text:p>
          </table:table-cell>
        </table:table-row>
      </table:table>
      <text:p text:style-name="P615"/>
      <text:h text:style-name="P725" text:outline-level="1"><text:span text:style-name="T65">S</text:span>et begin and end times</text:h>
      <text:p text:style-name="P555">Issue this command to <text:span text:style-name="T65">s</text:span><text:span text:style-name="T60">et times when fox will turn on and off.</text:span></text:p>
      <text:p text:style-name="P80">This command will fail if fox is armed!</text:p>
      <text:p text:style-name="P555">Payload format:</text:p>
      <table:table table:name="Таблица5" table:style-name="Таблица5">
        <table:table-column table:style-name="Таблица5.A" table:number-columns-repeated="3"/>
        <table:table-row table:style-name="TableLine93866800959632">
          <table:table-cell table:style-name="Таблица5.A1" office:value-type="string">
            <text:p text:style-name="P35">Payload byte</text:p>
          </table:table-cell>
          <table:table-cell table:style-name="Таблица5.A1" office:value-type="string">
            <text:p text:style-name="P35">Value</text:p>
          </table:table-cell>
          <table:table-cell table:style-name="Таблица5.C1" office:value-type="string">
            <text:p text:style-name="P35">Description</text:p>
          </table:table-cell>
        </table:table-row>
        <table:table-row table:style-name="TableLine93866800997008">
          <table:table-cell table:style-name="Таблица5.A2" office:value-type="string">
            <text:p text:style-name="P110">0</text:p>
          </table:table-cell>
          <table:table-cell table:style-name="Таблица5.A2" office:value-type="string">
            <text:p text:style-name="P110">0x00</text:p>
          </table:table-cell>
          <table:table-cell table:style-name="Таблица5.C2" office:value-type="string">
            <text:p text:style-name="P110">Command to fox</text:p>
          </table:table-cell>
        </table:table-row>
        <table:table-row table:style-name="TableLine93866800998512">
          <table:table-cell table:style-name="Таблица5.A2" office:value-type="string">
            <text:p text:style-name="P110">1</text:p>
          </table:table-cell>
          <table:table-cell table:style-name="Таблица5.A2" office:value-type="string">
            <text:p text:style-name="P110">0x<text:span text:style-name="T57">1</text:span><text:span text:style-name="T65">7</text:span></text:p>
          </table:table-cell>
          <table:table-cell table:style-name="Таблица5.C2" office:value-type="string">
            <text:p text:style-name="P416"><text:span text:style-name="T65">S</text:span>et begin and end times</text:p>
          </table:table-cell>
        </table:table-row>
        <table:table-row table:style-name="TableLine93866800999328">
          <table:table-cell table:style-name="Таблица5.A2" office:value-type="string">
            <text:p text:style-name="P380">2-<text:span text:style-name="T60">5</text:span></text:p>
          </table:table-cell>
          <table:table-cell table:style-name="Таблица5.A2" office:value-type="string">
            <text:p text:style-name="P416">uint32_t, least significant byte first</text:p>
          </table:table-cell>
          <table:table-cell table:style-name="Таблица5.C2" office:value-type="string">
            <text:p text:style-name="P416">Begin time (seconds since midnight)</text:p>
          </table:table-cell>
        </table:table-row>
        <table:table-row table:style-name="TableLine93866801000272">
          <table:table-cell table:style-name="Таблица5.A2" office:value-type="string">
            <text:p text:style-name="P416">6-9</text:p>
          </table:table-cell>
          <table:table-cell table:style-name="Таблица5.A2" office:value-type="string">
            <text:p text:style-name="P416">uin32_t, least significant byte first</text:p>
          </table:table-cell>
          <table:table-cell table:style-name="Таблица5.C2" office:value-type="string">
            <text:p text:style-name="P416">End time (seconds since midnight)</text:p>
          </table:table-cell>
        </table:table-row>
      </table:table>
      <text:p text:style-name="P616"/>
      <text:p text:style-name="P236">Fox will answer:</text:p>
      <table:table table:name="Таблица6" table:style-name="Таблица6">
        <table:table-column table:style-name="Таблица6.A" table:number-columns-repeated="3"/>
        <table:table-row table:style-name="TableLine93866800982528">
          <table:table-cell table:style-name="Таблица6.A1" office:value-type="string">
            <text:p text:style-name="P35">Payload byte</text:p>
          </table:table-cell>
          <table:table-cell table:style-name="Таблица6.A1" office:value-type="string">
            <text:p text:style-name="P35">Value</text:p>
          </table:table-cell>
          <table:table-cell table:style-name="Таблица6.C1" office:value-type="string">
            <text:p text:style-name="P35">Description</text:p>
          </table:table-cell>
        </table:table-row>
        <table:table-row table:style-name="TableLine93866801016560">
          <table:table-cell table:style-name="Таблица6.A2" office:value-type="string">
            <text:p text:style-name="P110">0</text:p>
          </table:table-cell>
          <table:table-cell table:style-name="Таблица6.A2" office:value-type="string">
            <text:p text:style-name="P174">0x01</text:p>
          </table:table-cell>
          <table:table-cell table:style-name="Таблица6.C2" office:value-type="string">
            <text:p text:style-name="P174">Response to command</text:p>
          </table:table-cell>
        </table:table-row>
        <text:soft-page-break/>
        <table:table-row table:style-name="TableLine93866801018064">
          <table:table-cell table:style-name="Таблица6.A2" office:value-type="string">
            <text:p text:style-name="P296">1</text:p>
          </table:table-cell>
          <table:table-cell table:style-name="Таблица6.A2" office:value-type="string">
            <text:p text:style-name="P296">0x<text:span text:style-name="T57">1</text:span><text:span text:style-name="T65">7</text:span></text:p>
          </table:table-cell>
          <table:table-cell table:style-name="Таблица6.C2" office:value-type="string">
            <text:p text:style-name="P416"><text:span text:style-name="T65">S</text:span>et begin and end times</text:p>
          </table:table-cell>
        </table:table-row>
        <table:table-row table:style-name="TableLine93866801018880">
          <table:table-cell table:style-name="Таблица6.A2" office:value-type="string">
            <text:p text:style-name="P434">2</text:p>
          </table:table-cell>
          <table:table-cell table:style-name="Таблица6.A2" office:value-type="string">
            <text:p text:style-name="P426">0x00 or 0x01</text:p>
          </table:table-cell>
          <table:table-cell table:style-name="Таблица6.C2" office:value-type="string">
            <text:p text:style-name="P174">Is successful?</text:p>
            <text:p text:style-name="P174">0x00 if successful,</text:p>
            <text:p text:style-name="P174">0x01 if not (<text:span text:style-name="T65">End time is earlier or equal to begin time</text:span>)</text:p>
          </table:table-cell>
        </table:table-row>
      </table:table>
      <text:p text:style-name="P616"/>
      <text:h text:style-name="P726" text:outline-level="1">Get <text:span text:style-name="T66">output power</text:span></text:h>
      <text:p text:style-name="P556">Issue this command to <text:span text:style-name="T60">get </text:span><text:span text:style-name="T66">fox output power (float, in watts). Note, that output power is determined only for 3.5MHz mode, for 144MHz fox just returns hardcoded value.</text:span></text:p>
      <text:p text:style-name="P556"/>
      <text:p text:style-name="P556">Payload format:</text:p>
      <table:table table:name="Table45" table:style-name="Table45">
        <table:table-column table:style-name="Table45.A" table:number-columns-repeated="3"/>
        <table:table-row table:style-name="TableLine93866801003392">
          <table:table-cell table:style-name="Table45.A1" office:value-type="string">
            <text:p text:style-name="P36">Payload byte</text:p>
          </table:table-cell>
          <table:table-cell table:style-name="Table45.A1" office:value-type="string">
            <text:p text:style-name="P36">Value</text:p>
          </table:table-cell>
          <table:table-cell table:style-name="Table45.C1" office:value-type="string">
            <text:p text:style-name="P36">Description</text:p>
          </table:table-cell>
        </table:table-row>
        <table:table-row table:style-name="TableLine93866801035232">
          <table:table-cell table:style-name="Table45.A2" office:value-type="string">
            <text:p text:style-name="P111">0</text:p>
          </table:table-cell>
          <table:table-cell table:style-name="Table45.A2" office:value-type="string">
            <text:p text:style-name="P111">0x00</text:p>
          </table:table-cell>
          <table:table-cell table:style-name="Table45.C2" office:value-type="string">
            <text:p text:style-name="P111">Command to fox</text:p>
          </table:table-cell>
        </table:table-row>
        <table:table-row table:style-name="TableLine93866801036736">
          <table:table-cell table:style-name="Table45.A2" office:value-type="string">
            <text:p text:style-name="P111">1</text:p>
          </table:table-cell>
          <table:table-cell table:style-name="Table45.A2" office:value-type="string">
            <text:p text:style-name="P111">0x<text:span text:style-name="T57">1</text:span><text:span text:style-name="T67">8</text:span></text:p>
          </table:table-cell>
          <table:table-cell table:style-name="Table45.C2" office:value-type="string">
            <text:p text:style-name="P435">Get fox power</text:p>
          </table:table-cell>
        </table:table-row>
      </table:table>
      <text:p text:style-name="P617"/>
      <text:p text:style-name="P237">Fox will answer:</text:p>
      <table:table table:name="Table46" table:style-name="Table46">
        <table:table-column table:style-name="Table46.A" table:number-columns-repeated="3"/>
        <table:table-row table:style-name="TableLine93866801025424">
          <table:table-cell table:style-name="Table46.A1" office:value-type="string">
            <text:p text:style-name="P36">Payload byte</text:p>
          </table:table-cell>
          <table:table-cell table:style-name="Table46.A1" office:value-type="string">
            <text:p text:style-name="P36">Value</text:p>
          </table:table-cell>
          <table:table-cell table:style-name="Table46.C1" office:value-type="string">
            <text:p text:style-name="P36">Description</text:p>
          </table:table-cell>
        </table:table-row>
        <table:table-row table:style-name="TableLine93866801052016">
          <table:table-cell table:style-name="Table46.A2" office:value-type="string">
            <text:p text:style-name="P111">0</text:p>
          </table:table-cell>
          <table:table-cell table:style-name="Table46.A2" office:value-type="string">
            <text:p text:style-name="P175">0x01</text:p>
          </table:table-cell>
          <table:table-cell table:style-name="Table46.C2" office:value-type="string">
            <text:p text:style-name="P175">Response to command</text:p>
          </table:table-cell>
        </table:table-row>
        <table:table-row table:style-name="TableLine93866801053520">
          <table:table-cell table:style-name="Table46.A2" office:value-type="string">
            <text:p text:style-name="P297">1</text:p>
          </table:table-cell>
          <table:table-cell table:style-name="Table46.A2" office:value-type="string">
            <text:p text:style-name="P297">0x<text:span text:style-name="T57">1</text:span><text:span text:style-name="T68">8</text:span></text:p>
          </table:table-cell>
          <table:table-cell table:style-name="Table46.C2" office:value-type="string">
            <text:p text:style-name="P445">Get fox power</text:p>
          </table:table-cell>
        </table:table-row>
        <table:table-row table:style-name="TableLine93866801054336">
          <table:table-cell table:style-name="Table46.A2" office:value-type="string">
            <text:p text:style-name="P381">2-<text:span text:style-name="T60">5</text:span></text:p>
          </table:table-cell>
          <table:table-cell table:style-name="Table46.A2" office:value-type="string">
            <text:p text:style-name="P417"><text:span text:style-name="T69">f</text:span><text:span text:style-name="T68">loat</text:span></text:p>
          </table:table-cell>
          <table:table-cell table:style-name="Table46.C2" office:value-type="string">
            <text:p text:style-name="P445">Fox power in watts</text:p>
          </table:table-cell>
        </table:table-row>
      </table:table>
      <text:p text:style-name="P617"/>
      <text:h text:style-name="P727" text:outline-level="1"><text:span text:style-name="T70">S</text:span>et <text:span text:style-name="T66">output power</text:span></text:h>
      <text:p text:style-name="P557">Issue this command to <text:span text:style-name="T70">s</text:span><text:span text:style-name="T60">et </text:span><text:span text:style-name="T66">fox output power (float, in watts). </text:span><text:span text:style-name="T70">Note, that power is settable only for 3.5MHz mode, if fox in 144MHz mode, then this command will always fail.</text:span></text:p>
      <text:p text:style-name="P80">This command will fail if fox is armed!</text:p>
      <text:p text:style-name="P557">Payload format:</text:p>
      <table:table table:name="Table47" table:style-name="Table47">
        <table:table-column table:style-name="Table47.A" table:number-columns-repeated="3"/>
        <table:table-row table:style-name="TableLine93866801039600">
          <table:table-cell table:style-name="Table47.A1" office:value-type="string">
            <text:p text:style-name="P37">Payload byte</text:p>
          </table:table-cell>
          <table:table-cell table:style-name="Table47.A1" office:value-type="string">
            <text:p text:style-name="P37">Value</text:p>
          </table:table-cell>
          <table:table-cell table:style-name="Table47.C1" office:value-type="string">
            <text:p text:style-name="P37">Description</text:p>
          </table:table-cell>
        </table:table-row>
        <table:table-row table:style-name="TableLine93866801073104">
          <table:table-cell table:style-name="Table47.A2" office:value-type="string">
            <text:p text:style-name="P112">0</text:p>
          </table:table-cell>
          <table:table-cell table:style-name="Table47.A2" office:value-type="string">
            <text:p text:style-name="P112">0x00</text:p>
          </table:table-cell>
          <table:table-cell table:style-name="Table47.C2" office:value-type="string">
            <text:p text:style-name="P112">Command to fox</text:p>
          </table:table-cell>
        </table:table-row>
        <table:table-row table:style-name="TableLine93866801074608">
          <table:table-cell table:style-name="Table47.A2" office:value-type="string">
            <text:p text:style-name="P112">1</text:p>
          </table:table-cell>
          <table:table-cell table:style-name="Table47.A2" office:value-type="string">
            <text:p text:style-name="P112">0x<text:span text:style-name="T57">1</text:span><text:span text:style-name="T71">9</text:span></text:p>
          </table:table-cell>
          <table:table-cell table:style-name="Table47.C2" office:value-type="string">
            <text:p text:style-name="P436"><text:span text:style-name="T71">S</text:span>et fox power</text:p>
          </table:table-cell>
        </table:table-row>
        <table:table-row table:style-name="TableLine93866801075424">
          <table:table-cell table:style-name="Table47.A2" office:value-type="string">
            <text:p text:style-name="P448">2-5</text:p>
          </table:table-cell>
          <table:table-cell table:style-name="Table47.A2" office:value-type="string">
            <text:p text:style-name="P448">float</text:p>
          </table:table-cell>
          <table:table-cell table:style-name="Table47.C2" office:value-type="string">
            <text:p text:style-name="P448">Fox power in watts</text:p>
          </table:table-cell>
        </table:table-row>
      </table:table>
      <text:p text:style-name="P618"/>
      <text:p text:style-name="P238">Fox will answer:</text:p>
      <table:table table:name="Table48" table:style-name="Table48">
        <table:table-column table:style-name="Table48.A" table:number-columns-repeated="3"/>
        <table:table-row table:style-name="TableLine93866801062640">
          <table:table-cell table:style-name="Table48.A1" office:value-type="string">
            <text:p text:style-name="P37">Payload byte</text:p>
          </table:table-cell>
          <table:table-cell table:style-name="Table48.A1" office:value-type="string">
            <text:p text:style-name="P37">Value</text:p>
          </table:table-cell>
          <table:table-cell table:style-name="Table48.C1" office:value-type="string">
            <text:p text:style-name="P37">Description</text:p>
          </table:table-cell>
        </table:table-row>
        <table:table-row table:style-name="TableLine93866801091808">
          <table:table-cell table:style-name="Table48.A2" office:value-type="string">
            <text:p text:style-name="P112">0</text:p>
          </table:table-cell>
          <table:table-cell table:style-name="Table48.A2" office:value-type="string">
            <text:p text:style-name="P176">0x01</text:p>
          </table:table-cell>
          <table:table-cell table:style-name="Table48.C2" office:value-type="string">
            <text:p text:style-name="P176">Response to command</text:p>
          </table:table-cell>
        </table:table-row>
        <table:table-row table:style-name="TableLine93866801093312">
          <table:table-cell table:style-name="Table48.A2" office:value-type="string">
            <text:p text:style-name="P298">1</text:p>
          </table:table-cell>
          <table:table-cell table:style-name="Table48.A2" office:value-type="string">
            <text:p text:style-name="P298">0x<text:span text:style-name="T57">1</text:span><text:span text:style-name="T71">9</text:span></text:p>
          </table:table-cell>
          <table:table-cell table:style-name="Table48.C2" office:value-type="string">
            <text:p text:style-name="P446"><text:span text:style-name="T71">S</text:span>et fox power</text:p>
          </table:table-cell>
        </table:table-row>
        <table:table-row table:style-name="TableLine93866801094128">
          <table:table-cell table:style-name="Table48.A2" office:value-type="string">
            <text:p text:style-name="P434">2</text:p>
          </table:table-cell>
          <table:table-cell table:style-name="Table48.A2" office:value-type="string">
            <text:p text:style-name="P426">0x00 or 0x01</text:p>
          </table:table-cell>
          <table:table-cell table:style-name="Table48.C2" office:value-type="string">
            <text:p text:style-name="P174">Is successful?</text:p>
            <text:p text:style-name="P174"><text:soft-page-break/>0x00 if successful,</text:p>
            <text:p text:style-name="P174">0x01 if not (<text:span text:style-name="T71">incorrect power or 144MHz mode</text:span>)</text:p>
          </table:table-cell>
        </table:table-row>
      </table:table>
      <text:p text:style-name="P618"/>
      <text:h text:style-name="P731" text:outline-level="1">Get battery level</text:h>
      <text:p text:style-name="P558">Issue this command to <text:span text:style-name="T60">get </text:span><text:span text:style-name="T72">battery level</text:span><text:span text:style-name="T66">. </text:span><text:span text:style-name="T72">Level is represented as a float, where 0 is fully discharged and 1 is fully charged.</text:span></text:p>
      <text:p text:style-name="P558"/>
      <text:p text:style-name="P558">Payload format:</text:p>
      <table:table table:name="Table49" table:style-name="Table49">
        <table:table-column table:style-name="Table49.A" table:number-columns-repeated="3"/>
        <table:table-row table:style-name="TableLine93866801101216">
          <table:table-cell table:style-name="Table49.A1" office:value-type="string">
            <text:p text:style-name="P38">Payload byte</text:p>
          </table:table-cell>
          <table:table-cell table:style-name="Table49.A1" office:value-type="string">
            <text:p text:style-name="P38">Value</text:p>
          </table:table-cell>
          <table:table-cell table:style-name="Table49.C1" office:value-type="string">
            <text:p text:style-name="P38">Description</text:p>
          </table:table-cell>
        </table:table-row>
        <table:table-row table:style-name="TableLine93866801111520">
          <table:table-cell table:style-name="Table49.A2" office:value-type="string">
            <text:p text:style-name="P113">0</text:p>
          </table:table-cell>
          <table:table-cell table:style-name="Table49.A2" office:value-type="string">
            <text:p text:style-name="P113">0x00</text:p>
          </table:table-cell>
          <table:table-cell table:style-name="Table49.C2" office:value-type="string">
            <text:p text:style-name="P113">Command to fox</text:p>
          </table:table-cell>
        </table:table-row>
        <table:table-row table:style-name="TableLine93866801113024">
          <table:table-cell table:style-name="Table49.A2" office:value-type="string">
            <text:p text:style-name="P113">1</text:p>
          </table:table-cell>
          <table:table-cell table:style-name="Table49.A2" office:value-type="string">
            <text:p text:style-name="P113">0x<text:span text:style-name="T57">1</text:span><text:span text:style-name="T72">A</text:span></text:p>
          </table:table-cell>
          <table:table-cell table:style-name="Table49.C2" office:value-type="string">
            <text:p text:style-name="P437">Get <text:span text:style-name="T72">battery level</text:span></text:p>
          </table:table-cell>
        </table:table-row>
      </table:table>
      <text:p text:style-name="P619"/>
      <text:p text:style-name="P239">Fox will answer:</text:p>
      <table:table table:name="Table50" table:style-name="Table50">
        <table:table-column table:style-name="Table50.A" table:number-columns-repeated="3"/>
        <table:table-row table:style-name="TableLine93866801102736">
          <table:table-cell table:style-name="Table50.A1" office:value-type="string">
            <text:p text:style-name="P38">Payload byte</text:p>
          </table:table-cell>
          <table:table-cell table:style-name="Table50.A1" office:value-type="string">
            <text:p text:style-name="P38">Value</text:p>
          </table:table-cell>
          <table:table-cell table:style-name="Table50.C1" office:value-type="string">
            <text:p text:style-name="P38">Description</text:p>
          </table:table-cell>
        </table:table-row>
        <table:table-row table:style-name="TableLine93866801128288">
          <table:table-cell table:style-name="Table50.A2" office:value-type="string">
            <text:p text:style-name="P113">0</text:p>
          </table:table-cell>
          <table:table-cell table:style-name="Table50.A2" office:value-type="string">
            <text:p text:style-name="P177">0x01</text:p>
          </table:table-cell>
          <table:table-cell table:style-name="Table50.C2" office:value-type="string">
            <text:p text:style-name="P177">Response to command</text:p>
          </table:table-cell>
        </table:table-row>
        <table:table-row table:style-name="TableLine93866801129792">
          <table:table-cell table:style-name="Table50.A2" office:value-type="string">
            <text:p text:style-name="P299">1</text:p>
          </table:table-cell>
          <table:table-cell table:style-name="Table50.A2" office:value-type="string">
            <text:p text:style-name="P299">0x<text:span text:style-name="T57">1</text:span><text:span text:style-name="T72">A</text:span></text:p>
          </table:table-cell>
          <table:table-cell table:style-name="Table50.C2" office:value-type="string">
            <text:p text:style-name="P447">Get <text:span text:style-name="T72">battery level</text:span></text:p>
          </table:table-cell>
        </table:table-row>
        <table:table-row table:style-name="TableLine93866801130608">
          <table:table-cell table:style-name="Table50.A2" office:value-type="string">
            <text:p text:style-name="P382">2-<text:span text:style-name="T60">5</text:span></text:p>
          </table:table-cell>
          <table:table-cell table:style-name="Table50.A2" office:value-type="string">
            <text:p text:style-name="P418"><text:span text:style-name="T69">f</text:span><text:span text:style-name="T68">loat</text:span></text:p>
          </table:table-cell>
          <table:table-cell table:style-name="Table50.C2" office:value-type="string">
            <text:p text:style-name="P449">Battery level [0-1]</text:p>
          </table:table-cell>
        </table:table-row>
      </table:table>
      <text:p text:style-name="P619"/>
      <text:h text:style-name="P732" text:outline-level="1">Get <text:span text:style-name="T73">3.5MHz antenna voltage level (ADC)</text:span></text:h>
      <text:p text:style-name="P621">This is <text:span text:style-name="T1">service command</text:span><text:span text:style-name="T29">, not intended to regular use. Issue it to get </text:span><text:span text:style-name="T38">3.5MHz antenna voltage level in ADC measurements (i.e. not in volts, but raw ADC value, </text:span><text:span text:style-name="T39">averaged</text:span><text:span text:style-name="T38">).</text:span></text:p>
      <text:p text:style-name="P559"/>
      <text:p text:style-name="P559">Payload format:</text:p>
      <table:table table:name="Table51" table:style-name="Table51">
        <table:table-column table:style-name="Table51.A" table:number-columns-repeated="3"/>
        <table:table-row table:style-name="TableLine93866801115568">
          <table:table-cell table:style-name="Table51.A1" office:value-type="string">
            <text:p text:style-name="P39">Payload byte</text:p>
          </table:table-cell>
          <table:table-cell table:style-name="Table51.A1" office:value-type="string">
            <text:p text:style-name="P39">Value</text:p>
          </table:table-cell>
          <table:table-cell table:style-name="Table51.C1" office:value-type="string">
            <text:p text:style-name="P39">Description</text:p>
          </table:table-cell>
        </table:table-row>
        <table:table-row table:style-name="TableLine93866801148256">
          <table:table-cell table:style-name="Table51.A2" office:value-type="string">
            <text:p text:style-name="P114">0</text:p>
          </table:table-cell>
          <table:table-cell table:style-name="Table51.A2" office:value-type="string">
            <text:p text:style-name="P114">0x00</text:p>
          </table:table-cell>
          <table:table-cell table:style-name="Table51.C2" office:value-type="string">
            <text:p text:style-name="P114">Command to fox</text:p>
          </table:table-cell>
        </table:table-row>
        <table:table-row table:style-name="TableLine93866801149760">
          <table:table-cell table:style-name="Table51.A2" office:value-type="string">
            <text:p text:style-name="P114">1</text:p>
          </table:table-cell>
          <table:table-cell table:style-name="Table51.A2" office:value-type="string">
            <text:p text:style-name="P114">0x<text:span text:style-name="T57">1</text:span><text:span text:style-name="T74">B</text:span></text:p>
          </table:table-cell>
          <table:table-cell table:style-name="Table51.C2" office:value-type="string">
            <text:p text:style-name="P438">Get <text:span text:style-name="T74">3.5MHz antenna level (ADC)</text:span></text:p>
          </table:table-cell>
        </table:table-row>
      </table:table>
      <text:p text:style-name="P620"/>
      <text:p text:style-name="P240">Fox will answer:</text:p>
      <table:table table:name="Table52" table:style-name="Table52">
        <table:table-column table:style-name="Table52.A" table:number-columns-repeated="3"/>
        <table:table-row table:style-name="TableLine93866801140752">
          <table:table-cell table:style-name="Table52.A1" office:value-type="string">
            <text:p text:style-name="P39">Payload byte</text:p>
          </table:table-cell>
          <table:table-cell table:style-name="Table52.A1" office:value-type="string">
            <text:p text:style-name="P39">Value</text:p>
          </table:table-cell>
          <table:table-cell table:style-name="Table52.C1" office:value-type="string">
            <text:p text:style-name="P39">Description</text:p>
          </table:table-cell>
        </table:table-row>
        <table:table-row table:style-name="TableLine93866801165088">
          <table:table-cell table:style-name="Table52.A2" office:value-type="string">
            <text:p text:style-name="P114">0</text:p>
          </table:table-cell>
          <table:table-cell table:style-name="Table52.A2" office:value-type="string">
            <text:p text:style-name="P178">0x01</text:p>
          </table:table-cell>
          <table:table-cell table:style-name="Table52.C2" office:value-type="string">
            <text:p text:style-name="P178">Response to command</text:p>
          </table:table-cell>
        </table:table-row>
        <table:table-row table:style-name="TableLine93866801166592">
          <table:table-cell table:style-name="Table52.A2" office:value-type="string">
            <text:p text:style-name="P300">1</text:p>
          </table:table-cell>
          <table:table-cell table:style-name="Table52.A2" office:value-type="string">
            <text:p text:style-name="P300">0x<text:span text:style-name="T57">1</text:span><text:span text:style-name="T75">B</text:span></text:p>
          </table:table-cell>
          <table:table-cell table:style-name="Table52.C2" office:value-type="string">
            <text:p text:style-name="P439">Get <text:span text:style-name="T74">3.5MHz antenna level (ADC)</text:span></text:p>
          </table:table-cell>
        </table:table-row>
        <table:table-row table:style-name="TableLine93866801167408">
          <table:table-cell table:style-name="Table52.A2" office:value-type="string">
            <text:p text:style-name="P383">2-<text:span text:style-name="T60">5</text:span></text:p>
          </table:table-cell>
          <table:table-cell table:style-name="Table52.A2" office:value-type="string">
            <text:p text:style-name="P419"><text:span text:style-name="T69">f</text:span><text:span text:style-name="T68">loat</text:span></text:p>
          </table:table-cell>
          <table:table-cell table:style-name="Table52.C2" office:value-type="string">
            <text:p text:style-name="P450">Averaged antenna voltage</text:p>
          </table:table-cell>
        </table:table-row>
      </table:table>
      <text:p text:style-name="P620"/>
      <text:h text:style-name="P733" text:outline-level="1"><text:soft-page-break/>Get <text:span text:style-name="T76">battery</text:span><text:span text:style-name="T73"> voltage level (ADC)</text:span></text:h>
      <text:p text:style-name="P622">This is <text:span text:style-name="T1">service command</text:span><text:span text:style-name="T29">, not intended to regular use. Issue it to get </text:span><text:span text:style-name="T40">battery</text:span><text:span text:style-name="T38"> voltage level in ADC measurements (i.e. not in volts, but raw ADC value, </text:span><text:span text:style-name="T39">averaged</text:span><text:span text:style-name="T38">).</text:span></text:p>
      <text:p text:style-name="P560"/>
      <text:p text:style-name="P560">Payload format:</text:p>
      <table:table table:name="Table53" table:style-name="Table53">
        <table:table-column table:style-name="Table53.A" table:number-columns-repeated="3"/>
        <table:table-row table:style-name="TableLine93866801152304">
          <table:table-cell table:style-name="Table53.A1" office:value-type="string">
            <text:p text:style-name="P40">Payload byte</text:p>
          </table:table-cell>
          <table:table-cell table:style-name="Table53.A1" office:value-type="string">
            <text:p text:style-name="P40">Value</text:p>
          </table:table-cell>
          <table:table-cell table:style-name="Table53.C1" office:value-type="string">
            <text:p text:style-name="P40">Description</text:p>
          </table:table-cell>
        </table:table-row>
        <table:table-row table:style-name="TableLine93866801186208">
          <table:table-cell table:style-name="Table53.A2" office:value-type="string">
            <text:p text:style-name="P115">0</text:p>
          </table:table-cell>
          <table:table-cell table:style-name="Table53.A2" office:value-type="string">
            <text:p text:style-name="P115">0x00</text:p>
          </table:table-cell>
          <table:table-cell table:style-name="Table53.C2" office:value-type="string">
            <text:p text:style-name="P115">Command to fox</text:p>
          </table:table-cell>
        </table:table-row>
        <table:table-row table:style-name="TableLine93866801187776">
          <table:table-cell table:style-name="Table53.A2" office:value-type="string">
            <text:p text:style-name="P115">1</text:p>
          </table:table-cell>
          <table:table-cell table:style-name="Table53.A2" office:value-type="string">
            <text:p text:style-name="P115">0x<text:span text:style-name="T57">1</text:span><text:span text:style-name="T76">C</text:span></text:p>
          </table:table-cell>
          <table:table-cell table:style-name="Table53.C2" office:value-type="string">
            <text:p text:style-name="P440">Get <text:span text:style-name="T76">battery</text:span><text:span text:style-name="T74"> level (ADC)</text:span></text:p>
          </table:table-cell>
        </table:table-row>
      </table:table>
      <text:p text:style-name="P626"/>
      <text:p text:style-name="P241">Fox will answer:</text:p>
      <table:table table:name="Table54" table:style-name="Table54">
        <table:table-column table:style-name="Table54.A" table:number-columns-repeated="3"/>
        <table:table-row table:style-name="TableLine93866801178720">
          <table:table-cell table:style-name="Table54.A1" office:value-type="string">
            <text:p text:style-name="P40">Payload byte</text:p>
          </table:table-cell>
          <table:table-cell table:style-name="Table54.A1" office:value-type="string">
            <text:p text:style-name="P40">Value</text:p>
          </table:table-cell>
          <table:table-cell table:style-name="Table54.C1" office:value-type="string">
            <text:p text:style-name="P40">Description</text:p>
          </table:table-cell>
        </table:table-row>
        <table:table-row table:style-name="TableLine93866801202656">
          <table:table-cell table:style-name="Table54.A2" office:value-type="string">
            <text:p text:style-name="P115">0</text:p>
          </table:table-cell>
          <table:table-cell table:style-name="Table54.A2" office:value-type="string">
            <text:p text:style-name="P179">0x01</text:p>
          </table:table-cell>
          <table:table-cell table:style-name="Table54.C2" office:value-type="string">
            <text:p text:style-name="P179">Response to command</text:p>
          </table:table-cell>
        </table:table-row>
        <table:table-row table:style-name="TableLine93866801204160">
          <table:table-cell table:style-name="Table54.A2" office:value-type="string">
            <text:p text:style-name="P301">1</text:p>
          </table:table-cell>
          <table:table-cell table:style-name="Table54.A2" office:value-type="string">
            <text:p text:style-name="P301">0x<text:span text:style-name="T57">1</text:span><text:span text:style-name="T76">C</text:span></text:p>
          </table:table-cell>
          <table:table-cell table:style-name="Table54.C2" office:value-type="string">
            <text:p text:style-name="P440">Get <text:span text:style-name="T76">battery</text:span><text:span text:style-name="T74"> level (ADC)</text:span></text:p>
          </table:table-cell>
        </table:table-row>
        <table:table-row table:style-name="TableLine93866801204976">
          <table:table-cell table:style-name="Table54.A2" office:value-type="string">
            <text:p text:style-name="P384">2-<text:span text:style-name="T60">5</text:span></text:p>
          </table:table-cell>
          <table:table-cell table:style-name="Table54.A2" office:value-type="string">
            <text:p text:style-name="P420"><text:span text:style-name="T69">f</text:span><text:span text:style-name="T68">loat</text:span></text:p>
          </table:table-cell>
          <table:table-cell table:style-name="Table54.C2" office:value-type="string">
            <text:p text:style-name="P451">Averaged <text:span text:style-name="T76">battery</text:span> voltage</text:p>
          </table:table-cell>
        </table:table-row>
      </table:table>
      <text:p text:style-name="P626"/>
      <text:h text:style-name="P733" text:outline-level="1">Get <text:span text:style-name="T76">3.5MHz output stage power</text:span><text:span text:style-name="T73"> voltage level (ADC)</text:span></text:h>
      <text:p text:style-name="P622">This is <text:span text:style-name="T1">service command</text:span><text:span text:style-name="T29">, not intended to regular use. Issue it to get </text:span><text:span text:style-name="T40">3.5MHz output stage power</text:span><text:span text:style-name="T38"> voltage level in ADC measurements (i.e. not in volts, but raw ADC value, </text:span><text:span text:style-name="T39">averaged</text:span><text:span text:style-name="T38">).</text:span></text:p>
      <text:p text:style-name="P560"/>
      <text:p text:style-name="P560">Payload format:</text:p>
      <table:table table:name="Table55" table:style-name="Table55">
        <table:table-column table:style-name="Table55.A" table:number-columns-repeated="3"/>
        <table:table-row table:style-name="TableLine93866800573888">
          <table:table-cell table:style-name="Table55.A1" office:value-type="string">
            <text:p text:style-name="P40">Payload byte</text:p>
          </table:table-cell>
          <table:table-cell table:style-name="Table55.A1" office:value-type="string">
            <text:p text:style-name="P40">Value</text:p>
          </table:table-cell>
          <table:table-cell table:style-name="Table55.C1" office:value-type="string">
            <text:p text:style-name="P40">Description</text:p>
          </table:table-cell>
        </table:table-row>
        <table:table-row table:style-name="TableLine93866801222576">
          <table:table-cell table:style-name="Table55.A2" office:value-type="string">
            <text:p text:style-name="P115">0</text:p>
          </table:table-cell>
          <table:table-cell table:style-name="Table55.A2" office:value-type="string">
            <text:p text:style-name="P115">0x00</text:p>
          </table:table-cell>
          <table:table-cell table:style-name="Table55.C2" office:value-type="string">
            <text:p text:style-name="P115">Command to fox</text:p>
          </table:table-cell>
        </table:table-row>
        <table:table-row table:style-name="TableLine93866801224144">
          <table:table-cell table:style-name="Table55.A2" office:value-type="string">
            <text:p text:style-name="P115">1</text:p>
          </table:table-cell>
          <table:table-cell table:style-name="Table55.A2" office:value-type="string">
            <text:p text:style-name="P115">0x<text:span text:style-name="T57">1</text:span><text:span text:style-name="T76">D</text:span></text:p>
          </table:table-cell>
          <table:table-cell table:style-name="Table55.C2" office:value-type="string">
            <text:p text:style-name="P440">Get <text:span text:style-name="T76">3.5MHz output stage </text:span><text:span text:style-name="T77">power</text:span><text:span text:style-name="T76"> voltage (ADC)</text:span></text:p>
          </table:table-cell>
        </table:table-row>
      </table:table>
      <text:p text:style-name="P626"/>
      <text:p text:style-name="P241">Fox will answer:</text:p>
      <table:table table:name="Table56" table:style-name="Table56">
        <table:table-column table:style-name="Table56.A" table:number-columns-repeated="3"/>
        <table:table-row table:style-name="TableLine93866801213616">
          <table:table-cell table:style-name="Table56.A1" office:value-type="string">
            <text:p text:style-name="P40">Payload byte</text:p>
          </table:table-cell>
          <table:table-cell table:style-name="Table56.A1" office:value-type="string">
            <text:p text:style-name="P40">Value</text:p>
          </table:table-cell>
          <table:table-cell table:style-name="Table56.C1" office:value-type="string">
            <text:p text:style-name="P40">Description</text:p>
          </table:table-cell>
        </table:table-row>
        <table:table-row table:style-name="TableLine93866801238544">
          <table:table-cell table:style-name="Table56.A2" office:value-type="string">
            <text:p text:style-name="P115">0</text:p>
          </table:table-cell>
          <table:table-cell table:style-name="Table56.A2" office:value-type="string">
            <text:p text:style-name="P179">0x01</text:p>
          </table:table-cell>
          <table:table-cell table:style-name="Table56.C2" office:value-type="string">
            <text:p text:style-name="P179">Response to command</text:p>
          </table:table-cell>
        </table:table-row>
        <table:table-row table:style-name="TableLine93866801240048">
          <table:table-cell table:style-name="Table56.A2" office:value-type="string">
            <text:p text:style-name="P301">1</text:p>
          </table:table-cell>
          <table:table-cell table:style-name="Table56.A2" office:value-type="string">
            <text:p text:style-name="P301">0x<text:span text:style-name="T57">1</text:span><text:span text:style-name="T77">D</text:span></text:p>
          </table:table-cell>
          <table:table-cell table:style-name="Table56.C2" office:value-type="string">
            <text:p text:style-name="P441">Get <text:span text:style-name="T76">3.5MHz output stage </text:span><text:span text:style-name="T77">power</text:span><text:span text:style-name="T76"> voltage (ADC)</text:span></text:p>
          </table:table-cell>
        </table:table-row>
        <table:table-row table:style-name="TableLine93866801240864">
          <table:table-cell table:style-name="Table56.A2" office:value-type="string">
            <text:p text:style-name="P384">2-<text:span text:style-name="T60">5</text:span></text:p>
          </table:table-cell>
          <table:table-cell table:style-name="Table56.A2" office:value-type="string">
            <text:p text:style-name="P420"><text:span text:style-name="T69">f</text:span><text:span text:style-name="T68">loat</text:span></text:p>
          </table:table-cell>
          <table:table-cell table:style-name="Table56.C2" office:value-type="string">
            <text:p text:style-name="P451">Averaged <text:span text:style-name="T77">power source</text:span> voltage</text:p>
          </table:table-cell>
        </table:table-row>
      </table:table>
      <text:p text:style-name="P626"/>
      <text:h text:style-name="P734" text:outline-level="1">Get <text:span text:style-name="T76">battery</text:span><text:span text:style-name="T73"> voltage level</text:span></text:h>
      <text:p text:style-name="P623">This is <text:span text:style-name="T1">service command</text:span><text:span text:style-name="T29">, not intended to regular use. Issue it to get </text:span><text:span text:style-name="T40">battery</text:span><text:span text:style-name="T38"> voltage level in </text:span><text:span text:style-name="T41">volts</text:span><text:span text:style-name="T38">.</text:span></text:p>
      <text:p text:style-name="P561"/>
      <text:p text:style-name="P561">Payload format:</text:p>
      <table:table table:name="Table57" table:style-name="Table57">
        <table:table-column table:style-name="Table57.A" table:number-columns-repeated="3"/>
        <table:table-row table:style-name="TableLine93866801226688">
          <table:table-cell table:style-name="Table57.A1" office:value-type="string">
            <text:p text:style-name="P41">Payload byte</text:p>
          </table:table-cell>
          <table:table-cell table:style-name="Table57.A1" office:value-type="string">
            <text:p text:style-name="P41">Value</text:p>
          </table:table-cell>
          <table:table-cell table:style-name="Table57.C1" office:value-type="string">
            <text:p text:style-name="P41">Description</text:p>
          </table:table-cell>
        </table:table-row>
        <text:soft-page-break/>
        <table:table-row table:style-name="TableLine93866801259216">
          <table:table-cell table:style-name="Table57.A2" office:value-type="string">
            <text:p text:style-name="P116">0</text:p>
          </table:table-cell>
          <table:table-cell table:style-name="Table57.A2" office:value-type="string">
            <text:p text:style-name="P116">0x00</text:p>
          </table:table-cell>
          <table:table-cell table:style-name="Table57.C2" office:value-type="string">
            <text:p text:style-name="P116">Command to fox</text:p>
          </table:table-cell>
        </table:table-row>
        <table:table-row table:style-name="TableLine93866801260720">
          <table:table-cell table:style-name="Table57.A2" office:value-type="string">
            <text:p text:style-name="P116">1</text:p>
          </table:table-cell>
          <table:table-cell table:style-name="Table57.A2" office:value-type="string">
            <text:p text:style-name="P116">0x<text:span text:style-name="T57">1</text:span><text:span text:style-name="T78">E</text:span></text:p>
          </table:table-cell>
          <table:table-cell table:style-name="Table57.C2" office:value-type="string">
            <text:p text:style-name="P442">Get <text:span text:style-name="T76">battery</text:span><text:span text:style-name="T74"> level (</text:span><text:span text:style-name="T78">volts)</text:span></text:p>
          </table:table-cell>
        </table:table-row>
      </table:table>
      <text:p text:style-name="P627"/>
      <text:p text:style-name="P242">Fox will answer:</text:p>
      <table:table table:name="Table58" table:style-name="Table58">
        <table:table-column table:style-name="Table58.A" table:number-columns-repeated="3"/>
        <table:table-row table:style-name="TableLine93866801251168">
          <table:table-cell table:style-name="Table58.A1" office:value-type="string">
            <text:p text:style-name="P41">Payload byte</text:p>
          </table:table-cell>
          <table:table-cell table:style-name="Table58.A1" office:value-type="string">
            <text:p text:style-name="P41">Value</text:p>
          </table:table-cell>
          <table:table-cell table:style-name="Table58.C1" office:value-type="string">
            <text:p text:style-name="P41">Description</text:p>
          </table:table-cell>
        </table:table-row>
        <table:table-row table:style-name="TableLine93866801276112">
          <table:table-cell table:style-name="Table58.A2" office:value-type="string">
            <text:p text:style-name="P116">0</text:p>
          </table:table-cell>
          <table:table-cell table:style-name="Table58.A2" office:value-type="string">
            <text:p text:style-name="P180">0x01</text:p>
          </table:table-cell>
          <table:table-cell table:style-name="Table58.C2" office:value-type="string">
            <text:p text:style-name="P180">Response to command</text:p>
          </table:table-cell>
        </table:table-row>
        <table:table-row table:style-name="TableLine93866801277616">
          <table:table-cell table:style-name="Table58.A2" office:value-type="string">
            <text:p text:style-name="P302">1</text:p>
          </table:table-cell>
          <table:table-cell table:style-name="Table58.A2" office:value-type="string">
            <text:p text:style-name="P302">0x<text:span text:style-name="T57">1</text:span><text:span text:style-name="T78">E</text:span></text:p>
          </table:table-cell>
          <table:table-cell table:style-name="Table58.C2" office:value-type="string">
            <text:p text:style-name="P442">Get <text:span text:style-name="T76">battery</text:span><text:span text:style-name="T74"> level (</text:span><text:span text:style-name="T78">volts</text:span><text:span text:style-name="T74">)</text:span></text:p>
          </table:table-cell>
        </table:table-row>
        <table:table-row table:style-name="TableLine93866801278432">
          <table:table-cell table:style-name="Table58.A2" office:value-type="string">
            <text:p text:style-name="P385">2-<text:span text:style-name="T60">5</text:span></text:p>
          </table:table-cell>
          <table:table-cell table:style-name="Table58.A2" office:value-type="string">
            <text:p text:style-name="P421"><text:span text:style-name="T69">f</text:span><text:span text:style-name="T68">loat</text:span></text:p>
          </table:table-cell>
          <table:table-cell table:style-name="Table58.C2" office:value-type="string">
            <text:p text:style-name="P452">Averaged <text:span text:style-name="T76">battery</text:span> voltage</text:p>
          </table:table-cell>
        </table:table-row>
      </table:table>
      <text:p text:style-name="P627"/>
      <text:h text:style-name="P734" text:outline-level="1">Get <text:span text:style-name="T76">3.5MHz output stage power</text:span><text:span text:style-name="T73"> voltage level</text:span></text:h>
      <text:p text:style-name="P623">This is <text:span text:style-name="T1">service command</text:span><text:span text:style-name="T29">, not intended to regular use. Issue it to get </text:span><text:span text:style-name="T40">3.5MHz output stage power</text:span><text:span text:style-name="T38"> voltage level in </text:span><text:span text:style-name="T41">volts</text:span><text:span text:style-name="T38">.</text:span></text:p>
      <text:p text:style-name="P561"/>
      <text:p text:style-name="P561">Payload format:</text:p>
      <table:table table:name="Table59" table:style-name="Table59">
        <table:table-column table:style-name="Table59.A" table:number-columns-repeated="3"/>
        <table:table-row table:style-name="TableLine93866801286704">
          <table:table-cell table:style-name="Table59.A1" office:value-type="string">
            <text:p text:style-name="P41">Payload byte</text:p>
          </table:table-cell>
          <table:table-cell table:style-name="Table59.A1" office:value-type="string">
            <text:p text:style-name="P41">Value</text:p>
          </table:table-cell>
          <table:table-cell table:style-name="Table59.C1" office:value-type="string">
            <text:p text:style-name="P41">Description</text:p>
          </table:table-cell>
        </table:table-row>
        <table:table-row table:style-name="TableLine93866801297664">
          <table:table-cell table:style-name="Table59.A2" office:value-type="string">
            <text:p text:style-name="P116">0</text:p>
          </table:table-cell>
          <table:table-cell table:style-name="Table59.A2" office:value-type="string">
            <text:p text:style-name="P116">0x00</text:p>
          </table:table-cell>
          <table:table-cell table:style-name="Table59.C2" office:value-type="string">
            <text:p text:style-name="P116">Command to fox</text:p>
          </table:table-cell>
        </table:table-row>
        <table:table-row table:style-name="TableLine93866801299056">
          <table:table-cell table:style-name="Table59.A2" office:value-type="string">
            <text:p text:style-name="P116">1</text:p>
          </table:table-cell>
          <table:table-cell table:style-name="Table59.A2" office:value-type="string">
            <text:p text:style-name="P116">0x<text:span text:style-name="T57">1</text:span><text:span text:style-name="T79">F</text:span></text:p>
          </table:table-cell>
          <table:table-cell table:style-name="Table59.C2" office:value-type="string">
            <text:p text:style-name="P442">Get <text:span text:style-name="T76">3.5MHz output stage </text:span><text:span text:style-name="T77">power</text:span><text:span text:style-name="T76"> voltage (</text:span><text:span text:style-name="T79">volts</text:span><text:span text:style-name="T76">)</text:span></text:p>
          </table:table-cell>
        </table:table-row>
      </table:table>
      <text:p text:style-name="P627"/>
      <text:p text:style-name="P242">Fox will answer:</text:p>
      <table:table table:name="Table60" table:style-name="Table60">
        <table:table-column table:style-name="Table60.A" table:number-columns-repeated="3"/>
        <table:table-row table:style-name="TableLine93866801287520">
          <table:table-cell table:style-name="Table60.A1" office:value-type="string">
            <text:p text:style-name="P41">Payload byte</text:p>
          </table:table-cell>
          <table:table-cell table:style-name="Table60.A1" office:value-type="string">
            <text:p text:style-name="P41">Value</text:p>
          </table:table-cell>
          <table:table-cell table:style-name="Table60.C1" office:value-type="string">
            <text:p text:style-name="P41">Description</text:p>
          </table:table-cell>
        </table:table-row>
        <table:table-row table:style-name="TableLine93866801313472">
          <table:table-cell table:style-name="Table60.A2" office:value-type="string">
            <text:p text:style-name="P116">0</text:p>
          </table:table-cell>
          <table:table-cell table:style-name="Table60.A2" office:value-type="string">
            <text:p text:style-name="P180">0x01</text:p>
          </table:table-cell>
          <table:table-cell table:style-name="Table60.C2" office:value-type="string">
            <text:p text:style-name="P180">Response to command</text:p>
          </table:table-cell>
        </table:table-row>
        <table:table-row table:style-name="TableLine93866801315024">
          <table:table-cell table:style-name="Table60.A2" office:value-type="string">
            <text:p text:style-name="P302">1</text:p>
          </table:table-cell>
          <table:table-cell table:style-name="Table60.A2" office:value-type="string">
            <text:p text:style-name="P302">0x<text:span text:style-name="T57">1</text:span><text:span text:style-name="T79">F</text:span></text:p>
          </table:table-cell>
          <table:table-cell table:style-name="Table60.C2" office:value-type="string">
            <text:p text:style-name="P442">Get <text:span text:style-name="T76">3.5MHz output stage </text:span><text:span text:style-name="T77">power</text:span><text:span text:style-name="T76"> voltage (</text:span><text:span text:style-name="T79">volts</text:span><text:span text:style-name="T76">)</text:span></text:p>
          </table:table-cell>
        </table:table-row>
        <table:table-row table:style-name="TableLine93866801315840">
          <table:table-cell table:style-name="Table60.A2" office:value-type="string">
            <text:p text:style-name="P385">2-<text:span text:style-name="T60">5</text:span></text:p>
          </table:table-cell>
          <table:table-cell table:style-name="Table60.A2" office:value-type="string">
            <text:p text:style-name="P421"><text:span text:style-name="T69">f</text:span><text:span text:style-name="T68">loat</text:span></text:p>
          </table:table-cell>
          <table:table-cell table:style-name="Table60.C2" office:value-type="string">
            <text:p text:style-name="P452">Averaged <text:span text:style-name="T77">power source</text:span> voltage</text:p>
          </table:table-cell>
        </table:table-row>
      </table:table>
      <text:p text:style-name="P627"/>
      <text:h text:style-name="P735" text:outline-level="1">Get <text:span text:style-name="T84">last failure code</text:span></text:h>
      <text:p text:style-name="P624">This is <text:span text:style-name="T1">service command</text:span><text:span text:style-name="T29">, not intended to regular use. Issue it to </text:span><text:span text:style-name="T42">get last failure code from fox</text:span><text:span text:style-name="T38">.</text:span></text:p>
      <text:p text:style-name="P562"/>
      <text:p text:style-name="P562">Payload format:</text:p>
      <table:table table:name="Table63" table:style-name="Table63">
        <table:table-column table:style-name="Table63.A" table:number-columns-repeated="3"/>
        <table:table-row table:style-name="TableLine93866801301536">
          <table:table-cell table:style-name="Table63.A1" office:value-type="string">
            <text:p text:style-name="P42">Payload byte</text:p>
          </table:table-cell>
          <table:table-cell table:style-name="Table63.A1" office:value-type="string">
            <text:p text:style-name="P42">Value</text:p>
          </table:table-cell>
          <table:table-cell table:style-name="Table63.C1" office:value-type="string">
            <text:p text:style-name="P42">Description</text:p>
          </table:table-cell>
        </table:table-row>
        <table:table-row table:style-name="TableLine93866801330576">
          <table:table-cell table:style-name="Table63.A2" office:value-type="string">
            <text:p text:style-name="P117">0</text:p>
          </table:table-cell>
          <table:table-cell table:style-name="Table63.A2" office:value-type="string">
            <text:p text:style-name="P117">0x00</text:p>
          </table:table-cell>
          <table:table-cell table:style-name="Table63.C2" office:value-type="string">
            <text:p text:style-name="P117">Command to fox</text:p>
          </table:table-cell>
        </table:table-row>
        <table:table-row table:style-name="TableLine93866801332080">
          <table:table-cell table:style-name="Table63.A2" office:value-type="string">
            <text:p text:style-name="P117">1</text:p>
          </table:table-cell>
          <table:table-cell table:style-name="Table63.A2" office:value-type="string">
            <text:p text:style-name="P117">0x<text:span text:style-name="T84">20</text:span></text:p>
          </table:table-cell>
          <table:table-cell table:style-name="Table63.C2" office:value-type="string">
            <text:p text:style-name="P443">Get <text:span text:style-name="T84">last failure code</text:span></text:p>
          </table:table-cell>
        </table:table-row>
      </table:table>
      <text:p text:style-name="P628"/>
      <text:p text:style-name="P243">Fox will answer:</text:p>
      <table:table table:name="Table64" table:style-name="Table64">
        <table:table-column table:style-name="Table64.A" table:number-columns-repeated="3"/>
        <table:table-row table:style-name="TableLine93866801322160">
          <table:table-cell table:style-name="Table64.A1" office:value-type="string">
            <text:p text:style-name="P42">Payload byte</text:p>
          </table:table-cell>
          <table:table-cell table:style-name="Table64.A1" office:value-type="string">
            <text:p text:style-name="P42">Value</text:p>
          </table:table-cell>
          <table:table-cell table:style-name="Table64.C1" office:value-type="string">
            <text:p text:style-name="P42">Description</text:p>
          </table:table-cell>
        </table:table-row>
        <text:soft-page-break/>
        <table:table-row table:style-name="TableLine93866801345600">
          <table:table-cell table:style-name="Table64.A2" office:value-type="string">
            <text:p text:style-name="P117">0</text:p>
          </table:table-cell>
          <table:table-cell table:style-name="Table64.A2" office:value-type="string">
            <text:p text:style-name="P181">0x01</text:p>
          </table:table-cell>
          <table:table-cell table:style-name="Table64.C2" office:value-type="string">
            <text:p text:style-name="P181">Response to command</text:p>
          </table:table-cell>
        </table:table-row>
        <table:table-row table:style-name="TableLine93866801347104">
          <table:table-cell table:style-name="Table64.A2" office:value-type="string">
            <text:p text:style-name="P303">1</text:p>
          </table:table-cell>
          <table:table-cell table:style-name="Table64.A2" office:value-type="string">
            <text:p text:style-name="P303">0x<text:span text:style-name="T85">20</text:span></text:p>
          </table:table-cell>
          <table:table-cell table:style-name="Table64.C2" office:value-type="string">
            <text:p text:style-name="P455">Get last failure code</text:p>
          </table:table-cell>
        </table:table-row>
        <table:table-row table:style-name="TableLine93866801347920">
          <table:table-cell table:style-name="Table64.A2" office:value-type="string">
            <text:p text:style-name="P386">2-<text:span text:style-name="T60">5</text:span></text:p>
          </table:table-cell>
          <table:table-cell table:style-name="Table64.A2" office:value-type="string">
            <text:p text:style-name="P455">uint32_t</text:p>
          </table:table-cell>
          <table:table-cell table:style-name="Table64.C2" office:value-type="string">
            <text:p text:style-name="P455">Last failure code</text:p>
          </table:table-cell>
        </table:table-row>
      </table:table>
      <text:p text:style-name="P628"/>
      <text:h text:style-name="P737" text:outline-level="1">No operation</text:h>
      <text:p text:style-name="P457"><text:span text:style-name="T38">T</text:span><text:span text:style-name="T29">his command causes no operation. Execute it just to prevent fox from going to sleepmode.</text:span></text:p>
      <text:p text:style-name="P563"/>
      <text:p text:style-name="P563">Payload format:</text:p>
      <table:table table:name="Table65" table:style-name="Table65">
        <table:table-column table:style-name="Table65.A" table:number-columns-repeated="3"/>
        <table:table-row table:style-name="TableLine93866801334624">
          <table:table-cell table:style-name="Table65.A1" office:value-type="string">
            <text:p text:style-name="P43">Payload byte</text:p>
          </table:table-cell>
          <table:table-cell table:style-name="Table65.A1" office:value-type="string">
            <text:p text:style-name="P43">Value</text:p>
          </table:table-cell>
          <table:table-cell table:style-name="Table65.C1" office:value-type="string">
            <text:p text:style-name="P43">Description</text:p>
          </table:table-cell>
        </table:table-row>
        <table:table-row table:style-name="TableLine93866801365808">
          <table:table-cell table:style-name="Table65.A2" office:value-type="string">
            <text:p text:style-name="P118">0</text:p>
          </table:table-cell>
          <table:table-cell table:style-name="Table65.A2" office:value-type="string">
            <text:p text:style-name="P118">0x00</text:p>
          </table:table-cell>
          <table:table-cell table:style-name="Table65.C2" office:value-type="string">
            <text:p text:style-name="P118">Command to fox</text:p>
          </table:table-cell>
        </table:table-row>
        <table:table-row table:style-name="TableLine93866801367312">
          <table:table-cell table:style-name="Table65.A2" office:value-type="string">
            <text:p text:style-name="P118">1</text:p>
          </table:table-cell>
          <table:table-cell table:style-name="Table65.A2" office:value-type="string">
            <text:p text:style-name="P118">0x<text:span text:style-name="T84">2</text:span><text:span text:style-name="T86">1</text:span></text:p>
          </table:table-cell>
          <table:table-cell table:style-name="Table65.C2" office:value-type="string">
            <text:p text:style-name="P456">No operation</text:p>
          </table:table-cell>
        </table:table-row>
      </table:table>
      <text:p text:style-name="P629"/>
      <text:p text:style-name="P244">Fox will answer:</text:p>
      <table:table table:name="Table66" table:style-name="Table66">
        <table:table-column table:style-name="Table66.A" table:number-columns-repeated="3"/>
        <table:table-row table:style-name="TableLine93866801355440">
          <table:table-cell table:style-name="Table66.A1" office:value-type="string">
            <text:p text:style-name="P43">Payload byte</text:p>
          </table:table-cell>
          <table:table-cell table:style-name="Table66.A1" office:value-type="string">
            <text:p text:style-name="P43">Value</text:p>
          </table:table-cell>
          <table:table-cell table:style-name="Table66.C1" office:value-type="string">
            <text:p text:style-name="P43">Description</text:p>
          </table:table-cell>
        </table:table-row>
        <table:table-row table:style-name="TableLine93866801379264">
          <table:table-cell table:style-name="Table66.A2" office:value-type="string">
            <text:p text:style-name="P118">0</text:p>
          </table:table-cell>
          <table:table-cell table:style-name="Table66.A2" office:value-type="string">
            <text:p text:style-name="P182">0x01</text:p>
          </table:table-cell>
          <table:table-cell table:style-name="Table66.C2" office:value-type="string">
            <text:p text:style-name="P182">Response to command</text:p>
          </table:table-cell>
        </table:table-row>
        <table:table-row table:style-name="TableLine93866801380768">
          <table:table-cell table:style-name="Table66.A2" office:value-type="string">
            <text:p text:style-name="P304">1</text:p>
          </table:table-cell>
          <table:table-cell table:style-name="Table66.A2" office:value-type="string">
            <text:p text:style-name="P304">0x<text:span text:style-name="T85">2</text:span><text:span text:style-name="T86">1</text:span></text:p>
          </table:table-cell>
          <table:table-cell table:style-name="Table66.C2" office:value-type="string">
            <text:p text:style-name="P456">No operation</text:p>
          </table:table-cell>
        </table:table-row>
      </table:table>
      <text:p text:style-name="P629"/>
      <text:h text:style-name="P738" text:outline-level="1">Get identification data</text:h>
      <text:p text:style-name="P631">This command causes fox to identify herself.</text:p>
      <text:p text:style-name="P564"/>
      <text:p text:style-name="P564">Payload format:</text:p>
      <table:table table:name="Table68" table:style-name="Table68">
        <table:table-column table:style-name="Table68.A" table:number-columns-repeated="3"/>
        <table:table-row table:style-name="TableLine93866801370176">
          <table:table-cell table:style-name="Table68.A1" office:value-type="string">
            <text:p text:style-name="P45">Payload byte</text:p>
          </table:table-cell>
          <table:table-cell table:style-name="Table68.A1" office:value-type="string">
            <text:p text:style-name="P45">Value</text:p>
          </table:table-cell>
          <table:table-cell table:style-name="Table68.C1" office:value-type="string">
            <text:p text:style-name="P45">Description</text:p>
          </table:table-cell>
        </table:table-row>
        <table:table-row table:style-name="TableLine93866801397136">
          <table:table-cell table:style-name="Table68.A2" office:value-type="string">
            <text:p text:style-name="P120">0</text:p>
          </table:table-cell>
          <table:table-cell table:style-name="Table68.A2" office:value-type="string">
            <text:p text:style-name="P120">0x00</text:p>
          </table:table-cell>
          <table:table-cell table:style-name="Table68.C2" office:value-type="string">
            <text:p text:style-name="P120">Command to fox</text:p>
          </table:table-cell>
        </table:table-row>
        <table:table-row table:style-name="TableLine93866801398640">
          <table:table-cell table:style-name="Table68.A2" office:value-type="string">
            <text:p text:style-name="P120">1</text:p>
          </table:table-cell>
          <table:table-cell table:style-name="Table68.A2" office:value-type="string">
            <text:p text:style-name="P120">0x<text:span text:style-name="T84">2</text:span><text:span text:style-name="T87">2</text:span></text:p>
          </table:table-cell>
          <table:table-cell table:style-name="Table68.C2" office:value-type="string">
            <text:p text:style-name="P460">Get identification data</text:p>
          </table:table-cell>
        </table:table-row>
      </table:table>
      <text:p text:style-name="P657"/>
      <text:p text:style-name="P245">Fox will answer:</text:p>
      <table:table table:name="Table69" table:style-name="Table69">
        <table:table-column table:style-name="Table69.A" table:number-columns-repeated="3"/>
        <table:table-row table:style-name="TableLine93866801386720">
          <table:table-cell table:style-name="Table69.A1" office:value-type="string">
            <text:p text:style-name="P45">Payload byte</text:p>
          </table:table-cell>
          <table:table-cell table:style-name="Table69.A1" office:value-type="string">
            <text:p text:style-name="P45">Value</text:p>
          </table:table-cell>
          <table:table-cell table:style-name="Table69.C1" office:value-type="string">
            <text:p text:style-name="P45">Description</text:p>
          </table:table-cell>
        </table:table-row>
        <table:table-row table:style-name="TableLine93866801432384">
          <table:table-cell table:style-name="Table69.A2" office:value-type="string">
            <text:p text:style-name="P120">0</text:p>
          </table:table-cell>
          <table:table-cell table:style-name="Table69.A2" office:value-type="string">
            <text:p text:style-name="P184">0x01</text:p>
          </table:table-cell>
          <table:table-cell table:style-name="Table69.C2" office:value-type="string">
            <text:p text:style-name="P184">Response to command</text:p>
          </table:table-cell>
        </table:table-row>
        <table:table-row table:style-name="TableLine93866801433888">
          <table:table-cell table:style-name="Table69.A2" office:value-type="string">
            <text:p text:style-name="P306">1</text:p>
          </table:table-cell>
          <table:table-cell table:style-name="Table69.A2" office:value-type="string">
            <text:p text:style-name="P306">0x<text:span text:style-name="T85">2</text:span><text:span text:style-name="T87">2</text:span></text:p>
          </table:table-cell>
          <table:table-cell table:style-name="Table69.C2" office:value-type="string">
            <text:p text:style-name="P460">Get identification data</text:p>
          </table:table-cell>
        </table:table-row>
        <table:table-row table:style-name="TableLine93866801434704">
          <table:table-cell table:style-name="Table69.A2" office:value-type="string">
            <text:p text:style-name="P460">2-5</text:p>
          </table:table-cell>
          <table:table-cell table:style-name="Table69.A2" office:value-type="string">
            <text:p text:style-name="P460">uint32_t</text:p>
          </table:table-cell>
          <table:table-cell table:style-name="Table69.C2" office:value-type="string">
            <text:p text:style-name="P460">Signature. Must be 0xF055AF06 if this device is a fox</text:p>
          </table:table-cell>
        </table:table-row>
        <table:table-row table:style-name="TableLine93866801435648">
          <table:table-cell table:style-name="Table69.A2" office:value-type="string">
            <text:p text:style-name="P465">6-7</text:p>
          </table:table-cell>
          <table:table-cell table:style-name="Table69.A2" office:value-type="string">
            <text:p text:style-name="P465">uint16_t</text:p>
          </table:table-cell>
          <table:table-cell table:style-name="Table69.C2" office:value-type="string">
            <text:p text:style-name="P465">Protocol version, must be 0x01</text:p>
          </table:table-cell>
        </table:table-row>
        <table:table-row table:style-name="TableLine93866801436704">
          <table:table-cell table:style-name="Table69.A2" office:value-type="string">
            <text:p text:style-name="P460"><text:span text:style-name="T88">8</text:span>-<text:span text:style-name="T88">9</text:span></text:p>
          </table:table-cell>
          <table:table-cell table:style-name="Table69.A2" office:value-type="string">
            <text:p text:style-name="P460">uint16_t</text:p>
          </table:table-cell>
          <table:table-cell table:style-name="Table69.C2" office:value-type="string">
            <text:p text:style-name="P460">Hardware revision</text:p>
          </table:table-cell>
        </table:table-row>
        <table:table-row table:style-name="TableLine93866801437904">
          <table:table-cell table:style-name="Table69.A2" office:value-type="string">
            <text:p text:style-name="P460"><text:span text:style-name="T88">10</text:span>-<text:span text:style-name="T88">11</text:span></text:p>
          </table:table-cell>
          <table:table-cell table:style-name="Table69.A2" office:value-type="string">
            <text:p text:style-name="P460">uint16_t</text:p>
          </table:table-cell>
          <table:table-cell table:style-name="Table69.C2" office:value-type="string">
            <text:p text:style-name="P460">Software version (for given hardware). It is possible that two versions can exist with the same <text:soft-page-break/>number for different hardware revisions.</text:p>
          </table:table-cell>
        </table:table-row>
        <table:table-row table:style-name="TableLine93866801438880">
          <table:table-cell table:style-name="Table69.A2" office:value-type="string">
            <text:p text:style-name="P464">1<text:span text:style-name="T88">2-15</text:span></text:p>
          </table:table-cell>
          <table:table-cell table:style-name="Table69.A2" office:value-type="string">
            <text:p text:style-name="P464">uint32_t</text:p>
          </table:table-cell>
          <table:table-cell table:style-name="Table69.C2" office:value-type="string">
            <text:p text:style-name="P464">Fox serial number.</text:p>
          </table:table-cell>
        </table:table-row>
      </table:table>
      <text:p text:style-name="P657"/>
      <text:h text:style-name="P739" text:outline-level="1">Get <text:span text:style-name="T89">antenna matching status</text:span></text:h>
      <text:p text:style-name="P632">This command <text:span text:style-name="T89">causes fox to provide antenna matching status.</text:span></text:p>
      <text:p text:style-name="P565"/>
      <text:p text:style-name="P565">Payload format:</text:p>
      <table:table table:name="Table74" table:style-name="Table74">
        <table:table-column table:style-name="Table74.A" table:number-columns-repeated="3"/>
        <table:table-row table:style-name="TableLine93866801409184">
          <table:table-cell table:style-name="Table74.A1" office:value-type="string">
            <text:p text:style-name="P46">Payload byte</text:p>
          </table:table-cell>
          <table:table-cell table:style-name="Table74.A1" office:value-type="string">
            <text:p text:style-name="P46">Value</text:p>
          </table:table-cell>
          <table:table-cell table:style-name="Table74.C1" office:value-type="string">
            <text:p text:style-name="P46">Description</text:p>
          </table:table-cell>
        </table:table-row>
        <table:table-row table:style-name="TableLine93866801454144">
          <table:table-cell table:style-name="Table74.A2" office:value-type="string">
            <text:p text:style-name="P121">0</text:p>
          </table:table-cell>
          <table:table-cell table:style-name="Table74.A2" office:value-type="string">
            <text:p text:style-name="P121">0x00</text:p>
          </table:table-cell>
          <table:table-cell table:style-name="Table74.C2" office:value-type="string">
            <text:p text:style-name="P121">Command to fox</text:p>
          </table:table-cell>
        </table:table-row>
        <table:table-row table:style-name="TableLine93866801455648">
          <table:table-cell table:style-name="Table74.A2" office:value-type="string">
            <text:p text:style-name="P121">1</text:p>
          </table:table-cell>
          <table:table-cell table:style-name="Table74.A2" office:value-type="string">
            <text:p text:style-name="P121">0x<text:span text:style-name="T84">2</text:span><text:span text:style-name="T89">3</text:span></text:p>
          </table:table-cell>
          <table:table-cell table:style-name="Table74.C2" office:value-type="string">
            <text:p text:style-name="P461">Get <text:span text:style-name="T89">antenna matching status</text:span></text:p>
          </table:table-cell>
        </table:table-row>
      </table:table>
      <text:p text:style-name="P658"/>
      <text:p text:style-name="P246">Fox will answer:</text:p>
      <table:table table:name="Table75" table:style-name="Table75">
        <table:table-column table:style-name="Table75.A" table:number-columns-repeated="3"/>
        <table:table-row table:style-name="TableLine93866801444768">
          <table:table-cell table:style-name="Table75.A1" office:value-type="string">
            <text:p text:style-name="P46">Payload byte</text:p>
          </table:table-cell>
          <table:table-cell table:style-name="Table75.A1" office:value-type="string">
            <text:p text:style-name="P46">Value</text:p>
          </table:table-cell>
          <table:table-cell table:style-name="Table75.C1" office:value-type="string">
            <text:p text:style-name="P46">Description</text:p>
          </table:table-cell>
        </table:table-row>
        <table:table-row table:style-name="TableLine93866801489328">
          <table:table-cell table:style-name="Table75.A2" office:value-type="string">
            <text:p text:style-name="P121">0</text:p>
          </table:table-cell>
          <table:table-cell table:style-name="Table75.A2" office:value-type="string">
            <text:p text:style-name="P185">0x01</text:p>
          </table:table-cell>
          <table:table-cell table:style-name="Table75.C2" office:value-type="string">
            <text:p text:style-name="P185">Response to command</text:p>
          </table:table-cell>
        </table:table-row>
        <table:table-row table:style-name="TableLine93866801490832">
          <table:table-cell table:style-name="Table75.A2" office:value-type="string">
            <text:p text:style-name="P307">1</text:p>
          </table:table-cell>
          <table:table-cell table:style-name="Table75.A2" office:value-type="string">
            <text:p text:style-name="P307">0x<text:span text:style-name="T85">2</text:span><text:span text:style-name="T89">3</text:span></text:p>
          </table:table-cell>
          <table:table-cell table:style-name="Table75.C2" office:value-type="string">
            <text:p text:style-name="P467">Get antenna matching status</text:p>
          </table:table-cell>
        </table:table-row>
        <table:table-row table:style-name="TableLine93866801491648">
          <table:table-cell table:style-name="Table75.A2" office:value-type="string">
            <text:p text:style-name="P467">2</text:p>
          </table:table-cell>
          <table:table-cell table:style-name="Table75.A2" office:value-type="string">
            <text:p text:style-name="P467">uint8_t</text:p>
          </table:table-cell>
          <table:table-cell table:style-name="Table75.C2" office:value-type="string">
            <text:p text:style-name="P467">Status:</text:p>
            <text:p text:style-name="P468">0 – matching never was initiated</text:p>
            <text:p text:style-name="P468">1 – matching in progress</text:p>
            <text:p text:style-name="P468">2 – matching completed</text:p>
          </table:table-cell>
        </table:table-row>
        <table:table-row table:style-name="TableLine93866801492512">
          <table:table-cell table:style-name="Table75.A2" office:value-type="string">
            <text:p text:style-name="P469">3</text:p>
          </table:table-cell>
          <table:table-cell table:style-name="Table75.A2" office:value-type="string">
            <text:p text:style-name="P472">uint8_t</text:p>
          </table:table-cell>
          <table:table-cell table:style-name="Table75.C2" office:value-type="string">
            <text:p text:style-name="P474"><text:span text:style-name="T94">New for app</text:span>:</text:p>
            <text:p text:style-name="P473">0x00 if app saw this matching</text:p>
            <text:p text:style-name="P473">0x01 if not</text:p>
          </table:table-cell>
        </table:table-row>
        <table:table-row table:style-name="TableLine93866801493488">
          <table:table-cell table:style-name="Table75.A2" office:value-type="string">
            <text:p text:style-name="P472">4</text:p>
          </table:table-cell>
          <table:table-cell table:style-name="Table75.A2" office:value-type="string">
            <text:p text:style-name="P469">uint8_t</text:p>
          </table:table-cell>
          <table:table-cell table:style-name="Table75.C2" office:value-type="string">
            <text:p text:style-name="P469">Total matcher positions</text:p>
          </table:table-cell>
        </table:table-row>
        <table:table-row table:style-name="TableLine93866801494688">
          <table:table-cell table:style-name="Table75.A2" office:value-type="string">
            <text:p text:style-name="P472">5</text:p>
          </table:table-cell>
          <table:table-cell table:style-name="Table75.A2" office:value-type="string">
            <text:p text:style-name="P469">uint8_t</text:p>
          </table:table-cell>
          <table:table-cell table:style-name="Table75.C2" office:value-type="string">
            <text:p text:style-name="P469">Current matcher position <text:span text:style-name="T90">(starting from 0)</text:span></text:p>
          </table:table-cell>
        </table:table-row>
        <table:table-row table:style-name="TableLine93866801495664">
          <table:table-cell table:style-name="Table75.A2" office:value-type="string">
            <text:p text:style-name="P475">6-9</text:p>
          </table:table-cell>
          <table:table-cell table:style-name="Table75.A2" office:value-type="string">
            <text:p text:style-name="P475"><text:span text:style-name="T95">f</text:span>loat</text:p>
          </table:table-cell>
          <table:table-cell table:style-name="Table75.C2" office:value-type="string">
            <text:p text:style-name="P475">Current antenna voltage</text:p>
          </table:table-cell>
        </table:table-row>
        <table:table-row table:style-name="TableLine93866801496640">
          <table:table-cell table:style-name="Table75.A2" office:value-type="string">
            <text:p text:style-name="P475">10</text:p>
          </table:table-cell>
          <table:table-cell table:style-name="Table75.A2" office:value-type="string">
            <text:p text:style-name="P469">uint8_t</text:p>
          </table:table-cell>
          <table:table-cell table:style-name="Table75.C2" office:value-type="string">
            <text:p text:style-name="P469">Current best match position</text:p>
          </table:table-cell>
        </table:table-row>
        <table:table-row table:style-name="TableLine93866801497536">
          <table:table-cell table:style-name="Table75.A2" office:value-type="string">
            <text:p text:style-name="P475">11-14</text:p>
          </table:table-cell>
          <table:table-cell table:style-name="Table75.A2" office:value-type="string">
            <text:p text:style-name="P469"><text:span text:style-name="T92">f</text:span>loat</text:p>
          </table:table-cell>
          <table:table-cell table:style-name="Table75.C2" office:value-type="string">
            <text:p text:style-name="P469">Current best match voltage (in volts)</text:p>
          </table:table-cell>
        </table:table-row>
      </table:table>
      <text:p text:style-name="P658"/>
      <text:h text:style-name="P740" text:outline-level="1">Get <text:span text:style-name="T89">antenna matching </text:span><text:span text:style-name="T91">data</text:span></text:h>
      <text:p text:style-name="P633">This command <text:span text:style-name="T89">causes fox to </text:span><text:span text:style-name="T91">return data about one matcher position</text:span><text:span text:style-name="T89">.</text:span></text:p>
      <text:p text:style-name="P566"/>
      <text:p text:style-name="P566">Payload format:</text:p>
      <table:table table:name="Table76" table:style-name="Table76">
        <table:table-column table:style-name="Table76.A" table:number-columns-repeated="3"/>
        <table:table-row table:style-name="TableLine93866801458192">
          <table:table-cell table:style-name="Table76.A1" office:value-type="string">
            <text:p text:style-name="P47">Payload byte</text:p>
          </table:table-cell>
          <table:table-cell table:style-name="Table76.A1" office:value-type="string">
            <text:p text:style-name="P47">Value</text:p>
          </table:table-cell>
          <table:table-cell table:style-name="Table76.C1" office:value-type="string">
            <text:p text:style-name="P47">Description</text:p>
          </table:table-cell>
        </table:table-row>
        <table:table-row table:style-name="TableLine93866801513600">
          <table:table-cell table:style-name="Table76.A2" office:value-type="string">
            <text:p text:style-name="P122">0</text:p>
          </table:table-cell>
          <table:table-cell table:style-name="Table76.A2" office:value-type="string">
            <text:p text:style-name="P122">0x00</text:p>
          </table:table-cell>
          <table:table-cell table:style-name="Table76.C2" office:value-type="string">
            <text:p text:style-name="P122">Command to fox</text:p>
          </table:table-cell>
        </table:table-row>
        <text:soft-page-break/>
        <table:table-row table:style-name="TableLine93866801515104">
          <table:table-cell table:style-name="Table76.A2" office:value-type="string">
            <text:p text:style-name="P122">1</text:p>
          </table:table-cell>
          <table:table-cell table:style-name="Table76.A2" office:value-type="string">
            <text:p text:style-name="P122">0x<text:span text:style-name="T84">2</text:span><text:span text:style-name="T91">4</text:span></text:p>
          </table:table-cell>
          <table:table-cell table:style-name="Table76.C2" office:value-type="string">
            <text:p text:style-name="P462">Get <text:span text:style-name="T89">antenna matching </text:span><text:span text:style-name="T91">data</text:span></text:p>
          </table:table-cell>
        </table:table-row>
        <table:table-row table:style-name="TableLine93866801516000">
          <table:table-cell table:style-name="Table76.A2" office:value-type="string">
            <text:p text:style-name="P470">2</text:p>
          </table:table-cell>
          <table:table-cell table:style-name="Table76.A2" office:value-type="string">
            <text:p text:style-name="P470">uint8_t</text:p>
          </table:table-cell>
          <table:table-cell table:style-name="Table76.C2" office:value-type="string">
            <text:p text:style-name="P470">Requested position</text:p>
          </table:table-cell>
        </table:table-row>
      </table:table>
      <text:p text:style-name="P255"/>
      <text:p text:style-name="P255">Fox will answer:</text:p>
      <table:table table:name="Table77" table:style-name="Table77">
        <table:table-column table:style-name="Table77.A" table:number-columns-repeated="3"/>
        <table:table-row table:style-name="TableLine93866801503904">
          <table:table-cell table:style-name="Table77.A1" office:value-type="string">
            <text:p text:style-name="P47">Payload byte</text:p>
          </table:table-cell>
          <table:table-cell table:style-name="Table77.A1" office:value-type="string">
            <text:p text:style-name="P47">Value</text:p>
          </table:table-cell>
          <table:table-cell table:style-name="Table77.C1" office:value-type="string">
            <text:p text:style-name="P47">Description</text:p>
          </table:table-cell>
        </table:table-row>
        <table:table-row table:style-name="TableLine93866801533888">
          <table:table-cell table:style-name="Table77.A2" office:value-type="string">
            <text:p text:style-name="P122">0</text:p>
          </table:table-cell>
          <table:table-cell table:style-name="Table77.A2" office:value-type="string">
            <text:p text:style-name="P186">0x01</text:p>
          </table:table-cell>
          <table:table-cell table:style-name="Table77.C2" office:value-type="string">
            <text:p text:style-name="P186">Response to command</text:p>
          </table:table-cell>
        </table:table-row>
        <table:table-row table:style-name="TableLine93866801535392">
          <table:table-cell table:style-name="Table77.A2" office:value-type="string">
            <text:p text:style-name="P308">1</text:p>
          </table:table-cell>
          <table:table-cell table:style-name="Table77.A2" office:value-type="string">
            <text:p text:style-name="P308">0x<text:span text:style-name="T85">2</text:span><text:span text:style-name="T91">4</text:span></text:p>
          </table:table-cell>
          <table:table-cell table:style-name="Table77.C2" office:value-type="string">
            <text:p text:style-name="P462">Get <text:span text:style-name="T89">antenna matching </text:span><text:span text:style-name="T91">data</text:span></text:p>
          </table:table-cell>
        </table:table-row>
        <table:table-row table:style-name="TableLine93866801536208">
          <table:table-cell table:style-name="Table77.A2" office:value-type="string">
            <text:p text:style-name="P470">2</text:p>
          </table:table-cell>
          <table:table-cell table:style-name="Table77.A2" office:value-type="string">
            <text:p text:style-name="P470">uint8_t</text:p>
          </table:table-cell>
          <table:table-cell table:style-name="Table77.C2" office:value-type="string">
            <text:p text:style-name="P431">0x00 <text:span text:style-name="T91">if successful</text:span></text:p>
            <text:p text:style-name="P471">0x01 if requested position is incorrect</text:p>
          </table:table-cell>
        </table:table-row>
        <table:table-row table:style-name="TableLine93866801537152">
          <table:table-cell table:style-name="Table77.A2" office:value-type="string">
            <text:p text:style-name="P470">3-6</text:p>
          </table:table-cell>
          <table:table-cell table:style-name="Table77.A2" office:value-type="string">
            <text:p text:style-name="P470">float</text:p>
          </table:table-cell>
          <table:table-cell table:style-name="Table77.C2" office:value-type="string">
            <text:p text:style-name="P470">Requested position antenna voltage (in volts)</text:p>
          </table:table-cell>
        </table:table-row>
      </table:table>
      <text:p text:style-name="P659"/>
      <text:h text:style-name="P742" text:outline-level="1">Mark matching <text:span text:style-name="T96">data </text:span>as seen</text:h>
      <text:p text:style-name="P634">This command <text:span text:style-name="T93">marks matching data as seen by app</text:span></text:p>
      <text:p text:style-name="P567"/>
      <text:p text:style-name="P567">Payload format:</text:p>
      <table:table table:name="Table62" table:style-name="Table62">
        <table:table-column table:style-name="Table62.A" table:number-columns-repeated="3"/>
        <table:table-row table:style-name="TableLine93866801518992">
          <table:table-cell table:style-name="Table62.A1" office:value-type="string">
            <text:p text:style-name="P48">Payload byte</text:p>
          </table:table-cell>
          <table:table-cell table:style-name="Table62.A1" office:value-type="string">
            <text:p text:style-name="P48">Value</text:p>
          </table:table-cell>
          <table:table-cell table:style-name="Table62.C1" office:value-type="string">
            <text:p text:style-name="P48">Description</text:p>
          </table:table-cell>
        </table:table-row>
        <table:table-row table:style-name="TableLine93866801554304">
          <table:table-cell table:style-name="Table62.A2" office:value-type="string">
            <text:p text:style-name="P123">0</text:p>
          </table:table-cell>
          <table:table-cell table:style-name="Table62.A2" office:value-type="string">
            <text:p text:style-name="P123">0x00</text:p>
          </table:table-cell>
          <table:table-cell table:style-name="Table62.C2" office:value-type="string">
            <text:p text:style-name="P123">Command to fox</text:p>
          </table:table-cell>
        </table:table-row>
        <table:table-row table:style-name="TableLine93866801555808">
          <table:table-cell table:style-name="Table62.A2" office:value-type="string">
            <text:p text:style-name="P123">1</text:p>
          </table:table-cell>
          <table:table-cell table:style-name="Table62.A2" office:value-type="string">
            <text:p text:style-name="P123">0x<text:span text:style-name="T84">2</text:span><text:span text:style-name="T93">5</text:span></text:p>
          </table:table-cell>
          <table:table-cell table:style-name="Table62.C2" office:value-type="string">
            <text:p text:style-name="P474">Mark matching as seen</text:p>
          </table:table-cell>
        </table:table-row>
      </table:table>
      <text:p text:style-name="P256"/>
      <text:p text:style-name="P256">Fox will answer:</text:p>
      <table:table table:name="Table78" table:style-name="Table78">
        <table:table-column table:style-name="Table78.A" table:number-columns-repeated="3"/>
        <table:table-row table:style-name="TableLine93866801544016">
          <table:table-cell table:style-name="Table78.A1" office:value-type="string">
            <text:p text:style-name="P48">Payload byte</text:p>
          </table:table-cell>
          <table:table-cell table:style-name="Table78.A1" office:value-type="string">
            <text:p text:style-name="P48">Value</text:p>
          </table:table-cell>
          <table:table-cell table:style-name="Table78.C1" office:value-type="string">
            <text:p text:style-name="P48">Description</text:p>
          </table:table-cell>
        </table:table-row>
        <table:table-row table:style-name="TableLine93866801567776">
          <table:table-cell table:style-name="Table78.A2" office:value-type="string">
            <text:p text:style-name="P123">0</text:p>
          </table:table-cell>
          <table:table-cell table:style-name="Table78.A2" office:value-type="string">
            <text:p text:style-name="P187">0x01</text:p>
          </table:table-cell>
          <table:table-cell table:style-name="Table78.C2" office:value-type="string">
            <text:p text:style-name="P187">Response to command</text:p>
          </table:table-cell>
        </table:table-row>
        <table:table-row table:style-name="TableLine93866801569280">
          <table:table-cell table:style-name="Table78.A2" office:value-type="string">
            <text:p text:style-name="P309">1</text:p>
          </table:table-cell>
          <table:table-cell table:style-name="Table78.A2" office:value-type="string">
            <text:p text:style-name="P309">0x<text:span text:style-name="T85">2</text:span><text:span text:style-name="T93">5</text:span></text:p>
          </table:table-cell>
          <table:table-cell table:style-name="Table78.C2" office:value-type="string">
            <text:p text:style-name="P474">Mark matching as seen</text:p>
          </table:table-cell>
        </table:table-row>
      </table:table>
      <text:p text:style-name="P661"/>
      <text:h text:style-name="P743" text:outline-level="1">Check for profile settings changes</text:h>
      <text:p text:style-name="P638">This command check<text:span text:style-name="T98">s</text:span> if there are any profile settings changes since last call <text:span text:style-name="T100">of this command</text:span>. Only changes, made via fox controls will be reported. <text:span text:style-name="T98">Profile switch itself doesn’t count as change.</text:span></text:p>
      <text:p text:style-name="P568"/>
      <text:p text:style-name="P568">Payload format:</text:p>
      <table:table table:name="Table61" table:style-name="Table61">
        <table:table-column table:style-name="Table61.A" table:number-columns-repeated="3"/>
        <table:table-row table:style-name="TableLine93866801558672">
          <table:table-cell table:style-name="Table61.A1" office:value-type="string">
            <text:p text:style-name="P49">Payload byte</text:p>
          </table:table-cell>
          <table:table-cell table:style-name="Table61.A1" office:value-type="string">
            <text:p text:style-name="P49">Value</text:p>
          </table:table-cell>
          <table:table-cell table:style-name="Table61.C1" office:value-type="string">
            <text:p text:style-name="P49">Description</text:p>
          </table:table-cell>
        </table:table-row>
        <table:table-row table:style-name="TableLine93866801586048">
          <table:table-cell table:style-name="Table61.A2" office:value-type="string">
            <text:p text:style-name="P124">0</text:p>
          </table:table-cell>
          <table:table-cell table:style-name="Table61.A2" office:value-type="string">
            <text:p text:style-name="P124">0x00</text:p>
          </table:table-cell>
          <table:table-cell table:style-name="Table61.C2" office:value-type="string">
            <text:p text:style-name="P124">Command to fox</text:p>
          </table:table-cell>
        </table:table-row>
        <table:table-row table:style-name="TableLine93866801587552">
          <table:table-cell table:style-name="Table61.A2" office:value-type="string">
            <text:p text:style-name="P124">1</text:p>
          </table:table-cell>
          <table:table-cell table:style-name="Table61.A2" office:value-type="string">
            <text:p text:style-name="P124">0x<text:span text:style-name="T84">2</text:span><text:span text:style-name="T97">6</text:span></text:p>
          </table:table-cell>
          <table:table-cell table:style-name="Table61.C2" office:value-type="string">
            <text:p text:style-name="P476">Check for profile settings changes</text:p>
          </table:table-cell>
        </table:table-row>
      </table:table>
      <text:p text:style-name="P257"/>
      <text:p text:style-name="P257"><text:soft-page-break/>Fox will answer:</text:p>
      <table:table table:name="Table70" table:style-name="Table70">
        <table:table-column table:style-name="Table70.A" table:number-columns-repeated="3"/>
        <table:table-row table:style-name="TableLine93866801576816">
          <table:table-cell table:style-name="Table70.A1" office:value-type="string">
            <text:p text:style-name="P49">Payload byte</text:p>
          </table:table-cell>
          <table:table-cell table:style-name="Table70.A1" office:value-type="string">
            <text:p text:style-name="P49">Value</text:p>
          </table:table-cell>
          <table:table-cell table:style-name="Table70.C1" office:value-type="string">
            <text:p text:style-name="P49">Description</text:p>
          </table:table-cell>
        </table:table-row>
        <table:table-row table:style-name="TableLine93866801601936">
          <table:table-cell table:style-name="Table70.A2" office:value-type="string">
            <text:p text:style-name="P124">0</text:p>
          </table:table-cell>
          <table:table-cell table:style-name="Table70.A2" office:value-type="string">
            <text:p text:style-name="P188">0x01</text:p>
          </table:table-cell>
          <table:table-cell table:style-name="Table70.C2" office:value-type="string">
            <text:p text:style-name="P188">Response to command</text:p>
          </table:table-cell>
        </table:table-row>
        <table:table-row table:style-name="TableLine93866801603440">
          <table:table-cell table:style-name="Table70.A2" office:value-type="string">
            <text:p text:style-name="P310">1</text:p>
          </table:table-cell>
          <table:table-cell table:style-name="Table70.A2" office:value-type="string">
            <text:p text:style-name="P310">0x<text:span text:style-name="T85">2</text:span><text:span text:style-name="T97">6</text:span></text:p>
          </table:table-cell>
          <table:table-cell table:style-name="Table70.C2" office:value-type="string">
            <text:p text:style-name="P476">Check for profile settings changes</text:p>
          </table:table-cell>
        </table:table-row>
        <table:table-row table:style-name="TableLine93866801604256">
          <table:table-cell table:style-name="Table70.A2" office:value-type="string">
            <text:p text:style-name="P476">2</text:p>
          </table:table-cell>
          <table:table-cell table:style-name="Table70.A2" office:value-type="string">
            <text:p text:style-name="P476">uint8_t</text:p>
          </table:table-cell>
          <table:table-cell table:style-name="Table70.C2" office:value-type="string">
            <text:p text:style-name="P482">0x00 – no changes</text:p>
            <text:p text:style-name="P482">0x01 – there were some changes</text:p>
          </table:table-cell>
        </table:table-row>
      </table:table>
      <text:p text:style-name="P660"/>
      <text:h text:style-name="P744" text:outline-level="1">Reset last failure code</text:h>
      <text:p text:style-name="P635">This command <text:span text:style-name="T101">resets last failure code to 0 (i.e. to OK).</text:span></text:p>
      <text:p text:style-name="P569"/>
      <text:p text:style-name="P569">Payload format:</text:p>
      <table:table table:name="Table71" table:style-name="Table71">
        <table:table-column table:style-name="Table71.A" table:number-columns-repeated="3"/>
        <table:table-row table:style-name="TableLine93866801590416">
          <table:table-cell table:style-name="Table71.A1" office:value-type="string">
            <text:p text:style-name="P50">Payload byte</text:p>
          </table:table-cell>
          <table:table-cell table:style-name="Table71.A1" office:value-type="string">
            <text:p text:style-name="P50">Value</text:p>
          </table:table-cell>
          <table:table-cell table:style-name="Table71.C1" office:value-type="string">
            <text:p text:style-name="P50">Description</text:p>
          </table:table-cell>
        </table:table-row>
        <table:table-row table:style-name="TableLine93866801621472">
          <table:table-cell table:style-name="Table71.A2" office:value-type="string">
            <text:p text:style-name="P125">0</text:p>
          </table:table-cell>
          <table:table-cell table:style-name="Table71.A2" office:value-type="string">
            <text:p text:style-name="P125">0x00</text:p>
          </table:table-cell>
          <table:table-cell table:style-name="Table71.C2" office:value-type="string">
            <text:p text:style-name="P125">Command to fox</text:p>
          </table:table-cell>
        </table:table-row>
        <table:table-row table:style-name="TableLine93866801622976">
          <table:table-cell table:style-name="Table71.A2" office:value-type="string">
            <text:p text:style-name="P125">1</text:p>
          </table:table-cell>
          <table:table-cell table:style-name="Table71.A2" office:value-type="string">
            <text:p text:style-name="P125">0x<text:span text:style-name="T84">2</text:span><text:span text:style-name="T102">7</text:span></text:p>
          </table:table-cell>
          <table:table-cell table:style-name="Table71.C2" office:value-type="string">
            <text:p text:style-name="P483">Reset last failure code</text:p>
          </table:table-cell>
        </table:table-row>
      </table:table>
      <text:p text:style-name="P258"/>
      <text:p text:style-name="P258">Fox will answer:</text:p>
      <table:table table:name="Table72" table:style-name="Table72">
        <table:table-column table:style-name="Table72.A" table:number-columns-repeated="3"/>
        <table:table-row table:style-name="TableLine93866801611072">
          <table:table-cell table:style-name="Table72.A1" office:value-type="string">
            <text:p text:style-name="P50">Payload byte</text:p>
          </table:table-cell>
          <table:table-cell table:style-name="Table72.A1" office:value-type="string">
            <text:p text:style-name="P50">Value</text:p>
          </table:table-cell>
          <table:table-cell table:style-name="Table72.C1" office:value-type="string">
            <text:p text:style-name="P50">Description</text:p>
          </table:table-cell>
        </table:table-row>
        <table:table-row table:style-name="TableLine93866801634896">
          <table:table-cell table:style-name="Table72.A2" office:value-type="string">
            <text:p text:style-name="P125">0</text:p>
          </table:table-cell>
          <table:table-cell table:style-name="Table72.A2" office:value-type="string">
            <text:p text:style-name="P189">0x01</text:p>
          </table:table-cell>
          <table:table-cell table:style-name="Table72.C2" office:value-type="string">
            <text:p text:style-name="P189">Response to command</text:p>
          </table:table-cell>
        </table:table-row>
        <table:table-row table:style-name="TableLine93866801636400">
          <table:table-cell table:style-name="Table72.A2" office:value-type="string">
            <text:p text:style-name="P311">1</text:p>
          </table:table-cell>
          <table:table-cell table:style-name="Table72.A2" office:value-type="string">
            <text:p text:style-name="P311">0x<text:span text:style-name="T85">2</text:span><text:span text:style-name="T102">7</text:span></text:p>
          </table:table-cell>
          <table:table-cell table:style-name="Table72.C2" office:value-type="string">
            <text:p text:style-name="P483">Reset last failure code</text:p>
          </table:table-cell>
        </table:table-row>
      </table:table>
      <text:p text:style-name="P662"/>
      <text:h text:style-name="P745" text:outline-level="1">Update serial number</text:h>
      <text:p text:style-name="P639">Use this command to update fox serial number (for example after EEPROM damage).</text:p>
      <text:p text:style-name="P570"/>
      <text:p text:style-name="P570">Payload format:</text:p>
      <table:table table:name="Table73" table:style-name="Table73">
        <table:table-column table:style-name="Table73.A" table:number-columns-repeated="3"/>
        <table:table-row table:style-name="TableLine93866801625840">
          <table:table-cell table:style-name="Table73.A1" office:value-type="string">
            <text:p text:style-name="P51">Payload byte</text:p>
          </table:table-cell>
          <table:table-cell table:style-name="Table73.A1" office:value-type="string">
            <text:p text:style-name="P51">Value</text:p>
          </table:table-cell>
          <table:table-cell table:style-name="Table73.C1" office:value-type="string">
            <text:p text:style-name="P51">Description</text:p>
          </table:table-cell>
        </table:table-row>
        <table:table-row table:style-name="TableLine93866801654768">
          <table:table-cell table:style-name="Table73.A2" office:value-type="string">
            <text:p text:style-name="P126">0</text:p>
          </table:table-cell>
          <table:table-cell table:style-name="Table73.A2" office:value-type="string">
            <text:p text:style-name="P126">0x00</text:p>
          </table:table-cell>
          <table:table-cell table:style-name="Table73.C2" office:value-type="string">
            <text:p text:style-name="P126">Command to fox</text:p>
          </table:table-cell>
        </table:table-row>
        <table:table-row table:style-name="TableLine93866801656272">
          <table:table-cell table:style-name="Table73.A2" office:value-type="string">
            <text:p text:style-name="P126">1</text:p>
          </table:table-cell>
          <table:table-cell table:style-name="Table73.A2" office:value-type="string">
            <text:p text:style-name="P126">0x<text:span text:style-name="T84">2</text:span><text:span text:style-name="T103">8</text:span></text:p>
          </table:table-cell>
          <table:table-cell table:style-name="Table73.C2" office:value-type="string">
            <text:p text:style-name="P484">Update serial number</text:p>
          </table:table-cell>
        </table:table-row>
        <table:table-row table:style-name="TableLine93866801657088">
          <table:table-cell table:style-name="Table73.A2" office:value-type="string">
            <text:p text:style-name="P484">2-5</text:p>
          </table:table-cell>
          <table:table-cell table:style-name="Table73.A2" office:value-type="string">
            <text:p text:style-name="P484">uint32_t</text:p>
          </table:table-cell>
          <table:table-cell table:style-name="Table73.C2" office:value-type="string">
            <text:p text:style-name="P484">New serial number</text:p>
          </table:table-cell>
        </table:table-row>
      </table:table>
      <text:p text:style-name="P259"/>
      <text:p text:style-name="P259">Fox will answer:</text:p>
      <table:table table:name="Table79" table:style-name="Table79">
        <table:table-column table:style-name="Table79.A" table:number-columns-repeated="3"/>
        <table:table-row table:style-name="TableLine93866801642048">
          <table:table-cell table:style-name="Table79.A1" office:value-type="string">
            <text:p text:style-name="P51">Payload byte</text:p>
          </table:table-cell>
          <table:table-cell table:style-name="Table79.A1" office:value-type="string">
            <text:p text:style-name="P51">Value</text:p>
          </table:table-cell>
          <table:table-cell table:style-name="Table79.C1" office:value-type="string">
            <text:p text:style-name="P51">Description</text:p>
          </table:table-cell>
        </table:table-row>
        <table:table-row table:style-name="TableLine93866801669440">
          <table:table-cell table:style-name="Table79.A2" office:value-type="string">
            <text:p text:style-name="P126">0</text:p>
          </table:table-cell>
          <table:table-cell table:style-name="Table79.A2" office:value-type="string">
            <text:p text:style-name="P190">0x01</text:p>
          </table:table-cell>
          <table:table-cell table:style-name="Table79.C2" office:value-type="string">
            <text:p text:style-name="P190">Response to command</text:p>
          </table:table-cell>
        </table:table-row>
        <table:table-row table:style-name="TableLine93866801670944">
          <table:table-cell table:style-name="Table79.A2" office:value-type="string">
            <text:p text:style-name="P312">1</text:p>
          </table:table-cell>
          <table:table-cell table:style-name="Table79.A2" office:value-type="string">
            <text:p text:style-name="P312">0x<text:span text:style-name="T85">2</text:span><text:span text:style-name="T103">8</text:span></text:p>
          </table:table-cell>
          <table:table-cell table:style-name="Table79.C2" office:value-type="string">
            <text:p text:style-name="P484">Update serial number</text:p>
          </table:table-cell>
        </table:table-row>
      </table:table>
      <text:p text:style-name="P663"/>
      <text:h text:style-name="P746" text:outline-level="1"><text:soft-page-break/>Get Ubatt(ADC) to Ubatt(Volts) factors</text:h>
      <text:p text:style-name="P640">Use this command to <text:span text:style-name="T104">get factors, </text:span><text:span text:style-name="T105">used to convert ADC value to battery voltage. Ubatt(Volts) = A * Ubatt(ADC) + B</text:span></text:p>
      <text:p text:style-name="P571"/>
      <text:p text:style-name="P571">Payload format:</text:p>
      <table:table table:name="Table80" table:style-name="Table80">
        <table:table-column table:style-name="Table80.A" table:number-columns-repeated="3"/>
        <table:table-row table:style-name="TableLine93866801674224">
          <table:table-cell table:style-name="Table80.A1" office:value-type="string">
            <text:p text:style-name="P52">Payload byte</text:p>
          </table:table-cell>
          <table:table-cell table:style-name="Table80.A1" office:value-type="string">
            <text:p text:style-name="P52">Value</text:p>
          </table:table-cell>
          <table:table-cell table:style-name="Table80.C1" office:value-type="string">
            <text:p text:style-name="P52">Description</text:p>
          </table:table-cell>
        </table:table-row>
        <table:table-row table:style-name="TableLine93866801687696">
          <table:table-cell table:style-name="Table80.A2" office:value-type="string">
            <text:p text:style-name="P127">0</text:p>
          </table:table-cell>
          <table:table-cell table:style-name="Table80.A2" office:value-type="string">
            <text:p text:style-name="P127">0x00</text:p>
          </table:table-cell>
          <table:table-cell table:style-name="Table80.C2" office:value-type="string">
            <text:p text:style-name="P127">Command to fox</text:p>
          </table:table-cell>
        </table:table-row>
        <table:table-row table:style-name="TableLine93866801689200">
          <table:table-cell table:style-name="Table80.A2" office:value-type="string">
            <text:p text:style-name="P127">1</text:p>
          </table:table-cell>
          <table:table-cell table:style-name="Table80.A2" office:value-type="string">
            <text:p text:style-name="P127">0x<text:span text:style-name="T84">2</text:span><text:span text:style-name="T105">9</text:span></text:p>
          </table:table-cell>
          <table:table-cell table:style-name="Table80.C2" office:value-type="string">
            <text:p text:style-name="P485">Get Ubatt(ADC) to Ubatt(Volts) factors</text:p>
          </table:table-cell>
        </table:table-row>
      </table:table>
      <text:p text:style-name="P260"/>
      <text:p text:style-name="P260">Fox will answer:</text:p>
      <table:table table:name="Table81" table:style-name="Table81">
        <table:table-column table:style-name="Table81.A" table:number-columns-repeated="3"/>
        <table:table-row table:style-name="TableLine93866801677952">
          <table:table-cell table:style-name="Table81.A1" office:value-type="string">
            <text:p text:style-name="P52">Payload byte</text:p>
          </table:table-cell>
          <table:table-cell table:style-name="Table81.A1" office:value-type="string">
            <text:p text:style-name="P52">Value</text:p>
          </table:table-cell>
          <table:table-cell table:style-name="Table81.C1" office:value-type="string">
            <text:p text:style-name="P52">Description</text:p>
          </table:table-cell>
        </table:table-row>
        <table:table-row table:style-name="TableLine93866801706192">
          <table:table-cell table:style-name="Table81.A2" office:value-type="string">
            <text:p text:style-name="P127">0</text:p>
          </table:table-cell>
          <table:table-cell table:style-name="Table81.A2" office:value-type="string">
            <text:p text:style-name="P191">0x01</text:p>
          </table:table-cell>
          <table:table-cell table:style-name="Table81.C2" office:value-type="string">
            <text:p text:style-name="P191">Response to command</text:p>
          </table:table-cell>
        </table:table-row>
        <table:table-row table:style-name="TableLine93866801707696">
          <table:table-cell table:style-name="Table81.A2" office:value-type="string">
            <text:p text:style-name="P313">1</text:p>
          </table:table-cell>
          <table:table-cell table:style-name="Table81.A2" office:value-type="string">
            <text:p text:style-name="P313">0x<text:span text:style-name="T85">2</text:span><text:span text:style-name="T105">9</text:span></text:p>
          </table:table-cell>
          <table:table-cell table:style-name="Table81.C2" office:value-type="string">
            <text:p text:style-name="P485">Get Ubatt(ADC) to Ubatt(Volts) factors</text:p>
          </table:table-cell>
        </table:table-row>
        <table:table-row table:style-name="TableLine93866801708512">
          <table:table-cell table:style-name="Table81.A2" office:value-type="string">
            <text:p text:style-name="P485">2-5</text:p>
          </table:table-cell>
          <table:table-cell table:style-name="Table81.A2" office:value-type="string">
            <text:p text:style-name="P485">float</text:p>
          </table:table-cell>
          <table:table-cell table:style-name="Table81.C2" office:value-type="string">
            <text:p text:style-name="P485">Factor A</text:p>
          </table:table-cell>
        </table:table-row>
        <table:table-row table:style-name="TableLine93866801709376">
          <table:table-cell table:style-name="Table81.A2" office:value-type="string">
            <text:p text:style-name="P485">6-9</text:p>
          </table:table-cell>
          <table:table-cell table:style-name="Table81.A2" office:value-type="string">
            <text:p text:style-name="P485"><text:span text:style-name="T106">f</text:span>loat</text:p>
          </table:table-cell>
          <table:table-cell table:style-name="Table81.C2" office:value-type="string">
            <text:p text:style-name="P485">Factor B</text:p>
          </table:table-cell>
        </table:table-row>
      </table:table>
      <text:p text:style-name="P664"/>
      <text:h text:style-name="P747" text:outline-level="1"><text:span text:style-name="T106">Set</text:span> Ubatt(ADC) to Ubatt(Volts) factors</text:h>
      <text:p text:style-name="P641">Use this command to <text:span text:style-name="T106">s</text:span><text:span text:style-name="T104">et factors, </text:span><text:span text:style-name="T105">used to convert ADC value to battery voltage. Ubatt(Volts) = A * Ubatt(ADC) + B. </text:span><text:span text:style-name="T4">Note, that there is no values control at the fox side.</text:span></text:p>
      <text:p text:style-name="P572"/>
      <text:p text:style-name="P572">Payload format:</text:p>
      <table:table table:name="Table82" table:style-name="Table82">
        <table:table-column table:style-name="Table82.A" table:number-columns-repeated="3"/>
        <table:table-row table:style-name="TableLine93866801692064">
          <table:table-cell table:style-name="Table82.A1" office:value-type="string">
            <text:p text:style-name="P53">Payload byte</text:p>
          </table:table-cell>
          <table:table-cell table:style-name="Table82.A1" office:value-type="string">
            <text:p text:style-name="P53">Value</text:p>
          </table:table-cell>
          <table:table-cell table:style-name="Table82.C1" office:value-type="string">
            <text:p text:style-name="P53">Description</text:p>
          </table:table-cell>
        </table:table-row>
        <table:table-row table:style-name="TableLine93866801734752">
          <table:table-cell table:style-name="Table82.A2" office:value-type="string">
            <text:p text:style-name="P128">0</text:p>
          </table:table-cell>
          <table:table-cell table:style-name="Table82.A2" office:value-type="string">
            <text:p text:style-name="P128">0x00</text:p>
          </table:table-cell>
          <table:table-cell table:style-name="Table82.C2" office:value-type="string">
            <text:p text:style-name="P128">Command to fox</text:p>
          </table:table-cell>
        </table:table-row>
        <table:table-row table:style-name="TableLine93866801736256">
          <table:table-cell table:style-name="Table82.A2" office:value-type="string">
            <text:p text:style-name="P128">1</text:p>
          </table:table-cell>
          <table:table-cell table:style-name="Table82.A2" office:value-type="string">
            <text:p text:style-name="P128">0x<text:span text:style-name="T84">2</text:span><text:span text:style-name="T106">A</text:span></text:p>
          </table:table-cell>
          <table:table-cell table:style-name="Table82.C2" office:value-type="string">
            <text:p text:style-name="P486"><text:span text:style-name="T106">S</text:span>et Ubatt(ADC) to Ubatt(Volts) factors</text:p>
          </table:table-cell>
        </table:table-row>
        <table:table-row table:style-name="TableLine93866801737072">
          <table:table-cell table:style-name="Table82.A2" office:value-type="string">
            <text:p text:style-name="P497">2</text:p>
          </table:table-cell>
          <table:table-cell table:style-name="Table82.A2" office:value-type="string">
            <text:p text:style-name="P477">uint8_t</text:p>
          </table:table-cell>
          <table:table-cell table:style-name="Table82.C2" office:value-type="string">
            <text:p text:style-name="P497">Reset:</text:p>
            <text:p text:style-name="P503">0x00 – do not reset factors to factory defaults;</text:p>
            <text:p text:style-name="P503">0x01 – reset factors to factory defaults.</text:p>
            <text:p text:style-name="P513">In case of reset Factor A and Factor B are ignored.</text:p>
          </table:table-cell>
        </table:table-row>
        <table:table-row table:style-name="TableLine93866801738016">
          <table:table-cell table:style-name="Table82.A2" office:value-type="string">
            <text:p text:style-name="P497">3-6</text:p>
          </table:table-cell>
          <table:table-cell table:style-name="Table82.A2" office:value-type="string">
            <text:p text:style-name="P497">float</text:p>
          </table:table-cell>
          <table:table-cell table:style-name="Table82.C2" office:value-type="string">
            <text:p text:style-name="P497">Factor A</text:p>
          </table:table-cell>
        </table:table-row>
        <table:table-row table:style-name="TableLine93866801739072">
          <table:table-cell table:style-name="Table82.A2" office:value-type="string">
            <text:p text:style-name="P497">7-10</text:p>
          </table:table-cell>
          <table:table-cell table:style-name="Table82.A2" office:value-type="string">
            <text:p text:style-name="P497">float</text:p>
          </table:table-cell>
          <table:table-cell table:style-name="Table82.C2" office:value-type="string">
            <text:p text:style-name="P497">Factor B</text:p>
          </table:table-cell>
        </table:table-row>
      </table:table>
      <text:p text:style-name="P261"/>
      <text:p text:style-name="P261">Fox will answer:</text:p>
      <table:table table:name="Table83" table:style-name="Table83">
        <table:table-column table:style-name="Table83.A" table:number-columns-repeated="3"/>
        <text:soft-page-break/>
        <table:table-row table:style-name="TableLine93866801717632">
          <table:table-cell table:style-name="Table83.A1" office:value-type="string">
            <text:p text:style-name="P53">Payload byte</text:p>
          </table:table-cell>
          <table:table-cell table:style-name="Table83.A1" office:value-type="string">
            <text:p text:style-name="P53">Value</text:p>
          </table:table-cell>
          <table:table-cell table:style-name="Table83.C1" office:value-type="string">
            <text:p text:style-name="P53">Description</text:p>
          </table:table-cell>
        </table:table-row>
        <table:table-row table:style-name="TableLine93866801753712">
          <table:table-cell table:style-name="Table83.A2" office:value-type="string">
            <text:p text:style-name="P128">0</text:p>
          </table:table-cell>
          <table:table-cell table:style-name="Table83.A2" office:value-type="string">
            <text:p text:style-name="P192">0x01</text:p>
          </table:table-cell>
          <table:table-cell table:style-name="Table83.C2" office:value-type="string">
            <text:p text:style-name="P192">Response to command</text:p>
          </table:table-cell>
        </table:table-row>
        <table:table-row table:style-name="TableLine93866801755216">
          <table:table-cell table:style-name="Table83.A2" office:value-type="string">
            <text:p text:style-name="P314">1</text:p>
          </table:table-cell>
          <table:table-cell table:style-name="Table83.A2" office:value-type="string">
            <text:p text:style-name="P314">0x<text:span text:style-name="T85">2</text:span><text:span text:style-name="T106">A</text:span></text:p>
          </table:table-cell>
          <table:table-cell table:style-name="Table83.C2" office:value-type="string">
            <text:p text:style-name="P486"><text:span text:style-name="T106">S</text:span>et Ubatt(ADC) to Ubatt(Volts) factors</text:p>
          </table:table-cell>
        </table:table-row>
        <table:table-row table:style-name="TableLine93866801756032">
          <table:table-cell table:style-name="Table83.A2" office:value-type="string">
            <text:p text:style-name="P486">2</text:p>
          </table:table-cell>
          <table:table-cell table:style-name="Table83.A2" office:value-type="string">
            <text:p text:style-name="P497">uint8_t</text:p>
          </table:table-cell>
          <table:table-cell table:style-name="Table83.C2" office:value-type="string">
            <text:p text:style-name="P192">0x00 if successful,</text:p>
            <text:p text:style-name="P192">0x01 if not.</text:p>
            <text:p text:style-name="P508">For now it always successful.</text:p>
          </table:table-cell>
        </table:table-row>
      </table:table>
      <text:p text:style-name="P665"/>
      <text:h text:style-name="P748" text:outline-level="1">Get Ubatt(<text:span text:style-name="T107">Volts</text:span>) to <text:span text:style-name="T107">battery level</text:span> factors</text:h>
      <text:p text:style-name="P642">Use this command to <text:span text:style-name="T104">get factors, </text:span><text:span text:style-name="T105">used to convert </text:span><text:span text:style-name="T107">battery voltage to battery level</text:span><text:span text:style-name="T105">. </text:span><text:span text:style-name="T107">Level</text:span><text:span text:style-name="T105"> = A * Ubatt(</text:span><text:span text:style-name="T107">Volts</text:span><text:span text:style-name="T105">) + B</text:span></text:p>
      <text:p text:style-name="P573"/>
      <text:p text:style-name="P573">Payload format:</text:p>
      <table:table table:name="Table84" table:style-name="Table84">
        <table:table-column table:style-name="Table84.A" table:number-columns-repeated="3"/>
        <table:table-row table:style-name="TableLine93866801770000">
          <table:table-cell table:style-name="Table84.A1" office:value-type="string">
            <text:p text:style-name="P54">Payload byte</text:p>
          </table:table-cell>
          <table:table-cell table:style-name="Table84.A1" office:value-type="string">
            <text:p text:style-name="P54">Value</text:p>
          </table:table-cell>
          <table:table-cell table:style-name="Table84.C1" office:value-type="string">
            <text:p text:style-name="P54">Description</text:p>
          </table:table-cell>
        </table:table-row>
        <table:table-row table:style-name="TableLine93866801776768">
          <table:table-cell table:style-name="Table84.A2" office:value-type="string">
            <text:p text:style-name="P129">0</text:p>
          </table:table-cell>
          <table:table-cell table:style-name="Table84.A2" office:value-type="string">
            <text:p text:style-name="P129">0x00</text:p>
          </table:table-cell>
          <table:table-cell table:style-name="Table84.C2" office:value-type="string">
            <text:p text:style-name="P129">Command to fox</text:p>
          </table:table-cell>
        </table:table-row>
        <table:table-row table:style-name="TableLine93866801778336">
          <table:table-cell table:style-name="Table84.A2" office:value-type="string">
            <text:p text:style-name="P129">1</text:p>
          </table:table-cell>
          <table:table-cell table:style-name="Table84.A2" office:value-type="string">
            <text:p text:style-name="P129">0x<text:span text:style-name="T84">2</text:span><text:span text:style-name="T107">B</text:span></text:p>
          </table:table-cell>
          <table:table-cell table:style-name="Table84.C2" office:value-type="string">
            <text:p text:style-name="P487">Get Ubatt(<text:span text:style-name="T107">Volts</text:span>) to <text:span text:style-name="T107">level</text:span> factors</text:p>
          </table:table-cell>
        </table:table-row>
      </table:table>
      <text:p text:style-name="P262"/>
      <text:p text:style-name="P262">Fox will answer:</text:p>
      <table:table table:name="Table85" table:style-name="Table85">
        <table:table-column table:style-name="Table85.A" table:number-columns-repeated="3"/>
        <table:table-row table:style-name="TableLine93866801770816">
          <table:table-cell table:style-name="Table85.A1" office:value-type="string">
            <text:p text:style-name="P54">Payload byte</text:p>
          </table:table-cell>
          <table:table-cell table:style-name="Table85.A1" office:value-type="string">
            <text:p text:style-name="P54">Value</text:p>
          </table:table-cell>
          <table:table-cell table:style-name="Table85.C1" office:value-type="string">
            <text:p text:style-name="P54">Description</text:p>
          </table:table-cell>
        </table:table-row>
        <table:table-row table:style-name="TableLine93866801793312">
          <table:table-cell table:style-name="Table85.A2" office:value-type="string">
            <text:p text:style-name="P129">0</text:p>
          </table:table-cell>
          <table:table-cell table:style-name="Table85.A2" office:value-type="string">
            <text:p text:style-name="P193">0x01</text:p>
          </table:table-cell>
          <table:table-cell table:style-name="Table85.C2" office:value-type="string">
            <text:p text:style-name="P193">Response to command</text:p>
          </table:table-cell>
        </table:table-row>
        <table:table-row table:style-name="TableLine93866801794816">
          <table:table-cell table:style-name="Table85.A2" office:value-type="string">
            <text:p text:style-name="P315">1</text:p>
          </table:table-cell>
          <table:table-cell table:style-name="Table85.A2" office:value-type="string">
            <text:p text:style-name="P315">0x<text:span text:style-name="T85">2</text:span><text:span text:style-name="T107">B</text:span></text:p>
          </table:table-cell>
          <table:table-cell table:style-name="Table85.C2" office:value-type="string">
            <text:p text:style-name="P488">Get Ubatt(<text:span text:style-name="T107">Volts</text:span>) to <text:span text:style-name="T107">level</text:span> factors</text:p>
          </table:table-cell>
        </table:table-row>
        <table:table-row table:style-name="TableLine93866801795632">
          <table:table-cell table:style-name="Table85.A2" office:value-type="string">
            <text:p text:style-name="P487">2-5</text:p>
          </table:table-cell>
          <table:table-cell table:style-name="Table85.A2" office:value-type="string">
            <text:p text:style-name="P487">float</text:p>
          </table:table-cell>
          <table:table-cell table:style-name="Table85.C2" office:value-type="string">
            <text:p text:style-name="P487">Factor A</text:p>
          </table:table-cell>
        </table:table-row>
        <table:table-row table:style-name="TableLine93866801796496">
          <table:table-cell table:style-name="Table85.A2" office:value-type="string">
            <text:p text:style-name="P487">6-9</text:p>
          </table:table-cell>
          <table:table-cell table:style-name="Table85.A2" office:value-type="string">
            <text:p text:style-name="P487"><text:span text:style-name="T106">f</text:span>loat</text:p>
          </table:table-cell>
          <table:table-cell table:style-name="Table85.C2" office:value-type="string">
            <text:p text:style-name="P487">Factor B</text:p>
          </table:table-cell>
        </table:table-row>
      </table:table>
      <text:p text:style-name="P666"/>
      <text:h text:style-name="P749" text:outline-level="1"><text:span text:style-name="T106">Set</text:span> Ubatt(<text:span text:style-name="T108">Volts</text:span>) to <text:span text:style-name="T108">battery level</text:span> factors</text:h>
      <text:p text:style-name="P643">Use this command to <text:span text:style-name="T106">s</text:span><text:span text:style-name="T104">et factors, </text:span><text:span text:style-name="T105">used to convert </text:span><text:span text:style-name="T108">battery voltage to battery level</text:span><text:span text:style-name="T105">. </text:span><text:span text:style-name="T107">Level</text:span><text:span text:style-name="T105"> = A * Ubatt(</text:span><text:span text:style-name="T107">Volts</text:span><text:span text:style-name="T105">) + B. </text:span><text:span text:style-name="T4">Note, that there is no values control at the fox side.</text:span></text:p>
      <text:p text:style-name="P574"/>
      <text:p text:style-name="P574">Payload format:</text:p>
      <table:table table:name="Table86" table:style-name="Table86">
        <table:table-column table:style-name="Table86.A" table:number-columns-repeated="3"/>
        <table:table-row table:style-name="TableLine93866801780880">
          <table:table-cell table:style-name="Table86.A1" office:value-type="string">
            <text:p text:style-name="P55">Payload byte</text:p>
          </table:table-cell>
          <table:table-cell table:style-name="Table86.A1" office:value-type="string">
            <text:p text:style-name="P55">Value</text:p>
          </table:table-cell>
          <table:table-cell table:style-name="Table86.C1" office:value-type="string">
            <text:p text:style-name="P55">Description</text:p>
          </table:table-cell>
        </table:table-row>
        <table:table-row table:style-name="TableLine93866801824192">
          <table:table-cell table:style-name="Table86.A2" office:value-type="string">
            <text:p text:style-name="P130">0</text:p>
          </table:table-cell>
          <table:table-cell table:style-name="Table86.A2" office:value-type="string">
            <text:p text:style-name="P130">0x00</text:p>
          </table:table-cell>
          <table:table-cell table:style-name="Table86.C2" office:value-type="string">
            <text:p text:style-name="P130">Command to fox</text:p>
          </table:table-cell>
        </table:table-row>
        <table:table-row table:style-name="TableLine93866801825696">
          <table:table-cell table:style-name="Table86.A2" office:value-type="string">
            <text:p text:style-name="P130">1</text:p>
          </table:table-cell>
          <table:table-cell table:style-name="Table86.A2" office:value-type="string">
            <text:p text:style-name="P130">0x<text:span text:style-name="T84">2</text:span><text:span text:style-name="T108">C</text:span></text:p>
          </table:table-cell>
          <table:table-cell table:style-name="Table86.C2" office:value-type="string">
            <text:p text:style-name="P489"><text:span text:style-name="T106">S</text:span>et Ubatt(<text:span text:style-name="T107">Volts</text:span>) to <text:span text:style-name="T107">level</text:span> factors</text:p>
          </table:table-cell>
        </table:table-row>
        <table:table-row table:style-name="TableLine93866801826512">
          <table:table-cell table:style-name="Table86.A2" office:value-type="string">
            <text:p text:style-name="P498">2</text:p>
          </table:table-cell>
          <table:table-cell table:style-name="Table86.A2" office:value-type="string">
            <text:p text:style-name="P478">uint8_t</text:p>
          </table:table-cell>
          <table:table-cell table:style-name="Table86.C2" office:value-type="string">
            <text:p text:style-name="P498">Reset:</text:p>
            <text:p text:style-name="P504">0x00 – do not reset factors to factory defaults;</text:p>
            <text:p text:style-name="P504">0x01 – reset factors to factory defaults.</text:p>
            <text:p text:style-name="P514"><text:soft-page-break/>In case of reset Factor A and Factor B are ignored.</text:p>
          </table:table-cell>
        </table:table-row>
        <table:table-row table:style-name="TableLine93866801827456">
          <table:table-cell table:style-name="Table86.A2" office:value-type="string">
            <text:p text:style-name="P498">3-6</text:p>
          </table:table-cell>
          <table:table-cell table:style-name="Table86.A2" office:value-type="string">
            <text:p text:style-name="P498">float</text:p>
          </table:table-cell>
          <table:table-cell table:style-name="Table86.C2" office:value-type="string">
            <text:p text:style-name="P498">Factor A</text:p>
          </table:table-cell>
        </table:table-row>
        <table:table-row table:style-name="TableLine93866801828512">
          <table:table-cell table:style-name="Table86.A2" office:value-type="string">
            <text:p text:style-name="P498">7-10</text:p>
          </table:table-cell>
          <table:table-cell table:style-name="Table86.A2" office:value-type="string">
            <text:p text:style-name="P498">float</text:p>
          </table:table-cell>
          <table:table-cell table:style-name="Table86.C2" office:value-type="string">
            <text:p text:style-name="P498">Factor B</text:p>
          </table:table-cell>
        </table:table-row>
      </table:table>
      <text:p text:style-name="P263"/>
      <text:p text:style-name="P263">Fox will answer:</text:p>
      <table:table table:name="Table87" table:style-name="Table87">
        <table:table-column table:style-name="Table87.A" table:number-columns-repeated="3"/>
        <table:table-row table:style-name="TableLine93866801813712">
          <table:table-cell table:style-name="Table87.A1" office:value-type="string">
            <text:p text:style-name="P55">Payload byte</text:p>
          </table:table-cell>
          <table:table-cell table:style-name="Table87.A1" office:value-type="string">
            <text:p text:style-name="P55">Value</text:p>
          </table:table-cell>
          <table:table-cell table:style-name="Table87.C1" office:value-type="string">
            <text:p text:style-name="P55">Description</text:p>
          </table:table-cell>
        </table:table-row>
        <table:table-row table:style-name="TableLine93866801844240">
          <table:table-cell table:style-name="Table87.A2" office:value-type="string">
            <text:p text:style-name="P130">0</text:p>
          </table:table-cell>
          <table:table-cell table:style-name="Table87.A2" office:value-type="string">
            <text:p text:style-name="P194">0x01</text:p>
          </table:table-cell>
          <table:table-cell table:style-name="Table87.C2" office:value-type="string">
            <text:p text:style-name="P194">Response to command</text:p>
          </table:table-cell>
        </table:table-row>
        <table:table-row table:style-name="TableLine93866801845744">
          <table:table-cell table:style-name="Table87.A2" office:value-type="string">
            <text:p text:style-name="P316">1</text:p>
          </table:table-cell>
          <table:table-cell table:style-name="Table87.A2" office:value-type="string">
            <text:p text:style-name="P316">0x<text:span text:style-name="T85">2</text:span><text:span text:style-name="T108">C</text:span></text:p>
          </table:table-cell>
          <table:table-cell table:style-name="Table87.C2" office:value-type="string">
            <text:p text:style-name="P489"><text:span text:style-name="T108">Set </text:span>Ubatt(<text:span text:style-name="T107">Volts</text:span>) to <text:span text:style-name="T107">level</text:span> factors</text:p>
          </table:table-cell>
        </table:table-row>
        <table:table-row table:style-name="TableLine93866801846560">
          <table:table-cell table:style-name="Table87.A2" office:value-type="string">
            <text:p text:style-name="P489">2</text:p>
          </table:table-cell>
          <table:table-cell table:style-name="Table87.A2" office:value-type="string">
            <text:p text:style-name="P498">uint8_t</text:p>
          </table:table-cell>
          <table:table-cell table:style-name="Table87.C2" office:value-type="string">
            <text:p text:style-name="P194">0x00 if successful,</text:p>
            <text:p text:style-name="P194">0x01 if not.</text:p>
            <text:p text:style-name="P509">For now it always successful.</text:p>
          </table:table-cell>
        </table:table-row>
      </table:table>
      <text:p text:style-name="P667"/>
      <text:h text:style-name="P750" text:outline-level="1">Get U<text:span text:style-name="T109">80m</text:span>(<text:span text:style-name="T109">ADC</text:span>) to <text:span text:style-name="T109">U80m(Volts)</text:span><text:span text:style-name="T107"> </text:span>factors</text:h>
      <text:p text:style-name="P644">Use this command to <text:span text:style-name="T104">get factors, </text:span><text:span text:style-name="T105">used to convert </text:span><text:span text:style-name="T109">ADC measurements to 80 meters output stage supply voltage</text:span><text:span text:style-name="T105">. </text:span><text:span text:style-name="T109">U80m(Volts)</text:span><text:span text:style-name="T105"> = A * U</text:span><text:span text:style-name="T109">80m</text:span><text:span text:style-name="T105">(</text:span><text:span text:style-name="T109">ADC</text:span><text:span text:style-name="T105">) + B</text:span></text:p>
      <text:p text:style-name="P575"/>
      <text:p text:style-name="P575">Payload format:</text:p>
      <table:table table:name="Table88" table:style-name="Table88">
        <table:table-column table:style-name="Table88.A" table:number-columns-repeated="3"/>
        <table:table-row table:style-name="TableLine93866801831888">
          <table:table-cell table:style-name="Table88.A1" office:value-type="string">
            <text:p text:style-name="P56">Payload byte</text:p>
          </table:table-cell>
          <table:table-cell table:style-name="Table88.A1" office:value-type="string">
            <text:p text:style-name="P56">Value</text:p>
          </table:table-cell>
          <table:table-cell table:style-name="Table88.C1" office:value-type="string">
            <text:p text:style-name="P56">Description</text:p>
          </table:table-cell>
        </table:table-row>
        <table:table-row table:style-name="TableLine93866801867904">
          <table:table-cell table:style-name="Table88.A2" office:value-type="string">
            <text:p text:style-name="P131">0</text:p>
          </table:table-cell>
          <table:table-cell table:style-name="Table88.A2" office:value-type="string">
            <text:p text:style-name="P131">0x00</text:p>
          </table:table-cell>
          <table:table-cell table:style-name="Table88.C2" office:value-type="string">
            <text:p text:style-name="P131">Command to fox</text:p>
          </table:table-cell>
        </table:table-row>
        <table:table-row table:style-name="TableLine93866801869296">
          <table:table-cell table:style-name="Table88.A2" office:value-type="string">
            <text:p text:style-name="P131">1</text:p>
          </table:table-cell>
          <table:table-cell table:style-name="Table88.A2" office:value-type="string">
            <text:p text:style-name="P131">0x<text:span text:style-name="T84">2</text:span><text:span text:style-name="T110">D</text:span></text:p>
          </table:table-cell>
          <table:table-cell table:style-name="Table88.C2" office:value-type="string">
            <text:p text:style-name="P490">Get U80m(ADC) to U80m(Volts) factors</text:p>
          </table:table-cell>
        </table:table-row>
      </table:table>
      <text:p text:style-name="P264"/>
      <text:p text:style-name="P264">Fox will answer:</text:p>
      <table:table table:name="Table89" table:style-name="Table89">
        <table:table-column table:style-name="Table89.A" table:number-columns-repeated="3"/>
        <table:table-row table:style-name="TableLine93866801863568">
          <table:table-cell table:style-name="Table89.A1" office:value-type="string">
            <text:p text:style-name="P56">Payload byte</text:p>
          </table:table-cell>
          <table:table-cell table:style-name="Table89.A1" office:value-type="string">
            <text:p text:style-name="P56">Value</text:p>
          </table:table-cell>
          <table:table-cell table:style-name="Table89.C1" office:value-type="string">
            <text:p text:style-name="P56">Description</text:p>
          </table:table-cell>
        </table:table-row>
        <table:table-row table:style-name="TableLine93866801891008">
          <table:table-cell table:style-name="Table89.A2" office:value-type="string">
            <text:p text:style-name="P131">0</text:p>
          </table:table-cell>
          <table:table-cell table:style-name="Table89.A2" office:value-type="string">
            <text:p text:style-name="P195">0x01</text:p>
          </table:table-cell>
          <table:table-cell table:style-name="Table89.C2" office:value-type="string">
            <text:p text:style-name="P195">Response to command</text:p>
          </table:table-cell>
        </table:table-row>
        <table:table-row table:style-name="TableLine93866801892512">
          <table:table-cell table:style-name="Table89.A2" office:value-type="string">
            <text:p text:style-name="P317">1</text:p>
          </table:table-cell>
          <table:table-cell table:style-name="Table89.A2" office:value-type="string">
            <text:p text:style-name="P317">0x<text:span text:style-name="T85">2</text:span><text:span text:style-name="T110">D</text:span></text:p>
          </table:table-cell>
          <table:table-cell table:style-name="Table89.C2" office:value-type="string">
            <text:p text:style-name="P491">Get U80m(ADC) to U80m(Volts) factors</text:p>
          </table:table-cell>
        </table:table-row>
        <table:table-row table:style-name="TableLine93866801893328">
          <table:table-cell table:style-name="Table89.A2" office:value-type="string">
            <text:p text:style-name="P490">2-5</text:p>
          </table:table-cell>
          <table:table-cell table:style-name="Table89.A2" office:value-type="string">
            <text:p text:style-name="P490">float</text:p>
          </table:table-cell>
          <table:table-cell table:style-name="Table89.C2" office:value-type="string">
            <text:p text:style-name="P490">Factor A</text:p>
          </table:table-cell>
        </table:table-row>
        <table:table-row table:style-name="TableLine93866801894192">
          <table:table-cell table:style-name="Table89.A2" office:value-type="string">
            <text:p text:style-name="P490">6-9</text:p>
          </table:table-cell>
          <table:table-cell table:style-name="Table89.A2" office:value-type="string">
            <text:p text:style-name="P490"><text:span text:style-name="T106">f</text:span>loat</text:p>
          </table:table-cell>
          <table:table-cell table:style-name="Table89.C2" office:value-type="string">
            <text:p text:style-name="P490">Factor B</text:p>
          </table:table-cell>
        </table:table-row>
      </table:table>
      <text:p text:style-name="P668"/>
      <text:h text:style-name="P751" text:outline-level="1"><text:span text:style-name="T106">Set</text:span> U<text:span text:style-name="T109">80m</text:span>(<text:span text:style-name="T109">ADC</text:span>) to <text:span text:style-name="T109">U80m(Volts)</text:span> factors</text:h>
      <text:p text:style-name="P645">Use this command to <text:span text:style-name="T110">s</text:span><text:span text:style-name="T104">et factors, </text:span><text:span text:style-name="T105">used to convert </text:span><text:span text:style-name="T109">ADC measurements to 80 meters output stage supply voltage</text:span><text:span text:style-name="T105">. </text:span><text:span text:style-name="T109">U80m(Volts)</text:span><text:span text:style-name="T105"> = A * U</text:span><text:span text:style-name="T109">80m</text:span><text:span text:style-name="T105">(</text:span><text:span text:style-name="T109">ADC</text:span><text:span text:style-name="T105">) + B </text:span><text:span text:style-name="T4">Note, that there is no values control at the fox side.</text:span></text:p>
      <text:p text:style-name="P576"/>
      <text:p text:style-name="P576">Payload format:</text:p>
      <table:table table:name="Table90" table:style-name="Table90">
        <table:table-column table:style-name="Table90.A" table:number-columns-repeated="3"/>
        <text:soft-page-break/>
        <table:table-row table:style-name="TableLine93866801872160">
          <table:table-cell table:style-name="Table90.A1" office:value-type="string">
            <text:p text:style-name="P57">Payload byte</text:p>
          </table:table-cell>
          <table:table-cell table:style-name="Table90.A1" office:value-type="string">
            <text:p text:style-name="P57">Value</text:p>
          </table:table-cell>
          <table:table-cell table:style-name="Table90.C1" office:value-type="string">
            <text:p text:style-name="P57">Description</text:p>
          </table:table-cell>
        </table:table-row>
        <table:table-row table:style-name="TableLine93866801923232">
          <table:table-cell table:style-name="Table90.A2" office:value-type="string">
            <text:p text:style-name="P132">0</text:p>
          </table:table-cell>
          <table:table-cell table:style-name="Table90.A2" office:value-type="string">
            <text:p text:style-name="P132">0x00</text:p>
          </table:table-cell>
          <table:table-cell table:style-name="Table90.C2" office:value-type="string">
            <text:p text:style-name="P132">Command to fox</text:p>
          </table:table-cell>
        </table:table-row>
        <table:table-row table:style-name="TableLine93866801924688">
          <table:table-cell table:style-name="Table90.A2" office:value-type="string">
            <text:p text:style-name="P132">1</text:p>
          </table:table-cell>
          <table:table-cell table:style-name="Table90.A2" office:value-type="string">
            <text:p text:style-name="P132">0x<text:span text:style-name="T84">2</text:span><text:span text:style-name="T110">E</text:span></text:p>
          </table:table-cell>
          <table:table-cell table:style-name="Table90.C2" office:value-type="string">
            <text:p text:style-name="P491"><text:span text:style-name="T110">S</text:span>et U80m(ADC) to U80m(Volts) factors</text:p>
          </table:table-cell>
        </table:table-row>
        <table:table-row table:style-name="TableLine93866801925504">
          <table:table-cell table:style-name="Table90.A2" office:value-type="string">
            <text:p text:style-name="P499">2</text:p>
          </table:table-cell>
          <table:table-cell table:style-name="Table90.A2" office:value-type="string">
            <text:p text:style-name="P479">uint8_t</text:p>
          </table:table-cell>
          <table:table-cell table:style-name="Table90.C2" office:value-type="string">
            <text:p text:style-name="P499">Reset:</text:p>
            <text:p text:style-name="P505">0x00 – do not reset factors to factory defaults;</text:p>
            <text:p text:style-name="P505">0x01 – reset factors to factory defaults.</text:p>
            <text:p text:style-name="P515">In case of reset Factor A and Factor B are ignored.</text:p>
          </table:table-cell>
        </table:table-row>
        <table:table-row table:style-name="TableLine93866801926448">
          <table:table-cell table:style-name="Table90.A2" office:value-type="string">
            <text:p text:style-name="P499">3-6</text:p>
          </table:table-cell>
          <table:table-cell table:style-name="Table90.A2" office:value-type="string">
            <text:p text:style-name="P499">float</text:p>
          </table:table-cell>
          <table:table-cell table:style-name="Table90.C2" office:value-type="string">
            <text:p text:style-name="P499">Factor A</text:p>
          </table:table-cell>
        </table:table-row>
        <table:table-row table:style-name="TableLine93866801927504">
          <table:table-cell table:style-name="Table90.A2" office:value-type="string">
            <text:p text:style-name="P499">7-10</text:p>
          </table:table-cell>
          <table:table-cell table:style-name="Table90.A2" office:value-type="string">
            <text:p text:style-name="P499">float</text:p>
          </table:table-cell>
          <table:table-cell table:style-name="Table90.C2" office:value-type="string">
            <text:p text:style-name="P499">Factor B</text:p>
          </table:table-cell>
        </table:table-row>
      </table:table>
      <text:p text:style-name="P265"/>
      <text:p text:style-name="P265">Fox will answer:</text:p>
      <table:table table:name="Table91" table:style-name="Table91">
        <table:table-column table:style-name="Table91.A" table:number-columns-repeated="3"/>
        <table:table-row table:style-name="TableLine93866801914288">
          <table:table-cell table:style-name="Table91.A1" office:value-type="string">
            <text:p text:style-name="P57">Payload byte</text:p>
          </table:table-cell>
          <table:table-cell table:style-name="Table91.A1" office:value-type="string">
            <text:p text:style-name="P57">Value</text:p>
          </table:table-cell>
          <table:table-cell table:style-name="Table91.C1" office:value-type="string">
            <text:p text:style-name="P57">Description</text:p>
          </table:table-cell>
        </table:table-row>
        <table:table-row table:style-name="TableLine93866801940800">
          <table:table-cell table:style-name="Table91.A2" office:value-type="string">
            <text:p text:style-name="P132">0</text:p>
          </table:table-cell>
          <table:table-cell table:style-name="Table91.A2" office:value-type="string">
            <text:p text:style-name="P196">0x01</text:p>
          </table:table-cell>
          <table:table-cell table:style-name="Table91.C2" office:value-type="string">
            <text:p text:style-name="P196">Response to command</text:p>
          </table:table-cell>
        </table:table-row>
        <table:table-row table:style-name="TableLine93866801942304">
          <table:table-cell table:style-name="Table91.A2" office:value-type="string">
            <text:p text:style-name="P318">1</text:p>
          </table:table-cell>
          <table:table-cell table:style-name="Table91.A2" office:value-type="string">
            <text:p text:style-name="P318">0x<text:span text:style-name="T85">2</text:span><text:span text:style-name="T110">E</text:span></text:p>
          </table:table-cell>
          <table:table-cell table:style-name="Table91.C2" office:value-type="string">
            <text:p text:style-name="P491"><text:span text:style-name="T110">S</text:span>et U80m(ADC) to U80m(Volts<text:span text:style-name="T111">) </text:span><text:s/>factors</text:p>
          </table:table-cell>
        </table:table-row>
        <table:table-row table:style-name="TableLine93866801943120">
          <table:table-cell table:style-name="Table91.A2" office:value-type="string">
            <text:p text:style-name="P491">2</text:p>
          </table:table-cell>
          <table:table-cell table:style-name="Table91.A2" office:value-type="string">
            <text:p text:style-name="P499">uint8_t</text:p>
          </table:table-cell>
          <table:table-cell table:style-name="Table91.C2" office:value-type="string">
            <text:p text:style-name="P196">0x00 if successful,</text:p>
            <text:p text:style-name="P196">0x01 if not.</text:p>
            <text:p text:style-name="P510">For now it always successful.</text:p>
          </table:table-cell>
        </table:table-row>
      </table:table>
      <text:p text:style-name="P669"/>
      <text:h text:style-name="P752" text:outline-level="1">Get <text:span text:style-name="T113">P</text:span><text:span text:style-name="T109">80m</text:span> to <text:span text:style-name="T113">U</text:span><text:span text:style-name="T109">80m</text:span> factors</text:h>
      <text:p text:style-name="P646">Use this command to <text:span text:style-name="T104">get factors, </text:span><text:span text:style-name="T105">used to convert</text:span><text:span text:style-name="T109"> </text:span><text:span text:style-name="T112">80 meters output power </text:span><text:span text:style-name="T113">to </text:span><text:span text:style-name="T109">80 meters output stage supply voltage</text:span><text:span text:style-name="T105">. </text:span><text:span text:style-name="T113">U</text:span><text:span text:style-name="T109">80m</text:span><text:span text:style-name="T105"> = A * </text:span><text:span text:style-name="T113">P</text:span><text:span text:style-name="T109">80m</text:span><text:span text:style-name="T105"> + B</text:span></text:p>
      <text:p text:style-name="P577"/>
      <text:p text:style-name="P577">Payload format:</text:p>
      <table:table table:name="Table92" table:style-name="Table92">
        <table:table-column table:style-name="Table92.A" table:number-columns-repeated="3"/>
        <table:table-row table:style-name="TableLine93866801956304">
          <table:table-cell table:style-name="Table92.A1" office:value-type="string">
            <text:p text:style-name="P58">Payload byte</text:p>
          </table:table-cell>
          <table:table-cell table:style-name="Table92.A1" office:value-type="string">
            <text:p text:style-name="P58">Value</text:p>
          </table:table-cell>
          <table:table-cell table:style-name="Table92.C1" office:value-type="string">
            <text:p text:style-name="P58">Description</text:p>
          </table:table-cell>
        </table:table-row>
        <table:table-row table:style-name="TableLine93866801953392">
          <table:table-cell table:style-name="Table92.A2" office:value-type="string">
            <text:p text:style-name="P133">0</text:p>
          </table:table-cell>
          <table:table-cell table:style-name="Table92.A2" office:value-type="string">
            <text:p text:style-name="P133">0x00</text:p>
          </table:table-cell>
          <table:table-cell table:style-name="Table92.C2" office:value-type="string">
            <text:p text:style-name="P133">Command to fox</text:p>
          </table:table-cell>
        </table:table-row>
        <table:table-row table:style-name="TableLine93866801958048">
          <table:table-cell table:style-name="Table92.A2" office:value-type="string">
            <text:p text:style-name="P133">1</text:p>
          </table:table-cell>
          <table:table-cell table:style-name="Table92.A2" office:value-type="string">
            <text:p text:style-name="P133">0x<text:span text:style-name="T84">2</text:span><text:span text:style-name="T113">F</text:span></text:p>
          </table:table-cell>
          <table:table-cell table:style-name="Table92.C2" office:value-type="string">
            <text:p text:style-name="P492">Get P80m to U80m factors</text:p>
          </table:table-cell>
        </table:table-row>
      </table:table>
      <text:p text:style-name="P266"/>
      <text:p text:style-name="P266">Fox will answer:</text:p>
      <table:table table:name="Table93" table:style-name="Table93">
        <table:table-column table:style-name="Table93.A" table:number-columns-repeated="3"/>
        <table:table-row table:style-name="TableLine93866801964176">
          <table:table-cell table:style-name="Table93.A1" office:value-type="string">
            <text:p text:style-name="P58">Payload byte</text:p>
          </table:table-cell>
          <table:table-cell table:style-name="Table93.A1" office:value-type="string">
            <text:p text:style-name="P58">Value</text:p>
          </table:table-cell>
          <table:table-cell table:style-name="Table93.C1" office:value-type="string">
            <text:p text:style-name="P58">Description</text:p>
          </table:table-cell>
        </table:table-row>
        <table:table-row table:style-name="TableLine93866801980656">
          <table:table-cell table:style-name="Table93.A2" office:value-type="string">
            <text:p text:style-name="P133">0</text:p>
          </table:table-cell>
          <table:table-cell table:style-name="Table93.A2" office:value-type="string">
            <text:p text:style-name="P197">0x01</text:p>
          </table:table-cell>
          <table:table-cell table:style-name="Table93.C2" office:value-type="string">
            <text:p text:style-name="P197">Response to command</text:p>
          </table:table-cell>
        </table:table-row>
        <table:table-row table:style-name="TableLine93866801982160">
          <table:table-cell table:style-name="Table93.A2" office:value-type="string">
            <text:p text:style-name="P319">1</text:p>
          </table:table-cell>
          <table:table-cell table:style-name="Table93.A2" office:value-type="string">
            <text:p text:style-name="P319">0x<text:span text:style-name="T85">2</text:span><text:span text:style-name="T113">F</text:span></text:p>
          </table:table-cell>
          <table:table-cell table:style-name="Table93.C2" office:value-type="string">
            <text:p text:style-name="P493">Get P80m to U80m factors</text:p>
          </table:table-cell>
        </table:table-row>
        <table:table-row table:style-name="TableLine93866801982976">
          <table:table-cell table:style-name="Table93.A2" office:value-type="string">
            <text:p text:style-name="P492">2-5</text:p>
          </table:table-cell>
          <table:table-cell table:style-name="Table93.A2" office:value-type="string">
            <text:p text:style-name="P492">float</text:p>
          </table:table-cell>
          <table:table-cell table:style-name="Table93.C2" office:value-type="string">
            <text:p text:style-name="P492">Factor A</text:p>
          </table:table-cell>
        </table:table-row>
        <text:soft-page-break/>
        <table:table-row table:style-name="TableLine93866801983840">
          <table:table-cell table:style-name="Table93.A2" office:value-type="string">
            <text:p text:style-name="P492">6-9</text:p>
          </table:table-cell>
          <table:table-cell table:style-name="Table93.A2" office:value-type="string">
            <text:p text:style-name="P492"><text:span text:style-name="T106">f</text:span>loat</text:p>
          </table:table-cell>
          <table:table-cell table:style-name="Table93.C2" office:value-type="string">
            <text:p text:style-name="P492">Factor B</text:p>
          </table:table-cell>
        </table:table-row>
      </table:table>
      <text:p text:style-name="P670"/>
      <text:h text:style-name="P753" text:outline-level="1"><text:span text:style-name="T106">Set</text:span> <text:span text:style-name="T113">P</text:span><text:span text:style-name="T109">80m</text:span> to <text:span text:style-name="T113">U</text:span><text:span text:style-name="T109">80m</text:span> factors</text:h>
      <text:p text:style-name="P647">Use this command to <text:span text:style-name="T114">s</text:span><text:span text:style-name="T104">et factors, </text:span><text:span text:style-name="T105">used to convert</text:span><text:span text:style-name="T109"> </text:span><text:span text:style-name="T112">80 meters output power </text:span><text:span text:style-name="T113">to </text:span><text:span text:style-name="T109">80 meters output stage supply voltage</text:span><text:span text:style-name="T105">. </text:span><text:span text:style-name="T113">U</text:span><text:span text:style-name="T109">80m</text:span><text:span text:style-name="T105"> = A * </text:span><text:span text:style-name="T113">P</text:span><text:span text:style-name="T109">80m</text:span><text:span text:style-name="T105"> + B </text:span><text:span text:style-name="T4">Note, that there is no values control at the fox side.</text:span></text:p>
      <text:p text:style-name="P578"/>
      <text:p text:style-name="P578">Payload format:</text:p>
      <table:table table:name="Table94" table:style-name="Table94">
        <table:table-column table:style-name="Table94.A" table:number-columns-repeated="3"/>
        <table:table-row table:style-name="TableLine93866801997728">
          <table:table-cell table:style-name="Table94.A1" office:value-type="string">
            <text:p text:style-name="P59">Payload byte</text:p>
          </table:table-cell>
          <table:table-cell table:style-name="Table94.A1" office:value-type="string">
            <text:p text:style-name="P59">Value</text:p>
          </table:table-cell>
          <table:table-cell table:style-name="Table94.C1" office:value-type="string">
            <text:p text:style-name="P59">Description</text:p>
          </table:table-cell>
        </table:table-row>
        <table:table-row table:style-name="TableLine93866802016848">
          <table:table-cell table:style-name="Table94.A2" office:value-type="string">
            <text:p text:style-name="P134">0</text:p>
          </table:table-cell>
          <table:table-cell table:style-name="Table94.A2" office:value-type="string">
            <text:p text:style-name="P134">0x00</text:p>
          </table:table-cell>
          <table:table-cell table:style-name="Table94.C2" office:value-type="string">
            <text:p text:style-name="P134">Command to fox</text:p>
          </table:table-cell>
        </table:table-row>
        <table:table-row table:style-name="TableLine93866802018352">
          <table:table-cell table:style-name="Table94.A2" office:value-type="string">
            <text:p text:style-name="P134">1</text:p>
          </table:table-cell>
          <table:table-cell table:style-name="Table94.A2" office:value-type="string">
            <text:p text:style-name="P134">0x<text:span text:style-name="T114">30</text:span></text:p>
          </table:table-cell>
          <table:table-cell table:style-name="Table94.C2" office:value-type="string">
            <text:p text:style-name="P494">Set P80m to U80m factors</text:p>
          </table:table-cell>
        </table:table-row>
        <table:table-row table:style-name="TableLine93866802019168">
          <table:table-cell table:style-name="Table94.A2" office:value-type="string">
            <text:p text:style-name="P500">2</text:p>
          </table:table-cell>
          <table:table-cell table:style-name="Table94.A2" office:value-type="string">
            <text:p text:style-name="P480">uint8_t</text:p>
          </table:table-cell>
          <table:table-cell table:style-name="Table94.C2" office:value-type="string">
            <text:p text:style-name="P500">Reset:</text:p>
            <text:p text:style-name="P506">0x00 – do not reset factors to factory defaults;</text:p>
            <text:p text:style-name="P506">0x01 – reset factors to factory defaults.</text:p>
            <text:p text:style-name="P516">In case of reset Factor A and Factor B are ignored.</text:p>
          </table:table-cell>
        </table:table-row>
        <table:table-row table:style-name="TableLine93866802020192">
          <table:table-cell table:style-name="Table94.A2" office:value-type="string">
            <text:p text:style-name="P500">3-6</text:p>
          </table:table-cell>
          <table:table-cell table:style-name="Table94.A2" office:value-type="string">
            <text:p text:style-name="P500">float</text:p>
          </table:table-cell>
          <table:table-cell table:style-name="Table94.C2" office:value-type="string">
            <text:p text:style-name="P500">Factor A</text:p>
          </table:table-cell>
        </table:table-row>
        <table:table-row table:style-name="TableLine93866802021248">
          <table:table-cell table:style-name="Table94.A2" office:value-type="string">
            <text:p text:style-name="P500">7-10</text:p>
          </table:table-cell>
          <table:table-cell table:style-name="Table94.A2" office:value-type="string">
            <text:p text:style-name="P500">float</text:p>
          </table:table-cell>
          <table:table-cell table:style-name="Table94.C2" office:value-type="string">
            <text:p text:style-name="P500">Factor B</text:p>
          </table:table-cell>
        </table:table-row>
      </table:table>
      <text:p text:style-name="P267"/>
      <text:p text:style-name="P267">Fox will answer:</text:p>
      <table:table table:name="Table95" table:style-name="Table95">
        <table:table-column table:style-name="Table95.A" table:number-columns-repeated="3"/>
        <table:table-row table:style-name="TableLine93866802007856">
          <table:table-cell table:style-name="Table95.A1" office:value-type="string">
            <text:p text:style-name="P59">Payload byte</text:p>
          </table:table-cell>
          <table:table-cell table:style-name="Table95.A1" office:value-type="string">
            <text:p text:style-name="P59">Value</text:p>
          </table:table-cell>
          <table:table-cell table:style-name="Table95.C1" office:value-type="string">
            <text:p text:style-name="P59">Description</text:p>
          </table:table-cell>
        </table:table-row>
        <table:table-row table:style-name="TableLine93866802033152">
          <table:table-cell table:style-name="Table95.A2" office:value-type="string">
            <text:p text:style-name="P134">0</text:p>
          </table:table-cell>
          <table:table-cell table:style-name="Table95.A2" office:value-type="string">
            <text:p text:style-name="P198">0x01</text:p>
          </table:table-cell>
          <table:table-cell table:style-name="Table95.C2" office:value-type="string">
            <text:p text:style-name="P198">Response to command</text:p>
          </table:table-cell>
        </table:table-row>
        <table:table-row table:style-name="TableLine93866802034656">
          <table:table-cell table:style-name="Table95.A2" office:value-type="string">
            <text:p text:style-name="P320">1</text:p>
          </table:table-cell>
          <table:table-cell table:style-name="Table95.A2" office:value-type="string">
            <text:p text:style-name="P320">0x<text:span text:style-name="T114">30</text:span></text:p>
          </table:table-cell>
          <table:table-cell table:style-name="Table95.C2" office:value-type="string">
            <text:p text:style-name="P494">Set P80m to U80m factors</text:p>
          </table:table-cell>
        </table:table-row>
        <table:table-row table:style-name="TableLine93866802035472">
          <table:table-cell table:style-name="Table95.A2" office:value-type="string">
            <text:p text:style-name="P494">2</text:p>
          </table:table-cell>
          <table:table-cell table:style-name="Table95.A2" office:value-type="string">
            <text:p text:style-name="P500">uint8_t</text:p>
          </table:table-cell>
          <table:table-cell table:style-name="Table95.C2" office:value-type="string">
            <text:p text:style-name="P198">0x00 if successful,</text:p>
            <text:p text:style-name="P198">0x01 if not.</text:p>
            <text:p text:style-name="P511">For now it always successful.</text:p>
          </table:table-cell>
        </table:table-row>
      </table:table>
      <text:p text:style-name="P671"/>
      <text:h text:style-name="P736" text:outline-level="1">Get <text:span text:style-name="T73">3.5MHz antenna voltage level</text:span></text:h>
      <text:p text:style-name="P625">This is <text:span text:style-name="T1">service command</text:span><text:span text:style-name="T29">, not intended to regular use. Issue it to get </text:span><text:span text:style-name="T38">3.5MHz antenna voltage level in </text:span><text:span text:style-name="T43">volts (averaged)</text:span><text:span text:style-name="T38">.</text:span></text:p>
      <text:p text:style-name="P579"/>
      <text:p text:style-name="P579">Payload format:</text:p>
      <table:table table:name="Table96" table:style-name="Table96">
        <table:table-column table:style-name="Table96.A" table:number-columns-repeated="3"/>
        <table:table-row table:style-name="TableLine93866802041920">
          <table:table-cell table:style-name="Table96.A1" office:value-type="string">
            <text:p text:style-name="P60">Payload byte</text:p>
          </table:table-cell>
          <table:table-cell table:style-name="Table96.A1" office:value-type="string">
            <text:p text:style-name="P60">Value</text:p>
          </table:table-cell>
          <table:table-cell table:style-name="Table96.C1" office:value-type="string">
            <text:p text:style-name="P60">Description</text:p>
          </table:table-cell>
        </table:table-row>
        <table:table-row table:style-name="TableLine93866802051280">
          <table:table-cell table:style-name="Table96.A2" office:value-type="string">
            <text:p text:style-name="P135">0</text:p>
          </table:table-cell>
          <table:table-cell table:style-name="Table96.A2" office:value-type="string">
            <text:p text:style-name="P135">0x00</text:p>
          </table:table-cell>
          <table:table-cell table:style-name="Table96.C2" office:value-type="string">
            <text:p text:style-name="P135">Command to fox</text:p>
          </table:table-cell>
        </table:table-row>
        <table:table-row table:style-name="TableLine93866802052848">
          <table:table-cell table:style-name="Table96.A2" office:value-type="string">
            <text:p text:style-name="P135">1</text:p>
          </table:table-cell>
          <table:table-cell table:style-name="Table96.A2" office:value-type="string">
            <text:p text:style-name="P135">0x<text:span text:style-name="T115">31</text:span></text:p>
          </table:table-cell>
          <table:table-cell table:style-name="Table96.C2" office:value-type="string">
            <text:p text:style-name="P444">Get <text:span text:style-name="T74">3.5MHz antenna level </text:span><text:span text:style-name="T115">(volts)</text:span></text:p>
          </table:table-cell>
        </table:table-row>
      </table:table>
      <text:p text:style-name="P672"/>
      <text:p text:style-name="P247"><text:soft-page-break/>Fox will answer:</text:p>
      <table:table table:name="Table97" table:style-name="Table97">
        <table:table-column table:style-name="Table97.A" table:number-columns-repeated="3"/>
        <table:table-row table:style-name="TableLine93866802043072">
          <table:table-cell table:style-name="Table97.A1" office:value-type="string">
            <text:p text:style-name="P60">Payload byte</text:p>
          </table:table-cell>
          <table:table-cell table:style-name="Table97.A1" office:value-type="string">
            <text:p text:style-name="P60">Value</text:p>
          </table:table-cell>
          <table:table-cell table:style-name="Table97.C1" office:value-type="string">
            <text:p text:style-name="P60">Description</text:p>
          </table:table-cell>
        </table:table-row>
        <table:table-row table:style-name="TableLine93866802066992">
          <table:table-cell table:style-name="Table97.A2" office:value-type="string">
            <text:p text:style-name="P135">0</text:p>
          </table:table-cell>
          <table:table-cell table:style-name="Table97.A2" office:value-type="string">
            <text:p text:style-name="P199">0x01</text:p>
          </table:table-cell>
          <table:table-cell table:style-name="Table97.C2" office:value-type="string">
            <text:p text:style-name="P199">Response to command</text:p>
          </table:table-cell>
        </table:table-row>
        <table:table-row table:style-name="TableLine93866802068496">
          <table:table-cell table:style-name="Table97.A2" office:value-type="string">
            <text:p text:style-name="P321">1</text:p>
          </table:table-cell>
          <table:table-cell table:style-name="Table97.A2" office:value-type="string">
            <text:p text:style-name="P321">0x<text:span text:style-name="T115">31</text:span></text:p>
          </table:table-cell>
          <table:table-cell table:style-name="Table97.C2" office:value-type="string">
            <text:p text:style-name="P444">Get <text:span text:style-name="T74">3.5MHz antenna level </text:span><text:span text:style-name="T115">(volts)</text:span></text:p>
          </table:table-cell>
        </table:table-row>
        <table:table-row table:style-name="TableLine93866802069312">
          <table:table-cell table:style-name="Table97.A2" office:value-type="string">
            <text:p text:style-name="P387">2-<text:span text:style-name="T60">5</text:span></text:p>
          </table:table-cell>
          <table:table-cell table:style-name="Table97.A2" office:value-type="string">
            <text:p text:style-name="P422"><text:span text:style-name="T69">f</text:span><text:span text:style-name="T68">loat</text:span></text:p>
          </table:table-cell>
          <table:table-cell table:style-name="Table97.C2" office:value-type="string">
            <text:p text:style-name="P453">Averaged antenna voltage</text:p>
          </table:table-cell>
        </table:table-row>
      </table:table>
      <text:p text:style-name="P672"/>
      <text:h text:style-name="P754" text:outline-level="1">Get <text:span text:style-name="T116">Uant(ADC)</text:span> to <text:span text:style-name="T113">U</text:span><text:span text:style-name="T116">ant(volts)</text:span> factors</text:h>
      <text:p text:style-name="P648">Use this command to <text:span text:style-name="T104">get factors, </text:span><text:span text:style-name="T105">used to convert</text:span><text:span text:style-name="T109"> </text:span><text:span text:style-name="T116">raw ADC value to </text:span><text:span text:style-name="T112">80 meters </text:span><text:span text:style-name="T116">antenna voltage</text:span><text:span text:style-name="T105">. </text:span><text:span text:style-name="T113">U</text:span><text:span text:style-name="T116">ant(</text:span><text:span text:style-name="T117">v</text:span><text:span text:style-name="T116">olts)</text:span><text:span text:style-name="T105"> = A * </text:span><text:span text:style-name="T116">Uant(ADC)</text:span><text:span text:style-name="T105"> + B</text:span></text:p>
      <text:p text:style-name="P580"/>
      <text:p text:style-name="P580">Payload format:</text:p>
      <table:table table:name="Table98" table:style-name="Table98">
        <table:table-column table:style-name="Table98.A" table:number-columns-repeated="3"/>
        <table:table-row table:style-name="TableLine93866802054784">
          <table:table-cell table:style-name="Table98.A1" office:value-type="string">
            <text:p text:style-name="P61">Payload byte</text:p>
          </table:table-cell>
          <table:table-cell table:style-name="Table98.A1" office:value-type="string">
            <text:p text:style-name="P61">Value</text:p>
          </table:table-cell>
          <table:table-cell table:style-name="Table98.C1" office:value-type="string">
            <text:p text:style-name="P61">Description</text:p>
          </table:table-cell>
        </table:table-row>
        <table:table-row table:style-name="TableLine93866802080512">
          <table:table-cell table:style-name="Table98.A2" office:value-type="string">
            <text:p text:style-name="P136">0</text:p>
          </table:table-cell>
          <table:table-cell table:style-name="Table98.A2" office:value-type="string">
            <text:p text:style-name="P136">0x00</text:p>
          </table:table-cell>
          <table:table-cell table:style-name="Table98.C2" office:value-type="string">
            <text:p text:style-name="P136">Command to fox</text:p>
          </table:table-cell>
        </table:table-row>
        <table:table-row table:style-name="TableLine93866802082016">
          <table:table-cell table:style-name="Table98.A2" office:value-type="string">
            <text:p text:style-name="P136">1</text:p>
          </table:table-cell>
          <table:table-cell table:style-name="Table98.A2" office:value-type="string">
            <text:p text:style-name="P136">0x<text:span text:style-name="T117">32</text:span></text:p>
          </table:table-cell>
          <table:table-cell table:style-name="Table98.C2" office:value-type="string">
            <text:p text:style-name="P495">Get <text:span text:style-name="T117">Uant(ADC)</text:span> to U<text:span text:style-name="T117">ant(volts)</text:span> factors</text:p>
          </table:table-cell>
        </table:table-row>
      </table:table>
      <text:p text:style-name="P268"/>
      <text:p text:style-name="P268">Fox will answer:</text:p>
      <table:table table:name="Table99" table:style-name="Table99">
        <table:table-column table:style-name="Table99.A" table:number-columns-repeated="3"/>
        <table:table-row table:style-name="TableLine93866802091520">
          <table:table-cell table:style-name="Table99.A1" office:value-type="string">
            <text:p text:style-name="P61">Payload byte</text:p>
          </table:table-cell>
          <table:table-cell table:style-name="Table99.A1" office:value-type="string">
            <text:p text:style-name="P61">Value</text:p>
          </table:table-cell>
          <table:table-cell table:style-name="Table99.C1" office:value-type="string">
            <text:p text:style-name="P61">Description</text:p>
          </table:table-cell>
        </table:table-row>
        <table:table-row table:style-name="TableLine93866802106736">
          <table:table-cell table:style-name="Table99.A2" office:value-type="string">
            <text:p text:style-name="P136">0</text:p>
          </table:table-cell>
          <table:table-cell table:style-name="Table99.A2" office:value-type="string">
            <text:p text:style-name="P200">0x01</text:p>
          </table:table-cell>
          <table:table-cell table:style-name="Table99.C2" office:value-type="string">
            <text:p text:style-name="P200">Response to command</text:p>
          </table:table-cell>
        </table:table-row>
        <table:table-row table:style-name="TableLine93866802108240">
          <table:table-cell table:style-name="Table99.A2" office:value-type="string">
            <text:p text:style-name="P322">1</text:p>
          </table:table-cell>
          <table:table-cell table:style-name="Table99.A2" office:value-type="string">
            <text:p text:style-name="P322">0x<text:span text:style-name="T118">32</text:span></text:p>
          </table:table-cell>
          <table:table-cell table:style-name="Table99.C2" office:value-type="string">
            <text:p text:style-name="P496">Get <text:span text:style-name="T117">Uant(ADC)</text:span> to U<text:span text:style-name="T117">ant(volts)</text:span> factors</text:p>
          </table:table-cell>
        </table:table-row>
        <table:table-row table:style-name="TableLine93866802109056">
          <table:table-cell table:style-name="Table99.A2" office:value-type="string">
            <text:p text:style-name="P495">2-5</text:p>
          </table:table-cell>
          <table:table-cell table:style-name="Table99.A2" office:value-type="string">
            <text:p text:style-name="P495">float</text:p>
          </table:table-cell>
          <table:table-cell table:style-name="Table99.C2" office:value-type="string">
            <text:p text:style-name="P495">Factor A</text:p>
          </table:table-cell>
        </table:table-row>
        <table:table-row table:style-name="TableLine93866802109920">
          <table:table-cell table:style-name="Table99.A2" office:value-type="string">
            <text:p text:style-name="P495">6-9</text:p>
          </table:table-cell>
          <table:table-cell table:style-name="Table99.A2" office:value-type="string">
            <text:p text:style-name="P495"><text:span text:style-name="T106">f</text:span>loat</text:p>
          </table:table-cell>
          <table:table-cell table:style-name="Table99.C2" office:value-type="string">
            <text:p text:style-name="P495">Factor B</text:p>
          </table:table-cell>
        </table:table-row>
      </table:table>
      <text:p text:style-name="P673"/>
      <text:h text:style-name="P755" text:outline-level="1"><text:span text:style-name="T106">Set</text:span> <text:span text:style-name="T116">Uant(ADC)</text:span> to <text:span text:style-name="T113">U</text:span><text:span text:style-name="T116">ant(volts)</text:span> factors</text:h>
      <text:p text:style-name="P649">Use this command to <text:span text:style-name="T114">s</text:span><text:span text:style-name="T104">et factors, </text:span><text:span text:style-name="T105">used to convert</text:span><text:span text:style-name="T109"> </text:span><text:span text:style-name="T116">raw ADC value to </text:span><text:span text:style-name="T112">80 meters </text:span><text:span text:style-name="T116">antenna voltage</text:span><text:span text:style-name="T105">. </text:span><text:span text:style-name="T113">U</text:span><text:span text:style-name="T116">ant(</text:span><text:span text:style-name="T117">v</text:span><text:span text:style-name="T116">olts)</text:span><text:span text:style-name="T105"> = A * </text:span><text:span text:style-name="T116">Uant(ADC)</text:span><text:span text:style-name="T105"> + B </text:span><text:span text:style-name="T4">Note, that there is no values control at the fox side.</text:span></text:p>
      <text:p text:style-name="P581"/>
      <text:p text:style-name="P581">Payload format:</text:p>
      <table:table table:name="Table100" table:style-name="Table100">
        <table:table-column table:style-name="Table100.A" table:number-columns-repeated="3"/>
        <table:table-row table:style-name="TableLine93866801742192">
          <table:table-cell table:style-name="Table100.A1" office:value-type="string">
            <text:p text:style-name="P62">Payload byte</text:p>
          </table:table-cell>
          <table:table-cell table:style-name="Table100.A1" office:value-type="string">
            <text:p text:style-name="P62">Value</text:p>
          </table:table-cell>
          <table:table-cell table:style-name="Table100.C1" office:value-type="string">
            <text:p text:style-name="P62">Description</text:p>
          </table:table-cell>
        </table:table-row>
        <table:table-row table:style-name="TableLine93866801964832">
          <table:table-cell table:style-name="Table100.A2" office:value-type="string">
            <text:p text:style-name="P137">0</text:p>
          </table:table-cell>
          <table:table-cell table:style-name="Table100.A2" office:value-type="string">
            <text:p text:style-name="P137">0x00</text:p>
          </table:table-cell>
          <table:table-cell table:style-name="Table100.C2" office:value-type="string">
            <text:p text:style-name="P137">Command to fox</text:p>
          </table:table-cell>
        </table:table-row>
        <table:table-row table:style-name="TableLine93866802145744">
          <table:table-cell table:style-name="Table100.A2" office:value-type="string">
            <text:p text:style-name="P137">1</text:p>
          </table:table-cell>
          <table:table-cell table:style-name="Table100.A2" office:value-type="string">
            <text:p text:style-name="P137">0x<text:span text:style-name="T114">3</text:span><text:span text:style-name="T118">3</text:span></text:p>
          </table:table-cell>
          <table:table-cell table:style-name="Table100.C2" office:value-type="string">
            <text:p text:style-name="P496"><text:span text:style-name="T118">S</text:span>et <text:span text:style-name="T117">Uant(ADC)</text:span> to U<text:span text:style-name="T117">ant(volts)</text:span> factors</text:p>
          </table:table-cell>
        </table:table-row>
        <table:table-row table:style-name="TableLine93866802146560">
          <table:table-cell table:style-name="Table100.A2" office:value-type="string">
            <text:p text:style-name="P501">2</text:p>
          </table:table-cell>
          <table:table-cell table:style-name="Table100.A2" office:value-type="string">
            <text:p text:style-name="P481">uint8_t</text:p>
          </table:table-cell>
          <table:table-cell table:style-name="Table100.C2" office:value-type="string">
            <text:p text:style-name="P501">Reset:</text:p>
            <text:p text:style-name="P507">0x00 – do not reset factors to factory defaults;</text:p>
            <text:p text:style-name="P507"><text:soft-page-break/>0x01 – reset factors to factory defaults.</text:p>
            <text:p text:style-name="P517">In case of reset Factor A and Factor B are ignored.</text:p>
          </table:table-cell>
        </table:table-row>
        <table:table-row table:style-name="TableLine93866802147584">
          <table:table-cell table:style-name="Table100.A2" office:value-type="string">
            <text:p text:style-name="P501">3-6</text:p>
          </table:table-cell>
          <table:table-cell table:style-name="Table100.A2" office:value-type="string">
            <text:p text:style-name="P501">float</text:p>
          </table:table-cell>
          <table:table-cell table:style-name="Table100.C2" office:value-type="string">
            <text:p text:style-name="P501">Factor A</text:p>
          </table:table-cell>
        </table:table-row>
        <table:table-row table:style-name="TableLine93866802148640">
          <table:table-cell table:style-name="Table100.A2" office:value-type="string">
            <text:p text:style-name="P501">7-10</text:p>
          </table:table-cell>
          <table:table-cell table:style-name="Table100.A2" office:value-type="string">
            <text:p text:style-name="P501">float</text:p>
          </table:table-cell>
          <table:table-cell table:style-name="Table100.C2" office:value-type="string">
            <text:p text:style-name="P501">Factor B</text:p>
          </table:table-cell>
        </table:table-row>
      </table:table>
      <text:p text:style-name="P269"/>
      <text:p text:style-name="P269">Fox will answer:</text:p>
      <table:table table:name="Table101" table:style-name="Table101">
        <table:table-column table:style-name="Table101.A" table:number-columns-repeated="3"/>
        <table:table-row table:style-name="TableLine93866802134976">
          <table:table-cell table:style-name="Table101.A1" office:value-type="string">
            <text:p text:style-name="P62">Payload byte</text:p>
          </table:table-cell>
          <table:table-cell table:style-name="Table101.A1" office:value-type="string">
            <text:p text:style-name="P62">Value</text:p>
          </table:table-cell>
          <table:table-cell table:style-name="Table101.C1" office:value-type="string">
            <text:p text:style-name="P62">Description</text:p>
          </table:table-cell>
        </table:table-row>
        <table:table-row table:style-name="TableLine93866802161024">
          <table:table-cell table:style-name="Table101.A2" office:value-type="string">
            <text:p text:style-name="P137">0</text:p>
          </table:table-cell>
          <table:table-cell table:style-name="Table101.A2" office:value-type="string">
            <text:p text:style-name="P201">0x01</text:p>
          </table:table-cell>
          <table:table-cell table:style-name="Table101.C2" office:value-type="string">
            <text:p text:style-name="P201">Response to command</text:p>
          </table:table-cell>
        </table:table-row>
        <table:table-row table:style-name="TableLine93866802162528">
          <table:table-cell table:style-name="Table101.A2" office:value-type="string">
            <text:p text:style-name="P323">1</text:p>
          </table:table-cell>
          <table:table-cell table:style-name="Table101.A2" office:value-type="string">
            <text:p text:style-name="P323">0x<text:span text:style-name="T114">3</text:span><text:span text:style-name="T118">3</text:span></text:p>
          </table:table-cell>
          <table:table-cell table:style-name="Table101.C2" office:value-type="string">
            <text:p text:style-name="P496"><text:span text:style-name="T118">S</text:span>et <text:span text:style-name="T117">Uant(ADC)</text:span> to U<text:span text:style-name="T117">ant(volts)</text:span> factors</text:p>
          </table:table-cell>
        </table:table-row>
        <table:table-row table:style-name="TableLine93866802163344">
          <table:table-cell table:style-name="Table101.A2" office:value-type="string">
            <text:p text:style-name="P496">2</text:p>
          </table:table-cell>
          <table:table-cell table:style-name="Table101.A2" office:value-type="string">
            <text:p text:style-name="P501">uint8_t</text:p>
          </table:table-cell>
          <table:table-cell table:style-name="Table101.C2" office:value-type="string">
            <text:p text:style-name="P201">0x00 if successful,</text:p>
            <text:p text:style-name="P201">0x01 if not.</text:p>
            <text:p text:style-name="P512">For now it always successful.</text:p>
          </table:table-cell>
        </table:table-row>
      </table:table>
      <text:p text:style-name="P674"/>
      <text:h text:style-name="P756" text:outline-level="1">Force TX on</text:h>
      <text:p text:style-name="P676">This is the <text:span text:style-name="T1">service command</text:span>, forcing fox to enable transmitter (carrier on 80m, modulated carrier on 2m). <text:span text:style-name="T1">Fox must not be armed</text:span><text:span text:style-name="T29"> when this command is issued.</text:span></text:p>
      <text:p text:style-name="P582"/>
      <text:p text:style-name="P582">Payload format:</text:p>
      <table:table table:name="Table102" table:style-name="Table102">
        <table:table-column table:style-name="Table102.A" table:number-columns-repeated="3"/>
        <table:table-row table:style-name="TableLine93866802151664">
          <table:table-cell table:style-name="Table102.A1" office:value-type="string">
            <text:p text:style-name="P63">Payload byte</text:p>
          </table:table-cell>
          <table:table-cell table:style-name="Table102.A1" office:value-type="string">
            <text:p text:style-name="P63">Value</text:p>
          </table:table-cell>
          <table:table-cell table:style-name="Table102.C1" office:value-type="string">
            <text:p text:style-name="P63">Description</text:p>
          </table:table-cell>
        </table:table-row>
        <table:table-row table:style-name="TableLine93866802176464">
          <table:table-cell table:style-name="Table102.A2" office:value-type="string">
            <text:p text:style-name="P138">0</text:p>
          </table:table-cell>
          <table:table-cell table:style-name="Table102.A2" office:value-type="string">
            <text:p text:style-name="P138">0x00</text:p>
          </table:table-cell>
          <table:table-cell table:style-name="Table102.C2" office:value-type="string">
            <text:p text:style-name="P138">Command to fox</text:p>
          </table:table-cell>
        </table:table-row>
        <table:table-row table:style-name="TableLine93866802177968">
          <table:table-cell table:style-name="Table102.A2" office:value-type="string">
            <text:p text:style-name="P138">1</text:p>
          </table:table-cell>
          <table:table-cell table:style-name="Table102.A2" office:value-type="string">
            <text:p text:style-name="P138">0x<text:span text:style-name="T119">34</text:span></text:p>
          </table:table-cell>
          <table:table-cell table:style-name="Table102.C2" office:value-type="string">
            <text:p text:style-name="P518">Force TX on</text:p>
          </table:table-cell>
        </table:table-row>
      </table:table>
      <text:p text:style-name="P675"/>
      <text:p text:style-name="P248">Fox will answer:</text:p>
      <table:table table:name="Table103" table:style-name="Table103">
        <table:table-column table:style-name="Table103.A" table:number-columns-repeated="3"/>
        <table:table-row table:style-name="TableLine93866802168336">
          <table:table-cell table:style-name="Table103.A1" office:value-type="string">
            <text:p text:style-name="P63">Payload byte</text:p>
          </table:table-cell>
          <table:table-cell table:style-name="Table103.A1" office:value-type="string">
            <text:p text:style-name="P63">Value</text:p>
          </table:table-cell>
          <table:table-cell table:style-name="Table103.C1" office:value-type="string">
            <text:p text:style-name="P63">Description</text:p>
          </table:table-cell>
        </table:table-row>
        <table:table-row table:style-name="TableLine93866802198304">
          <table:table-cell table:style-name="Table103.A2" office:value-type="string">
            <text:p text:style-name="P138">0</text:p>
          </table:table-cell>
          <table:table-cell table:style-name="Table103.A2" office:value-type="string">
            <text:p text:style-name="P202">0x01</text:p>
          </table:table-cell>
          <table:table-cell table:style-name="Table103.C2" office:value-type="string">
            <text:p text:style-name="P202">Response to command</text:p>
          </table:table-cell>
        </table:table-row>
        <table:table-row table:style-name="TableLine93866802199648">
          <table:table-cell table:style-name="Table103.A2" office:value-type="string">
            <text:p text:style-name="P324">1</text:p>
          </table:table-cell>
          <table:table-cell table:style-name="Table103.A2" office:value-type="string">
            <text:p text:style-name="P324">0x<text:span text:style-name="T119">34</text:span></text:p>
          </table:table-cell>
          <table:table-cell table:style-name="Table103.C2" office:value-type="string">
            <text:p text:style-name="P518">Force TX on</text:p>
          </table:table-cell>
        </table:table-row>
        <table:table-row table:style-name="TableLine93866802200464">
          <table:table-cell table:style-name="Table103.A2" office:value-type="string">
            <text:p text:style-name="P388">2</text:p>
          </table:table-cell>
          <table:table-cell table:style-name="Table103.A2" office:value-type="string">
            <text:p text:style-name="P427">0x00 or 0x01</text:p>
          </table:table-cell>
          <table:table-cell table:style-name="Table103.C2" office:value-type="string">
            <text:p text:style-name="P202">Is successful?</text:p>
            <text:p text:style-name="P202">0x00 if successful,</text:p>
            <text:p text:style-name="P202">0x01 if not (<text:span text:style-name="T82">fox </text:span><text:span text:style-name="T119">is</text:span><text:span text:style-name="T82"> armed, fo</text:span><text:span text:style-name="T119">r</text:span><text:span text:style-name="T82"> example</text:span>)</text:p>
          </table:table-cell>
        </table:table-row>
      </table:table>
      <text:p text:style-name="P675"/>
      <text:h text:style-name="P757" text:outline-level="1">Return to normal operations after force TX on</text:h>
      <text:p text:style-name="P650">Issue this command to return to normal operations after forcing TX on.</text:p>
      <text:p text:style-name="P583"/>
      <text:p text:style-name="P583"><text:soft-page-break/>Payload format:</text:p>
      <table:table table:name="Table104" table:style-name="Table104">
        <table:table-column table:style-name="Table104.A" table:number-columns-repeated="3"/>
        <table:table-row table:style-name="TableLine93866802180832">
          <table:table-cell table:style-name="Table104.A1" office:value-type="string">
            <text:p text:style-name="P64">Payload byte</text:p>
          </table:table-cell>
          <table:table-cell table:style-name="Table104.A1" office:value-type="string">
            <text:p text:style-name="P64">Value</text:p>
          </table:table-cell>
          <table:table-cell table:style-name="Table104.C1" office:value-type="string">
            <text:p text:style-name="P64">Description</text:p>
          </table:table-cell>
        </table:table-row>
        <table:table-row table:style-name="TableLine93866802212928">
          <table:table-cell table:style-name="Table104.A2" office:value-type="string">
            <text:p text:style-name="P139">0</text:p>
          </table:table-cell>
          <table:table-cell table:style-name="Table104.A2" office:value-type="string">
            <text:p text:style-name="P139">0x00</text:p>
          </table:table-cell>
          <table:table-cell table:style-name="Table104.C2" office:value-type="string">
            <text:p text:style-name="P139">Command to fox</text:p>
          </table:table-cell>
        </table:table-row>
        <table:table-row table:style-name="TableLine93866802214432">
          <table:table-cell table:style-name="Table104.A2" office:value-type="string">
            <text:p text:style-name="P139">1</text:p>
          </table:table-cell>
          <table:table-cell table:style-name="Table104.A2" office:value-type="string">
            <text:p text:style-name="P139">0x<text:span text:style-name="T119">3</text:span><text:span text:style-name="T121">5</text:span></text:p>
          </table:table-cell>
          <table:table-cell table:style-name="Table104.C2" office:value-type="string">
            <text:p text:style-name="P519">Return to normal operations after forcing TX on</text:p>
          </table:table-cell>
        </table:table-row>
      </table:table>
      <text:p text:style-name="P677"/>
      <text:p text:style-name="P249">Fox will answer:</text:p>
      <table:table table:name="Table105" table:style-name="Table105">
        <table:table-column table:style-name="Table105.A" table:number-columns-repeated="3"/>
        <table:table-row table:style-name="TableLine93866802193488">
          <table:table-cell table:style-name="Table105.A1" office:value-type="string">
            <text:p text:style-name="P64">Payload byte</text:p>
          </table:table-cell>
          <table:table-cell table:style-name="Table105.A1" office:value-type="string">
            <text:p text:style-name="P64">Value</text:p>
          </table:table-cell>
          <table:table-cell table:style-name="Table105.C1" office:value-type="string">
            <text:p text:style-name="P64">Description</text:p>
          </table:table-cell>
        </table:table-row>
        <table:table-row table:style-name="TableLine93866802232512">
          <table:table-cell table:style-name="Table105.A2" office:value-type="string">
            <text:p text:style-name="P139">0</text:p>
          </table:table-cell>
          <table:table-cell table:style-name="Table105.A2" office:value-type="string">
            <text:p text:style-name="P203">0x01</text:p>
          </table:table-cell>
          <table:table-cell table:style-name="Table105.C2" office:value-type="string">
            <text:p text:style-name="P203">Response to command</text:p>
          </table:table-cell>
        </table:table-row>
        <table:table-row table:style-name="TableLine93866802234080">
          <table:table-cell table:style-name="Table105.A2" office:value-type="string">
            <text:p text:style-name="P325">1</text:p>
          </table:table-cell>
          <table:table-cell table:style-name="Table105.A2" office:value-type="string">
            <text:p text:style-name="P325">0x<text:span text:style-name="T119">3</text:span><text:span text:style-name="T121">5</text:span></text:p>
          </table:table-cell>
          <table:table-cell table:style-name="Table105.C2" office:value-type="string">
            <text:p text:style-name="P519">Return to normal operations after forcing TX on</text:p>
          </table:table-cell>
        </table:table-row>
        <table:table-row table:style-name="TableLine93866802234896">
          <table:table-cell table:style-name="Table105.A2" office:value-type="string">
            <text:p text:style-name="P389">2</text:p>
          </table:table-cell>
          <table:table-cell table:style-name="Table105.A2" office:value-type="string">
            <text:p text:style-name="P428">0x00 or 0x01</text:p>
          </table:table-cell>
          <table:table-cell table:style-name="Table105.C2" office:value-type="string">
            <text:p text:style-name="P203">Is successful?</text:p>
            <text:p text:style-name="P203">0x00 if successful,</text:p>
            <text:p text:style-name="P203">0x01 if not (<text:span text:style-name="T82">fox </text:span><text:span text:style-name="T121">was not in force TX mode, for example</text:span>)</text:p>
          </table:table-cell>
        </table:table-row>
      </table:table>
      <text:p text:style-name="P677"/>
      <text:h text:style-name="P758" text:outline-level="1">Get RTC calibration value</text:h>
      <text:p text:style-name="P651">This is service command, returning RTC calibration value.</text:p>
      <text:p text:style-name="P584"/>
      <text:p text:style-name="P584">Payload format:</text:p>
      <table:table table:name="Table106" table:style-name="Table106">
        <table:table-column table:style-name="Table106.A" table:number-columns-repeated="3"/>
        <table:table-row table:style-name="TableLine93866802218384">
          <table:table-cell table:style-name="Table106.A1" office:value-type="string">
            <text:p text:style-name="P65">Payload byte</text:p>
          </table:table-cell>
          <table:table-cell table:style-name="Table106.A1" office:value-type="string">
            <text:p text:style-name="P65">Value</text:p>
          </table:table-cell>
          <table:table-cell table:style-name="Table106.C1" office:value-type="string">
            <text:p text:style-name="P65">Description</text:p>
          </table:table-cell>
        </table:table-row>
        <table:table-row table:style-name="TableLine93866802250304">
          <table:table-cell table:style-name="Table106.A2" office:value-type="string">
            <text:p text:style-name="P140">0</text:p>
          </table:table-cell>
          <table:table-cell table:style-name="Table106.A2" office:value-type="string">
            <text:p text:style-name="P140">0x00</text:p>
          </table:table-cell>
          <table:table-cell table:style-name="Table106.C2" office:value-type="string">
            <text:p text:style-name="P140">Command to fox</text:p>
          </table:table-cell>
        </table:table-row>
        <table:table-row table:style-name="TableLine93866802251808">
          <table:table-cell table:style-name="Table106.A2" office:value-type="string">
            <text:p text:style-name="P140">1</text:p>
          </table:table-cell>
          <table:table-cell table:style-name="Table106.A2" office:value-type="string">
            <text:p text:style-name="P140">0x<text:span text:style-name="T119">3</text:span><text:span text:style-name="T122">6</text:span></text:p>
          </table:table-cell>
          <table:table-cell table:style-name="Table106.C2" office:value-type="string">
            <text:p text:style-name="P520">Get RTC calibration value</text:p>
          </table:table-cell>
        </table:table-row>
      </table:table>
      <text:p text:style-name="P678"/>
      <text:p text:style-name="P250">Fox will answer:</text:p>
      <table:table table:name="Table107" table:style-name="Table107">
        <table:table-column table:style-name="Table107.A" table:number-columns-repeated="3"/>
        <table:table-row table:style-name="TableLine93866802240208">
          <table:table-cell table:style-name="Table107.A1" office:value-type="string">
            <text:p text:style-name="P65">Payload byte</text:p>
          </table:table-cell>
          <table:table-cell table:style-name="Table107.A1" office:value-type="string">
            <text:p text:style-name="P65">Value</text:p>
          </table:table-cell>
          <table:table-cell table:style-name="Table107.C1" office:value-type="string">
            <text:p text:style-name="P65">Description</text:p>
          </table:table-cell>
        </table:table-row>
        <table:table-row table:style-name="TableLine93866802267712">
          <table:table-cell table:style-name="Table107.A2" office:value-type="string">
            <text:p text:style-name="P140">0</text:p>
          </table:table-cell>
          <table:table-cell table:style-name="Table107.A2" office:value-type="string">
            <text:p text:style-name="P204">0x01</text:p>
          </table:table-cell>
          <table:table-cell table:style-name="Table107.C2" office:value-type="string">
            <text:p text:style-name="P204">Response to command</text:p>
          </table:table-cell>
        </table:table-row>
        <table:table-row table:style-name="TableLine93866802269216">
          <table:table-cell table:style-name="Table107.A2" office:value-type="string">
            <text:p text:style-name="P326">1</text:p>
          </table:table-cell>
          <table:table-cell table:style-name="Table107.A2" office:value-type="string">
            <text:p text:style-name="P326">0x<text:span text:style-name="T119">3</text:span><text:span text:style-name="T122">6</text:span></text:p>
          </table:table-cell>
          <table:table-cell table:style-name="Table107.C2" office:value-type="string">
            <text:p text:style-name="P520">Get RTC calibration value</text:p>
          </table:table-cell>
        </table:table-row>
        <table:table-row table:style-name="TableLine93866802270032">
          <table:table-cell table:style-name="Table107.A2" office:value-type="string">
            <text:p text:style-name="P390">2</text:p>
          </table:table-cell>
          <table:table-cell table:style-name="Table107.A2" office:value-type="string">
            <text:p text:style-name="P429"><text:span text:style-name="T122">[</text:span>0x00;<text:span text:style-name="T122">0x7F]</text:span></text:p>
          </table:table-cell>
          <table:table-cell table:style-name="Table107.C2" office:value-type="string">
            <text:p text:style-name="P520">RTC calibration value.</text:p>
            <text:p text:style-name="P524">0x00 – fastest RTC</text:p>
            <text:p text:style-name="P524">0x7F – slowest RTC</text:p>
          </table:table-cell>
        </table:table-row>
      </table:table>
      <text:p text:style-name="P678"/>
      <text:h text:style-name="P759" text:outline-level="1"><text:span text:style-name="T123">S</text:span>et RTC calibration value</text:h>
      <text:p text:style-name="P526"><text:span text:style-name="T29">This is service command, </text:span><text:span text:style-name="T44">used to set</text:span><text:span text:style-name="T29"> RTC calibration value.</text:span></text:p>
      <text:p text:style-name="P585"/>
      <text:p text:style-name="P585">Payload format:</text:p>
      <table:table table:name="Table108" table:style-name="Table108">
        <table:table-column table:style-name="Table108.A" table:number-columns-repeated="3"/>
        <table:table-row table:style-name="TableLine93866802254672">
          <table:table-cell table:style-name="Table108.A1" office:value-type="string">
            <text:p text:style-name="P66">Payload byte</text:p>
          </table:table-cell>
          <table:table-cell table:style-name="Table108.A1" office:value-type="string">
            <text:p text:style-name="P66">Value</text:p>
          </table:table-cell>
          <table:table-cell table:style-name="Table108.C1" office:value-type="string">
            <text:p text:style-name="P66">Description</text:p>
          </table:table-cell>
        </table:table-row>
        <text:soft-page-break/>
        <table:table-row table:style-name="TableLine93866802290832">
          <table:table-cell table:style-name="Table108.A2" office:value-type="string">
            <text:p text:style-name="P141">0</text:p>
          </table:table-cell>
          <table:table-cell table:style-name="Table108.A2" office:value-type="string">
            <text:p text:style-name="P141">0x00</text:p>
          </table:table-cell>
          <table:table-cell table:style-name="Table108.C2" office:value-type="string">
            <text:p text:style-name="P141">Command to fox</text:p>
          </table:table-cell>
        </table:table-row>
        <table:table-row table:style-name="TableLine93866802292336">
          <table:table-cell table:style-name="Table108.A2" office:value-type="string">
            <text:p text:style-name="P141">1</text:p>
          </table:table-cell>
          <table:table-cell table:style-name="Table108.A2" office:value-type="string">
            <text:p text:style-name="P141">0x<text:span text:style-name="T119">3</text:span><text:span text:style-name="T123">7</text:span></text:p>
          </table:table-cell>
          <table:table-cell table:style-name="Table108.C2" office:value-type="string">
            <text:p text:style-name="P521"><text:span text:style-name="T123">S</text:span>et RTC calibration value</text:p>
          </table:table-cell>
        </table:table-row>
        <table:table-row table:style-name="TableLine93866802293152">
          <table:table-cell table:style-name="Table108.A2" office:value-type="string">
            <text:p text:style-name="P527">1</text:p>
          </table:table-cell>
          <table:table-cell table:style-name="Table108.A2" office:value-type="string">
            <text:p text:style-name="P430"><text:span text:style-name="T122">[</text:span>0x00;<text:span text:style-name="T122">0x7F]</text:span></text:p>
          </table:table-cell>
          <table:table-cell table:style-name="Table108.C2" office:value-type="string">
            <text:p text:style-name="P521">RTC calibration value.</text:p>
            <text:p text:style-name="P525">0x00 – fastest RTC</text:p>
            <text:p text:style-name="P525">0x7F – slowest RTC</text:p>
          </table:table-cell>
        </table:table-row>
      </table:table>
      <text:p text:style-name="P679"/>
      <text:p text:style-name="P251">Fox will answer:</text:p>
      <table:table table:name="Table109" table:style-name="Table109">
        <table:table-column table:style-name="Table109.A" table:number-columns-repeated="3"/>
        <table:table-row table:style-name="TableLine93866802277568">
          <table:table-cell table:style-name="Table109.A1" office:value-type="string">
            <text:p text:style-name="P66">Payload byte</text:p>
          </table:table-cell>
          <table:table-cell table:style-name="Table109.A1" office:value-type="string">
            <text:p text:style-name="P66">Value</text:p>
          </table:table-cell>
          <table:table-cell table:style-name="Table109.C1" office:value-type="string">
            <text:p text:style-name="P66">Description</text:p>
          </table:table-cell>
        </table:table-row>
        <table:table-row table:style-name="TableLine93866802309056">
          <table:table-cell table:style-name="Table109.A2" office:value-type="string">
            <text:p text:style-name="P141">0</text:p>
          </table:table-cell>
          <table:table-cell table:style-name="Table109.A2" office:value-type="string">
            <text:p text:style-name="P205">0x01</text:p>
          </table:table-cell>
          <table:table-cell table:style-name="Table109.C2" office:value-type="string">
            <text:p text:style-name="P205">Response to command</text:p>
          </table:table-cell>
        </table:table-row>
        <table:table-row table:style-name="TableLine93866802310560">
          <table:table-cell table:style-name="Table109.A2" office:value-type="string">
            <text:p text:style-name="P327">1</text:p>
          </table:table-cell>
          <table:table-cell table:style-name="Table109.A2" office:value-type="string">
            <text:p text:style-name="P327">0x<text:span text:style-name="T119">3</text:span><text:span text:style-name="T123">7</text:span></text:p>
          </table:table-cell>
          <table:table-cell table:style-name="Table109.C2" office:value-type="string">
            <text:p text:style-name="P521"><text:span text:style-name="T123">S</text:span>et RTC calibration value</text:p>
          </table:table-cell>
        </table:table-row>
        <table:table-row table:style-name="TableLine93866802311376">
          <table:table-cell table:style-name="Table109.A2" office:value-type="string">
            <text:p text:style-name="P391">2</text:p>
          </table:table-cell>
          <table:table-cell table:style-name="Table109.A2" office:value-type="string">
            <text:p text:style-name="P502">uint8_t</text:p>
          </table:table-cell>
          <table:table-cell table:style-name="Table109.C2" office:value-type="string">
            <text:p text:style-name="P205">Is successful?</text:p>
            <text:p text:style-name="P205">0x00 if successful,</text:p>
            <text:p text:style-name="P205">0x01 if not (<text:span text:style-name="T123">incorrect calibration value</text:span>)</text:p>
          </table:table-cell>
        </table:table-row>
      </table:table>
      <text:p text:style-name="P679"/>
      <text:h text:style-name="P760" text:outline-level="1">Get <text:span text:style-name="T124">disarm on discharge</text:span> value</text:h>
      <text:p text:style-name="P652">Service command. Get disarm-on discharge value, meaning if battery level drops to this (or below this) value (in percents), then armed fox will disarm.</text:p>
      <text:p text:style-name="P586"/>
      <text:p text:style-name="P586">Payload format:</text:p>
      <table:table table:name="Table110" table:style-name="Table110">
        <table:table-column table:style-name="Table110.A" table:number-columns-repeated="3"/>
        <table:table-row table:style-name="TableLine93866802296064">
          <table:table-cell table:style-name="Table110.A1" office:value-type="string">
            <text:p text:style-name="P67">Payload byte</text:p>
          </table:table-cell>
          <table:table-cell table:style-name="Table110.A1" office:value-type="string">
            <text:p text:style-name="P67">Value</text:p>
          </table:table-cell>
          <table:table-cell table:style-name="Table110.C1" office:value-type="string">
            <text:p text:style-name="P67">Description</text:p>
          </table:table-cell>
        </table:table-row>
        <table:table-row table:style-name="TableLine93866802328464">
          <table:table-cell table:style-name="Table110.A2" office:value-type="string">
            <text:p text:style-name="P142">0</text:p>
          </table:table-cell>
          <table:table-cell table:style-name="Table110.A2" office:value-type="string">
            <text:p text:style-name="P142">0x00</text:p>
          </table:table-cell>
          <table:table-cell table:style-name="Table110.C2" office:value-type="string">
            <text:p text:style-name="P142">Command to fox</text:p>
          </table:table-cell>
        </table:table-row>
        <table:table-row table:style-name="TableLine93866802329968">
          <table:table-cell table:style-name="Table110.A2" office:value-type="string">
            <text:p text:style-name="P142">1</text:p>
          </table:table-cell>
          <table:table-cell table:style-name="Table110.A2" office:value-type="string">
            <text:p text:style-name="P142">0x<text:span text:style-name="T119">3</text:span><text:span text:style-name="T124">8</text:span></text:p>
          </table:table-cell>
          <table:table-cell table:style-name="Table110.C2" office:value-type="string">
            <text:p text:style-name="P522">Get <text:span text:style-name="T124">disarm on discharge</text:span> value</text:p>
          </table:table-cell>
        </table:table-row>
      </table:table>
      <text:p text:style-name="P680"/>
      <text:p text:style-name="P252">Fox will answer:</text:p>
      <table:table table:name="Table111" table:style-name="Table111">
        <table:table-column table:style-name="Table111.A" table:number-columns-repeated="3"/>
        <table:table-row table:style-name="TableLine93866802317552">
          <table:table-cell table:style-name="Table111.A1" office:value-type="string">
            <text:p text:style-name="P67">Payload byte</text:p>
          </table:table-cell>
          <table:table-cell table:style-name="Table111.A1" office:value-type="string">
            <text:p text:style-name="P67">Value</text:p>
          </table:table-cell>
          <table:table-cell table:style-name="Table111.C1" office:value-type="string">
            <text:p text:style-name="P67">Description</text:p>
          </table:table-cell>
        </table:table-row>
        <table:table-row table:style-name="TableLine93866802343952">
          <table:table-cell table:style-name="Table111.A2" office:value-type="string">
            <text:p text:style-name="P142">0</text:p>
          </table:table-cell>
          <table:table-cell table:style-name="Table111.A2" office:value-type="string">
            <text:p text:style-name="P206">0x01</text:p>
          </table:table-cell>
          <table:table-cell table:style-name="Table111.C2" office:value-type="string">
            <text:p text:style-name="P206">Response to command</text:p>
          </table:table-cell>
        </table:table-row>
        <table:table-row table:style-name="TableLine93866802345456">
          <table:table-cell table:style-name="Table111.A2" office:value-type="string">
            <text:p text:style-name="P328">1</text:p>
          </table:table-cell>
          <table:table-cell table:style-name="Table111.A2" office:value-type="string">
            <text:p text:style-name="P328">0x<text:span text:style-name="T119">3</text:span><text:span text:style-name="T124">8</text:span></text:p>
          </table:table-cell>
          <table:table-cell table:style-name="Table111.C2" office:value-type="string">
            <text:p text:style-name="P522">Get <text:span text:style-name="T124">disarm on discharge</text:span> value</text:p>
          </table:table-cell>
        </table:table-row>
        <table:table-row table:style-name="TableLine93866802346272">
          <table:table-cell table:style-name="Table111.A2" office:value-type="string">
            <text:p text:style-name="P392">2-<text:span text:style-name="T124">5</text:span></text:p>
          </table:table-cell>
          <table:table-cell table:style-name="Table111.A2" office:value-type="string">
            <text:p text:style-name="P528">float</text:p>
          </table:table-cell>
          <table:table-cell table:style-name="Table111.C2" office:value-type="string">
            <text:p text:style-name="P528">Disarm on discharge value, where 0 is battery 0% and 1 is battery 100%.</text:p>
          </table:table-cell>
        </table:table-row>
      </table:table>
      <text:p text:style-name="P680"/>
      <text:h text:style-name="P760" text:outline-level="1"><text:span text:style-name="T124">S</text:span>et <text:span text:style-name="T124">disarm on discharge</text:span> value</text:h>
      <text:p text:style-name="P652">Service command. Set disarm-on discharge value, meaning if battery level drops to this (or below this) value (in percents), then armed fox will disarm.</text:p>
      <text:p text:style-name="P586"/>
      <text:p text:style-name="P586">Payload format:</text:p>
      <table:table table:name="Table112" table:style-name="Table112">
        <table:table-column table:style-name="Table112.A" table:number-columns-repeated="3"/>
        <table:table-row table:style-name="TableLine93866802332512">
          <table:table-cell table:style-name="Table112.A1" office:value-type="string">
            <text:p text:style-name="P67">Payload byte</text:p>
          </table:table-cell>
          <table:table-cell table:style-name="Table112.A1" office:value-type="string">
            <text:p text:style-name="P67">Value</text:p>
          </table:table-cell>
          <table:table-cell table:style-name="Table112.C1" office:value-type="string">
            <text:p text:style-name="P67">Description</text:p>
          </table:table-cell>
        </table:table-row>
        <text:soft-page-break/>
        <table:table-row table:style-name="TableLine93866802371824">
          <table:table-cell table:style-name="Table112.A2" office:value-type="string">
            <text:p text:style-name="P142">0</text:p>
          </table:table-cell>
          <table:table-cell table:style-name="Table112.A2" office:value-type="string">
            <text:p text:style-name="P142">0x00</text:p>
          </table:table-cell>
          <table:table-cell table:style-name="Table112.C2" office:value-type="string">
            <text:p text:style-name="P142">Command to fox</text:p>
          </table:table-cell>
        </table:table-row>
        <table:table-row table:style-name="TableLine93866802373328">
          <table:table-cell table:style-name="Table112.A2" office:value-type="string">
            <text:p text:style-name="P142">1</text:p>
          </table:table-cell>
          <table:table-cell table:style-name="Table112.A2" office:value-type="string">
            <text:p text:style-name="P142">0x<text:span text:style-name="T119">3</text:span><text:span text:style-name="T124">9</text:span></text:p>
          </table:table-cell>
          <table:table-cell table:style-name="Table112.C2" office:value-type="string">
            <text:p text:style-name="P522"><text:span text:style-name="T124">S</text:span>et <text:span text:style-name="T124">disarm on discharge</text:span> value</text:p>
          </table:table-cell>
        </table:table-row>
        <table:table-row table:style-name="TableLine93866802374144">
          <table:table-cell table:style-name="Table112.A2" office:value-type="string">
            <text:p text:style-name="P529">2-5</text:p>
          </table:table-cell>
          <table:table-cell table:style-name="Table112.A2" office:value-type="string">
            <text:p text:style-name="P529">float</text:p>
          </table:table-cell>
          <table:table-cell table:style-name="Table112.C2" office:value-type="string">
            <text:p text:style-name="P529">Disarm on discharge value, in battery percents / 100.</text:p>
          </table:table-cell>
        </table:table-row>
      </table:table>
      <text:p text:style-name="P680"/>
      <text:p text:style-name="P252">Fox will answer:</text:p>
      <table:table table:name="Table113" table:style-name="Table113">
        <table:table-column table:style-name="Table113.A" table:number-columns-repeated="3"/>
        <table:table-row table:style-name="TableLine93866802352400">
          <table:table-cell table:style-name="Table113.A1" office:value-type="string">
            <text:p text:style-name="P67">Payload byte</text:p>
          </table:table-cell>
          <table:table-cell table:style-name="Table113.A1" office:value-type="string">
            <text:p text:style-name="P67">Value</text:p>
          </table:table-cell>
          <table:table-cell table:style-name="Table113.C1" office:value-type="string">
            <text:p text:style-name="P67">Description</text:p>
          </table:table-cell>
        </table:table-row>
        <table:table-row table:style-name="TableLine93866802390864">
          <table:table-cell table:style-name="Table113.A2" office:value-type="string">
            <text:p text:style-name="P142">0</text:p>
          </table:table-cell>
          <table:table-cell table:style-name="Table113.A2" office:value-type="string">
            <text:p text:style-name="P206">0x01</text:p>
          </table:table-cell>
          <table:table-cell table:style-name="Table113.C2" office:value-type="string">
            <text:p text:style-name="P206">Response to command</text:p>
          </table:table-cell>
        </table:table-row>
        <table:table-row table:style-name="TableLine93866802392368">
          <table:table-cell table:style-name="Table113.A2" office:value-type="string">
            <text:p text:style-name="P328">1</text:p>
          </table:table-cell>
          <table:table-cell table:style-name="Table113.A2" office:value-type="string">
            <text:p text:style-name="P328">0x<text:span text:style-name="T119">3</text:span><text:span text:style-name="T125">9</text:span></text:p>
          </table:table-cell>
          <table:table-cell table:style-name="Table113.C2" office:value-type="string">
            <text:p text:style-name="P523"><text:span text:style-name="T124">S</text:span>et <text:span text:style-name="T124">disarm on discharge</text:span> value</text:p>
          </table:table-cell>
        </table:table-row>
        <table:table-row table:style-name="TableLine93866802393184">
          <table:table-cell table:style-name="Table113.A2" office:value-type="string">
            <text:p text:style-name="P392">2</text:p>
          </table:table-cell>
          <table:table-cell table:style-name="Table113.A2" office:value-type="string">
            <text:p text:style-name="P502">uint8_t</text:p>
          </table:table-cell>
          <table:table-cell table:style-name="Table113.C2" office:value-type="string">
            <text:p text:style-name="P207">Is successful?</text:p>
            <text:p text:style-name="P207">0x00 if successful,</text:p>
            <text:p text:style-name="P207">0x01 if not (<text:span text:style-name="T123">incorrect value</text:span>)</text:p>
          </table:table-cell>
        </table:table-row>
      </table:table>
      <text:p text:style-name="P680"/>
      <text:p text:style-name="P677"/>
      <text:h text:style-name="P708" text:outline-level="1"><text:span text:style-name="T14">Entering sleepmode</text:span> event</text:h>
      <text:p text:style-name="P459">This is an event, signalizing that fox is going to sleepmode immediately after it. Control software have to drop connection after it.</text:p>
      <text:p text:style-name="P630"/>
      <table:table table:name="Table67" table:style-name="Table67">
        <table:table-column table:style-name="Table67.A" table:number-columns-repeated="3"/>
        <table:table-row table:style-name="TableLine93866802377184">
          <table:table-cell table:style-name="Table67.A1" office:value-type="string">
            <text:p text:style-name="P44">Payload byte</text:p>
          </table:table-cell>
          <table:table-cell table:style-name="Table67.A1" office:value-type="string">
            <text:p text:style-name="P44">Value</text:p>
          </table:table-cell>
          <table:table-cell table:style-name="Table67.C1" office:value-type="string">
            <text:p text:style-name="P44">Description</text:p>
          </table:table-cell>
        </table:table-row>
        <table:table-row table:style-name="TableLine93866795666832">
          <table:table-cell table:style-name="Table67.A2" office:value-type="string">
            <text:p text:style-name="P119">0</text:p>
          </table:table-cell>
          <table:table-cell table:style-name="Table67.A2" office:value-type="string">
            <text:p text:style-name="P183">0x0<text:span text:style-name="T80">2</text:span></text:p>
          </table:table-cell>
          <table:table-cell table:style-name="Table67.C2" office:value-type="string">
            <text:p text:style-name="P454">Event</text:p>
          </table:table-cell>
        </table:table-row>
        <table:table-row table:style-name="TableLine93866796438064">
          <table:table-cell table:style-name="Table67.A2" office:value-type="string">
            <text:p text:style-name="P305">1</text:p>
          </table:table-cell>
          <table:table-cell table:style-name="Table67.A2" office:value-type="string">
            <text:p text:style-name="P305">0x<text:span text:style-name="T81">0</text:span><text:span text:style-name="T99">1</text:span></text:p>
          </table:table-cell>
          <table:table-cell table:style-name="Table67.C2" office:value-type="string">
            <text:p text:style-name="P458">Entering sleepmode</text:p>
          </table:table-cell>
        </table:table-row>
      </table:table>
      <text:p text:style-name="P630"/>
      <text:h text:style-name="P761" text:outline-level="1">Reboot to bootloader</text:h>
      <text:p text:style-name="P653">Service command. <text:span text:style-name="T126">Fox will answer to this command and will reboot to bootloader.</text:span></text:p>
      <text:p text:style-name="P587"/>
      <text:p text:style-name="P587">Payload format:</text:p>
      <table:table table:name="Table114" table:style-name="Table114">
        <table:table-column table:style-name="Table114.A" table:number-columns-repeated="3"/>
        <table:table-row table:style-name="TableLine93866802399040">
          <table:table-cell table:style-name="Table114.A1" office:value-type="string">
            <text:p text:style-name="P68">Payload byte</text:p>
          </table:table-cell>
          <table:table-cell table:style-name="Table114.A1" office:value-type="string">
            <text:p text:style-name="P68">Value</text:p>
          </table:table-cell>
          <table:table-cell table:style-name="Table114.C1" office:value-type="string">
            <text:p text:style-name="P68">Description</text:p>
          </table:table-cell>
        </table:table-row>
        <table:table-row table:style-name="TableLine93866796455792">
          <table:table-cell table:style-name="Table114.A2" office:value-type="string">
            <text:p text:style-name="P143">0</text:p>
          </table:table-cell>
          <table:table-cell table:style-name="Table114.A2" office:value-type="string">
            <text:p text:style-name="P143">0x00</text:p>
          </table:table-cell>
          <table:table-cell table:style-name="Table114.C2" office:value-type="string">
            <text:p text:style-name="P143">Command to fox</text:p>
          </table:table-cell>
        </table:table-row>
        <table:table-row table:style-name="TableLine93866796457296">
          <table:table-cell table:style-name="Table114.A2" office:value-type="string">
            <text:p text:style-name="P143">1</text:p>
          </table:table-cell>
          <table:table-cell table:style-name="Table114.A2" office:value-type="string">
            <text:p text:style-name="P143">0x<text:span text:style-name="T119">3</text:span><text:span text:style-name="T126">A</text:span></text:p>
          </table:table-cell>
          <table:table-cell table:style-name="Table114.C2" office:value-type="string">
            <text:p text:style-name="P530">Reboot to bootloader</text:p>
          </table:table-cell>
        </table:table-row>
      </table:table>
      <text:p text:style-name="P681"/>
      <text:p text:style-name="P253">Fox will answer:</text:p>
      <table:table table:name="Table115" table:style-name="Table115">
        <table:table-column table:style-name="Table115.A" table:number-columns-repeated="3"/>
        <table:table-row table:style-name="TableLine93866796445088">
          <table:table-cell table:style-name="Table115.A1" office:value-type="string">
            <text:p text:style-name="P68">Payload byte</text:p>
          </table:table-cell>
          <table:table-cell table:style-name="Table115.A1" office:value-type="string">
            <text:p text:style-name="P68">Value</text:p>
          </table:table-cell>
          <table:table-cell table:style-name="Table115.C1" office:value-type="string">
            <text:p text:style-name="P68">Description</text:p>
          </table:table-cell>
        </table:table-row>
        <table:table-row table:style-name="TableLine93866796474208">
          <table:table-cell table:style-name="Table115.A2" office:value-type="string">
            <text:p text:style-name="P143">0</text:p>
          </table:table-cell>
          <table:table-cell table:style-name="Table115.A2" office:value-type="string">
            <text:p text:style-name="P208">0x01</text:p>
          </table:table-cell>
          <table:table-cell table:style-name="Table115.C2" office:value-type="string">
            <text:p text:style-name="P208">Response to command</text:p>
          </table:table-cell>
        </table:table-row>
        <table:table-row table:style-name="TableLine93866796475776">
          <table:table-cell table:style-name="Table115.A2" office:value-type="string">
            <text:p text:style-name="P329">1</text:p>
          </table:table-cell>
          <table:table-cell table:style-name="Table115.A2" office:value-type="string">
            <text:p text:style-name="P329">0x<text:span text:style-name="T119">3</text:span><text:span text:style-name="T126">A</text:span></text:p>
          </table:table-cell>
          <table:table-cell table:style-name="Table115.C2" office:value-type="string">
            <text:p text:style-name="P530">Reboot to bootloader</text:p>
          </table:table-cell>
        </table:table-row>
        <table:table-row table:style-name="TableLine93866796476592">
          <table:table-cell table:style-name="Table115.A2" office:value-type="string">
            <text:p text:style-name="P393">2</text:p>
          </table:table-cell>
          <table:table-cell table:style-name="Table115.A2" office:value-type="string">
            <text:p text:style-name="P530">uint8_t</text:p>
          </table:table-cell>
          <table:table-cell table:style-name="Table115.C2" office:value-type="string">
            <text:p text:style-name="P208">Is successful?</text:p>
            <text:p text:style-name="P208">0x00 if successful,</text:p>
            <text:p text:style-name="P208">0x01 if not (<text:span text:style-name="T126">fox is armed or TX </text:span><text:soft-page-break/><text:span text:style-name="T126">is forced on</text:span>)</text:p>
          </table:table-cell>
        </table:table-row>
      </table:table>
      <text:p text:style-name="P681"/>
      <text:h text:style-name="P765" text:outline-level="1">Bootloader commands</text:h>
      <text:p text:style-name="P687">This commands are valid only when fox rebooted into bootloader mode.</text:p>
      <text:p text:style-name="P681"/>
      <text:h text:style-name="P741" text:outline-level="1">Get identification data <text:span text:style-name="T127">(bootloader mode)</text:span></text:h>
      <text:p text:style-name="P636">This command causes fox <text:span text:style-name="T127">bootloader</text:span> to identify <text:span text:style-name="T127">itself</text:span>.</text:p>
      <text:p text:style-name="P588"/>
      <text:p text:style-name="P588">Payload format:</text:p>
      <table:table table:name="Table116" table:style-name="Table116">
        <table:table-column table:style-name="Table116.A" table:number-columns-repeated="3"/>
        <table:table-row table:style-name="TableLine93866796460160">
          <table:table-cell table:style-name="Table116.A1" office:value-type="string">
            <text:p text:style-name="P69">Payload byte</text:p>
          </table:table-cell>
          <table:table-cell table:style-name="Table116.A1" office:value-type="string">
            <text:p text:style-name="P69">Value</text:p>
          </table:table-cell>
          <table:table-cell table:style-name="Table116.C1" office:value-type="string">
            <text:p text:style-name="P69">Description</text:p>
          </table:table-cell>
        </table:table-row>
        <table:table-row table:style-name="TableLine93866796498304">
          <table:table-cell table:style-name="Table116.A2" office:value-type="string">
            <text:p text:style-name="P144">0</text:p>
          </table:table-cell>
          <table:table-cell table:style-name="Table116.A2" office:value-type="string">
            <text:p text:style-name="P144">0x00</text:p>
          </table:table-cell>
          <table:table-cell table:style-name="Table116.C2" office:value-type="string">
            <text:p text:style-name="P144">Command to fox</text:p>
          </table:table-cell>
        </table:table-row>
        <table:table-row table:style-name="TableLine93866796499808">
          <table:table-cell table:style-name="Table116.A2" office:value-type="string">
            <text:p text:style-name="P144">1</text:p>
          </table:table-cell>
          <table:table-cell table:style-name="Table116.A2" office:value-type="string">
            <text:p text:style-name="P144">0x<text:span text:style-name="T128">FF</text:span></text:p>
          </table:table-cell>
          <table:table-cell table:style-name="Table116.C2" office:value-type="string">
            <text:p text:style-name="P463">Get identification data <text:span text:style-name="T128">(bootloader mode)</text:span></text:p>
          </table:table-cell>
        </table:table-row>
      </table:table>
      <text:p text:style-name="P688"/>
      <text:p text:style-name="P270">Fox will answer:</text:p>
      <table:table table:name="Table117" table:style-name="Table117">
        <table:table-column table:style-name="Table117.A" table:number-columns-repeated="3"/>
        <table:table-row table:style-name="TableLine93866796487072">
          <table:table-cell table:style-name="Table117.A1" office:value-type="string">
            <text:p text:style-name="P69">Payload byte</text:p>
          </table:table-cell>
          <table:table-cell table:style-name="Table117.A1" office:value-type="string">
            <text:p text:style-name="P69">Value</text:p>
          </table:table-cell>
          <table:table-cell table:style-name="Table117.C1" office:value-type="string">
            <text:p text:style-name="P69">Description</text:p>
          </table:table-cell>
        </table:table-row>
        <table:table-row table:style-name="TableLine93866796532816">
          <table:table-cell table:style-name="Table117.A2" office:value-type="string">
            <text:p text:style-name="P144">0</text:p>
          </table:table-cell>
          <table:table-cell table:style-name="Table117.A2" office:value-type="string">
            <text:p text:style-name="P209">0x01</text:p>
          </table:table-cell>
          <table:table-cell table:style-name="Table117.C2" office:value-type="string">
            <text:p text:style-name="P209">Response to command</text:p>
          </table:table-cell>
        </table:table-row>
        <table:table-row table:style-name="TableLine93866796534320">
          <table:table-cell table:style-name="Table117.A2" office:value-type="string">
            <text:p text:style-name="P330">1</text:p>
          </table:table-cell>
          <table:table-cell table:style-name="Table117.A2" office:value-type="string">
            <text:p text:style-name="P330">0x<text:span text:style-name="T129">FF</text:span></text:p>
          </table:table-cell>
          <table:table-cell table:style-name="Table117.C2" office:value-type="string">
            <text:p text:style-name="P463">Get identification data <text:span text:style-name="T129">(bootloader mode)</text:span></text:p>
          </table:table-cell>
        </table:table-row>
        <table:table-row table:style-name="TableLine93866796535136">
          <table:table-cell table:style-name="Table117.A2" office:value-type="string">
            <text:p text:style-name="P463">2-5</text:p>
          </table:table-cell>
          <table:table-cell table:style-name="Table117.A2" office:value-type="string">
            <text:p text:style-name="P463">uint32_t</text:p>
          </table:table-cell>
          <table:table-cell table:style-name="Table117.C2" office:value-type="string">
            <text:p text:style-name="P463">Signature. Must be 0xF055AF06 if this device is a fox</text:p>
          </table:table-cell>
        </table:table-row>
        <table:table-row table:style-name="TableLine93866796536080">
          <table:table-cell table:style-name="Table117.A2" office:value-type="string">
            <text:p text:style-name="P466">6-7</text:p>
          </table:table-cell>
          <table:table-cell table:style-name="Table117.A2" office:value-type="string">
            <text:p text:style-name="P466">uint16_t</text:p>
          </table:table-cell>
          <table:table-cell table:style-name="Table117.C2" office:value-type="string">
            <text:p text:style-name="P466">Protocol version, must be 0x01</text:p>
          </table:table-cell>
        </table:table-row>
        <table:table-row table:style-name="TableLine93866796537136">
          <table:table-cell table:style-name="Table117.A2" office:value-type="string">
            <text:p text:style-name="P463"><text:span text:style-name="T88">8</text:span>-<text:span text:style-name="T88">9</text:span></text:p>
          </table:table-cell>
          <table:table-cell table:style-name="Table117.A2" office:value-type="string">
            <text:p text:style-name="P463">uint16_t</text:p>
          </table:table-cell>
          <table:table-cell table:style-name="Table117.C2" office:value-type="string">
            <text:p text:style-name="P463">Hardware revision</text:p>
          </table:table-cell>
        </table:table-row>
        <table:table-row table:style-name="TableLine93866796538336">
          <table:table-cell table:style-name="Table117.A2" office:value-type="string">
            <text:p text:style-name="P463"><text:span text:style-name="T88">10</text:span>-<text:span text:style-name="T88">11</text:span></text:p>
          </table:table-cell>
          <table:table-cell table:style-name="Table117.A2" office:value-type="string">
            <text:p text:style-name="P463">uint16_t</text:p>
          </table:table-cell>
          <table:table-cell table:style-name="Table117.C2" office:value-type="string">
            <text:p text:style-name="P463">Software version (for given hardware). It is possible that two versions can exist with the same number for different hardware revisions.</text:p>
          </table:table-cell>
        </table:table-row>
        <table:table-row table:style-name="TableLine93866796539312">
          <table:table-cell table:style-name="Table117.A2" office:value-type="string">
            <text:p text:style-name="P692">12-15</text:p>
          </table:table-cell>
          <table:table-cell table:style-name="Table117.A2" office:value-type="string">
            <text:p text:style-name="P692">uint32_t</text:p>
          </table:table-cell>
          <table:table-cell table:style-name="Table117.C2" office:value-type="string">
            <text:p text:style-name="P692">FLASH start address</text:p>
          </table:table-cell>
        </table:table-row>
        <table:table-row table:style-name="TableLine93866796540288">
          <table:table-cell table:style-name="Table117.A2" office:value-type="string">
            <text:p text:style-name="P692">16-19</text:p>
          </table:table-cell>
          <table:table-cell table:style-name="Table117.A2" office:value-type="string">
            <text:p text:style-name="P692">uint32_t</text:p>
          </table:table-cell>
          <table:table-cell table:style-name="Table117.C2" office:value-type="string">
            <text:p text:style-name="P692">Main firmware start address</text:p>
          </table:table-cell>
        </table:table-row>
        <table:table-row table:style-name="TableLine93866796541184">
          <table:table-cell table:style-name="Table117.A2" office:value-type="string">
            <text:p text:style-name="P692">20-23</text:p>
          </table:table-cell>
          <table:table-cell table:style-name="Table117.A2" office:value-type="string">
            <text:p text:style-name="P692">uint32_t</text:p>
          </table:table-cell>
          <table:table-cell table:style-name="Table117.C2" office:value-type="string">
            <text:p text:style-name="P692">FLASH end address</text:p>
          </table:table-cell>
        </table:table-row>
      </table:table>
      <text:p text:style-name="P688"/>
      <text:h text:style-name="P762" text:outline-level="1">Reboot to main firmware</text:h>
      <text:p text:style-name="P637">This command causes fox <text:span text:style-name="T127">bootloade</text:span><text:span text:style-name="T130">r to reboot fox into main firmware mode.</text:span></text:p>
      <text:p text:style-name="P589"/>
      <text:p text:style-name="P589">Payload format:</text:p>
      <table:table table:name="Table118" table:style-name="Table118">
        <table:table-column table:style-name="Table118.A" table:number-columns-repeated="3"/>
        <table:table-row table:style-name="TableLine93866796502608">
          <table:table-cell table:style-name="Table118.A1" office:value-type="string">
            <text:p text:style-name="P70">Payload byte</text:p>
          </table:table-cell>
          <table:table-cell table:style-name="Table118.A1" office:value-type="string">
            <text:p text:style-name="P70">Value</text:p>
          </table:table-cell>
          <table:table-cell table:style-name="Table118.C1" office:value-type="string">
            <text:p text:style-name="P70">Description</text:p>
          </table:table-cell>
        </table:table-row>
        <text:soft-page-break/>
        <table:table-row table:style-name="TableLine93866796555456">
          <table:table-cell table:style-name="Table118.A2" office:value-type="string">
            <text:p text:style-name="P145">0</text:p>
          </table:table-cell>
          <table:table-cell table:style-name="Table118.A2" office:value-type="string">
            <text:p text:style-name="P145">0x00</text:p>
          </table:table-cell>
          <table:table-cell table:style-name="Table118.C2" office:value-type="string">
            <text:p text:style-name="P145">Command to fox</text:p>
          </table:table-cell>
        </table:table-row>
        <table:table-row table:style-name="TableLine93866796556960">
          <table:table-cell table:style-name="Table118.A2" office:value-type="string">
            <text:p text:style-name="P145">1</text:p>
          </table:table-cell>
          <table:table-cell table:style-name="Table118.A2" office:value-type="string">
            <text:p text:style-name="P145">0x<text:span text:style-name="T128">F</text:span><text:span text:style-name="T130">E</text:span></text:p>
          </table:table-cell>
          <table:table-cell table:style-name="Table118.C2" office:value-type="string">
            <text:p text:style-name="P690">Reboot to main firmware</text:p>
          </table:table-cell>
        </table:table-row>
      </table:table>
      <text:p text:style-name="P689"/>
      <text:p text:style-name="P271">Fox will answer:</text:p>
      <table:table table:name="Table119" table:style-name="Table119">
        <table:table-column table:style-name="Table119.A" table:number-columns-repeated="3"/>
        <table:table-row table:style-name="TableLine93866796547296">
          <table:table-cell table:style-name="Table119.A1" office:value-type="string">
            <text:p text:style-name="P70">Payload byte</text:p>
          </table:table-cell>
          <table:table-cell table:style-name="Table119.A1" office:value-type="string">
            <text:p text:style-name="P70">Value</text:p>
          </table:table-cell>
          <table:table-cell table:style-name="Table119.C1" office:value-type="string">
            <text:p text:style-name="P70">Description</text:p>
          </table:table-cell>
        </table:table-row>
        <table:table-row table:style-name="TableLine93866796568800">
          <table:table-cell table:style-name="Table119.A2" office:value-type="string">
            <text:p text:style-name="P145">0</text:p>
          </table:table-cell>
          <table:table-cell table:style-name="Table119.A2" office:value-type="string">
            <text:p text:style-name="P210">0x01</text:p>
          </table:table-cell>
          <table:table-cell table:style-name="Table119.C2" office:value-type="string">
            <text:p text:style-name="P210">Response to command</text:p>
          </table:table-cell>
        </table:table-row>
        <table:table-row table:style-name="TableLine93866796570304">
          <table:table-cell table:style-name="Table119.A2" office:value-type="string">
            <text:p text:style-name="P331">1</text:p>
          </table:table-cell>
          <table:table-cell table:style-name="Table119.A2" office:value-type="string">
            <text:p text:style-name="P331">0x<text:span text:style-name="T129">F</text:span><text:span text:style-name="T131">E</text:span></text:p>
          </table:table-cell>
          <table:table-cell table:style-name="Table119.C2" office:value-type="string">
            <text:p text:style-name="P691">Reboot to main firmware</text:p>
          </table:table-cell>
        </table:table-row>
      </table:table>
      <text:p text:style-name="P689"/>
      <text:h text:style-name="P763" text:outline-level="1">Read FLASH page</text:h>
      <text:p text:style-name="P654">Issue this command to read 32 bytes <text:span text:style-name="T135">(8 x uint32_t)</text:span> long FLASH page (this is my buffer size, not the real page size). Page number is converted into memory address next way:</text:p>
      <text:p text:style-name="P82">Memory address = <text:span text:style-name="T133">FLASH start address </text:span>+ 32 * Page Number</text:p>
      <text:p text:style-name="P654"/>
      <text:p text:style-name="P656">If page only partially covers the FLASH, then end of page is filled with zeroes.</text:p>
      <text:p text:style-name="P590"/>
      <text:p text:style-name="P590">Payload format:</text:p>
      <table:table table:name="Table120" table:style-name="Table120">
        <table:table-column table:style-name="Table120.A" table:number-columns-repeated="3"/>
        <table:table-row table:style-name="TableLine93866796559824">
          <table:table-cell table:style-name="Table120.A1" office:value-type="string">
            <text:p text:style-name="P71">Payload byte</text:p>
          </table:table-cell>
          <table:table-cell table:style-name="Table120.A1" office:value-type="string">
            <text:p text:style-name="P71">Value</text:p>
          </table:table-cell>
          <table:table-cell table:style-name="Table120.C1" office:value-type="string">
            <text:p text:style-name="P71">Description</text:p>
          </table:table-cell>
        </table:table-row>
        <table:table-row table:style-name="TableLine93866802412064">
          <table:table-cell table:style-name="Table120.A2" office:value-type="string">
            <text:p text:style-name="P146">0</text:p>
          </table:table-cell>
          <table:table-cell table:style-name="Table120.A2" office:value-type="string">
            <text:p text:style-name="P146">0x00</text:p>
          </table:table-cell>
          <table:table-cell table:style-name="Table120.C2" office:value-type="string">
            <text:p text:style-name="P146">Command to fox</text:p>
          </table:table-cell>
        </table:table-row>
        <table:table-row table:style-name="TableLine93866802413568">
          <table:table-cell table:style-name="Table120.A2" office:value-type="string">
            <text:p text:style-name="P146">1</text:p>
          </table:table-cell>
          <table:table-cell table:style-name="Table120.A2" office:value-type="string">
            <text:p text:style-name="P146">0x<text:span text:style-name="T128">F</text:span><text:span text:style-name="T132">D</text:span></text:p>
          </table:table-cell>
          <table:table-cell table:style-name="Table120.C2" office:value-type="string">
            <text:p text:style-name="P694">Read FLASH page</text:p>
          </table:table-cell>
        </table:table-row>
        <table:table-row table:style-name="TableLine93866802414384">
          <table:table-cell table:style-name="Table120.A2" office:value-type="string">
            <text:p text:style-name="P694">2-5</text:p>
          </table:table-cell>
          <table:table-cell table:style-name="Table120.A2" office:value-type="string">
            <text:p text:style-name="P694">uint32_t</text:p>
          </table:table-cell>
          <table:table-cell table:style-name="Table120.C2" office:value-type="string">
            <text:p text:style-name="P694">Page number</text:p>
          </table:table-cell>
        </table:table-row>
      </table:table>
      <text:p text:style-name="P693"/>
      <text:p text:style-name="P272">Fox will answer:</text:p>
      <table:table table:name="Table121" table:style-name="Table121">
        <table:table-column table:style-name="Table121.A" table:number-columns-repeated="3"/>
        <table:table-row table:style-name="TableLine93866796578768">
          <table:table-cell table:style-name="Table121.A1" office:value-type="string">
            <text:p text:style-name="P71">Payload byte</text:p>
          </table:table-cell>
          <table:table-cell table:style-name="Table121.A1" office:value-type="string">
            <text:p text:style-name="P71">Value</text:p>
          </table:table-cell>
          <table:table-cell table:style-name="Table121.C1" office:value-type="string">
            <text:p text:style-name="P71">Description</text:p>
          </table:table-cell>
        </table:table-row>
        <table:table-row table:style-name="TableLine93866802432112">
          <table:table-cell table:style-name="Table121.A2" office:value-type="string">
            <text:p text:style-name="P146">0</text:p>
          </table:table-cell>
          <table:table-cell table:style-name="Table121.A2" office:value-type="string">
            <text:p text:style-name="P211">0x01</text:p>
          </table:table-cell>
          <table:table-cell table:style-name="Table121.C2" office:value-type="string">
            <text:p text:style-name="P211">Response to command</text:p>
          </table:table-cell>
        </table:table-row>
        <table:table-row table:style-name="TableLine93866802433616">
          <table:table-cell table:style-name="Table121.A2" office:value-type="string">
            <text:p text:style-name="P332">1</text:p>
          </table:table-cell>
          <table:table-cell table:style-name="Table121.A2" office:value-type="string">
            <text:p text:style-name="P332">0x<text:span text:style-name="T129">F</text:span><text:span text:style-name="T134">D</text:span></text:p>
          </table:table-cell>
          <table:table-cell table:style-name="Table121.C2" office:value-type="string">
            <text:p text:style-name="P696">Read FLASH page</text:p>
          </table:table-cell>
        </table:table-row>
        <table:table-row table:style-name="TableLine93866802434432">
          <table:table-cell table:style-name="Table121.A2" office:value-type="string">
            <text:p text:style-name="P696">2</text:p>
          </table:table-cell>
          <table:table-cell table:style-name="Table121.A2" office:value-type="string">
            <text:p text:style-name="P696">uint8_t</text:p>
          </table:table-cell>
          <table:table-cell table:style-name="Table121.C2" office:value-type="string">
            <text:p text:style-name="P212">Is successful?</text:p>
            <text:p text:style-name="P212">0x00 if successful,</text:p>
            <text:p text:style-name="P212">0x01 if not <text:span text:style-name="T134">(address is not within <text:s/>FLASH)</text:span></text:p>
          </table:table-cell>
        </table:table-row>
        <table:table-row table:style-name="TableLine93866802435376">
          <table:table-cell table:style-name="Table121.A2" office:value-type="string">
            <text:p text:style-name="P698">3-35</text:p>
          </table:table-cell>
          <table:table-cell table:style-name="Table121.A2" office:value-type="string">
            <text:p text:style-name="P698">Buffer of 8 x uint32_t</text:p>
          </table:table-cell>
          <table:table-cell table:style-name="Table121.C2" office:value-type="string">
            <text:p text:style-name="P698">FLASH data as read from MCU FLASH by memcpy(). If “is successful” flag is 0x01, then may contain random data.</text:p>
          </table:table-cell>
        </table:table-row>
      </table:table>
      <text:p text:style-name="P693"/>
      <text:p text:style-name="P693"/>
      <text:h text:style-name="P764" text:outline-level="1"><text:soft-page-break/><text:span text:style-name="T136">Erase</text:span> FLASH page</text:h>
      <text:p text:style-name="P655">Issue this command to <text:span text:style-name="T136">erase FLASH page (page size is 1Kb in case of fox). Page start address must belong to main firmware ad</text:span><text:span text:style-name="T137">dress range (see </text:span><text:span text:style-name="T138">Get identification data (bootloader mode)</text:span><text:span text:style-name="T139"> </text:span><text:span text:style-name="T140">command) or error will be returned.</text:span></text:p>
      <text:p text:style-name="P591"/>
      <text:p text:style-name="P591">Payload format:</text:p>
      <table:table table:name="Table122" table:style-name="Table122">
        <table:table-column table:style-name="Table122.A" table:number-columns-repeated="3"/>
        <table:table-row table:style-name="TableLine93866802417296">
          <table:table-cell table:style-name="Table122.A1" office:value-type="string">
            <text:p text:style-name="P72">Payload byte</text:p>
          </table:table-cell>
          <table:table-cell table:style-name="Table122.A1" office:value-type="string">
            <text:p text:style-name="P72">Value</text:p>
          </table:table-cell>
          <table:table-cell table:style-name="Table122.C1" office:value-type="string">
            <text:p text:style-name="P72">Description</text:p>
          </table:table-cell>
        </table:table-row>
        <table:table-row table:style-name="TableLine93866802454464">
          <table:table-cell table:style-name="Table122.A2" office:value-type="string">
            <text:p text:style-name="P147">0</text:p>
          </table:table-cell>
          <table:table-cell table:style-name="Table122.A2" office:value-type="string">
            <text:p text:style-name="P147">0x00</text:p>
          </table:table-cell>
          <table:table-cell table:style-name="Table122.C2" office:value-type="string">
            <text:p text:style-name="P147">Command to fox</text:p>
          </table:table-cell>
        </table:table-row>
        <table:table-row table:style-name="TableLine93866802455968">
          <table:table-cell table:style-name="Table122.A2" office:value-type="string">
            <text:p text:style-name="P147">1</text:p>
          </table:table-cell>
          <table:table-cell table:style-name="Table122.A2" office:value-type="string">
            <text:p text:style-name="P147">0x<text:span text:style-name="T128">F</text:span><text:span text:style-name="T141">C</text:span></text:p>
          </table:table-cell>
          <table:table-cell table:style-name="Table122.C2" office:value-type="string">
            <text:p text:style-name="P695"><text:span text:style-name="T141">Erase</text:span> FLASH page</text:p>
          </table:table-cell>
        </table:table-row>
        <table:table-row table:style-name="TableLine93866802456784">
          <table:table-cell table:style-name="Table122.A2" office:value-type="string">
            <text:p text:style-name="P695">2-5</text:p>
          </table:table-cell>
          <table:table-cell table:style-name="Table122.A2" office:value-type="string">
            <text:p text:style-name="P695">uint32_t</text:p>
          </table:table-cell>
          <table:table-cell table:style-name="Table122.C2" office:value-type="string">
            <text:p text:style-name="P701">Page start address</text:p>
          </table:table-cell>
        </table:table-row>
      </table:table>
      <text:p text:style-name="P700"/>
      <text:p text:style-name="P273">Fox will answer:</text:p>
      <table:table table:name="Table123" table:style-name="Table123">
        <table:table-column table:style-name="Table123.A" table:number-columns-repeated="3"/>
        <table:table-row table:style-name="TableLine93866802444000">
          <table:table-cell table:style-name="Table123.A1" office:value-type="string">
            <text:p text:style-name="P72">Payload byte</text:p>
          </table:table-cell>
          <table:table-cell table:style-name="Table123.A1" office:value-type="string">
            <text:p text:style-name="P72">Value</text:p>
          </table:table-cell>
          <table:table-cell table:style-name="Table123.C1" office:value-type="string">
            <text:p text:style-name="P72">Description</text:p>
          </table:table-cell>
        </table:table-row>
        <table:table-row table:style-name="TableLine93866802474736">
          <table:table-cell table:style-name="Table123.A2" office:value-type="string">
            <text:p text:style-name="P147">0</text:p>
          </table:table-cell>
          <table:table-cell table:style-name="Table123.A2" office:value-type="string">
            <text:p text:style-name="P213">0x01</text:p>
          </table:table-cell>
          <table:table-cell table:style-name="Table123.C2" office:value-type="string">
            <text:p text:style-name="P213">Response to command</text:p>
          </table:table-cell>
        </table:table-row>
        <table:table-row table:style-name="TableLine93866802476240">
          <table:table-cell table:style-name="Table123.A2" office:value-type="string">
            <text:p text:style-name="P333">1</text:p>
          </table:table-cell>
          <table:table-cell table:style-name="Table123.A2" office:value-type="string">
            <text:p text:style-name="P333">0x<text:span text:style-name="T129">F</text:span><text:span text:style-name="T141">C</text:span></text:p>
          </table:table-cell>
          <table:table-cell table:style-name="Table123.C2" office:value-type="string">
            <text:p text:style-name="P697"><text:span text:style-name="T141">Erase</text:span> FLASH page</text:p>
          </table:table-cell>
        </table:table-row>
        <table:table-row table:style-name="TableLine93866802477056">
          <table:table-cell table:style-name="Table123.A2" office:value-type="string">
            <text:p text:style-name="P697">2</text:p>
          </table:table-cell>
          <table:table-cell table:style-name="Table123.A2" office:value-type="string">
            <text:p text:style-name="P697">uint8_t</text:p>
          </table:table-cell>
          <table:table-cell table:style-name="Table123.C2" office:value-type="string">
            <text:p text:style-name="P213">Is successful?</text:p>
            <text:p text:style-name="P213">0x00 if successful,</text:p>
            <text:p text:style-name="P213">0x01 if not <text:span text:style-name="T134">(address is not within <text:s/></text:span><text:span text:style-name="T141">main firmware</text:span><text:span text:style-name="T134">)</text:span></text:p>
          </table:table-cell>
        </table:table-row>
      </table:table>
      <text:p text:style-name="P700"/>
      <text:p text:style-name="P700"/>
      <text:p text:style-name="P68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2.3.2$Linux_X86_64 LibreOffice_project/20$Build-2</meta:generator>
    <dc:date>2022-02-26T03:26:26.401803818</dc:date>
    <meta:editing-duration>PT12H38M6S</meta:editing-duration>
    <meta:editing-cycles>183</meta:editing-cycles>
    <meta:document-statistic meta:table-count="129" meta:image-count="0" meta:object-count="0" meta:page-count="35" meta:paragraph-count="1962" meta:word-count="5479" meta:character-count="29960" meta:non-whitespace-character-count="26397"/>
  </office:meta>
</office:document-meta>
</file>